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list-style-name="">
      <style:text-properties officeooo:paragraph-rsid="001b5cae"/>
    </style:style>
    <style:style style:name="P2" style:family="paragraph" style:parent-style-name="Heading_20_3">
      <style:text-properties officeooo:paragraph-rsid="001b5cae"/>
    </style:style>
    <style:style style:name="P3" style:family="paragraph" style:parent-style-name="Heading_20_4">
      <style:text-properties officeooo:paragraph-rsid="001b5cae"/>
    </style:style>
    <style:style style:name="P4" style:family="paragraph" style:parent-style-name="Text_20_body" style:list-style-name="L1">
      <style:text-properties officeooo:rsid="01288641" officeooo:paragraph-rsid="001b5cae"/>
    </style:style>
    <style:style style:name="P5" style:family="paragraph" style:parent-style-name="Text_20_body" style:list-style-name="L1">
      <style:text-properties officeooo:rsid="46ac3e51" officeooo:paragraph-rsid="001b5cae"/>
    </style:style>
    <style:style style:name="P6" style:family="paragraph" style:parent-style-name="Text_20_body" style:list-style-name="L1">
      <style:text-properties officeooo:rsid="47335ff4" officeooo:paragraph-rsid="001b5cae"/>
    </style:style>
    <style:style style:name="P7" style:family="paragraph" style:parent-style-name="Text_20_body" style:list-style-name="L2">
      <style:text-properties officeooo:paragraph-rsid="001b5cae"/>
    </style:style>
    <style:style style:name="P8" style:family="paragraph" style:parent-style-name="Text_20_body" style:list-style-name="L2">
      <style:text-properties officeooo:rsid="0f0ffb57" officeooo:paragraph-rsid="001b5cae"/>
    </style:style>
    <style:style style:name="P9" style:family="paragraph" style:parent-style-name="Text_20_body" style:list-style-name="L2">
      <style:text-properties officeooo:rsid="46ac3e51" officeooo:paragraph-rsid="001b5cae"/>
    </style:style>
    <style:style style:name="P10" style:family="paragraph" style:parent-style-name="Text_20_body">
      <style:text-properties officeooo:paragraph-rsid="001b5cae"/>
    </style:style>
    <style:style style:name="P11" style:family="paragraph" style:parent-style-name="Heading_20_5">
      <style:text-properties officeooo:paragraph-rsid="001b5cae"/>
    </style:style>
    <style:style style:name="P12" style:family="paragraph" style:parent-style-name="Text_20_body">
      <style:text-properties officeooo:rsid="46ac3e51" officeooo:paragraph-rsid="001b5cae"/>
    </style:style>
    <style:style style:name="P13" style:family="paragraph" style:parent-style-name="Text_20_body" style:list-style-name="L3">
      <style:text-properties fo:color="#000000" loext:opacity="100%" officeooo:rsid="46ac3e51" officeooo:paragraph-rsid="001b5cae"/>
    </style:style>
    <style:style style:name="P14" style:family="paragraph" style:parent-style-name="Text_20_body" style:list-style-name="L1">
      <style:text-properties fo:font-weight="normal" officeooo:rsid="46ac3e51" officeooo:paragraph-rsid="001b5cae" style:font-weight-asian="normal" style:font-weight-complex="normal"/>
    </style:style>
    <style:style style:name="P15" style:family="paragraph" style:parent-style-name="Text_20_body" style:list-style-name="L1">
      <style:text-properties officeooo:rsid="0f126052" officeooo:paragraph-rsid="001b5cae"/>
    </style:style>
    <style:style style:name="P16" style:family="paragraph" style:parent-style-name="Text_20_body" style:list-style-name="L1">
      <style:text-properties officeooo:rsid="0f12ada2" officeooo:paragraph-rsid="001b5cae"/>
    </style:style>
    <style:style style:name="P17" style:family="paragraph" style:parent-style-name="Text_20_body" style:list-style-name="L1">
      <style:text-properties officeooo:rsid="0ff2b61f" officeooo:paragraph-rsid="001b5cae"/>
    </style:style>
    <style:style style:name="P18" style:family="paragraph" style:parent-style-name="Text_20_body" style:list-style-name="L1">
      <style:text-properties officeooo:paragraph-rsid="001b5cae"/>
    </style:style>
    <style:style style:name="P19" style:family="paragraph" style:parent-style-name="Heading_20_3" style:list-style-name="">
      <style:text-properties officeooo:rsid="3f1183e4" officeooo:paragraph-rsid="001b5cae"/>
    </style:style>
    <style:style style:name="P20" style:family="paragraph" style:parent-style-name="Text_20_body" style:list-style-name="L4">
      <style:text-properties officeooo:paragraph-rsid="001b5cae"/>
    </style:style>
    <style:style style:name="P21" style:family="paragraph" style:parent-style-name="Text_20_body" style:list-style-name="L4">
      <style:text-properties fo:font-weight="bold" officeooo:rsid="3f1183e4" officeooo:paragraph-rsid="001b5cae" style:font-weight-asian="bold" style:font-weight-complex="bold"/>
    </style:style>
    <style:style style:name="P22" style:family="paragraph" style:parent-style-name="Heading_20_3" style:list-style-name="">
      <style:text-properties officeooo:paragraph-rsid="001b5cae"/>
    </style:style>
    <style:style style:name="P23" style:family="paragraph" style:parent-style-name="Heading_20_4" style:list-style-name="">
      <style:text-properties fo:color="#c9211e" loext:opacity="100%" fo:font-weight="bold" officeooo:paragraph-rsid="001b5cae" style:font-weight-asian="bold" style:font-weight-complex="bold"/>
    </style:style>
    <style:style style:name="P24" style:family="paragraph" style:parent-style-name="Text_20_body" style:list-style-name="L5">
      <style:text-properties officeooo:paragraph-rsid="001b5cae"/>
    </style:style>
    <style:style style:name="P25" style:family="paragraph" style:parent-style-name="Text_20_body" style:list-style-name="L5">
      <style:text-properties officeooo:rsid="3b7baf88" officeooo:paragraph-rsid="001b5cae"/>
    </style:style>
    <style:style style:name="P26" style:family="paragraph" style:parent-style-name="Text_20_body" style:list-style-name="L5">
      <style:text-properties fo:font-weight="normal" officeooo:rsid="46adf4dc" officeooo:paragraph-rsid="001b5cae" style:font-weight-asian="normal" style:font-weight-complex="normal"/>
    </style:style>
    <style:style style:name="P27" style:family="paragraph" style:parent-style-name="Heading_20_4" style:list-style-name="">
      <style:text-properties fo:font-weight="bold" officeooo:paragraph-rsid="001b5cae" style:font-weight-asian="bold" style:font-weight-complex="bold"/>
    </style:style>
    <style:style style:name="P28" style:family="paragraph" style:parent-style-name="Text_20_body" style:list-style-name="L6">
      <style:text-properties officeooo:paragraph-rsid="001b5cae"/>
    </style:style>
    <style:style style:name="P29" style:family="paragraph" style:parent-style-name="Text_20_body" style:list-style-name="L6">
      <style:text-properties fo:color="#000000" loext:opacity="100%" officeooo:rsid="11810adf" officeooo:paragraph-rsid="001b5cae"/>
    </style:style>
    <style:style style:name="P30" style:family="paragraph" style:parent-style-name="Text_20_body" style:list-style-name="L6">
      <style:text-properties fo:color="#000000" loext:opacity="100%" officeooo:rsid="0ecae619" officeooo:paragraph-rsid="001b5cae"/>
    </style:style>
    <style:style style:name="P31" style:family="paragraph" style:parent-style-name="Heading_20_4" style:list-style-name="">
      <style:text-properties fo:color="#000000" loext:opacity="100%" officeooo:rsid="46afc45c" officeooo:paragraph-rsid="001b5cae" fo:background-color="#ffff00"/>
    </style:style>
    <style:style style:name="P32" style:family="paragraph" style:parent-style-name="Heading_20_4">
      <style:text-properties officeooo:paragraph-rsid="001b5cae" fo:background-color="#ffff00"/>
    </style:style>
    <style:style style:name="P33" style:family="paragraph" style:parent-style-name="Text_20_body">
      <style:text-properties fo:color="#000000" loext:opacity="100%" officeooo:rsid="0dba72d3" officeooo:paragraph-rsid="001b5cae"/>
    </style:style>
    <style:style style:name="P34" style:family="paragraph" style:parent-style-name="Text_20_body" style:list-style-name="L6">
      <style:text-properties fo:color="#000000" loext:opacity="100%" officeooo:rsid="0f086c4c" officeooo:paragraph-rsid="001b5cae"/>
    </style:style>
    <style:style style:name="P35" style:family="paragraph" style:parent-style-name="Text_20_body" style:list-style-name="L6">
      <style:text-properties fo:color="#000000" loext:opacity="100%" officeooo:rsid="0dbbefbf" officeooo:paragraph-rsid="001b5cae"/>
    </style:style>
    <style:style style:name="P36" style:family="paragraph" style:parent-style-name="Text_20_body" style:list-style-name="L6">
      <style:text-properties fo:color="#000000" loext:opacity="100%" officeooo:rsid="0dc16d68" officeooo:paragraph-rsid="001b5cae"/>
    </style:style>
    <style:style style:name="P37" style:family="paragraph" style:parent-style-name="Text_20_body" style:list-style-name="L6">
      <style:text-properties fo:color="#000000" loext:opacity="100%" officeooo:rsid="0e875b6c" officeooo:paragraph-rsid="001b5cae"/>
    </style:style>
    <style:style style:name="P38" style:family="paragraph" style:parent-style-name="Text_20_body" style:list-style-name="L6">
      <style:text-properties fo:color="#000000" loext:opacity="100%" officeooo:rsid="0ff9b9cb" officeooo:paragraph-rsid="001b5cae"/>
    </style:style>
    <style:style style:name="P39" style:family="paragraph" style:parent-style-name="Text_20_body" style:list-style-name="L6">
      <style:text-properties fo:color="#000000" loext:opacity="100%" officeooo:rsid="46b3d17d" officeooo:paragraph-rsid="001b5cae"/>
    </style:style>
    <style:style style:name="P40" style:family="paragraph" style:parent-style-name="Heading_20_4" style:list-style-name="">
      <style:text-properties officeooo:paragraph-rsid="001b5cae"/>
    </style:style>
    <style:style style:name="P41" style:family="paragraph" style:parent-style-name="Text_20_body" style:list-style-name="L6">
      <style:text-properties fo:color="#000000" loext:opacity="100%" officeooo:rsid="116e75b8" officeooo:paragraph-rsid="001b5cae"/>
    </style:style>
    <style:style style:name="P42" style:family="paragraph" style:parent-style-name="Text_20_body" style:list-style-name="L6">
      <style:text-properties fo:color="#000000" loext:opacity="100%" officeooo:rsid="1a8c4558" officeooo:paragraph-rsid="001b5cae"/>
    </style:style>
    <style:style style:name="P43" style:family="paragraph" style:parent-style-name="Text_20_body" style:list-style-name="L6">
      <style:text-properties fo:color="#000000" loext:opacity="100%" officeooo:rsid="0dcbf7ad" officeooo:paragraph-rsid="001b5cae"/>
    </style:style>
    <style:style style:name="P44" style:family="paragraph" style:parent-style-name="Heading_20_6">
      <style:text-properties officeooo:paragraph-rsid="001b5cae"/>
    </style:style>
    <style:style style:name="P45" style:family="paragraph" style:parent-style-name="Text_20_body" style:list-style-name="L6">
      <style:text-properties fo:color="#000000" loext:opacity="100%" officeooo:rsid="116f8e34" officeooo:paragraph-rsid="001b5cae"/>
    </style:style>
    <style:style style:name="P46" style:family="paragraph" style:parent-style-name="Text_20_body" style:list-style-name="L6">
      <style:text-properties fo:color="#000000" loext:opacity="100%" officeooo:rsid="0dcd658b" officeooo:paragraph-rsid="001b5cae"/>
    </style:style>
    <style:style style:name="P47" style:family="paragraph" style:parent-style-name="Text_20_body" style:list-style-name="L6">
      <style:text-properties fo:color="#000000" loext:opacity="100%" officeooo:rsid="429e6a87" officeooo:paragraph-rsid="001b5cae"/>
    </style:style>
    <style:style style:name="P48" style:family="paragraph" style:parent-style-name="Text_20_body" style:list-style-name="L6">
      <style:text-properties fo:color="#000000" loext:opacity="100%" officeooo:rsid="0ecb5482" officeooo:paragraph-rsid="001b5cae"/>
    </style:style>
    <style:style style:name="P49" style:family="paragraph" style:parent-style-name="Text_20_body" style:list-style-name="L7">
      <style:text-properties officeooo:rsid="0ffd3d85" officeooo:paragraph-rsid="001b5cae"/>
    </style:style>
    <style:style style:name="P50" style:family="paragraph" style:parent-style-name="Text_20_body" style:list-style-name="L7">
      <style:text-properties officeooo:rsid="0ffbbb52" officeooo:paragraph-rsid="001b5cae"/>
    </style:style>
    <style:style style:name="P51" style:family="paragraph" style:parent-style-name="Text_20_body" style:list-style-name="L7">
      <style:text-properties officeooo:rsid="0e95fa8a" officeooo:paragraph-rsid="001b5cae"/>
    </style:style>
    <style:style style:name="P52" style:family="paragraph" style:parent-style-name="Text_20_body" style:list-style-name="L7">
      <style:text-properties officeooo:rsid="0ddbb5c5" officeooo:paragraph-rsid="001b5cae"/>
    </style:style>
    <style:style style:name="P53" style:family="paragraph" style:parent-style-name="Text_20_body" style:list-style-name="L7">
      <style:text-properties officeooo:rsid="0de00dc8" officeooo:paragraph-rsid="001b5cae"/>
    </style:style>
    <style:style style:name="P54" style:family="paragraph" style:parent-style-name="Text_20_body" style:list-style-name="L7">
      <style:text-properties fo:color="#000000" loext:opacity="100%" officeooo:rsid="0f086c4c" officeooo:paragraph-rsid="001b5cae"/>
    </style:style>
    <style:style style:name="P55" style:family="paragraph" style:parent-style-name="Text_20_body" style:list-style-name="L7">
      <style:text-properties fo:color="#000000" loext:opacity="100%" officeooo:rsid="0f0b5c0e" officeooo:paragraph-rsid="001b5cae"/>
    </style:style>
    <style:style style:name="P56" style:family="paragraph" style:parent-style-name="Text_20_body" style:list-style-name="L7">
      <style:text-properties officeooo:paragraph-rsid="001b5cae"/>
    </style:style>
    <style:style style:name="P57" style:family="paragraph" style:parent-style-name="Text_20_body" style:list-style-name="L7">
      <style:text-properties officeooo:rsid="0ffda4ab" officeooo:paragraph-rsid="001b5cae"/>
    </style:style>
    <style:style style:name="P58" style:family="paragraph" style:parent-style-name="Text_20_body" style:list-style-name="L7">
      <style:text-properties officeooo:rsid="46b3d17d" officeooo:paragraph-rsid="001b5cae"/>
    </style:style>
    <style:style style:name="P59" style:family="paragraph" style:parent-style-name="Text_20_body">
      <style:text-properties officeooo:rsid="02eae88d" officeooo:paragraph-rsid="001b5cae"/>
    </style:style>
    <style:style style:name="P60" style:family="paragraph" style:parent-style-name="Text_20_body" style:list-style-name="L8">
      <style:text-properties officeooo:rsid="2183cc3a" officeooo:paragraph-rsid="001b5cae"/>
    </style:style>
    <style:style style:name="P61" style:family="paragraph" style:parent-style-name="Text_20_body" style:list-style-name="L8">
      <style:text-properties officeooo:rsid="2183f184" officeooo:paragraph-rsid="001b5cae"/>
    </style:style>
    <style:style style:name="P62" style:family="paragraph" style:parent-style-name="Text_20_body" style:list-style-name="L8">
      <style:text-properties officeooo:paragraph-rsid="001b5cae"/>
    </style:style>
    <style:style style:name="P63" style:family="paragraph" style:parent-style-name="Text_20_body" style:list-style-name="L8">
      <style:text-properties officeooo:rsid="2184c095" officeooo:paragraph-rsid="001b5cae"/>
    </style:style>
    <style:style style:name="P64" style:family="paragraph" style:parent-style-name="Text_20_body" style:list-style-name="L8">
      <style:text-properties officeooo:rsid="21867f37" officeooo:paragraph-rsid="001b5cae"/>
    </style:style>
    <style:style style:name="P65" style:family="paragraph" style:parent-style-name="Text_20_body" style:list-style-name="L8">
      <style:text-properties officeooo:rsid="21883ae6" officeooo:paragraph-rsid="001b5cae"/>
    </style:style>
    <style:style style:name="P66" style:family="paragraph" style:parent-style-name="Text_20_body" style:list-style-name="L8">
      <style:text-properties officeooo:rsid="2188a29b" officeooo:paragraph-rsid="001b5cae"/>
    </style:style>
    <style:style style:name="P67" style:family="paragraph" style:parent-style-name="Text_20_body" style:list-style-name="L9">
      <style:text-properties officeooo:rsid="218a6820" officeooo:paragraph-rsid="001b5cae"/>
    </style:style>
    <style:style style:name="P68" style:family="paragraph" style:parent-style-name="Heading_20_5">
      <style:text-properties fo:color="#c9211e" loext:opacity="100%" officeooo:paragraph-rsid="001b5cae"/>
    </style:style>
    <style:style style:name="P69" style:family="paragraph" style:parent-style-name="Text_20_body" style:list-style-name="L9">
      <style:text-properties officeooo:paragraph-rsid="001b5cae"/>
    </style:style>
    <style:style style:name="P70" style:family="paragraph" style:parent-style-name="Text_20_body" style:list-style-name="L9">
      <style:text-properties officeooo:rsid="218b8aba" officeooo:paragraph-rsid="001b5cae"/>
    </style:style>
    <style:style style:name="P71" style:family="paragraph" style:parent-style-name="Text_20_body" style:list-style-name="L10">
      <style:text-properties officeooo:rsid="0f131cdb" officeooo:paragraph-rsid="001b5cae"/>
    </style:style>
    <style:style style:name="P72" style:family="paragraph" style:parent-style-name="Text_20_body" style:list-style-name="L10">
      <style:text-properties officeooo:rsid="0ec69b90" officeooo:paragraph-rsid="001b5cae"/>
    </style:style>
    <style:style style:name="P73" style:family="paragraph" style:parent-style-name="Text_20_body" style:list-style-name="L11">
      <style:text-properties officeooo:paragraph-rsid="001b5cae"/>
    </style:style>
    <style:style style:name="P74" style:family="paragraph" style:parent-style-name="Text_20_body" style:list-style-name="L11">
      <style:text-properties officeooo:rsid="0e98bc58" officeooo:paragraph-rsid="001b5cae"/>
    </style:style>
    <style:style style:name="P75" style:family="paragraph" style:parent-style-name="Text_20_body" style:list-style-name="L11">
      <style:text-properties officeooo:rsid="0ecaa390" officeooo:paragraph-rsid="001b5cae"/>
    </style:style>
    <style:style style:name="P76" style:family="paragraph" style:parent-style-name="Text_20_body" style:list-style-name="L11">
      <style:text-properties officeooo:rsid="0ecac88b" officeooo:paragraph-rsid="001b5cae"/>
    </style:style>
    <style:style style:name="P77" style:family="paragraph" style:parent-style-name="Text_20_body" style:list-style-name="L11">
      <style:text-properties officeooo:rsid="0f698bb0" officeooo:paragraph-rsid="001b5cae"/>
    </style:style>
    <style:style style:name="P78" style:family="paragraph" style:parent-style-name="Text_20_body">
      <style:text-properties fo:color="#000000" loext:opacity="100%" style:text-underline-style="none" fo:font-weight="bold" officeooo:rsid="100f90fe" officeooo:paragraph-rsid="001b5cae" style:font-weight-asian="bold" style:font-weight-complex="bold"/>
    </style:style>
    <style:style style:name="P79" style:family="paragraph" style:parent-style-name="Text_20_body" style:list-style-name="L12">
      <style:text-properties fo:color="#000000" loext:opacity="100%" style:text-underline-style="none" fo:font-weight="normal" officeooo:rsid="100f90fe" officeooo:paragraph-rsid="001b5cae" style:font-weight-asian="normal" style:font-weight-complex="normal"/>
    </style:style>
    <style:style style:name="P80" style:family="paragraph" style:parent-style-name="Text_20_body" style:list-style-name="L12">
      <style:text-properties fo:color="#000000" loext:opacity="100%" officeooo:rsid="100f90fe" officeooo:paragraph-rsid="001b5cae"/>
    </style:style>
    <style:style style:name="P81" style:family="paragraph" style:parent-style-name="Text_20_body" style:list-style-name="L12">
      <style:text-properties fo:color="#000000" loext:opacity="100%" style:text-underline-style="none" fo:font-weight="normal" officeooo:rsid="46b5a0a1" officeooo:paragraph-rsid="001b5cae" style:font-weight-asian="normal" style:font-weight-complex="normal"/>
    </style:style>
    <style:style style:name="P82" style:family="paragraph" style:parent-style-name="Text_20_body" style:list-style-name="L13">
      <style:text-properties officeooo:rsid="02bcaf90" officeooo:paragraph-rsid="001b5cae"/>
    </style:style>
    <style:style style:name="P83" style:family="paragraph" style:parent-style-name="Text_20_body">
      <style:text-properties officeooo:rsid="0f182129" officeooo:paragraph-rsid="001b5cae"/>
    </style:style>
    <style:style style:name="P84" style:family="paragraph" style:parent-style-name="Text_20_body" style:list-style-name="L13">
      <style:text-properties officeooo:rsid="46b5a0a1" officeooo:paragraph-rsid="001b5cae"/>
    </style:style>
    <style:style style:name="P85" style:family="paragraph" style:parent-style-name="Text_20_body" style:list-style-name="L13">
      <style:text-properties officeooo:paragraph-rsid="001b5cae"/>
    </style:style>
    <style:style style:name="P86" style:family="paragraph" style:parent-style-name="Text_20_body" style:list-style-name="L13">
      <style:text-properties officeooo:rsid="02bdcc8d" officeooo:paragraph-rsid="001b5cae"/>
    </style:style>
    <style:style style:name="P87" style:family="paragraph" style:parent-style-name="Heading_20_5">
      <style:text-properties fo:color="#c9211e" loext:opacity="100%" officeooo:rsid="01e06b66" officeooo:paragraph-rsid="001b5cae"/>
    </style:style>
    <style:style style:name="P88" style:family="paragraph" style:parent-style-name="Text_20_body" style:list-style-name="L14">
      <style:text-properties officeooo:rsid="0db23c94" officeooo:paragraph-rsid="001b5cae"/>
    </style:style>
    <style:style style:name="P89" style:family="paragraph" style:parent-style-name="Heading_20_7">
      <style:text-properties officeooo:paragraph-rsid="001b5cae"/>
    </style:style>
    <style:style style:name="P90" style:family="paragraph" style:parent-style-name="Text_20_body">
      <style:text-properties officeooo:rsid="0db23c94" officeooo:paragraph-rsid="001b5cae"/>
    </style:style>
    <style:style style:name="P91" style:family="paragraph" style:parent-style-name="Text_20_body" style:list-style-name="L14">
      <style:text-properties fo:color="#000000" loext:opacity="100%" officeooo:rsid="0db4d6ed" officeooo:paragraph-rsid="001b5cae"/>
    </style:style>
    <style:style style:name="P92" style:family="paragraph" style:parent-style-name="Text_20_body" style:list-style-name="L14">
      <style:text-properties officeooo:rsid="0db6157f" officeooo:paragraph-rsid="001b5cae"/>
    </style:style>
    <style:style style:name="P93" style:family="paragraph" style:parent-style-name="Text_20_body" style:list-style-name="L14">
      <style:text-properties fo:color="#000000" loext:opacity="100%" officeooo:rsid="46b5a0a1" officeooo:paragraph-rsid="001b5cae"/>
    </style:style>
    <style:style style:name="P94" style:family="paragraph" style:parent-style-name="Text_20_body" style:list-style-name="L14">
      <style:text-properties officeooo:rsid="0e9960ff" officeooo:paragraph-rsid="001b5cae"/>
    </style:style>
    <style:style style:name="P95" style:family="paragraph" style:parent-style-name="Text_20_body" style:list-style-name="L14">
      <style:text-properties officeooo:rsid="01337574" officeooo:paragraph-rsid="001b5cae"/>
    </style:style>
    <style:style style:name="P96" style:family="paragraph" style:parent-style-name="Text_20_body" style:list-style-name="L14">
      <style:text-properties officeooo:paragraph-rsid="001b5cae"/>
    </style:style>
    <style:style style:name="P97" style:family="paragraph" style:parent-style-name="Text_20_body" style:list-style-name="L14">
      <style:text-properties officeooo:rsid="0ebea433" officeooo:paragraph-rsid="001b5cae"/>
    </style:style>
    <style:style style:name="P98" style:family="paragraph" style:parent-style-name="Text_20_body">
      <style:text-properties fo:color="#000000" loext:opacity="100%" officeooo:rsid="1016d702" officeooo:paragraph-rsid="001b5cae"/>
    </style:style>
    <style:style style:name="P99" style:family="paragraph" style:parent-style-name="Text_20_body" style:list-style-name="L15">
      <style:text-properties fo:color="#000000" loext:opacity="100%" officeooo:rsid="1016d702" officeooo:paragraph-rsid="001b5cae"/>
    </style:style>
    <style:style style:name="P100" style:family="paragraph" style:parent-style-name="Text_20_body" style:list-style-name="L15">
      <style:text-properties fo:color="#000000" loext:opacity="100%" officeooo:rsid="117c2375" officeooo:paragraph-rsid="001b5cae"/>
    </style:style>
    <style:style style:name="P101" style:family="paragraph" style:parent-style-name="Text_20_body" style:list-style-name="L15">
      <style:text-properties fo:color="#000000" loext:opacity="100%" officeooo:rsid="46b78802" officeooo:paragraph-rsid="001b5cae"/>
    </style:style>
    <style:style style:name="P102" style:family="paragraph" style:parent-style-name="Text_20_body">
      <style:text-properties officeooo:rsid="0e99f694" officeooo:paragraph-rsid="001b5cae"/>
    </style:style>
    <style:style style:name="P103" style:family="paragraph" style:parent-style-name="Text_20_body" style:list-style-name="L15">
      <style:text-properties officeooo:paragraph-rsid="001b5cae"/>
    </style:style>
    <style:style style:name="P104" style:family="paragraph" style:parent-style-name="Text_20_body" style:list-style-name="L15">
      <style:text-properties officeooo:rsid="0139b442" officeooo:paragraph-rsid="001b5cae"/>
    </style:style>
    <style:style style:name="P105" style:family="paragraph" style:parent-style-name="Text_20_body">
      <style:text-properties style:text-line-through-style="none" style:text-line-through-type="none" officeooo:rsid="0f2251e4" officeooo:paragraph-rsid="001b5cae"/>
    </style:style>
    <style:style style:name="P106" style:family="paragraph" style:parent-style-name="Text_20_body" style:list-style-name="L15">
      <style:text-properties style:text-line-through-style="none" style:text-line-through-type="none" officeooo:rsid="0f24be58" officeooo:paragraph-rsid="001b5cae"/>
    </style:style>
    <style:style style:name="P107" style:family="paragraph" style:parent-style-name="Text_20_body" style:list-style-name="L15">
      <style:text-properties style:text-line-through-style="none" style:text-line-through-type="none" officeooo:rsid="0f258686" officeooo:paragraph-rsid="001b5cae"/>
    </style:style>
    <style:style style:name="P108" style:family="paragraph" style:parent-style-name="Text_20_body" style:list-style-name="L15">
      <style:text-properties style:text-line-through-style="none" style:text-line-through-type="none" officeooo:rsid="0f2742f1" officeooo:paragraph-rsid="001b5cae"/>
    </style:style>
    <style:style style:name="P109" style:family="paragraph" style:parent-style-name="Text_20_body" style:list-style-name="L15">
      <style:text-properties style:text-line-through-style="none" style:text-line-through-type="none" officeooo:rsid="01351271" officeooo:paragraph-rsid="001b5cae"/>
    </style:style>
    <style:style style:name="P110" style:family="paragraph" style:parent-style-name="Text_20_body" style:list-style-name="L15">
      <style:text-properties style:text-line-through-style="none" style:text-line-through-type="none" officeooo:rsid="0136d628" officeooo:paragraph-rsid="001b5cae"/>
    </style:style>
    <style:style style:name="P111" style:family="paragraph" style:parent-style-name="Text_20_body" style:list-style-name="L15">
      <style:text-properties officeooo:rsid="02c8f76a" officeooo:paragraph-rsid="001b5cae"/>
    </style:style>
    <style:style style:name="P112" style:family="paragraph" style:parent-style-name="Text_20_body" style:list-style-name="L15">
      <style:text-properties style:text-line-through-style="none" style:text-line-through-type="none" officeooo:rsid="46b78802" officeooo:paragraph-rsid="001b5cae"/>
    </style:style>
    <style:style style:name="P113" style:family="paragraph" style:parent-style-name="Text_20_body" style:list-style-name="L16">
      <style:text-properties officeooo:paragraph-rsid="001b5cae"/>
    </style:style>
    <style:style style:name="P114" style:family="paragraph" style:parent-style-name="Text_20_body" style:list-style-name="L17">
      <style:text-properties officeooo:rsid="0e99f694" officeooo:paragraph-rsid="001b5cae"/>
    </style:style>
    <style:style style:name="P115" style:family="paragraph" style:parent-style-name="Text_20_body" style:list-style-name="L17">
      <style:text-properties style:font-name="Times New Roman" officeooo:rsid="46b78802" officeooo:paragraph-rsid="001b5cae"/>
    </style:style>
    <style:style style:name="P116" style:family="paragraph" style:parent-style-name="Text_20_body">
      <style:text-properties style:font-name="Times New Roman" officeooo:paragraph-rsid="001b5cae"/>
    </style:style>
    <style:style style:name="P117" style:family="paragraph" style:parent-style-name="Text_20_body" style:list-style-name="L18">
      <style:text-properties officeooo:paragraph-rsid="001b5cae"/>
    </style:style>
    <style:style style:name="P118" style:family="paragraph" style:parent-style-name="Text_20_body" style:list-style-name="L18">
      <style:text-properties style:font-name="Times New Roman" officeooo:rsid="02d1b9ee" officeooo:paragraph-rsid="001b5cae"/>
    </style:style>
    <style:style style:name="P119" style:family="paragraph" style:parent-style-name="Text_20_body" style:list-style-name="L18">
      <style:text-properties style:font-name="Times New Roman" officeooo:paragraph-rsid="001b5cae"/>
    </style:style>
    <style:style style:name="P120" style:family="paragraph" style:parent-style-name="Text_20_body" style:list-style-name="L18">
      <style:text-properties style:font-name="Times New Roman" officeooo:rsid="0093e49e" officeooo:paragraph-rsid="001b5cae"/>
    </style:style>
    <style:style style:name="P121" style:family="paragraph" style:parent-style-name="Text_20_body" style:list-style-name="L19">
      <style:text-properties officeooo:paragraph-rsid="001b5cae"/>
    </style:style>
    <style:style style:name="P122" style:family="paragraph" style:parent-style-name="Text_20_body" style:list-style-name="L19">
      <style:text-properties officeooo:rsid="00951638" officeooo:paragraph-rsid="001b5cae"/>
    </style:style>
    <style:style style:name="P123" style:family="paragraph" style:parent-style-name="Text_20_body" style:list-style-name="L19">
      <style:text-properties officeooo:rsid="02d51205" officeooo:paragraph-rsid="001b5cae"/>
    </style:style>
    <style:style style:name="P124" style:family="paragraph" style:parent-style-name="Text_20_body" style:list-style-name="L20">
      <style:text-properties officeooo:paragraph-rsid="001b5cae"/>
    </style:style>
    <style:style style:name="P125" style:family="paragraph" style:parent-style-name="Text_20_body" style:list-style-name="L20">
      <style:text-properties officeooo:rsid="46b78802" officeooo:paragraph-rsid="001b5cae"/>
    </style:style>
    <style:style style:name="P126" style:family="paragraph" style:parent-style-name="Text_20_body" style:list-style-name="L21">
      <style:text-properties fo:color="#c9211e" loext:opacity="100%" officeooo:rsid="00951638" officeooo:paragraph-rsid="001b5cae"/>
    </style:style>
    <style:style style:name="P127" style:family="paragraph" style:parent-style-name="Text_20_body" style:list-style-name="L21">
      <style:text-properties officeooo:rsid="2ae181a3" officeooo:paragraph-rsid="001b5cae"/>
    </style:style>
    <style:style style:name="P128" style:family="paragraph" style:parent-style-name="Text_20_body">
      <style:text-properties officeooo:rsid="2ae181a3" officeooo:paragraph-rsid="001b5cae"/>
    </style:style>
    <style:style style:name="P129" style:family="paragraph" style:parent-style-name="Text_20_body" style:list-style-name="L21">
      <style:text-properties fo:color="#000000" loext:opacity="100%" officeooo:rsid="0f28e808" officeooo:paragraph-rsid="001b5cae"/>
    </style:style>
    <style:style style:name="P130" style:family="paragraph" style:parent-style-name="Text_20_body" style:list-style-name="L21">
      <style:text-properties fo:color="#000000" loext:opacity="100%" officeooo:rsid="0f2a028b" officeooo:paragraph-rsid="001b5cae"/>
    </style:style>
    <style:style style:name="P131" style:family="paragraph" style:parent-style-name="Text_20_body" style:list-style-name="L21">
      <style:text-properties fo:color="#000000" loext:opacity="100%" officeooo:rsid="11832a2b" officeooo:paragraph-rsid="001b5cae"/>
    </style:style>
    <style:style style:name="P132" style:family="paragraph" style:parent-style-name="Text_20_body" style:list-style-name="L21">
      <style:text-properties fo:color="#000000" loext:opacity="100%" officeooo:rsid="46b78802" officeooo:paragraph-rsid="001b5cae"/>
    </style:style>
    <style:style style:name="P133" style:family="paragraph" style:parent-style-name="Heading_20_5">
      <style:text-properties fo:color="#c9211e" loext:opacity="100%" officeooo:rsid="41114e8f" officeooo:paragraph-rsid="001b5cae"/>
    </style:style>
    <style:style style:name="P134" style:family="paragraph" style:parent-style-name="Text_20_body" style:list-style-name="L22">
      <style:text-properties fo:color="#000000" loext:opacity="100%" fo:font-weight="normal" officeooo:rsid="19122d44" officeooo:paragraph-rsid="001b5cae" style:font-weight-asian="normal" style:font-weight-complex="normal"/>
    </style:style>
    <style:style style:name="P135" style:family="paragraph" style:parent-style-name="Text_20_body">
      <style:text-properties fo:color="#000000" loext:opacity="100%" fo:font-weight="normal" officeooo:rsid="19122d44" officeooo:paragraph-rsid="001b5cae" style:font-weight-asian="normal" style:font-weight-complex="normal"/>
    </style:style>
    <style:style style:name="P136" style:family="paragraph" style:parent-style-name="Text_20_body" style:list-style-name="L22">
      <style:text-properties fo:font-weight="normal" officeooo:rsid="19122d44" officeooo:paragraph-rsid="001b5cae" style:font-weight-asian="normal" style:font-weight-complex="normal"/>
    </style:style>
    <style:style style:name="P137" style:family="paragraph" style:parent-style-name="Heading_20_8">
      <style:text-properties officeooo:paragraph-rsid="001b5cae"/>
    </style:style>
    <style:style style:name="P138" style:family="paragraph" style:parent-style-name="Text_20_body" style:list-style-name="L22">
      <style:text-properties officeooo:paragraph-rsid="001b5cae"/>
    </style:style>
    <style:style style:name="P139" style:family="paragraph" style:parent-style-name="Text_20_body" style:list-style-name="L22">
      <style:text-properties fo:color="#000000" loext:opacity="100%" officeooo:rsid="46b78802" officeooo:paragraph-rsid="001b5cae"/>
    </style:style>
    <style:style style:name="P140" style:family="paragraph" style:parent-style-name="Text_20_body" style:list-style-name="L22">
      <style:text-properties fo:color="#000000" loext:opacity="100%" officeooo:rsid="19122d44" officeooo:paragraph-rsid="001b5cae"/>
    </style:style>
    <style:style style:name="P141" style:family="paragraph" style:parent-style-name="Text_20_body">
      <style:text-properties fo:color="#000000" loext:opacity="100%" officeooo:rsid="191342a2" officeooo:paragraph-rsid="001b5cae"/>
    </style:style>
    <style:style style:name="P142" style:family="paragraph" style:parent-style-name="Text_20_body" style:list-style-name="L22">
      <style:text-properties fo:color="#000000" loext:opacity="100%" officeooo:rsid="191342a2" officeooo:paragraph-rsid="001b5cae"/>
    </style:style>
    <style:style style:name="P143" style:family="paragraph" style:parent-style-name="Text_20_body" style:list-style-name="L22">
      <style:text-properties fo:color="#000000" loext:opacity="100%" officeooo:rsid="20b016b7" officeooo:paragraph-rsid="001b5cae"/>
    </style:style>
    <style:style style:name="P144" style:family="paragraph" style:parent-style-name="Text_20_body">
      <style:text-properties fo:color="#000000" loext:opacity="100%" officeooo:rsid="191447e4" officeooo:paragraph-rsid="001b5cae"/>
    </style:style>
    <style:style style:name="P145" style:family="paragraph" style:parent-style-name="Text_20_body" style:list-style-name="L22">
      <style:text-properties fo:color="#000000" loext:opacity="100%" officeooo:rsid="191447e4" officeooo:paragraph-rsid="001b5cae"/>
    </style:style>
    <style:style style:name="P146" style:family="paragraph" style:parent-style-name="Text_20_body" style:list-style-name="L22">
      <style:text-properties fo:color="#000000" loext:opacity="100%" officeooo:rsid="19168b98" officeooo:paragraph-rsid="001b5cae"/>
    </style:style>
    <style:style style:name="P147" style:family="paragraph" style:parent-style-name="Text_20_body" style:list-style-name="L22">
      <style:text-properties fo:color="#000000" loext:opacity="100%" officeooo:rsid="19183d76" officeooo:paragraph-rsid="001b5cae"/>
    </style:style>
    <style:style style:name="P148" style:family="paragraph" style:parent-style-name="Text_20_body" style:list-style-name="L22">
      <style:text-properties fo:color="#000000" loext:opacity="100%" officeooo:rsid="191a1046" officeooo:paragraph-rsid="001b5cae"/>
    </style:style>
    <style:style style:name="P149" style:family="paragraph" style:parent-style-name="Text_20_body" style:list-style-name="L22">
      <style:text-properties fo:color="#000000" loext:opacity="100%" officeooo:rsid="191b571d" officeooo:paragraph-rsid="001b5cae"/>
    </style:style>
    <style:style style:name="P150" style:family="paragraph" style:parent-style-name="Text_20_body">
      <style:text-properties officeooo:rsid="41114e8f" officeooo:paragraph-rsid="001b5cae"/>
    </style:style>
    <style:style style:name="P151" style:family="paragraph" style:parent-style-name="Text_20_body">
      <style:text-properties fo:color="#000000" loext:opacity="100%" fo:font-weight="bold" officeooo:rsid="10190abb" officeooo:paragraph-rsid="001b5cae" style:font-weight-asian="bold" style:font-weight-complex="bold"/>
    </style:style>
    <style:style style:name="P152" style:family="paragraph" style:parent-style-name="Text_20_body" style:list-style-name="L23">
      <style:text-properties officeooo:paragraph-rsid="001b5cae"/>
    </style:style>
    <style:style style:name="P153" style:family="paragraph" style:parent-style-name="Text_20_body" style:list-style-name="L23">
      <style:text-properties fo:color="#000000" loext:opacity="100%" officeooo:rsid="41114e8f" officeooo:paragraph-rsid="001b5cae"/>
    </style:style>
    <style:style style:name="P154" style:family="paragraph" style:parent-style-name="Text_20_body" style:list-style-name="L22">
      <style:text-properties fo:color="#000000" loext:opacity="100%" officeooo:rsid="10190abb" officeooo:paragraph-rsid="001b5cae"/>
    </style:style>
    <style:style style:name="P155" style:family="paragraph" style:parent-style-name="Text_20_body" style:list-style-name="L22">
      <style:text-properties fo:color="#000000" loext:opacity="100%" officeooo:rsid="191d445e" officeooo:paragraph-rsid="001b5cae"/>
    </style:style>
    <style:style style:name="P156" style:family="paragraph" style:parent-style-name="Text_20_body" style:list-style-name="L24">
      <style:text-properties officeooo:rsid="41114e8f" officeooo:paragraph-rsid="001b5cae"/>
    </style:style>
    <style:style style:name="P157" style:family="paragraph" style:parent-style-name="Text_20_body" style:list-style-name="L25">
      <style:text-properties fo:color="#000000" loext:opacity="100%" officeooo:rsid="41114e8f" officeooo:paragraph-rsid="001b5cae"/>
    </style:style>
    <style:style style:name="P158" style:family="paragraph" style:parent-style-name="Text_20_body" style:list-style-name="L25">
      <style:text-properties officeooo:rsid="41114e8f" officeooo:paragraph-rsid="001b5cae"/>
    </style:style>
    <style:style style:name="P159" style:family="paragraph" style:parent-style-name="Text_20_body" style:list-style-name="L22">
      <style:text-properties officeooo:rsid="41114e8f" officeooo:paragraph-rsid="001b5cae"/>
    </style:style>
    <style:style style:name="P160" style:family="paragraph" style:parent-style-name="Text_20_body" style:list-style-name="L22">
      <style:text-properties officeooo:rsid="19208211" officeooo:paragraph-rsid="001b5cae"/>
    </style:style>
    <style:style style:name="P161" style:family="paragraph" style:parent-style-name="Text_20_body" style:list-style-name="L22">
      <style:text-properties style:text-underline-style="none" officeooo:rsid="19208211" officeooo:paragraph-rsid="001b5cae"/>
    </style:style>
    <style:style style:name="P162" style:family="paragraph" style:parent-style-name="Text_20_body" style:list-style-name="L22">
      <style:text-properties style:text-underline-style="none" officeooo:rsid="41114e8f" officeooo:paragraph-rsid="001b5cae"/>
    </style:style>
    <style:style style:name="P163" style:family="paragraph" style:parent-style-name="Text_20_body" style:list-style-name="L22">
      <style:text-properties officeooo:rsid="0e9e5d93" officeooo:paragraph-rsid="001b5cae"/>
    </style:style>
    <style:style style:name="P164" style:family="paragraph" style:parent-style-name="Text_20_body" style:list-style-name="L22">
      <style:text-properties officeooo:rsid="05ad3923" officeooo:paragraph-rsid="001b5cae"/>
    </style:style>
    <style:style style:name="P165" style:family="paragraph" style:parent-style-name="Text_20_body" style:list-style-name="L22">
      <style:text-properties officeooo:rsid="191e8c49" officeooo:paragraph-rsid="001b5cae"/>
    </style:style>
    <style:style style:name="P166" style:family="paragraph" style:parent-style-name="Text_20_body" style:list-style-name="L22">
      <style:text-properties officeooo:rsid="46b7fdcf" officeooo:paragraph-rsid="001b5cae"/>
    </style:style>
    <style:style style:name="P167" style:family="paragraph" style:parent-style-name="Text_20_body" style:list-style-name="L26">
      <style:text-properties fo:color="#000000" loext:opacity="100%" officeooo:rsid="101b2f29" officeooo:paragraph-rsid="001b5cae"/>
    </style:style>
    <style:style style:name="P168" style:family="paragraph" style:parent-style-name="Text_20_body" style:list-style-name="L26">
      <style:text-properties fo:color="#000000" loext:opacity="100%" officeooo:rsid="101d1d92" officeooo:paragraph-rsid="001b5cae"/>
    </style:style>
    <style:style style:name="P169" style:family="paragraph" style:parent-style-name="Text_20_body" style:list-style-name="L26">
      <style:text-properties fo:color="#000000" loext:opacity="100%" officeooo:rsid="119530a5" officeooo:paragraph-rsid="001b5cae"/>
    </style:style>
    <style:style style:name="P170" style:family="paragraph" style:parent-style-name="Text_20_body" style:list-style-name="L26">
      <style:text-properties fo:color="#000000" loext:opacity="100%" officeooo:rsid="46b7fdcf" officeooo:paragraph-rsid="001b5cae"/>
    </style:style>
    <style:style style:name="P171" style:family="paragraph" style:parent-style-name="Text_20_body" style:list-style-name="L26">
      <style:text-properties fo:color="#000000" loext:opacity="100%" officeooo:rsid="3d665515" officeooo:paragraph-rsid="001b5cae"/>
    </style:style>
    <style:style style:name="P172" style:family="paragraph" style:parent-style-name="Text_20_body" style:list-style-name="L26">
      <style:text-properties fo:color="#000000" loext:opacity="100%" officeooo:rsid="101f5095" officeooo:paragraph-rsid="001b5cae"/>
    </style:style>
    <style:style style:name="P173" style:family="paragraph" style:parent-style-name="Text_20_body" style:list-style-name="L26">
      <style:text-properties fo:color="#000000" loext:opacity="100%" officeooo:rsid="10255922" officeooo:paragraph-rsid="001b5cae"/>
    </style:style>
    <style:style style:name="P174" style:family="paragraph" style:parent-style-name="Heading_20_5">
      <style:text-properties officeooo:rsid="45df36fd" officeooo:paragraph-rsid="001b5cae"/>
    </style:style>
    <style:style style:name="P175" style:family="paragraph" style:parent-style-name="Text_20_body" style:list-style-name="L27">
      <style:text-properties fo:color="#000000" loext:opacity="100%" officeooo:rsid="45df36fd" officeooo:paragraph-rsid="001b5cae"/>
    </style:style>
    <style:style style:name="P176" style:family="paragraph" style:parent-style-name="Text_20_body" style:list-style-name="L27">
      <style:text-properties officeooo:paragraph-rsid="001b5cae"/>
    </style:style>
    <style:style style:name="P177" style:family="paragraph" style:parent-style-name="Text_20_body">
      <style:paragraph-properties fo:margin-left="0in" fo:margin-right="0in" fo:text-indent="0in" style:auto-text-indent="false"/>
      <style:text-properties officeooo:paragraph-rsid="001b5cae"/>
    </style:style>
    <style:style style:name="P178" style:family="paragraph" style:parent-style-name="Text_20_body" style:list-style-name="L28">
      <style:paragraph-properties fo:margin-top="0in" fo:margin-bottom="0in" style:contextual-spacing="false"/>
      <style:text-properties officeooo:paragraph-rsid="001b5cae"/>
    </style:style>
    <style:style style:name="P179" style:family="paragraph" style:parent-style-name="Text_20_body" style:list-style-name="L28">
      <style:text-properties officeooo:paragraph-rsid="001b5cae"/>
    </style:style>
    <style:style style:name="P180" style:family="paragraph" style:parent-style-name="Text_20_body" style:list-style-name="L29">
      <style:text-properties officeooo:rsid="45dfff56" officeooo:paragraph-rsid="001b5cae"/>
    </style:style>
    <style:style style:name="P181" style:family="paragraph" style:parent-style-name="Text_20_body" style:list-style-name="L29">
      <style:text-properties officeooo:rsid="45e00720" officeooo:paragraph-rsid="001b5cae"/>
    </style:style>
    <style:style style:name="P182" style:family="paragraph" style:parent-style-name="Text_20_body" style:list-style-name="L29">
      <style:text-properties officeooo:rsid="45e12ddc" officeooo:paragraph-rsid="001b5cae"/>
    </style:style>
    <style:style style:name="P183" style:family="paragraph" style:parent-style-name="Text_20_body" style:list-style-name="L29">
      <style:text-properties fo:color="#000000" loext:opacity="100%" officeooo:rsid="45e12ddc" officeooo:paragraph-rsid="001b5cae"/>
    </style:style>
    <style:style style:name="P184" style:family="paragraph" style:parent-style-name="Text_20_body" style:list-style-name="L29">
      <style:text-properties fo:color="#000000" loext:opacity="100%" fo:font-weight="normal" officeooo:rsid="45e12ddc" officeooo:paragraph-rsid="001b5cae" style:font-weight-asian="normal" style:font-weight-complex="normal"/>
    </style:style>
    <style:style style:name="P185" style:family="paragraph" style:parent-style-name="Text_20_body" style:list-style-name="L26">
      <style:text-properties fo:color="#000000" loext:opacity="100%" officeooo:rsid="0dd7914b" officeooo:paragraph-rsid="001b5cae"/>
    </style:style>
    <style:style style:name="P186" style:family="paragraph" style:parent-style-name="Text_20_body" style:list-style-name="L26">
      <style:text-properties fo:color="#000000" loext:opacity="100%" officeooo:rsid="0dda4ac0" officeooo:paragraph-rsid="001b5cae"/>
    </style:style>
    <style:style style:name="P187" style:family="paragraph" style:parent-style-name="Text_20_body">
      <style:text-properties fo:color="#000000" loext:opacity="100%" officeooo:rsid="0dd7914b" officeooo:paragraph-rsid="001b5cae"/>
    </style:style>
    <style:style style:name="P188" style:family="paragraph" style:parent-style-name="Text_20_body" style:list-style-name="L26">
      <style:text-properties fo:color="#000000" loext:opacity="100%" officeooo:rsid="0f3f912e" officeooo:paragraph-rsid="001b5cae"/>
    </style:style>
    <style:style style:name="P189" style:family="paragraph" style:parent-style-name="Text_20_body" style:list-style-name="L30">
      <style:text-properties officeooo:paragraph-rsid="001b5cae"/>
    </style:style>
    <style:style style:name="P190" style:family="paragraph" style:parent-style-name="Text_20_body" style:list-style-name="L30">
      <style:text-properties officeooo:rsid="46b7fdcf" officeooo:paragraph-rsid="001b5cae"/>
    </style:style>
    <style:style style:name="P191" style:family="paragraph" style:parent-style-name="Text_20_body" style:list-style-name="L31">
      <style:text-properties fo:color="#000000" loext:opacity="100%" officeooo:rsid="02e3b23f" officeooo:paragraph-rsid="001b5cae"/>
    </style:style>
    <style:style style:name="P192" style:family="paragraph" style:parent-style-name="Text_20_body" style:list-style-name="L26">
      <style:text-properties officeooo:paragraph-rsid="001b5cae"/>
    </style:style>
    <style:style style:name="P193" style:family="paragraph" style:parent-style-name="Text_20_body" style:list-style-name="L26">
      <style:text-properties fo:color="#000000" loext:opacity="100%" officeooo:rsid="118f3575" officeooo:paragraph-rsid="001b5cae"/>
    </style:style>
    <style:style style:name="P194" style:family="paragraph" style:parent-style-name="Text_20_body" style:list-style-name="L26">
      <style:text-properties officeooo:rsid="00a1853e" officeooo:paragraph-rsid="001b5cae"/>
    </style:style>
    <style:style style:name="P195" style:family="paragraph" style:parent-style-name="Text_20_body" style:list-style-name="L26">
      <style:text-properties officeooo:rsid="00a355f7" officeooo:paragraph-rsid="001b5cae"/>
    </style:style>
    <style:style style:name="P196" style:family="paragraph" style:parent-style-name="Text_20_body" style:list-style-name="L26">
      <style:text-properties officeooo:rsid="00ac6712" officeooo:paragraph-rsid="001b5cae"/>
    </style:style>
    <style:style style:name="P197" style:family="paragraph" style:parent-style-name="Text_20_body" style:list-style-name="L26">
      <style:text-properties officeooo:rsid="46b7fdcf" officeooo:paragraph-rsid="001b5cae"/>
    </style:style>
    <style:style style:name="P198" style:family="paragraph" style:parent-style-name="Text_20_body">
      <style:text-properties officeooo:rsid="1195df7d" officeooo:paragraph-rsid="001b5cae"/>
    </style:style>
    <style:style style:name="P199" style:family="paragraph" style:parent-style-name="Text_20_body" style:list-style-name="L32">
      <style:text-properties officeooo:paragraph-rsid="001b5cae"/>
    </style:style>
    <style:style style:name="P200" style:family="paragraph" style:parent-style-name="Text_20_body" style:list-style-name="L32">
      <style:text-properties officeooo:rsid="425a9648" officeooo:paragraph-rsid="001b5cae" fo:background-color="transparent"/>
    </style:style>
    <style:style style:name="P201" style:family="paragraph" style:parent-style-name="Text_20_body" style:list-style-name="L32">
      <style:text-properties officeooo:rsid="425a9648" officeooo:paragraph-rsid="001b5cae"/>
    </style:style>
    <style:style style:name="P202" style:family="paragraph" style:parent-style-name="Text_20_body" style:list-style-name="L32">
      <style:text-properties officeooo:rsid="46b7fdcf" officeooo:paragraph-rsid="001b5cae"/>
    </style:style>
    <style:style style:name="P203" style:family="paragraph" style:parent-style-name="Text_20_body" style:list-style-name="L33">
      <style:text-properties officeooo:rsid="01caa35e" officeooo:paragraph-rsid="001b5cae"/>
    </style:style>
    <style:style style:name="P204" style:family="paragraph" style:parent-style-name="Text_20_body" style:list-style-name="L33">
      <style:text-properties officeooo:paragraph-rsid="001b5cae"/>
    </style:style>
    <style:style style:name="P205" style:family="paragraph" style:parent-style-name="Text_20_body" style:list-style-name="L33">
      <style:text-properties officeooo:rsid="425a9648" officeooo:paragraph-rsid="001b5cae"/>
    </style:style>
    <style:style style:name="P206" style:family="paragraph" style:parent-style-name="Text_20_body" style:list-style-name="L33">
      <style:text-properties officeooo:rsid="0f474ddc" officeooo:paragraph-rsid="001b5cae"/>
    </style:style>
    <style:style style:name="P207" style:family="paragraph" style:parent-style-name="Text_20_body" style:list-style-name="L33">
      <style:text-properties officeooo:rsid="0f485cd0" officeooo:paragraph-rsid="001b5cae"/>
    </style:style>
    <style:style style:name="P208" style:family="paragraph" style:parent-style-name="Heading_20_6">
      <style:text-properties fo:color="#c9211e" loext:opacity="100%" officeooo:paragraph-rsid="001b5cae"/>
    </style:style>
    <style:style style:name="P209" style:family="paragraph" style:parent-style-name="Text_20_body" style:list-style-name="L33">
      <style:text-properties officeooo:rsid="46b87648" officeooo:paragraph-rsid="001b5cae"/>
    </style:style>
    <style:style style:name="P210" style:family="paragraph" style:parent-style-name="Text_20_body" style:list-style-name="L34">
      <style:text-properties officeooo:rsid="425a9648" officeooo:paragraph-rsid="001b5cae"/>
    </style:style>
    <style:style style:name="P211" style:family="paragraph" style:parent-style-name="Text_20_body" style:list-style-name="L33">
      <style:text-properties fo:color="#000000" loext:opacity="100%" officeooo:rsid="3bca5d5b" officeooo:paragraph-rsid="001b5cae"/>
    </style:style>
    <style:style style:name="P212" style:family="paragraph" style:parent-style-name="Text_20_body" style:list-style-name="L33">
      <style:text-properties fo:color="#000000" loext:opacity="100%" officeooo:rsid="46b90447" officeooo:paragraph-rsid="001b5cae"/>
    </style:style>
    <style:style style:name="P213" style:family="paragraph" style:parent-style-name="Text_20_body">
      <style:text-properties fo:color="#000000" loext:opacity="100%" officeooo:rsid="3bca5d5b" officeooo:paragraph-rsid="001b5cae"/>
    </style:style>
    <style:style style:name="P214" style:family="paragraph" style:parent-style-name="Text_20_body" style:list-style-name="L33">
      <style:text-properties officeooo:rsid="425ab330" officeooo:paragraph-rsid="001b5cae"/>
    </style:style>
    <style:style style:name="P215" style:family="paragraph" style:parent-style-name="Text_20_body">
      <style:text-properties officeooo:rsid="3bcd79e0" officeooo:paragraph-rsid="001b5cae"/>
    </style:style>
    <style:style style:name="P216" style:family="paragraph" style:parent-style-name="Text_20_body" style:list-style-name="L33">
      <style:text-properties fo:color="#000000" loext:opacity="100%" officeooo:rsid="3bcd79e0" officeooo:paragraph-rsid="001b5cae"/>
    </style:style>
    <style:style style:name="P217" style:family="paragraph" style:parent-style-name="Text_20_body" style:list-style-name="L33">
      <style:text-properties officeooo:rsid="3bcd79e0" officeooo:paragraph-rsid="001b5cae"/>
    </style:style>
    <style:style style:name="P218" style:family="paragraph" style:parent-style-name="Text_20_body" style:list-style-name="L35">
      <style:text-properties officeooo:paragraph-rsid="001b5cae"/>
    </style:style>
    <style:style style:name="P219" style:family="paragraph" style:parent-style-name="Text_20_body">
      <style:text-properties officeooo:rsid="46ba2797" officeooo:paragraph-rsid="001b5cae"/>
    </style:style>
    <style:style style:name="P220" style:family="paragraph" style:parent-style-name="Text_20_body" style:list-style-name="L36">
      <style:text-properties officeooo:rsid="46ba2797" officeooo:paragraph-rsid="001b5cae"/>
    </style:style>
    <style:style style:name="P221" style:family="paragraph" style:parent-style-name="Text_20_body" style:list-style-name="L36">
      <style:text-properties fo:color="#000000" loext:opacity="100%" officeooo:rsid="1925fbd7" officeooo:paragraph-rsid="001b5cae"/>
    </style:style>
    <style:style style:name="P222" style:family="paragraph" style:parent-style-name="Text_20_body">
      <style:text-properties fo:color="#2a6099" loext:opacity="100%" officeooo:rsid="46ba2797" officeooo:paragraph-rsid="001b5cae"/>
    </style:style>
    <style:style style:name="P223" style:family="paragraph" style:parent-style-name="Text_20_body" style:list-style-name="L37">
      <style:text-properties fo:color="#000000" loext:opacity="100%" officeooo:rsid="46ba2797" officeooo:paragraph-rsid="001b5cae"/>
    </style:style>
    <style:style style:name="P224" style:family="paragraph" style:parent-style-name="Text_20_body" style:list-style-name="L37">
      <style:text-properties fo:color="#000000" loext:opacity="100%" officeooo:rsid="192455f5" officeooo:paragraph-rsid="001b5cae"/>
    </style:style>
    <style:style style:name="P225" style:family="paragraph" style:parent-style-name="Heading_20_6">
      <style:text-properties officeooo:rsid="46ba2797" officeooo:paragraph-rsid="001b5cae"/>
    </style:style>
    <style:style style:name="P226" style:family="paragraph" style:parent-style-name="Text_20_body" style:list-style-name="L38">
      <style:text-properties officeooo:paragraph-rsid="001b5cae"/>
    </style:style>
    <style:style style:name="P227" style:family="paragraph" style:parent-style-name="Text_20_body" style:list-style-name="L37">
      <style:text-properties fo:color="#000000" loext:opacity="100%" officeooo:rsid="19256510" officeooo:paragraph-rsid="001b5cae"/>
    </style:style>
    <style:style style:name="P228" style:family="paragraph" style:parent-style-name="Text_20_body" style:list-style-name="L37">
      <style:text-properties officeooo:paragraph-rsid="001b5cae"/>
    </style:style>
    <style:style style:name="P229" style:family="paragraph" style:parent-style-name="Text_20_body" style:list-style-name="L37">
      <style:text-properties fo:color="#000000" loext:opacity="100%" officeooo:rsid="46bbd1fe" officeooo:paragraph-rsid="001b5cae"/>
    </style:style>
    <style:style style:name="P230" style:family="paragraph" style:parent-style-name="Text_20_body">
      <style:text-properties fo:color="#000000" loext:opacity="100%" officeooo:rsid="19271843" officeooo:paragraph-rsid="001b5cae"/>
    </style:style>
    <style:style style:name="P231" style:family="paragraph" style:parent-style-name="Text_20_body" style:list-style-name="L37">
      <style:text-properties fo:color="#000000" loext:opacity="100%" officeooo:rsid="19274234" officeooo:paragraph-rsid="001b5cae"/>
    </style:style>
    <style:style style:name="P232" style:family="paragraph" style:parent-style-name="Text_20_body" style:list-style-name="L37">
      <style:text-properties fo:color="#000000" loext:opacity="100%" officeooo:rsid="425c64cd" officeooo:paragraph-rsid="001b5cae"/>
    </style:style>
    <style:style style:name="P233" style:family="paragraph" style:parent-style-name="Text_20_body" style:list-style-name="L37">
      <style:text-properties fo:color="#000000" loext:opacity="100%" officeooo:rsid="02e9ee3d" officeooo:paragraph-rsid="001b5cae"/>
    </style:style>
    <style:style style:name="P234" style:family="paragraph" style:parent-style-name="Text_20_body" style:list-style-name="L37">
      <style:text-properties fo:color="#000000" loext:opacity="100%" fo:font-weight="normal" officeooo:rsid="192852a7" officeooo:paragraph-rsid="001b5cae" style:font-weight-asian="normal" style:font-weight-complex="normal"/>
    </style:style>
    <style:style style:name="P235" style:family="paragraph" style:parent-style-name="Text_20_body" style:list-style-name="L37">
      <style:text-properties fo:color="#000000" loext:opacity="100%" officeooo:rsid="192852a7" officeooo:paragraph-rsid="001b5cae"/>
    </style:style>
    <style:style style:name="P236" style:family="paragraph" style:parent-style-name="Heading_20_6">
      <style:text-properties officeooo:rsid="46bbd1fe" officeooo:paragraph-rsid="001b5cae"/>
    </style:style>
    <style:style style:name="P237" style:family="paragraph" style:parent-style-name="Text_20_body">
      <style:text-properties fo:color="#2a6099" loext:opacity="100%" officeooo:paragraph-rsid="001b5cae"/>
    </style:style>
    <style:style style:name="P238" style:family="paragraph" style:parent-style-name="Text_20_body" style:list-style-name="L39">
      <style:text-properties fo:color="#000000" loext:opacity="100%" officeooo:rsid="45deaf3c" officeooo:paragraph-rsid="001b5cae"/>
    </style:style>
    <style:style style:name="P239" style:family="paragraph" style:parent-style-name="Text_20_body" style:list-style-name="L39">
      <style:text-properties officeooo:paragraph-rsid="001b5cae"/>
    </style:style>
    <style:style style:name="P240" style:family="paragraph" style:parent-style-name="Text_20_body" style:list-style-name="L40">
      <style:text-properties officeooo:rsid="46bbd1fe" officeooo:paragraph-rsid="001b5cae"/>
    </style:style>
    <style:style style:name="P241" style:family="paragraph" style:parent-style-name="Text_20_body" style:list-style-name="L40">
      <style:text-properties officeooo:paragraph-rsid="001b5cae"/>
    </style:style>
    <style:style style:name="P242" style:family="paragraph" style:parent-style-name="Text_20_body" style:list-style-name="L40">
      <style:text-properties officeooo:rsid="425c64cd" officeooo:paragraph-rsid="001b5cae"/>
    </style:style>
    <style:style style:name="P243" style:family="paragraph" style:parent-style-name="Heading_20_6">
      <style:text-properties officeooo:rsid="425ddf0d" officeooo:paragraph-rsid="001b5cae"/>
    </style:style>
    <style:style style:name="P244" style:family="paragraph" style:parent-style-name="Text_20_body" style:list-style-name="L40">
      <style:text-properties officeooo:rsid="02f74a65" officeooo:paragraph-rsid="001b5cae"/>
    </style:style>
    <style:style style:name="P245" style:family="paragraph" style:parent-style-name="Text_20_body" style:list-style-name="L40">
      <style:text-properties officeooo:rsid="0f4faa7c" officeooo:paragraph-rsid="001b5cae"/>
    </style:style>
    <style:style style:name="P246" style:family="paragraph" style:parent-style-name="Text_20_body" style:list-style-name="L40">
      <style:text-properties officeooo:rsid="0ea726a4" officeooo:paragraph-rsid="001b5cae"/>
    </style:style>
    <style:style style:name="P247" style:family="paragraph" style:parent-style-name="Text_20_body" style:list-style-name="L40">
      <style:text-properties officeooo:rsid="46bce25c" officeooo:paragraph-rsid="001b5cae"/>
    </style:style>
    <style:style style:name="P248" style:family="paragraph" style:parent-style-name="Text_20_body">
      <style:text-properties officeooo:rsid="02e8aac4" officeooo:paragraph-rsid="001b5cae"/>
    </style:style>
    <style:style style:name="P249" style:family="paragraph" style:parent-style-name="Text_20_body" style:list-style-name="L41">
      <style:text-properties officeooo:paragraph-rsid="001b5cae"/>
    </style:style>
    <style:style style:name="P250" style:family="paragraph" style:parent-style-name="Text_20_body" style:list-style-name="L41">
      <style:text-properties fo:font-weight="normal" officeooo:rsid="0f641917" officeooo:paragraph-rsid="001b5cae" style:font-weight-asian="normal" style:font-weight-complex="normal"/>
    </style:style>
    <style:style style:name="P251" style:family="paragraph" style:parent-style-name="Text_20_body" style:list-style-name="L41">
      <style:text-properties officeooo:rsid="0f641917" officeooo:paragraph-rsid="001b5cae"/>
    </style:style>
    <style:style style:name="P252" style:family="paragraph" style:parent-style-name="Text_20_body" style:list-style-name="L41">
      <style:text-properties officeooo:rsid="2aea6358" officeooo:paragraph-rsid="001b5cae"/>
    </style:style>
    <style:style style:name="P253" style:family="paragraph" style:parent-style-name="Text_20_body" style:list-style-name="L41">
      <style:text-properties officeooo:rsid="02ee16fc" officeooo:paragraph-rsid="001b5cae"/>
    </style:style>
    <style:style style:name="P254" style:family="paragraph" style:parent-style-name="Text_20_body" style:list-style-name="L41">
      <style:text-properties officeooo:rsid="0f9aea32" officeooo:paragraph-rsid="001b5cae"/>
    </style:style>
    <style:style style:name="P255" style:family="paragraph" style:parent-style-name="Text_20_body" style:list-style-name="L42">
      <style:text-properties officeooo:rsid="45dd3a95" officeooo:paragraph-rsid="001b5cae"/>
    </style:style>
    <style:style style:name="P256" style:family="paragraph" style:parent-style-name="Standard" style:list-style-name="L42">
      <style:text-properties officeooo:rsid="45dd3a95" officeooo:paragraph-rsid="001b5cae"/>
    </style:style>
    <style:style style:name="P257" style:family="paragraph" style:parent-style-name="Text_20_body" style:list-style-name="L43">
      <style:paragraph-properties fo:margin-top="0in" fo:margin-bottom="0in" style:contextual-spacing="false"/>
      <style:text-properties officeooo:paragraph-rsid="001b5cae"/>
    </style:style>
    <style:style style:name="P258" style:family="paragraph" style:parent-style-name="Text_20_body" style:list-style-name="L43">
      <style:text-properties officeooo:paragraph-rsid="001b5cae"/>
    </style:style>
    <style:style style:name="P259" style:family="paragraph" style:parent-style-name="Text_20_body">
      <style:text-properties officeooo:rsid="02e9ee3d" officeooo:paragraph-rsid="001b5cae"/>
    </style:style>
    <style:style style:name="P260" style:family="paragraph" style:parent-style-name="Text_20_body" style:list-style-name="L44">
      <style:text-properties fo:color="#000000" loext:opacity="100%" fo:font-weight="normal" officeooo:rsid="0f6bc97b" officeooo:paragraph-rsid="001b5cae" style:font-weight-asian="normal" style:font-weight-complex="normal"/>
    </style:style>
    <style:style style:name="P261" style:family="paragraph" style:parent-style-name="Text_20_body" style:list-style-name="L44">
      <style:text-properties officeooo:paragraph-rsid="001b5cae"/>
    </style:style>
    <style:style style:name="P262" style:family="paragraph" style:parent-style-name="Text_20_body" style:list-style-name="L44">
      <style:text-properties officeooo:rsid="425eb560" officeooo:paragraph-rsid="001b5cae"/>
    </style:style>
    <style:style style:name="P263" style:family="paragraph" style:parent-style-name="Text_20_body" style:list-style-name="L45">
      <style:text-properties fo:font-weight="bold" officeooo:rsid="11993992" officeooo:paragraph-rsid="001b5cae" style:font-weight-asian="bold" style:font-weight-complex="bold"/>
    </style:style>
    <style:style style:name="P264" style:family="paragraph" style:parent-style-name="Text_20_body" style:list-style-name="L45">
      <style:text-properties fo:color="#000000" loext:opacity="100%" fo:font-weight="normal" officeooo:rsid="43523f7c" officeooo:paragraph-rsid="001b5cae" style:font-weight-asian="normal" style:font-weight-complex="normal"/>
    </style:style>
    <style:style style:name="P265" style:family="paragraph" style:parent-style-name="Text_20_body" style:list-style-name="L45">
      <style:text-properties fo:color="#000000" loext:opacity="100%" fo:font-weight="normal" officeooo:rsid="11993992" officeooo:paragraph-rsid="001b5cae" style:font-weight-asian="normal" style:font-weight-complex="normal"/>
    </style:style>
    <style:style style:name="P266" style:family="paragraph" style:parent-style-name="Text_20_body" style:list-style-name="L45">
      <style:text-properties officeooo:rsid="11993992" officeooo:paragraph-rsid="001b5cae"/>
    </style:style>
    <style:style style:name="P267" style:family="paragraph" style:parent-style-name="Text_20_body" style:list-style-name="L45">
      <style:text-properties officeooo:rsid="43523f7c" officeooo:paragraph-rsid="001b5cae"/>
    </style:style>
    <style:style style:name="P268" style:family="paragraph" style:parent-style-name="Text_20_body" style:list-style-name="L45">
      <style:text-properties officeooo:paragraph-rsid="001b5cae"/>
    </style:style>
    <style:style style:name="P269" style:family="paragraph" style:parent-style-name="Text_20_body" style:list-style-name="L45">
      <style:text-properties officeooo:rsid="0f761f22" officeooo:paragraph-rsid="001b5cae"/>
    </style:style>
    <style:style style:name="P270" style:family="paragraph" style:parent-style-name="Text_20_body" style:list-style-name="L45">
      <style:text-properties fo:color="#000000" loext:opacity="100%" fo:font-weight="normal" officeooo:rsid="46bd3326" officeooo:paragraph-rsid="001b5cae" style:font-weight-asian="normal" style:font-weight-complex="normal"/>
    </style:style>
    <style:style style:name="P271" style:family="paragraph" style:parent-style-name="Text_20_body" style:list-style-name="L45">
      <style:text-properties officeooo:rsid="0f793896" officeooo:paragraph-rsid="001b5cae"/>
    </style:style>
    <style:style style:name="P272" style:family="paragraph" style:parent-style-name="Text_20_body" style:list-style-name="L45">
      <style:text-properties fo:color="#000000" loext:opacity="100%" fo:font-weight="normal" officeooo:rsid="0f7c7681" officeooo:paragraph-rsid="001b5cae" style:font-weight-asian="normal" style:font-weight-complex="normal"/>
    </style:style>
    <style:style style:name="P273" style:family="paragraph" style:parent-style-name="Text_20_body" style:list-style-name="L45">
      <style:text-properties officeooo:rsid="0f7da0d7" officeooo:paragraph-rsid="001b5cae"/>
    </style:style>
    <style:style style:name="P274" style:family="paragraph" style:parent-style-name="Text_20_body" style:list-style-name="L45">
      <style:text-properties fo:color="#000000" loext:opacity="100%" fo:font-weight="normal" officeooo:rsid="0f7da0d7" officeooo:paragraph-rsid="001b5cae" style:font-weight-asian="normal" style:font-weight-complex="normal"/>
    </style:style>
    <style:style style:name="P275" style:family="paragraph" style:parent-style-name="Text_20_body" style:list-style-name="L45">
      <style:text-properties fo:color="#000000" loext:opacity="100%" officeooo:rsid="0f805175" officeooo:paragraph-rsid="001b5cae"/>
    </style:style>
    <style:style style:name="P276" style:family="paragraph" style:parent-style-name="Text_20_body" style:list-style-name="L45">
      <style:text-properties fo:color="#000000" loext:opacity="100%" fo:font-weight="normal" officeooo:rsid="425eb560" officeooo:paragraph-rsid="001b5cae" style:font-weight-asian="normal" style:font-weight-complex="normal"/>
    </style:style>
    <style:style style:name="P277" style:family="paragraph" style:parent-style-name="Text_20_body" style:list-style-name="L45">
      <style:text-properties fo:color="#000000" loext:opacity="100%" fo:font-weight="normal" officeooo:rsid="0f77d9e3" officeooo:paragraph-rsid="001b5cae" style:font-weight-asian="normal" style:font-weight-complex="normal"/>
    </style:style>
    <style:style style:name="P278" style:family="paragraph" style:parent-style-name="Text_20_body" style:list-style-name="L45">
      <style:text-properties fo:color="#000000" loext:opacity="100%" officeooo:rsid="0f793896" officeooo:paragraph-rsid="001b5cae"/>
    </style:style>
    <style:style style:name="P279" style:family="paragraph" style:parent-style-name="Text_20_body" style:list-style-name="L45">
      <style:text-properties fo:color="#000000" loext:opacity="100%" officeooo:rsid="119b262b" officeooo:paragraph-rsid="001b5cae"/>
    </style:style>
    <style:style style:name="P280" style:family="paragraph" style:parent-style-name="Text_20_body" style:list-style-name="L45">
      <style:text-properties fo:color="#000000" loext:opacity="100%" fo:font-weight="normal" officeooo:rsid="0efd5279" officeooo:paragraph-rsid="001b5cae" style:font-weight-asian="normal" style:font-weight-complex="normal"/>
    </style:style>
    <style:style style:name="P281" style:family="paragraph" style:parent-style-name="Text_20_body" style:list-style-name="L45">
      <style:text-properties fo:color="#000000" loext:opacity="100%" fo:font-weight="normal" officeooo:rsid="0efd154a" officeooo:paragraph-rsid="001b5cae" style:font-weight-asian="normal" style:font-weight-complex="normal"/>
    </style:style>
    <style:style style:name="P282" style:family="paragraph" style:parent-style-name="Text_20_body" style:list-style-name="L46">
      <style:text-properties officeooo:rsid="425eb560" officeooo:paragraph-rsid="001b5cae"/>
    </style:style>
    <style:style style:name="P283" style:family="paragraph" style:parent-style-name="Text_20_body" style:list-style-name="L47">
      <style:text-properties officeooo:rsid="43523f7c" officeooo:paragraph-rsid="001b5cae"/>
    </style:style>
    <style:style style:name="P284" style:family="paragraph" style:parent-style-name="Text_20_body">
      <style:text-properties officeooo:rsid="01edcaf3" officeooo:paragraph-rsid="001b5cae"/>
    </style:style>
    <style:style style:name="P285" style:family="paragraph" style:parent-style-name="Text_20_body" style:list-style-name="L48">
      <style:text-properties officeooo:rsid="119e4435" officeooo:paragraph-rsid="001b5cae"/>
    </style:style>
    <style:style style:name="P286" style:family="paragraph" style:parent-style-name="Text_20_body" style:list-style-name="L48">
      <style:text-properties officeooo:rsid="425ed21f" officeooo:paragraph-rsid="001b5cae"/>
    </style:style>
    <style:style style:name="P287" style:family="paragraph" style:parent-style-name="Text_20_body" style:list-style-name="L48">
      <style:text-properties officeooo:rsid="46bd3326" officeooo:paragraph-rsid="001b5cae"/>
    </style:style>
    <style:style style:name="P288" style:family="paragraph" style:parent-style-name="Text_20_body" style:list-style-name="L48">
      <style:text-properties officeooo:rsid="214de348" officeooo:paragraph-rsid="001b5cae"/>
    </style:style>
    <style:style style:name="P289" style:family="paragraph" style:parent-style-name="Text_20_body" style:list-style-name="L48">
      <style:text-properties officeooo:rsid="2af72962" officeooo:paragraph-rsid="001b5cae"/>
    </style:style>
    <style:style style:name="P290" style:family="paragraph" style:parent-style-name="Text_20_body" style:list-style-name="L48">
      <style:text-properties officeooo:rsid="0f845cf5" officeooo:paragraph-rsid="001b5cae"/>
    </style:style>
    <style:style style:name="P291" style:family="paragraph" style:parent-style-name="Text_20_body">
      <style:text-properties officeooo:rsid="0f845cf5" officeooo:paragraph-rsid="001b5cae"/>
    </style:style>
    <style:style style:name="P292" style:family="paragraph" style:parent-style-name="Text_20_body" style:list-style-name="L49">
      <style:text-properties officeooo:paragraph-rsid="001b5cae"/>
    </style:style>
    <style:style style:name="P293" style:family="paragraph" style:parent-style-name="Text_20_body" style:list-style-name="L49">
      <style:text-properties officeooo:rsid="2ae13220" officeooo:paragraph-rsid="001b5cae"/>
    </style:style>
    <style:style style:name="P294" style:family="paragraph" style:parent-style-name="Text_20_body" style:list-style-name="L48">
      <style:text-properties officeooo:paragraph-rsid="001b5cae"/>
    </style:style>
    <style:style style:name="P295" style:family="paragraph" style:parent-style-name="Text_20_body">
      <style:text-properties officeooo:rsid="425ed21f" officeooo:paragraph-rsid="001b5cae"/>
    </style:style>
    <style:style style:name="P296" style:family="paragraph" style:parent-style-name="Text_20_body" style:list-style-name="L50">
      <style:text-properties fo:font-weight="normal" officeooo:rsid="425ed21f" officeooo:paragraph-rsid="001b5cae" style:font-weight-asian="normal" style:font-weight-complex="normal"/>
    </style:style>
    <style:style style:name="P297" style:family="paragraph" style:parent-style-name="Text_20_body">
      <style:text-properties fo:color="#c9211e" loext:opacity="100%" officeooo:rsid="00be039c" officeooo:paragraph-rsid="001b5cae"/>
    </style:style>
    <style:style style:name="P298" style:family="paragraph" style:parent-style-name="Text_20_body" style:list-style-name="L51">
      <style:text-properties officeooo:paragraph-rsid="001b5cae"/>
    </style:style>
    <style:style style:name="P299" style:family="paragraph" style:parent-style-name="Heading_20_5">
      <style:text-properties fo:color="#000000" loext:opacity="100%" officeooo:paragraph-rsid="001b5cae"/>
    </style:style>
    <style:style style:name="P300" style:family="paragraph" style:parent-style-name="Text_20_body" style:list-style-name="L52">
      <style:text-properties officeooo:paragraph-rsid="001b5cae"/>
    </style:style>
    <style:style style:name="P301" style:family="paragraph" style:parent-style-name="Text_20_body" style:list-style-name="L52">
      <style:text-properties officeooo:rsid="0f8f3856" officeooo:paragraph-rsid="001b5cae"/>
    </style:style>
    <style:style style:name="P302" style:family="paragraph" style:parent-style-name="Text_20_body">
      <style:text-properties officeooo:rsid="4250a131" officeooo:paragraph-rsid="001b5cae"/>
    </style:style>
    <style:style style:name="P303" style:family="paragraph" style:parent-style-name="Text_20_body" style:list-style-name="L52">
      <style:text-properties officeooo:rsid="4250a131" officeooo:paragraph-rsid="001b5cae"/>
    </style:style>
    <style:style style:name="P304" style:family="paragraph" style:parent-style-name="Text_20_body" style:list-style-name="L52">
      <style:text-properties fo:color="#000000" loext:opacity="100%" officeooo:rsid="46bd3326" officeooo:paragraph-rsid="001b5cae"/>
    </style:style>
    <style:style style:name="P305" style:family="paragraph" style:parent-style-name="Text_20_body" style:list-style-name="L52">
      <style:text-properties fo:color="#000000" loext:opacity="100%" officeooo:rsid="04f0d8cd" officeooo:paragraph-rsid="001b5cae"/>
    </style:style>
    <style:style style:name="P306" style:family="paragraph" style:parent-style-name="Text_20_body" style:list-style-name="L52">
      <style:text-properties fo:color="#000000" loext:opacity="100%" officeooo:rsid="4250a131" officeooo:paragraph-rsid="001b5cae"/>
    </style:style>
    <style:style style:name="P307" style:family="paragraph" style:parent-style-name="Text_20_body" style:list-style-name="L52">
      <style:text-properties fo:color="#000000" loext:opacity="100%" officeooo:rsid="04f47bb0" officeooo:paragraph-rsid="001b5cae"/>
    </style:style>
    <style:style style:name="P308" style:family="paragraph" style:parent-style-name="Text_20_body" style:list-style-name="L52">
      <style:text-properties fo:color="#000000" loext:opacity="100%" officeooo:rsid="2afc0995" officeooo:paragraph-rsid="001b5cae"/>
    </style:style>
    <style:style style:name="P309" style:family="paragraph" style:parent-style-name="Text_20_body" style:list-style-name="L52">
      <style:text-properties officeooo:rsid="0f04a044" officeooo:paragraph-rsid="001b5cae"/>
    </style:style>
    <style:style style:name="P310" style:family="paragraph" style:parent-style-name="Text_20_body" style:list-style-name="L52">
      <style:text-properties fo:color="#000000" loext:opacity="100%" officeooo:rsid="0f04a044" officeooo:paragraph-rsid="001b5cae"/>
    </style:style>
    <style:style style:name="P311" style:family="paragraph" style:parent-style-name="Text_20_body" style:list-style-name="L52">
      <style:text-properties fo:color="#000000" loext:opacity="100%" officeooo:rsid="0f04b654" officeooo:paragraph-rsid="001b5cae"/>
    </style:style>
    <style:style style:name="P312" style:family="paragraph" style:parent-style-name="Text_20_body" style:list-style-name="L52">
      <style:text-properties officeooo:rsid="0f04b654" officeooo:paragraph-rsid="001b5cae"/>
    </style:style>
    <style:style style:name="P313" style:family="paragraph" style:parent-style-name="Text_20_body" style:list-style-name="L52">
      <style:text-properties officeooo:rsid="3efaa5b5" officeooo:paragraph-rsid="001b5cae"/>
    </style:style>
    <style:style style:name="P314" style:family="paragraph" style:parent-style-name="Text_20_body" style:list-style-name="L52">
      <style:text-properties fo:color="#000000" loext:opacity="100%" officeooo:rsid="3efaa5b5" officeooo:paragraph-rsid="001b5cae" fo:background-color="transparent"/>
    </style:style>
    <style:style style:name="P315" style:family="paragraph" style:parent-style-name="Text_20_body" style:list-style-name="L51">
      <style:text-properties fo:color="#000000" loext:opacity="100%" officeooo:rsid="0f959ac9" officeooo:paragraph-rsid="001b5cae"/>
    </style:style>
    <style:style style:name="P316" style:family="paragraph" style:parent-style-name="Text_20_body" style:list-style-name="L51">
      <style:text-properties officeooo:rsid="0f959ac9" officeooo:paragraph-rsid="001b5cae"/>
    </style:style>
    <style:style style:name="P317" style:family="paragraph" style:parent-style-name="Text_20_body" style:list-style-name="L51">
      <style:text-properties officeooo:rsid="04ef5ef5" officeooo:paragraph-rsid="001b5cae"/>
    </style:style>
    <style:style style:name="P318" style:family="paragraph" style:parent-style-name="Text_20_body" style:list-style-name="L51">
      <style:text-properties officeooo:rsid="04f0ef5b" officeooo:paragraph-rsid="001b5cae"/>
    </style:style>
    <style:style style:name="P319" style:family="paragraph" style:parent-style-name="Text_20_body" style:list-style-name="L51">
      <style:text-properties fo:font-weight="normal" officeooo:rsid="0de44a92" officeooo:paragraph-rsid="001b5cae" style:font-weight-asian="normal" style:font-weight-complex="normal"/>
    </style:style>
    <style:style style:name="P320" style:family="paragraph" style:parent-style-name="Text_20_body" style:list-style-name="L51">
      <style:text-properties fo:font-weight="normal" officeooo:rsid="0f932aed" officeooo:paragraph-rsid="001b5cae" style:font-weight-asian="normal" style:font-weight-complex="normal"/>
    </style:style>
    <style:style style:name="P321" style:family="paragraph" style:parent-style-name="Text_20_body" style:list-style-name="L51">
      <style:text-properties fo:font-weight="normal" officeooo:rsid="2afd7c50" officeooo:paragraph-rsid="001b5cae" style:font-weight-asian="normal" style:font-weight-complex="normal"/>
    </style:style>
    <style:style style:name="P322" style:family="paragraph" style:parent-style-name="Text_20_body">
      <style:text-properties fo:font-weight="normal" officeooo:rsid="3efb69fc" officeooo:paragraph-rsid="001b5cae" style:font-weight-asian="normal" style:font-weight-complex="normal"/>
    </style:style>
    <style:style style:name="P323" style:family="paragraph" style:parent-style-name="Text_20_body" style:list-style-name="L53">
      <style:text-properties fo:font-weight="normal" officeooo:rsid="3efb69fc" officeooo:paragraph-rsid="001b5cae" style:font-weight-asian="normal" style:font-weight-complex="normal"/>
    </style:style>
    <style:style style:name="P324" style:family="paragraph" style:parent-style-name="Text_20_body" style:list-style-name="L53">
      <style:text-properties officeooo:paragraph-rsid="001b5cae"/>
    </style:style>
    <style:style style:name="P325" style:family="paragraph" style:parent-style-name="Text_20_body" style:list-style-name="L54">
      <style:text-properties fo:color="#c9211e" loext:opacity="100%" fo:font-weight="normal" officeooo:rsid="00c0a8f2" officeooo:paragraph-rsid="001b5cae" style:font-weight-asian="normal" style:font-weight-complex="normal"/>
    </style:style>
    <style:style style:name="P326" style:family="paragraph" style:parent-style-name="Text_20_body" style:list-style-name="L54">
      <style:text-properties fo:font-weight="normal" officeooo:rsid="13781c1b" officeooo:paragraph-rsid="001b5cae" style:font-weight-asian="normal" style:font-weight-complex="normal"/>
    </style:style>
    <style:style style:name="P327" style:family="paragraph" style:parent-style-name="Text_20_body" style:list-style-name="L54">
      <style:text-properties fo:font-weight="normal" officeooo:rsid="41519e44" officeooo:paragraph-rsid="001b5cae" style:font-weight-asian="normal" style:font-weight-complex="normal"/>
    </style:style>
    <style:style style:name="P328" style:family="paragraph" style:parent-style-name="Text_20_body">
      <style:text-properties fo:font-weight="normal" officeooo:paragraph-rsid="001b5cae" style:font-weight-asian="normal" style:font-weight-complex="normal"/>
    </style:style>
    <style:style style:name="P329" style:family="paragraph" style:parent-style-name="Text_20_body" style:list-style-name="L54">
      <style:text-properties fo:font-weight="normal" officeooo:rsid="0fbe9d05" officeooo:paragraph-rsid="001b5cae" style:font-weight-asian="normal" style:font-weight-complex="normal"/>
    </style:style>
    <style:style style:name="P330" style:family="paragraph" style:parent-style-name="Text_20_body" style:list-style-name="L54">
      <style:text-properties fo:font-weight="normal" officeooo:rsid="01ecf59a" officeooo:paragraph-rsid="001b5cae" style:font-weight-asian="normal" style:font-weight-complex="normal"/>
    </style:style>
    <style:style style:name="P331" style:family="paragraph" style:parent-style-name="Text_20_body" style:list-style-name="L54">
      <style:text-properties officeooo:paragraph-rsid="001b5cae"/>
    </style:style>
    <style:style style:name="P332" style:family="paragraph" style:parent-style-name="Text_20_body" style:list-style-name="L54">
      <style:text-properties officeooo:rsid="41519e44" officeooo:paragraph-rsid="001b5cae"/>
    </style:style>
    <style:style style:name="P333" style:family="paragraph" style:parent-style-name="Text_20_body" style:list-style-name="L54">
      <style:text-properties fo:font-weight="normal" officeooo:rsid="0eb5000f" officeooo:paragraph-rsid="001b5cae" style:font-weight-asian="normal" style:font-weight-complex="normal"/>
    </style:style>
    <style:style style:name="P334" style:family="paragraph" style:parent-style-name="Text_20_body">
      <style:text-properties fo:font-weight="normal" officeooo:rsid="0fb8ba2b" officeooo:paragraph-rsid="001b5cae" style:font-weight-asian="normal" style:font-weight-complex="normal"/>
    </style:style>
    <style:style style:name="P335" style:family="paragraph" style:parent-style-name="Text_20_body" style:list-style-name="L54">
      <style:text-properties fo:font-weight="normal" officeooo:rsid="0fb8ba2b" officeooo:paragraph-rsid="001b5cae" style:font-weight-asian="normal" style:font-weight-complex="normal"/>
    </style:style>
    <style:style style:name="P336" style:family="paragraph" style:parent-style-name="Text_20_body">
      <style:text-properties fo:color="#000000" loext:opacity="100%" officeooo:rsid="4158e0ee" officeooo:paragraph-rsid="001b5cae"/>
    </style:style>
    <style:style style:name="P337" style:family="paragraph" style:parent-style-name="Text_20_body" style:list-style-name="L55">
      <style:text-properties fo:color="#000000" loext:opacity="100%" fo:font-weight="normal" officeooo:rsid="4158e0ee" officeooo:paragraph-rsid="001b5cae" style:font-weight-asian="normal" style:font-weight-complex="normal"/>
    </style:style>
    <style:style style:name="P338" style:family="paragraph" style:parent-style-name="Text_20_body" style:list-style-name="L55">
      <style:text-properties fo:color="#000000" loext:opacity="100%" officeooo:rsid="4158e0ee" officeooo:paragraph-rsid="001b5cae"/>
    </style:style>
    <style:style style:name="P339" style:family="paragraph" style:parent-style-name="Text_20_body">
      <style:text-properties officeooo:rsid="41519e44" officeooo:paragraph-rsid="001b5cae"/>
    </style:style>
    <style:style style:name="P340" style:family="paragraph" style:parent-style-name="Text_20_body" style:list-style-name="L54">
      <style:text-properties fo:font-weight="normal" officeooo:rsid="11aefe11" officeooo:paragraph-rsid="001b5cae" style:font-weight-asian="normal" style:font-weight-complex="normal"/>
    </style:style>
    <style:style style:name="P341" style:family="paragraph" style:parent-style-name="Text_20_body" style:list-style-name="L54">
      <style:text-properties fo:color="#c9211e" loext:opacity="100%" fo:font-weight="normal" officeooo:rsid="01edae76" officeooo:paragraph-rsid="001b5cae" style:font-weight-asian="normal" style:font-weight-complex="normal"/>
    </style:style>
    <style:style style:name="P342" style:family="paragraph" style:parent-style-name="Text_20_body" style:list-style-name="L54">
      <style:text-properties fo:color="#000000" loext:opacity="100%" officeooo:rsid="4158e0ee" officeooo:paragraph-rsid="001b5cae"/>
    </style:style>
    <style:style style:name="P343" style:family="paragraph" style:parent-style-name="Heading_20_5">
      <style:text-properties officeooo:rsid="4158e0ee" officeooo:paragraph-rsid="001b5cae"/>
    </style:style>
    <style:style style:name="P344" style:family="paragraph" style:parent-style-name="Text_20_body">
      <style:text-properties fo:font-weight="bold" officeooo:rsid="4155c334" officeooo:paragraph-rsid="001b5cae" style:font-weight-asian="bold" style:font-weight-complex="bold"/>
    </style:style>
    <style:style style:name="P345" style:family="paragraph" style:parent-style-name="Text_20_body" style:list-style-name="L56">
      <style:text-properties fo:font-weight="normal" officeooo:rsid="4155c334" officeooo:paragraph-rsid="001b5cae" style:font-weight-asian="normal" style:font-weight-complex="normal"/>
    </style:style>
    <style:style style:name="P346" style:family="paragraph" style:parent-style-name="Text_20_body" style:list-style-name="L56">
      <style:text-properties fo:font-weight="normal" officeooo:rsid="4156d9a7" officeooo:paragraph-rsid="001b5cae" style:font-weight-asian="normal" style:font-weight-complex="normal"/>
    </style:style>
    <style:style style:name="P347" style:family="paragraph" style:parent-style-name="Text_20_body">
      <style:text-properties fo:font-weight="bold" officeooo:paragraph-rsid="001b5cae" style:font-weight-asian="bold" style:font-weight-complex="bold"/>
    </style:style>
    <style:style style:name="P348" style:family="paragraph" style:parent-style-name="Text_20_body" style:list-style-name="L57">
      <style:text-properties fo:font-weight="normal" officeooo:rsid="4154a056" officeooo:paragraph-rsid="001b5cae" style:font-weight-asian="normal" style:font-weight-complex="normal"/>
    </style:style>
    <style:style style:name="P349" style:family="paragraph" style:parent-style-name="Text_20_body">
      <style:text-properties officeooo:rsid="4158e0ee" officeooo:paragraph-rsid="001b5cae"/>
    </style:style>
    <style:style style:name="P350" style:family="paragraph" style:parent-style-name="Text_20_body" style:list-style-name="L58">
      <style:text-properties fo:color="#000000" loext:opacity="100%" fo:font-weight="normal" officeooo:rsid="4158e0ee" officeooo:paragraph-rsid="001b5cae" style:font-weight-asian="normal" style:font-weight-complex="normal"/>
    </style:style>
    <style:style style:name="P351" style:family="paragraph" style:parent-style-name="Text_20_body">
      <style:text-properties fo:font-weight="bold" officeooo:rsid="41584e52" officeooo:paragraph-rsid="001b5cae" style:font-weight-asian="bold" style:font-weight-complex="bold"/>
    </style:style>
    <style:style style:name="P352" style:family="paragraph" style:parent-style-name="Text_20_body" style:list-style-name="L59">
      <style:text-properties fo:font-weight="bold" officeooo:rsid="41584e52" officeooo:paragraph-rsid="001b5cae" style:font-weight-asian="bold" style:font-weight-complex="bold"/>
    </style:style>
    <style:style style:name="P353" style:family="paragraph" style:parent-style-name="Text_20_body" style:list-style-name="L59">
      <style:text-properties fo:font-weight="normal" officeooo:rsid="41584e52" officeooo:paragraph-rsid="001b5cae" style:font-weight-asian="normal" style:font-weight-complex="normal"/>
    </style:style>
    <style:style style:name="P354" style:family="paragraph" style:parent-style-name="Text_20_body" style:list-style-name="L59">
      <style:text-properties fo:font-weight="normal" officeooo:rsid="4158e0ee" officeooo:paragraph-rsid="001b5cae" style:font-weight-asian="normal" style:font-weight-complex="normal"/>
    </style:style>
    <style:style style:name="P355" style:family="paragraph" style:parent-style-name="Text_20_body">
      <style:text-properties fo:font-weight="normal" officeooo:rsid="41519e44" officeooo:paragraph-rsid="001b5cae" style:font-weight-asian="normal" style:font-weight-complex="normal"/>
    </style:style>
    <style:style style:name="P356" style:family="paragraph" style:parent-style-name="Text_20_body" style:list-style-name="L54">
      <style:text-properties officeooo:rsid="4158e0ee" officeooo:paragraph-rsid="001b5cae"/>
    </style:style>
    <style:style style:name="P357" style:family="paragraph" style:parent-style-name="Text_20_body" style:list-style-name="L54">
      <style:text-properties fo:color="#c9211e" loext:opacity="100%" fo:font-weight="normal" officeooo:rsid="41519e44" officeooo:paragraph-rsid="001b5cae" style:font-weight-asian="normal" style:font-weight-complex="normal"/>
    </style:style>
    <style:style style:name="P358" style:family="paragraph" style:parent-style-name="Text_20_body" style:list-style-name="L54">
      <style:text-properties fo:color="#000000" loext:opacity="100%" fo:font-weight="normal" officeooo:rsid="4158e0ee" officeooo:paragraph-rsid="001b5cae" style:font-weight-asian="normal" style:font-weight-complex="normal"/>
    </style:style>
    <style:style style:name="P359" style:family="paragraph" style:parent-style-name="Text_20_body" style:list-style-name="L54">
      <style:text-properties fo:font-weight="normal" officeooo:rsid="11b0cbca" officeooo:paragraph-rsid="001b5cae" style:font-weight-asian="normal" style:font-weight-complex="normal"/>
    </style:style>
    <style:style style:name="P360" style:family="paragraph" style:parent-style-name="Text_20_body" style:list-style-name="L51">
      <style:text-properties fo:color="#000000" loext:opacity="100%" officeooo:rsid="020ee5c7" officeooo:paragraph-rsid="001b5cae"/>
    </style:style>
    <style:style style:name="P361" style:family="paragraph" style:parent-style-name="Text_20_body" style:list-style-name="L60">
      <style:text-properties officeooo:paragraph-rsid="001b5cae"/>
    </style:style>
    <style:style style:name="P362" style:family="paragraph" style:parent-style-name="Text_20_body" style:list-style-name="L60">
      <style:text-properties fo:color="#000000" loext:opacity="100%" officeooo:rsid="0fa0c5a4" officeooo:paragraph-rsid="001b5cae"/>
    </style:style>
    <style:style style:name="P363" style:family="paragraph" style:parent-style-name="Text_20_body" style:list-style-name="L60">
      <style:text-properties fo:color="#000000" loext:opacity="100%" officeooo:rsid="0fa1e81c" officeooo:paragraph-rsid="001b5cae"/>
    </style:style>
    <style:style style:name="P364" style:family="paragraph" style:parent-style-name="Text_20_body" style:list-style-name="L60">
      <style:text-properties fo:color="#000000" loext:opacity="100%" officeooo:rsid="11b4ec9b" officeooo:paragraph-rsid="001b5cae"/>
    </style:style>
    <style:style style:name="P365" style:family="paragraph" style:parent-style-name="Text_20_body" style:list-style-name="L60">
      <style:text-properties fo:color="#000000" loext:opacity="100%" officeooo:rsid="0308f3e6" officeooo:paragraph-rsid="001b5cae"/>
    </style:style>
    <style:style style:name="P366" style:family="paragraph" style:parent-style-name="Text_20_body" style:list-style-name="L60">
      <style:text-properties fo:color="#000000" loext:opacity="100%" officeooo:rsid="00280443" officeooo:paragraph-rsid="001b5cae"/>
    </style:style>
    <style:style style:name="P367" style:family="paragraph" style:parent-style-name="Text_20_body" style:list-style-name="L60">
      <style:text-properties fo:color="#000000" loext:opacity="100%" officeooo:rsid="0ed822af" officeooo:paragraph-rsid="001b5cae"/>
    </style:style>
    <style:style style:name="P368" style:family="paragraph" style:parent-style-name="Text_20_body" style:list-style-name="L60">
      <style:text-properties fo:color="#000000" loext:opacity="100%" officeooo:rsid="46bd3326" officeooo:paragraph-rsid="001b5cae"/>
    </style:style>
    <style:style style:name="P369" style:family="paragraph" style:parent-style-name="Text_20_body" style:list-style-name="L60">
      <style:text-properties fo:color="#000000" loext:opacity="100%" officeooo:rsid="0ed9a67d" officeooo:paragraph-rsid="001b5cae"/>
    </style:style>
    <style:style style:name="P370" style:family="paragraph" style:parent-style-name="Text_20_body" style:list-style-name="L60">
      <style:text-properties fo:color="#000000" loext:opacity="100%" officeooo:rsid="2803b5a8" officeooo:paragraph-rsid="001b5cae"/>
    </style:style>
    <style:style style:name="P371" style:family="paragraph" style:parent-style-name="Text_20_body" style:list-style-name="L60">
      <style:text-properties officeooo:rsid="218d6016" officeooo:paragraph-rsid="001b5cae"/>
    </style:style>
    <style:style style:name="P372" style:family="paragraph" style:parent-style-name="Text_20_body" style:list-style-name="L60">
      <style:text-properties fo:color="#000000" loext:opacity="100%" officeooo:rsid="0df137fa" officeooo:paragraph-rsid="001b5cae"/>
    </style:style>
    <style:style style:name="P373" style:family="paragraph" style:parent-style-name="Text_20_body" style:list-style-name="L60">
      <style:text-properties fo:color="#000000" loext:opacity="100%" officeooo:rsid="0fb25297" officeooo:paragraph-rsid="001b5cae"/>
    </style:style>
    <style:style style:name="P374" style:family="paragraph" style:parent-style-name="Text_20_body" style:list-style-name="L60">
      <style:text-properties fo:color="#000000" loext:opacity="100%" officeooo:rsid="0fb4adbf" officeooo:paragraph-rsid="001b5cae"/>
    </style:style>
    <style:style style:name="P375" style:family="paragraph" style:parent-style-name="Text_20_body" style:list-style-name="L61">
      <style:text-properties fo:color="#000000" loext:opacity="100%" fo:font-weight="normal" officeooo:rsid="2a562cac" officeooo:paragraph-rsid="001b5cae" style:font-weight-asian="normal" style:font-weight-complex="normal"/>
    </style:style>
    <style:style style:name="P376" style:family="paragraph" style:parent-style-name="Text_20_body">
      <style:text-properties officeooo:rsid="2804c529" officeooo:paragraph-rsid="001b5cae"/>
    </style:style>
    <style:style style:name="P377" style:family="paragraph" style:parent-style-name="Text_20_body" style:list-style-name="L61">
      <style:text-properties officeooo:rsid="2804c529" officeooo:paragraph-rsid="001b5cae"/>
    </style:style>
    <style:style style:name="P378" style:family="paragraph" style:parent-style-name="Text_20_body" style:list-style-name="L61">
      <style:text-properties officeooo:rsid="28069a18" officeooo:paragraph-rsid="001b5cae"/>
    </style:style>
    <style:style style:name="P379" style:family="paragraph" style:parent-style-name="Text_20_body" style:list-style-name="L61">
      <style:text-properties fo:color="#000000" loext:opacity="100%" fo:font-weight="normal" officeooo:rsid="28079911" officeooo:paragraph-rsid="001b5cae" style:font-weight-asian="normal" style:font-weight-complex="normal"/>
    </style:style>
    <style:style style:name="P380" style:family="paragraph" style:parent-style-name="Text_20_body" style:list-style-name="L61">
      <style:text-properties fo:color="#000000" loext:opacity="100%" fo:font-weight="normal" officeooo:rsid="46bec003" officeooo:paragraph-rsid="001b5cae" style:font-weight-asian="normal" style:font-weight-complex="normal"/>
    </style:style>
    <style:style style:name="P381" style:family="paragraph" style:parent-style-name="Text_20_body" style:list-style-name="L61">
      <style:text-properties officeooo:paragraph-rsid="001b5cae"/>
    </style:style>
    <style:style style:name="P382" style:family="paragraph" style:parent-style-name="Text_20_body" style:list-style-name="L61">
      <style:text-properties fo:color="#000000" loext:opacity="100%" fo:font-weight="bold" officeooo:rsid="00c0a8f2" officeooo:paragraph-rsid="001b5cae" style:font-weight-asian="bold" style:font-weight-complex="bold"/>
    </style:style>
    <style:style style:name="P383" style:family="paragraph" style:parent-style-name="Text_20_body" style:list-style-name="L61">
      <style:text-properties fo:color="#000000" loext:opacity="100%" fo:font-weight="normal" officeooo:rsid="2807cb01" officeooo:paragraph-rsid="001b5cae" style:font-weight-asian="normal" style:font-weight-complex="normal"/>
    </style:style>
    <style:style style:name="P384" style:family="paragraph" style:parent-style-name="Text_20_body" style:list-style-name="L61">
      <style:text-properties fo:color="#000000" loext:opacity="100%" fo:font-weight="normal" officeooo:rsid="280870d8" officeooo:paragraph-rsid="001b5cae" style:font-weight-asian="normal" style:font-weight-complex="normal"/>
    </style:style>
    <style:style style:name="P385" style:family="paragraph" style:parent-style-name="Text_20_body" style:list-style-name="L61">
      <style:text-properties fo:color="#000000" loext:opacity="100%" fo:font-weight="normal" officeooo:rsid="2808d3bf" officeooo:paragraph-rsid="001b5cae" style:font-weight-asian="normal" style:font-weight-complex="normal"/>
    </style:style>
    <style:style style:name="P386" style:family="paragraph" style:parent-style-name="Text_20_body" style:list-style-name="L61">
      <style:text-properties fo:color="#000000" loext:opacity="100%" fo:font-weight="normal" officeooo:rsid="280a88ff" officeooo:paragraph-rsid="001b5cae" style:font-weight-asian="normal" style:font-weight-complex="normal"/>
    </style:style>
    <style:style style:name="P387" style:family="paragraph" style:parent-style-name="Text_20_body" style:list-style-name="L61">
      <style:text-properties fo:color="#000000" loext:opacity="100%" fo:font-weight="normal" officeooo:rsid="280b8c17" officeooo:paragraph-rsid="001b5cae" style:font-weight-asian="normal" style:font-weight-complex="normal"/>
    </style:style>
    <style:style style:name="P388" style:family="paragraph" style:parent-style-name="Text_20_body" style:list-style-name="L61">
      <style:text-properties fo:color="#000000" loext:opacity="100%" officeooo:rsid="002b91a4" officeooo:paragraph-rsid="001b5cae"/>
    </style:style>
    <style:style style:name="P389" style:family="paragraph" style:parent-style-name="Text_20_body" style:list-style-name="L61">
      <style:text-properties officeooo:rsid="0fc6e81d" officeooo:paragraph-rsid="001b5cae"/>
    </style:style>
    <style:style style:name="P390" style:family="paragraph" style:parent-style-name="Text_20_body" style:list-style-name="L61">
      <style:text-properties fo:color="#000000" loext:opacity="100%" officeooo:rsid="46bec003" officeooo:paragraph-rsid="001b5cae"/>
    </style:style>
    <style:style style:name="P391" style:family="paragraph" style:parent-style-name="Text_20_body" style:list-style-name="L61">
      <style:text-properties officeooo:rsid="0fc8feab" officeooo:paragraph-rsid="001b5cae"/>
    </style:style>
    <style:style style:name="P392" style:family="paragraph" style:parent-style-name="Text_20_body" style:list-style-name="L61">
      <style:text-properties officeooo:rsid="11ba4bb0" officeooo:paragraph-rsid="001b5cae"/>
    </style:style>
    <style:style style:name="P393" style:family="paragraph" style:parent-style-name="Text_20_body" style:list-style-name="L61">
      <style:text-properties fo:font-weight="bold" officeooo:rsid="137abc9a" officeooo:paragraph-rsid="001b5cae" style:font-weight-asian="bold" style:font-weight-complex="bold"/>
    </style:style>
    <style:style style:name="P394" style:family="paragraph" style:parent-style-name="Text_20_body" style:list-style-name="L61">
      <style:text-properties fo:color="#000000" loext:opacity="100%" officeooo:rsid="137abc9a" officeooo:paragraph-rsid="001b5cae"/>
    </style:style>
    <style:style style:name="P395" style:family="paragraph" style:parent-style-name="Text_20_body" style:list-style-name="L61">
      <style:text-properties fo:color="#000000" loext:opacity="100%" fo:font-weight="bold" officeooo:rsid="137c6bb3" officeooo:paragraph-rsid="001b5cae" style:font-weight-asian="bold" style:font-weight-complex="bold"/>
    </style:style>
    <style:style style:name="P396" style:family="paragraph" style:parent-style-name="Text_20_body" style:list-style-name="L61">
      <style:text-properties fo:color="#000000" loext:opacity="100%" fo:font-weight="normal" officeooo:rsid="137c6bb3" officeooo:paragraph-rsid="001b5cae" style:font-weight-asian="normal" style:font-weight-complex="normal"/>
    </style:style>
    <style:style style:name="P397" style:family="paragraph" style:parent-style-name="Text_20_body" style:list-style-name="L61">
      <style:text-properties fo:color="#000000" loext:opacity="100%" fo:font-weight="bold" officeooo:rsid="11bd7fca" officeooo:paragraph-rsid="001b5cae" style:font-weight-asian="bold" style:font-weight-complex="bold"/>
    </style:style>
    <style:style style:name="P398" style:family="paragraph" style:parent-style-name="Text_20_body" style:list-style-name="L61">
      <style:text-properties officeooo:rsid="1373a05f" officeooo:paragraph-rsid="001b5cae"/>
    </style:style>
    <style:style style:name="P399" style:family="paragraph" style:parent-style-name="Text_20_body" style:list-style-name="L61">
      <style:text-properties officeooo:rsid="13744119" officeooo:paragraph-rsid="001b5cae"/>
    </style:style>
    <style:style style:name="P400" style:family="paragraph" style:parent-style-name="Text_20_body">
      <style:text-properties officeooo:rsid="002e152e" officeooo:paragraph-rsid="001b5cae"/>
    </style:style>
    <style:style style:name="P401" style:family="paragraph" style:parent-style-name="Text_20_body" style:list-style-name="L62">
      <style:text-properties officeooo:paragraph-rsid="001b5cae"/>
    </style:style>
    <style:style style:name="P402" style:family="paragraph" style:parent-style-name="Text_20_body" style:list-style-name="L62">
      <style:text-properties officeooo:rsid="3fc918bc" officeooo:paragraph-rsid="001b5cae"/>
    </style:style>
    <style:style style:name="P403" style:family="paragraph" style:parent-style-name="Text_20_body" style:list-style-name="L62">
      <style:text-properties officeooo:rsid="0427d107" officeooo:paragraph-rsid="001b5cae"/>
    </style:style>
    <style:style style:name="P404" style:family="paragraph" style:parent-style-name="Text_20_body">
      <style:text-properties officeooo:rsid="0fd58665" officeooo:paragraph-rsid="001b5cae"/>
    </style:style>
    <style:style style:name="P405" style:family="paragraph" style:parent-style-name="Text_20_body" style:list-style-name="L62">
      <style:text-properties officeooo:rsid="0fd58665" officeooo:paragraph-rsid="001b5cae"/>
    </style:style>
    <style:style style:name="P406" style:family="paragraph" style:parent-style-name="Heading_20_5">
      <style:text-properties style:text-line-through-style="none" style:text-line-through-type="none" officeooo:rsid="45f5f5a7" officeooo:paragraph-rsid="001b5cae"/>
    </style:style>
    <style:style style:name="P407" style:family="paragraph" style:parent-style-name="Text_20_body">
      <style:text-properties fo:color="#2a6099" loext:opacity="100%" fo:font-weight="normal" officeooo:rsid="45f65fce" officeooo:paragraph-rsid="001b5cae" style:font-weight-asian="normal" style:font-weight-complex="normal"/>
    </style:style>
    <style:style style:name="P408" style:family="paragraph" style:parent-style-name="Text_20_body" style:list-style-name="L62">
      <style:text-properties officeooo:rsid="3fccb4ea" officeooo:paragraph-rsid="001b5cae"/>
    </style:style>
    <style:style style:name="P409" style:family="paragraph" style:parent-style-name="Text_20_body" style:list-style-name="L62">
      <style:text-properties officeooo:rsid="3fce7e6f" officeooo:paragraph-rsid="001b5cae"/>
    </style:style>
    <style:style style:name="P410" style:family="paragraph" style:parent-style-name="Text_20_body">
      <style:text-properties officeooo:rsid="0427d107" officeooo:paragraph-rsid="001b5cae"/>
    </style:style>
    <style:style style:name="P411" style:family="paragraph" style:parent-style-name="Text_20_body" style:list-style-name="L63">
      <style:text-properties fo:color="#c9211e" loext:opacity="100%" style:text-line-through-style="none" style:text-line-through-type="none" officeooo:rsid="0fd07965" officeooo:paragraph-rsid="001b5cae"/>
    </style:style>
    <style:style style:name="P412" style:family="paragraph" style:parent-style-name="Text_20_body" style:list-style-name="L63">
      <style:text-properties fo:color="#000000" loext:opacity="100%" officeooo:rsid="0fd6ebb1" officeooo:paragraph-rsid="001b5cae"/>
    </style:style>
    <style:style style:name="P413" style:family="paragraph" style:parent-style-name="Text_20_body" style:list-style-name="L63">
      <style:text-properties fo:color="#000000" loext:opacity="100%" style:text-line-through-style="none" style:text-line-through-type="none" officeooo:rsid="3fc918bc" officeooo:paragraph-rsid="001b5cae"/>
    </style:style>
    <style:style style:name="P414" style:family="paragraph" style:parent-style-name="Text_20_body" style:list-style-name="L63">
      <style:text-properties fo:color="#c9211e" loext:opacity="100%" officeooo:rsid="0fd07965" officeooo:paragraph-rsid="001b5cae"/>
    </style:style>
    <style:style style:name="P415" style:family="paragraph" style:parent-style-name="Text_20_body" style:list-style-name="L63">
      <style:text-properties officeooo:rsid="45f65fce" officeooo:paragraph-rsid="001b5cae"/>
    </style:style>
    <style:style style:name="P416" style:family="paragraph" style:parent-style-name="Text_20_body" style:list-style-name="L63">
      <style:text-properties officeooo:rsid="0fd07965" officeooo:paragraph-rsid="001b5cae"/>
    </style:style>
    <style:style style:name="P417" style:family="paragraph" style:parent-style-name="Text_20_body" style:list-style-name="L63">
      <style:text-properties officeooo:rsid="0fd2b45f" officeooo:paragraph-rsid="001b5cae"/>
    </style:style>
    <style:style style:name="P418" style:family="paragraph" style:parent-style-name="Text_20_body" style:list-style-name="L63">
      <style:text-properties officeooo:paragraph-rsid="001b5cae"/>
    </style:style>
    <style:style style:name="P419" style:family="paragraph" style:parent-style-name="Text_20_body" style:list-style-name="L63">
      <style:text-properties officeooo:rsid="0fd3fc5f" officeooo:paragraph-rsid="001b5cae"/>
    </style:style>
    <style:style style:name="P420" style:family="paragraph" style:parent-style-name="Text_20_body" style:list-style-name="L64">
      <style:text-properties officeooo:rsid="0dc34ccc" officeooo:paragraph-rsid="001b5cae"/>
    </style:style>
    <style:style style:name="P421" style:family="paragraph" style:parent-style-name="Text_20_body">
      <style:text-properties officeooo:rsid="2a53308e" officeooo:paragraph-rsid="001b5cae"/>
    </style:style>
    <style:style style:name="P422" style:family="paragraph" style:parent-style-name="Text_20_body" style:list-style-name="L64">
      <style:text-properties fo:color="#000000" loext:opacity="100%" officeooo:rsid="2a53308e" officeooo:paragraph-rsid="001b5cae"/>
    </style:style>
    <style:style style:name="P423" style:family="paragraph" style:parent-style-name="Text_20_body" style:list-style-name="L64">
      <style:text-properties fo:color="#000000" loext:opacity="100%" officeooo:rsid="46bec003" officeooo:paragraph-rsid="001b5cae"/>
    </style:style>
    <style:style style:name="P424" style:family="paragraph" style:parent-style-name="Text_20_body" style:list-style-name="L64">
      <style:text-properties officeooo:rsid="0dc38a1a" officeooo:paragraph-rsid="001b5cae"/>
    </style:style>
    <style:style style:name="P425" style:family="paragraph" style:parent-style-name="Text_20_body" style:list-style-name="L64">
      <style:text-properties officeooo:paragraph-rsid="001b5cae"/>
    </style:style>
    <style:style style:name="P426" style:family="paragraph" style:parent-style-name="Text_20_body" style:list-style-name="L64">
      <style:text-properties officeooo:rsid="0dc74de3" officeooo:paragraph-rsid="001b5cae"/>
    </style:style>
    <style:style style:name="P427" style:family="paragraph" style:parent-style-name="Text_20_body" style:list-style-name="L64">
      <style:text-properties officeooo:rsid="0ec1afac" officeooo:paragraph-rsid="001b5cae"/>
    </style:style>
    <style:style style:name="P428" style:family="paragraph" style:parent-style-name="Text_20_body" style:list-style-name="L64">
      <style:text-properties officeooo:rsid="0ec4e668" officeooo:paragraph-rsid="001b5cae"/>
    </style:style>
    <style:style style:name="P429" style:family="paragraph" style:parent-style-name="Text_20_body" style:list-style-name="L64">
      <style:text-properties officeooo:rsid="0dc63681" officeooo:paragraph-rsid="001b5cae"/>
    </style:style>
    <style:style style:name="P430" style:family="paragraph" style:parent-style-name="Text_20_body" style:list-style-name="L64">
      <style:text-properties officeooo:rsid="0dc63df3" officeooo:paragraph-rsid="001b5cae"/>
    </style:style>
    <style:style style:name="P431" style:family="paragraph" style:parent-style-name="Text_20_body" style:list-style-name="L64">
      <style:text-properties officeooo:rsid="0fd88b4a" officeooo:paragraph-rsid="001b5cae"/>
    </style:style>
    <style:style style:name="P432" style:family="paragraph" style:parent-style-name="Text_20_body" style:list-style-name="L64">
      <style:text-properties officeooo:rsid="0423aa3b" officeooo:paragraph-rsid="001b5cae"/>
    </style:style>
    <style:style style:name="P433" style:family="paragraph" style:parent-style-name="Text_20_body" style:list-style-name="L64">
      <style:text-properties officeooo:rsid="04266204" officeooo:paragraph-rsid="001b5cae"/>
    </style:style>
    <style:style style:name="P434" style:family="paragraph" style:parent-style-name="Text_20_body" style:list-style-name="L64">
      <style:text-properties officeooo:rsid="0dd44f9c" officeooo:paragraph-rsid="001b5cae"/>
    </style:style>
    <style:style style:name="P435" style:family="paragraph" style:parent-style-name="Text_20_body" style:list-style-name="L64">
      <style:text-properties officeooo:rsid="0dd71bdc" officeooo:paragraph-rsid="001b5cae"/>
    </style:style>
    <style:style style:name="P436" style:family="paragraph" style:parent-style-name="Text_20_body" style:list-style-name="L64">
      <style:text-properties officeooo:rsid="02b17aa4" officeooo:paragraph-rsid="001b5cae"/>
    </style:style>
    <style:style style:name="P437" style:family="paragraph" style:parent-style-name="Text_20_body" style:list-style-name="L64">
      <style:text-properties officeooo:rsid="02a2a508" officeooo:paragraph-rsid="001b5cae"/>
    </style:style>
    <style:style style:name="P438" style:family="paragraph" style:parent-style-name="Text_20_body" style:list-style-name="L64">
      <style:text-properties officeooo:rsid="02aab832" officeooo:paragraph-rsid="001b5cae"/>
    </style:style>
    <style:style style:name="P439" style:family="paragraph" style:parent-style-name="Text_20_body" style:list-style-name="L64">
      <style:text-properties officeooo:rsid="0305ee30" officeooo:paragraph-rsid="001b5cae"/>
    </style:style>
    <style:style style:name="T1" style:family="text">
      <style:text-properties officeooo:rsid="008af047"/>
    </style:style>
    <style:style style:name="T2" style:family="text">
      <style:text-properties fo:font-style="italic" style:font-style-asian="italic" style:font-style-complex="italic"/>
    </style:style>
    <style:style style:name="T3" style:family="text">
      <style:text-properties fo:font-style="italic" officeooo:rsid="334baf9d" style:font-style-asian="italic" style:font-style-complex="italic"/>
    </style:style>
    <style:style style:name="T4" style:family="text">
      <style:text-properties officeooo:rsid="46ac3e51"/>
    </style:style>
    <style:style style:name="T5" style:family="text">
      <style:text-properties officeooo:rsid="4732ba3d"/>
    </style:style>
    <style:style style:name="T6" style:family="text">
      <style:text-properties fo:font-weight="bold" style:font-weight-asian="bold" style:font-weight-complex="bold"/>
    </style:style>
    <style:style style:name="T7" style:family="text">
      <style:text-properties fo:font-weight="bold" officeooo:rsid="46aba729" style:font-weight-asian="bold" style:font-weight-complex="bold"/>
    </style:style>
    <style:style style:name="T8" style:family="text">
      <style:text-properties fo:font-weight="normal" officeooo:rsid="4732ba3d"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officeooo:rsid="47335ff4"/>
    </style:style>
    <style:style style:name="T11" style:family="text">
      <style:text-properties style:text-underline-style="solid" style:text-underline-width="auto" style:text-underline-color="font-color" officeooo:rsid="0f0ffb57"/>
    </style:style>
    <style:style style:name="T12" style:family="text">
      <style:text-properties officeooo:rsid="0f0ffb57"/>
    </style:style>
    <style:style style:name="T13" style:family="text">
      <style:text-properties style:text-underline-style="none" officeooo:rsid="0f0ffb57"/>
    </style:style>
    <style:style style:name="T14" style:family="text">
      <style:text-properties fo:color="#127622" loext:opacity="100%"/>
    </style:style>
    <style:style style:name="T15" style:family="text">
      <style:text-properties officeooo:rsid="0f11b79b"/>
    </style:style>
    <style:style style:name="T16" style:family="text">
      <style:text-properties fo:color="#2a6099" loext:opacity="100%"/>
    </style:style>
    <style:style style:name="T17" style:family="text">
      <style:text-properties fo:color="#c9211e" loext:opacity="100%"/>
    </style:style>
    <style:style style:name="T18" style:family="text">
      <style:text-properties officeooo:rsid="3bd6e67a"/>
    </style:style>
    <style:style style:name="T19" style:family="text">
      <style:text-properties officeooo:rsid="030700f0"/>
    </style:style>
    <style:style style:name="T20" style:family="text">
      <style:text-properties fo:font-weight="bold" officeooo:rsid="030700f0" style:font-weight-asian="bold" style:font-weight-complex="bold"/>
    </style:style>
    <style:style style:name="T21" style:family="text">
      <style:text-properties fo:font-weight="bold" officeooo:rsid="3bd7e7c9" style:font-weight-asian="bold" style:font-weight-complex="bold"/>
    </style:style>
    <style:style style:name="T22" style:family="text">
      <style:text-properties fo:color="#2a6099" loext:opacity="100%" officeooo:rsid="030700f0"/>
    </style:style>
    <style:style style:name="T23" style:family="text">
      <style:text-properties officeooo:rsid="11688b2a"/>
    </style:style>
    <style:style style:name="T24" style:family="text">
      <style:text-properties officeooo:rsid="3bd9a297"/>
    </style:style>
    <style:style style:name="T25" style:family="text">
      <style:text-properties officeooo:rsid="46adf4dc"/>
    </style:style>
    <style:style style:name="T26" style:family="text">
      <style:text-properties fo:font-weight="bold" officeooo:rsid="46adf4dc" style:font-weight-asian="bold" style:font-weight-complex="bold"/>
    </style:style>
    <style:style style:name="T27" style:family="text">
      <style:text-properties officeooo:rsid="425c64cd"/>
    </style:style>
    <style:style style:name="T28" style:family="text">
      <style:text-properties fo:font-weight="bold" officeooo:rsid="3f1183e4" style:font-weight-asian="bold" style:font-weight-complex="bold"/>
    </style:style>
    <style:style style:name="T29" style:family="text">
      <style:text-properties officeooo:rsid="3f1183e4"/>
    </style:style>
    <style:style style:name="T30" style:family="text">
      <style:text-properties fo:font-weight="bold" officeooo:rsid="026aaa56" style:font-weight-asian="bold" style:font-weight-complex="bold"/>
    </style:style>
    <style:style style:name="T31" style:family="text">
      <style:text-properties fo:color="#2a6099" loext:opacity="100%" fo:font-weight="normal" officeooo:rsid="026aaa56" style:font-weight-asian="normal" style:font-weight-complex="normal"/>
    </style:style>
    <style:style style:name="T32" style:family="text">
      <style:text-properties fo:color="#c9211e" loext:opacity="100%" fo:font-weight="normal" officeooo:rsid="026aaa56" style:font-weight-asian="normal" style:font-weight-complex="normal"/>
    </style:style>
    <style:style style:name="T33" style:family="text">
      <style:text-properties fo:font-weight="normal" officeooo:rsid="026aaa56" style:font-weight-asian="normal" style:font-weight-complex="normal"/>
    </style:style>
    <style:style style:name="T34" style:family="text">
      <style:text-properties fo:color="#000000" loext:opacity="100%" fo:font-weight="bold" officeooo:rsid="0013381f" style:font-weight-asian="bold" style:font-weight-complex="bold"/>
    </style:style>
    <style:style style:name="T35" style:family="text">
      <style:text-properties fo:color="#2a6099" loext:opacity="100%" fo:font-weight="bold" officeooo:rsid="0013381f" style:font-weight-asian="bold" style:font-weight-complex="bold"/>
    </style:style>
    <style:style style:name="T36" style:family="text">
      <style:text-properties fo:color="#2a6099" loext:opacity="100%" fo:font-weight="normal" officeooo:rsid="0013381f" style:font-weight-asian="normal" style:font-weight-complex="normal"/>
    </style:style>
    <style:style style:name="T37" style:family="text">
      <style:text-properties fo:color="#c9211e" loext:opacity="100%" fo:font-weight="normal" officeooo:rsid="0013381f" style:font-weight-asian="normal" style:font-weight-complex="normal"/>
    </style:style>
    <style:style style:name="T38" style:family="text">
      <style:text-properties fo:color="#000000" loext:opacity="100%" officeooo:rsid="3eefdb85"/>
    </style:style>
    <style:style style:name="T39" style:family="text">
      <style:text-properties officeooo:rsid="3eefdb85"/>
    </style:style>
    <style:style style:name="T40" style:family="text">
      <style:text-properties officeooo:rsid="026aaa56"/>
    </style:style>
    <style:style style:name="T41" style:family="text">
      <style:text-properties fo:font-weight="normal" officeooo:rsid="02b35a58" style:font-weight-asian="normal" style:font-weight-complex="normal"/>
    </style:style>
    <style:style style:name="T42" style:family="text">
      <style:text-properties fo:color="#c9211e" loext:opacity="100%" fo:font-weight="normal" officeooo:rsid="02b35a58" style:font-weight-asian="normal" style:font-weight-complex="normal"/>
    </style:style>
    <style:style style:name="T43" style:family="text">
      <style:text-properties fo:font-weight="normal" officeooo:rsid="2add0449" style:font-weight-asian="normal" style:font-weight-complex="normal"/>
    </style:style>
    <style:style style:name="T44" style:family="text">
      <style:text-properties fo:font-weight="bold" officeooo:rsid="02b35a58" style:font-weight-asian="bold" style:font-weight-complex="bold"/>
    </style:style>
    <style:style style:name="T45" style:family="text">
      <style:text-properties fo:font-weight="bold" officeooo:rsid="3bdb65ac" style:font-weight-asian="bold" style:font-weight-complex="bold"/>
    </style:style>
    <style:style style:name="T46" style:family="text">
      <style:text-properties fo:font-weight="normal" officeooo:rsid="46adf4dc" style:font-weight-asian="normal" style:font-weight-complex="normal"/>
    </style:style>
    <style:style style:name="T47" style:family="text">
      <style:text-properties fo:color="#2a6099" loext:opacity="100%" fo:font-weight="normal" officeooo:rsid="46adf4dc" style:font-weight-asian="normal" style:font-weight-complex="normal"/>
    </style:style>
    <style:style style:name="T48" style:family="text">
      <style:text-properties fo:font-weight="normal" style:font-weight-asian="normal" style:font-weight-complex="normal"/>
    </style:style>
    <style:style style:name="T49" style:family="text">
      <style:text-properties fo:color="#000000" loext:opacity="100%" fo:font-weight="normal" officeooo:rsid="026aaa56" style:font-weight-asian="normal" style:font-weight-complex="normal"/>
    </style:style>
    <style:style style:name="T50" style:family="text">
      <style:text-properties fo:color="#000000" loext:opacity="100%" fo:font-weight="normal" officeooo:rsid="0f0cd359" style:font-weight-asian="normal" style:font-weight-complex="normal"/>
    </style:style>
    <style:style style:name="T51" style:family="text">
      <style:text-properties fo:color="#000000" loext:opacity="100%" fo:font-weight="bold" officeooo:rsid="026aaa56" style:font-weight-asian="bold" style:font-weight-complex="bold"/>
    </style:style>
    <style:style style:name="T52" style:family="text">
      <style:text-properties fo:color="#000000" loext:opacity="100%" fo:font-weight="bold" officeooo:rsid="100efb24" style:font-weight-asian="bold" style:font-weight-complex="bold"/>
    </style:style>
    <style:style style:name="T53" style:family="text">
      <style:text-properties fo:color="#000000" loext:opacity="100%" fo:font-weight="normal" officeooo:rsid="100efb24" style:font-weight-asian="normal" style:font-weight-complex="normal"/>
    </style:style>
    <style:style style:name="T54" style:family="text">
      <style:text-properties fo:color="#158466" loext:opacity="100%" fo:font-weight="normal" officeooo:rsid="100efb24" style:font-weight-asian="normal" style:font-weight-complex="normal"/>
    </style:style>
    <style:style style:name="T55" style:family="text">
      <style:text-properties officeooo:rsid="46afc45c"/>
    </style:style>
    <style:style style:name="T56" style:family="text">
      <style:text-properties fo:color="#000000" loext:opacity="100%" fo:font-weight="bold" officeooo:rsid="0dba72d3" style:font-weight-asian="bold" style:font-weight-complex="bold"/>
    </style:style>
    <style:style style:name="T57" style:family="text">
      <style:text-properties fo:color="#000000" loext:opacity="100%" fo:font-weight="bold" officeooo:rsid="337db5da" style:font-weight-asian="bold" style:font-weight-complex="bold"/>
    </style:style>
    <style:style style:name="T58" style:family="text">
      <style:text-properties fo:color="#000000" loext:opacity="100%" officeooo:rsid="337db5da"/>
    </style:style>
    <style:style style:name="T59" style:family="text">
      <style:text-properties fo:color="#2a6099" loext:opacity="100%" officeooo:rsid="337db5da"/>
    </style:style>
    <style:style style:name="T60" style:family="text">
      <style:text-properties fo:color="#c9211e" loext:opacity="100%" officeooo:rsid="337db5da"/>
    </style:style>
    <style:style style:name="T61" style:family="text">
      <style:text-properties fo:color="#c9211e" loext:opacity="100%" style:text-underline-style="solid" style:text-underline-width="auto" style:text-underline-color="font-color" officeooo:rsid="337db5da"/>
    </style:style>
    <style:style style:name="T62" style:family="text">
      <style:text-properties fo:color="#000000" loext:opacity="100%" officeooo:rsid="46afc45c"/>
    </style:style>
    <style:style style:name="T63" style:family="text">
      <style:text-properties fo:color="#000000" loext:opacity="100%" officeooo:rsid="0dba72d3"/>
    </style:style>
    <style:style style:name="T64" style:family="text">
      <style:text-properties fo:color="#c9211e" loext:opacity="100%" officeooo:rsid="0dba72d3"/>
    </style:style>
    <style:style style:name="T65" style:family="text">
      <style:text-properties fo:color="#c9211e" loext:opacity="100%" style:text-underline-style="solid" style:text-underline-width="auto" style:text-underline-color="font-color" officeooo:rsid="0dba72d3"/>
    </style:style>
    <style:style style:name="T66" style:family="text">
      <style:text-properties officeooo:rsid="0ff62853"/>
    </style:style>
    <style:style style:name="T67" style:family="text">
      <style:text-properties officeooo:rsid="1168a19f"/>
    </style:style>
    <style:style style:name="T68" style:family="text">
      <style:text-properties officeooo:rsid="116a30d1"/>
    </style:style>
    <style:style style:name="T69" style:family="text">
      <style:text-properties officeooo:rsid="0013381f"/>
    </style:style>
    <style:style style:name="T70" style:family="text">
      <style:text-properties officeooo:rsid="0f06744f"/>
    </style:style>
    <style:style style:name="T71" style:family="text">
      <style:text-properties style:text-underline-style="solid" style:text-underline-width="auto" style:text-underline-color="font-color" officeooo:rsid="0f06744f"/>
    </style:style>
    <style:style style:name="T72" style:family="text">
      <style:text-properties officeooo:rsid="45dd3a95"/>
    </style:style>
    <style:style style:name="T73" style:family="text">
      <style:text-properties fo:font-weight="bold" officeooo:rsid="0f071d13" style:font-weight-asian="bold" style:font-weight-complex="bold"/>
    </style:style>
    <style:style style:name="T74" style:family="text">
      <style:text-properties officeooo:rsid="0f071d13"/>
    </style:style>
    <style:style style:name="T75" style:family="text">
      <style:text-properties fo:color="#2a6099" loext:opacity="100%" officeooo:rsid="0f071d13"/>
    </style:style>
    <style:style style:name="T76" style:family="text">
      <style:text-properties fo:color="#c9211e" loext:opacity="100%" style:text-underline-style="solid" style:text-underline-width="auto" style:text-underline-color="font-color" officeooo:rsid="0f071d13"/>
    </style:style>
    <style:style style:name="T77" style:family="text">
      <style:text-properties fo:color="#2a6099" loext:opacity="100%" style:text-underline-style="solid" style:text-underline-width="auto" style:text-underline-color="font-color" officeooo:rsid="0f071d13"/>
    </style:style>
    <style:style style:name="T78" style:family="text">
      <style:text-properties officeooo:rsid="0f07792a"/>
    </style:style>
    <style:style style:name="T79" style:family="text">
      <style:text-properties style:text-underline-style="solid" style:text-underline-width="auto" style:text-underline-color="font-color" officeooo:rsid="0f07792a"/>
    </style:style>
    <style:style style:name="T80" style:family="text">
      <style:text-properties officeooo:rsid="46b0b109"/>
    </style:style>
    <style:style style:name="T81" style:family="text">
      <style:text-properties style:text-underline-style="none" officeooo:rsid="0f07792a"/>
    </style:style>
    <style:style style:name="T82" style:family="text">
      <style:text-properties fo:font-weight="bold" officeooo:rsid="0f07792a" style:font-weight-asian="bold" style:font-weight-complex="bold"/>
    </style:style>
    <style:style style:name="T83" style:family="text">
      <style:text-properties fo:color="#2a6099" loext:opacity="100%" officeooo:rsid="0f07792a"/>
    </style:style>
    <style:style style:name="T84" style:family="text">
      <style:text-properties fo:color="#2a6099" loext:opacity="100%" style:text-underline-style="solid" style:text-underline-width="auto" style:text-underline-color="font-color" officeooo:rsid="0f07792a"/>
    </style:style>
    <style:style style:name="T85" style:family="text">
      <style:text-properties fo:color="#c9211e" loext:opacity="100%" style:text-underline-style="solid" style:text-underline-width="auto" style:text-underline-color="font-color" officeooo:rsid="0f07792a"/>
    </style:style>
    <style:style style:name="T86" style:family="text">
      <style:text-properties officeooo:rsid="116c1c3e"/>
    </style:style>
    <style:style style:name="T87" style:family="text">
      <style:text-properties officeooo:rsid="0ff3fdee"/>
    </style:style>
    <style:style style:name="T88" style:family="text">
      <style:text-properties officeooo:rsid="0dbd47d1"/>
    </style:style>
    <style:style style:name="T89" style:family="text">
      <style:text-properties fo:font-weight="bold" officeooo:rsid="0dbd47d1" style:font-weight-asian="bold" style:font-weight-complex="bold"/>
    </style:style>
    <style:style style:name="T90" style:family="text">
      <style:text-properties officeooo:rsid="0dbe50ae"/>
    </style:style>
    <style:style style:name="T91" style:family="text">
      <style:text-properties officeooo:rsid="116e18b9"/>
    </style:style>
    <style:style style:name="T92" style:family="text">
      <style:text-properties fo:color="#2a6099" loext:opacity="100%" fo:font-weight="bold" officeooo:rsid="002ffdf2" style:font-weight-asian="bold" style:font-weight-complex="bold"/>
    </style:style>
    <style:style style:name="T93" style:family="text">
      <style:text-properties fo:color="#2a6099" loext:opacity="100%" officeooo:rsid="002ffdf2"/>
    </style:style>
    <style:style style:name="T94" style:family="text">
      <style:text-properties fo:color="#2a6099" loext:opacity="100%" style:text-underline-style="solid" style:text-underline-width="auto" style:text-underline-color="font-color" officeooo:rsid="002ffdf2"/>
    </style:style>
    <style:style style:name="T95" style:family="text">
      <style:text-properties officeooo:rsid="002ffdf2"/>
    </style:style>
    <style:style style:name="T96" style:family="text">
      <style:text-properties officeooo:rsid="46b3d17d"/>
    </style:style>
    <style:style style:name="T97" style:family="text">
      <style:text-properties officeooo:rsid="0ff9b9cb"/>
    </style:style>
    <style:style style:name="T98" style:family="text">
      <style:text-properties officeooo:rsid="0dda1ecf"/>
    </style:style>
    <style:style style:name="T99" style:family="text">
      <style:text-properties style:text-underline-style="solid" style:text-underline-width="auto" style:text-underline-color="font-color" officeooo:rsid="0dda1ecf"/>
    </style:style>
    <style:style style:name="T100" style:family="text">
      <style:text-properties fo:font-weight="normal" officeooo:rsid="0013381f" style:font-weight-asian="normal" style:font-weight-complex="normal"/>
    </style:style>
    <style:style style:name="T101" style:family="text">
      <style:text-properties officeooo:rsid="1a8c4558"/>
    </style:style>
    <style:style style:name="T102" style:family="text">
      <style:text-properties fo:font-weight="bold" officeooo:rsid="46b3d17d" style:font-weight-asian="bold" style:font-weight-complex="bold"/>
    </style:style>
    <style:style style:name="T103" style:family="text">
      <style:text-properties fo:color="#000000" loext:opacity="100%" fo:font-weight="bold" officeooo:rsid="3be6a928" style:font-weight-asian="bold" style:font-weight-complex="bold"/>
    </style:style>
    <style:style style:name="T104" style:family="text">
      <style:text-properties fo:color="#2a6099" loext:opacity="100%" officeooo:rsid="04266204"/>
    </style:style>
    <style:style style:name="T105" style:family="text">
      <style:text-properties fo:color="#c9211e" loext:opacity="100%" style:text-underline-style="solid" style:text-underline-width="auto" style:text-underline-color="font-color" officeooo:rsid="04266204"/>
    </style:style>
    <style:style style:name="T106" style:family="text">
      <style:text-properties fo:color="#800080" loext:opacity="100%" style:text-underline-style="solid" style:text-underline-width="auto" style:text-underline-color="font-color" officeooo:rsid="2a5b3ed5"/>
    </style:style>
    <style:style style:name="T107" style:family="text">
      <style:text-properties fo:color="#800080" loext:opacity="100%" style:text-underline-style="solid" style:text-underline-width="auto" style:text-underline-color="font-color" officeooo:rsid="2a5b3ed5" loext:padding="0.0193in" loext:border="0.06pt solid #000000"/>
    </style:style>
    <style:style style:name="T108" style:family="text">
      <style:text-properties fo:color="#2a6099" loext:opacity="100%" style:text-underline-style="solid" style:text-underline-width="auto" style:text-underline-color="font-color" officeooo:rsid="04266204"/>
    </style:style>
    <style:style style:name="T109" style:family="text">
      <style:text-properties officeooo:rsid="11722487"/>
    </style:style>
    <style:style style:name="T110" style:family="text">
      <style:text-properties officeooo:rsid="11702e6d"/>
    </style:style>
    <style:style style:name="T111" style:family="text">
      <style:text-properties officeooo:rsid="0dcd658b"/>
    </style:style>
    <style:style style:name="T112" style:family="text">
      <style:text-properties officeooo:rsid="11724e6b"/>
    </style:style>
    <style:style style:name="T113" style:family="text">
      <style:text-properties fo:color="#c9211e" loext:opacity="100%" officeooo:rsid="01dcd085"/>
    </style:style>
    <style:style style:name="T114" style:family="text">
      <style:text-properties officeooo:rsid="01dcd085"/>
    </style:style>
    <style:style style:name="T115" style:family="text">
      <style:text-properties officeooo:rsid="11730d55"/>
    </style:style>
    <style:style style:name="T116" style:family="text">
      <style:text-properties officeooo:rsid="0ddf7bd5"/>
    </style:style>
    <style:style style:name="T117" style:family="text">
      <style:text-properties officeooo:rsid="0de00dc8"/>
    </style:style>
    <style:style style:name="T118" style:family="text">
      <style:text-properties officeooo:rsid="0ffd3d85"/>
    </style:style>
    <style:style style:name="T119" style:family="text">
      <style:text-properties officeooo:rsid="11745e36"/>
    </style:style>
    <style:style style:name="T120" style:family="text">
      <style:text-properties officeooo:rsid="0f0bce97"/>
    </style:style>
    <style:style style:name="T121" style:family="text">
      <style:text-properties officeooo:rsid="0f09bf1f"/>
    </style:style>
    <style:style style:name="T122" style:family="text">
      <style:text-properties officeooo:rsid="1727a5c7"/>
    </style:style>
    <style:style style:name="T123" style:family="text">
      <style:text-properties fo:font-weight="bold" officeooo:rsid="01dcd085" style:font-weight-asian="bold" style:font-weight-complex="bold"/>
    </style:style>
    <style:style style:name="T124" style:family="text">
      <style:text-properties fo:color="#c9211e" loext:opacity="100%" officeooo:rsid="117581b8"/>
    </style:style>
    <style:style style:name="T125" style:family="text">
      <style:text-properties officeooo:rsid="117581b8"/>
    </style:style>
    <style:style style:name="T126" style:family="text">
      <style:text-properties fo:color="#2a6099" loext:opacity="100%" officeooo:rsid="01dcd085"/>
    </style:style>
    <style:style style:name="T127" style:family="text">
      <style:text-properties fo:color="#2a6099" loext:opacity="100%" style:text-underline-style="solid" style:text-underline-width="auto" style:text-underline-color="font-color" officeooo:rsid="01dcd085"/>
    </style:style>
    <style:style style:name="T128" style:family="text">
      <style:text-properties officeooo:rsid="026d520f"/>
    </style:style>
    <style:style style:name="T129" style:family="text">
      <style:text-properties officeooo:rsid="01e027fe"/>
    </style:style>
    <style:style style:name="T130" style:family="text">
      <style:text-properties fo:color="#2a6099" loext:opacity="100%" style:text-underline-style="none" fo:font-weight="normal" style:font-weight-asian="normal" style:font-weight-complex="normal"/>
    </style:style>
    <style:style style:name="T131" style:family="text">
      <style:text-properties fo:color="#c9211e" loext:opacity="100%" style:text-underline-style="none" fo:font-weight="normal" style:font-weight-asian="normal" style:font-weight-complex="normal"/>
    </style:style>
    <style:style style:name="T132" style:family="text">
      <style:text-properties fo:color="#000000" loext:opacity="100%" style:text-underline-style="none" fo:font-weight="bold" officeooo:rsid="02bc41dd" style:font-weight-asian="bold" style:font-weight-complex="bold"/>
    </style:style>
    <style:style style:name="T133" style:family="text">
      <style:text-properties fo:color="#2a6099" loext:opacity="100%" style:text-underline-style="none" fo:font-weight="normal" officeooo:rsid="02bc41dd" style:font-weight-asian="normal" style:font-weight-complex="normal"/>
    </style:style>
    <style:style style:name="T134" style:family="text">
      <style:text-properties fo:color="#000000" loext:opacity="100%" style:text-underline-style="none" fo:font-weight="bold" officeooo:rsid="008bd990" style:font-weight-asian="bold" style:font-weight-complex="bold"/>
    </style:style>
    <style:style style:name="T135" style:family="text">
      <style:text-properties fo:color="#2a6099" loext:opacity="100%" style:text-underline-style="none" fo:font-weight="bold" officeooo:rsid="008bd990" style:font-weight-asian="bold" style:font-weight-complex="bold"/>
    </style:style>
    <style:style style:name="T136" style:family="text">
      <style:text-properties fo:color="#2a6099" loext:opacity="100%" style:text-underline-style="none" fo:font-weight="normal" officeooo:rsid="008bd990" style:font-weight-asian="normal" style:font-weight-complex="normal"/>
    </style:style>
    <style:style style:name="T137" style:family="text">
      <style:text-properties fo:color="#c9211e" loext:opacity="100%" style:text-underline-style="none" fo:font-weight="normal" officeooo:rsid="008bd990" style:font-weight-asian="normal" style:font-weight-complex="normal"/>
    </style:style>
    <style:style style:name="T138" style:family="text">
      <style:text-properties fo:color="#bf0041" loext:opacity="100%" style:text-underline-style="none" fo:font-weight="normal" officeooo:rsid="008bd990" style:font-weight-asian="normal" style:font-weight-complex="normal"/>
    </style:style>
    <style:style style:name="T139" style:family="text">
      <style:text-properties fo:color="#2a6099" loext:opacity="100%" style:text-underline-style="none" fo:font-weight="normal" officeooo:rsid="0132072a" style:font-weight-asian="normal" style:font-weight-complex="normal"/>
    </style:style>
    <style:style style:name="T140" style:family="text">
      <style:text-properties fo:color="#000000" loext:opacity="100%" style:text-underline-style="none" fo:font-weight="bold" officeooo:rsid="00901982" style:font-weight-asian="bold" style:font-weight-complex="bold"/>
    </style:style>
    <style:style style:name="T141" style:family="text">
      <style:text-properties fo:color="#2a6099" loext:opacity="100%" style:text-underline-style="none" fo:font-weight="bold" officeooo:rsid="00901982" style:font-weight-asian="bold" style:font-weight-complex="bold"/>
    </style:style>
    <style:style style:name="T142" style:family="text">
      <style:text-properties fo:color="#2a6099" loext:opacity="100%" style:text-underline-style="none" fo:font-weight="normal" officeooo:rsid="00901982" style:font-weight-asian="normal" style:font-weight-complex="normal"/>
    </style:style>
    <style:style style:name="T143" style:family="text">
      <style:text-properties fo:color="#bf0041" loext:opacity="100%" style:text-underline-style="none" fo:font-weight="normal" officeooo:rsid="00901982" style:font-weight-asian="normal" style:font-weight-complex="normal"/>
    </style:style>
    <style:style style:name="T144" style:family="text">
      <style:text-properties fo:color="#000000" loext:opacity="100%" style:text-underline-style="none" fo:font-weight="bold" officeooo:rsid="0091f17d" style:font-weight-asian="bold" style:font-weight-complex="bold"/>
    </style:style>
    <style:style style:name="T145" style:family="text">
      <style:text-properties fo:color="#2a6099" loext:opacity="100%" style:text-underline-style="none" fo:font-weight="bold" officeooo:rsid="0091f17d" style:font-weight-asian="bold" style:font-weight-complex="bold"/>
    </style:style>
    <style:style style:name="T146" style:family="text">
      <style:text-properties fo:color="#2a6099" loext:opacity="100%" style:text-underline-style="none" fo:font-weight="normal" officeooo:rsid="0091f17d" style:font-weight-asian="normal" style:font-weight-complex="normal"/>
    </style:style>
    <style:style style:name="T147" style:family="text">
      <style:text-properties fo:color="#000000" loext:opacity="100%" style:font-name="Times New Roman" style:text-underline-style="none" fo:font-weight="bold" officeooo:rsid="0091f17d" style:font-weight-asian="bold" style:font-weight-complex="bold"/>
    </style:style>
    <style:style style:name="T148" style:family="text">
      <style:text-properties fo:color="#2a6099" loext:opacity="100%" style:font-name="Times New Roman" style:text-underline-style="none" fo:font-weight="bold" officeooo:rsid="0091f17d" style:font-weight-asian="bold" style:font-weight-complex="bold"/>
    </style:style>
    <style:style style:name="T149" style:family="text">
      <style:text-properties fo:font-variant="normal" fo:text-transform="none" fo:color="#2a6099" loext:opacity="100%" style:font-name="Times New Roman" fo:letter-spacing="normal" style:text-underline-style="none" fo:font-weight="normal" officeooo:rsid="0091f17d" style:font-weight-asian="normal" style:font-weight-complex="normal"/>
    </style:style>
    <style:style style:name="T150" style:family="text">
      <style:text-properties fo:font-variant="normal" fo:text-transform="none" fo:color="#2a6099" loext:opacity="100%" style:font-name="Times New Roman" fo:font-size="12pt" fo:letter-spacing="normal" fo:font-style="normal" style:text-underline-style="none" fo:font-weight="normal" officeooo:rsid="0091f17d" style:font-weight-asian="normal" style:font-weight-complex="normal"/>
    </style:style>
    <style:style style:name="T151" style:family="text">
      <style:text-properties fo:font-variant="normal" fo:text-transform="none" fo:color="#c9211e" loext:opacity="100%" style:font-name="Times New Roman" fo:font-size="12pt" fo:letter-spacing="normal" fo:font-style="normal" style:text-underline-style="none" fo:font-weight="normal" officeooo:rsid="0091f17d" style:font-weight-asian="normal" style:font-weight-complex="normal"/>
    </style:style>
    <style:style style:name="T152" style:family="text">
      <style:text-properties fo:color="#2a6099" loext:opacity="100%" style:font-name="Times New Roman" style:text-underline-style="none" fo:font-weight="normal" officeooo:rsid="0091f17d" style:font-weight-asian="normal" style:font-weight-complex="normal"/>
    </style:style>
    <style:style style:name="T153" style:family="text">
      <style:text-properties fo:color="#000000" loext:opacity="100%" style:font-name="Times New Roman" style:text-underline-style="none" fo:font-weight="bold" officeooo:rsid="0093e49e" style:font-weight-asian="bold" style:font-weight-complex="bold"/>
    </style:style>
    <style:style style:name="T154" style:family="text">
      <style:text-properties fo:color="#2a6099" loext:opacity="100%" style:font-name="Times New Roman" style:text-underline-style="none" fo:font-weight="bold" officeooo:rsid="0093e49e" style:font-weight-asian="bold" style:font-weight-complex="bold"/>
    </style:style>
    <style:style style:name="T155" style:family="text">
      <style:text-properties fo:font-variant="normal" fo:text-transform="none" fo:color="#000000" loext:opacity="100%" style:font-name="Times New Roman" fo:font-size="12pt" fo:letter-spacing="normal" fo:font-style="normal" style:text-underline-style="none" fo:font-weight="bold" officeooo:rsid="00951638" style:font-weight-asian="bold" style:font-weight-complex="bold"/>
    </style:style>
    <style:style style:name="T156" style:family="text">
      <style:text-properties fo:font-variant="normal" fo:text-transform="none" fo:color="#2a6099" loext:opacity="100%" style:font-name="Times New Roman" fo:font-size="12pt" fo:letter-spacing="normal" fo:font-style="normal" style:text-underline-style="none" fo:font-weight="bold" officeooo:rsid="00951638" style:font-weight-asian="bold" style:font-weight-complex="bold"/>
    </style:style>
    <style:style style:name="T157" style:family="text">
      <style:text-properties fo:font-variant="normal" fo:text-transform="none" fo:color="#2a6099" loext:opacity="100%" style:font-name="Times New Roman" fo:font-size="12pt" fo:letter-spacing="normal" fo:font-style="normal" style:text-underline-style="none" fo:font-weight="normal" officeooo:rsid="00951638" style:font-weight-asian="normal" style:font-weight-complex="normal"/>
    </style:style>
    <style:style style:name="T158" style:family="text">
      <style:text-properties fo:font-variant="normal" fo:text-transform="none" fo:color="#c9211e" loext:opacity="100%" style:font-name="Times New Roman" fo:font-size="12pt" fo:letter-spacing="normal" fo:font-style="normal" style:text-underline-style="none" fo:font-weight="normal" officeooo:rsid="00951638" style:font-weight-asian="normal" style:font-weight-complex="normal"/>
    </style:style>
    <style:style style:name="T159" style:family="text">
      <style:text-properties fo:font-variant="normal" fo:text-transform="none" fo:color="#c9211e" loext:opacity="100%" style:font-name="Times New Roman" fo:font-size="12pt" fo:letter-spacing="normal" fo:font-style="normal" style:text-underline-style="solid" style:text-underline-width="auto" style:text-underline-color="font-color" fo:font-weight="normal" officeooo:rsid="00951638" style:font-weight-asian="normal" style:font-weight-complex="normal"/>
    </style:style>
    <style:style style:name="T160" style:family="text">
      <style:text-properties fo:font-variant="normal" fo:text-transform="none" fo:color="#000000" loext:opacity="100%" style:font-name="Times New Roman" fo:font-size="12pt" fo:letter-spacing="normal" fo:font-style="normal" style:text-underline-style="none" fo:font-weight="bold" officeooo:rsid="3387e3c1" style:font-weight-asian="bold" style:font-weight-complex="bold"/>
    </style:style>
    <style:style style:name="T161" style:family="text">
      <style:text-properties fo:font-variant="normal" fo:text-transform="none" fo:color="#2a6099" loext:opacity="100%" style:font-name="Times New Roman" fo:font-size="12pt" fo:letter-spacing="normal" fo:font-style="normal" style:text-underline-style="none" fo:font-weight="normal" officeooo:rsid="00147afe" style:font-weight-asian="normal" style:font-weight-complex="normal"/>
    </style:style>
    <style:style style:name="T162" style:family="text">
      <style:text-properties fo:font-variant="normal" fo:text-transform="none" fo:color="#c9211e" loext:opacity="100%" style:font-name="Times New Roman" fo:font-size="12pt" fo:letter-spacing="normal" fo:font-style="normal" style:text-underline-style="none" fo:font-weight="normal" officeooo:rsid="00147afe" style:font-weight-asian="normal" style:font-weight-complex="normal"/>
    </style:style>
    <style:style style:name="T163" style:family="text">
      <style:text-properties fo:font-variant="normal" fo:text-transform="none" fo:color="#bf0041" loext:opacity="100%" style:font-name="Times New Roman" fo:font-size="12pt" fo:letter-spacing="normal" fo:font-style="normal" style:text-underline-style="none" fo:font-weight="normal" officeooo:rsid="00147afe" style:font-weight-asian="normal" style:font-weight-complex="normal"/>
    </style:style>
    <style:style style:name="T164" style:family="text">
      <style:text-properties fo:font-variant="normal" fo:text-transform="none" fo:color="#000000" loext:opacity="100%" style:font-name="Times New Roman" fo:font-size="12pt" fo:letter-spacing="normal" fo:font-style="normal" style:text-underline-style="none" fo:font-weight="bold" officeooo:rsid="01c92827" style:font-weight-asian="bold" style:font-weight-complex="bold"/>
    </style:style>
    <style:style style:name="T165" style:family="text">
      <style:text-properties fo:font-variant="normal" fo:text-transform="none" fo:color="#2a6099" loext:opacity="100%" style:font-name="Times New Roman" fo:font-size="12pt" fo:letter-spacing="normal" fo:font-style="normal" style:text-underline-style="none" fo:font-weight="normal" officeooo:rsid="01c92827" style:font-weight-asian="normal" style:font-weight-complex="normal"/>
    </style:style>
    <style:style style:name="T166" style:family="text">
      <style:text-properties fo:font-variant="normal" fo:text-transform="none" fo:color="#000000" loext:opacity="100%" style:font-name="Times New Roman" fo:font-size="12pt" fo:letter-spacing="normal" fo:font-style="normal" style:text-underline-style="none" fo:font-weight="bold" officeooo:rsid="01caa35e" style:font-weight-asian="bold" style:font-weight-complex="bold"/>
    </style:style>
    <style:style style:name="T167" style:family="text">
      <style:text-properties fo:font-variant="normal" fo:text-transform="none" fo:color="#2a6099" loext:opacity="100%" style:font-name="Times New Roman" fo:font-size="12pt" fo:letter-spacing="normal" fo:font-style="normal" style:text-underline-style="none" fo:font-weight="normal" officeooo:rsid="01caa35e" style:font-weight-asian="normal" style:font-weight-complex="normal"/>
    </style:style>
    <style:style style:name="T168" style:family="text">
      <style:text-properties fo:font-variant="normal" fo:text-transform="none" fo:color="#c9211e" loext:opacity="100%" style:font-name="Times New Roman" fo:font-size="12pt" fo:letter-spacing="normal" fo:font-style="normal" style:text-underline-style="none" fo:font-weight="normal" officeooo:rsid="01caa35e" style:font-weight-asian="normal" style:font-weight-complex="normal"/>
    </style:style>
    <style:style style:name="T169" style:family="text">
      <style:text-properties fo:font-variant="normal" fo:text-transform="none" fo:color="#000000" loext:opacity="100%" style:font-name="Times New Roman" fo:font-size="12pt" fo:letter-spacing="normal" fo:font-style="normal" style:text-underline-style="none" fo:font-weight="bold" officeooo:rsid="01cca2f9" style:font-weight-asian="bold" style:font-weight-complex="bold"/>
    </style:style>
    <style:style style:name="T170" style:family="text">
      <style:text-properties fo:font-variant="normal" fo:text-transform="none" fo:color="#2a6099" loext:opacity="100%" style:font-name="Times New Roman" fo:font-size="12pt" fo:letter-spacing="normal" fo:font-style="normal" style:text-underline-style="none" fo:font-weight="bold" officeooo:rsid="01cca2f9" style:font-weight-asian="bold" style:font-weight-complex="bold"/>
    </style:style>
    <style:style style:name="T171" style:family="text">
      <style:text-properties fo:font-variant="normal" fo:text-transform="none" fo:color="#2a6099" loext:opacity="100%" style:font-name="Times New Roman" fo:font-size="12pt" fo:letter-spacing="normal" fo:font-style="normal" style:text-underline-style="none" fo:font-weight="normal" officeooo:rsid="01cca2f9" style:font-weight-asian="normal" style:font-weight-complex="normal"/>
    </style:style>
    <style:style style:name="T172" style:family="text">
      <style:text-properties fo:font-variant="normal" fo:text-transform="none" fo:color="#c9211e" loext:opacity="100%" style:font-name="Times New Roman" fo:font-size="12pt" fo:letter-spacing="normal" fo:font-style="normal" style:text-underline-style="none" fo:font-weight="normal" officeooo:rsid="01cca2f9" style:font-weight-asian="normal" style:font-weight-complex="normal"/>
    </style:style>
    <style:style style:name="T173" style:family="text">
      <style:text-properties fo:font-variant="normal" fo:text-transform="none" fo:color="#000000" loext:opacity="100%" style:font-name="Times New Roman" fo:font-size="12pt" fo:letter-spacing="normal" fo:font-style="normal" style:text-underline-style="none" fo:font-weight="bold" officeooo:rsid="01cd20b7" style:font-weight-asian="bold" style:font-weight-complex="bold"/>
    </style:style>
    <style:style style:name="T174" style:family="text">
      <style:text-properties fo:font-variant="normal" fo:text-transform="none" fo:color="#2a6099" loext:opacity="100%" style:font-name="Times New Roman" fo:font-size="12pt" fo:letter-spacing="normal" fo:font-style="normal" style:text-underline-style="none" fo:font-weight="bold" officeooo:rsid="01cd20b7" style:font-weight-asian="bold" style:font-weight-complex="bold"/>
    </style:style>
    <style:style style:name="T175" style:family="text">
      <style:text-properties fo:font-variant="normal" fo:text-transform="none" fo:color="#2a6099" loext:opacity="100%" style:font-name="Times New Roman" fo:font-size="12pt" fo:letter-spacing="normal" fo:font-style="normal" style:text-underline-style="none" fo:font-weight="normal" officeooo:rsid="01cd20b7" style:font-weight-asian="normal" style:font-weight-complex="normal"/>
    </style:style>
    <style:style style:name="T176" style:family="text">
      <style:text-properties fo:font-variant="normal" fo:text-transform="none" fo:color="#c9211e" loext:opacity="100%" style:font-name="Times New Roman" fo:font-size="12pt" fo:letter-spacing="normal" fo:font-style="normal" style:text-underline-style="none" fo:font-weight="normal" officeooo:rsid="01cd20b7" style:font-weight-asian="normal" style:font-weight-complex="normal"/>
    </style:style>
    <style:style style:name="T177" style:family="text">
      <style:text-properties fo:font-variant="normal" fo:text-transform="none" fo:color="#000000" loext:opacity="100%" style:font-name="Times New Roman" fo:font-size="12pt" fo:letter-spacing="normal" fo:font-style="normal" style:text-underline-style="none" fo:font-weight="bold" officeooo:rsid="0012b559" style:font-weight-asian="bold" style:font-weight-complex="bold"/>
    </style:style>
    <style:style style:name="T178" style:family="text">
      <style:text-properties fo:font-variant="normal" fo:text-transform="none" fo:color="#2a6099" loext:opacity="100%" style:font-name="Times New Roman" fo:font-size="12pt" fo:letter-spacing="normal" fo:font-style="normal" style:text-underline-style="none" fo:font-weight="bold" officeooo:rsid="0012b559" style:font-weight-asian="bold" style:font-weight-complex="bold"/>
    </style:style>
    <style:style style:name="T179" style:family="text">
      <style:text-properties fo:font-variant="normal" fo:text-transform="none" fo:color="#2a6099" loext:opacity="100%" style:font-name="Times New Roman" fo:font-size="12pt" fo:letter-spacing="normal" fo:font-style="normal" style:text-underline-style="none" fo:font-weight="normal" officeooo:rsid="0012b559" style:font-weight-asian="normal" style:font-weight-complex="normal"/>
    </style:style>
    <style:style style:name="T180" style:family="text">
      <style:text-properties fo:font-variant="normal" fo:text-transform="none" fo:color="#c9211e" loext:opacity="100%" style:font-name="Times New Roman" fo:font-size="12pt" fo:letter-spacing="normal" fo:font-style="normal" style:text-underline-style="none" fo:font-weight="normal" officeooo:rsid="0012b559" style:font-weight-asian="normal" style:font-weight-complex="normal"/>
    </style:style>
    <style:style style:name="T181" style:family="text">
      <style:text-properties fo:font-variant="normal" fo:text-transform="none" fo:color="#000000" loext:opacity="100%" style:font-name="Times New Roman" fo:font-size="12pt" fo:letter-spacing="normal" fo:font-style="normal" style:text-underline-style="none" fo:font-weight="bold" officeooo:rsid="2ae91ce2" style:font-weight-asian="bold" style:font-weight-complex="bold"/>
    </style:style>
    <style:style style:name="T182" style:family="text">
      <style:text-properties fo:font-variant="normal" fo:text-transform="none" fo:color="#2a6099" loext:opacity="100%" style:font-name="Times New Roman" fo:font-size="12pt" fo:letter-spacing="normal" fo:font-style="normal" style:text-underline-style="none" fo:font-weight="normal" officeooo:rsid="0036050f" style:font-weight-asian="normal" style:font-weight-complex="normal"/>
    </style:style>
    <style:style style:name="T183" style:family="text">
      <style:text-properties fo:font-variant="normal" fo:text-transform="none" fo:color="#c9211e" loext:opacity="100%" style:font-name="Times New Roman" fo:font-size="12pt" fo:letter-spacing="normal" fo:font-style="normal" style:text-underline-style="none" fo:font-weight="normal" officeooo:rsid="0036050f" style:font-weight-asian="normal" style:font-weight-complex="normal"/>
    </style:style>
    <style:style style:name="T184" style:family="text">
      <style:text-properties fo:font-variant="normal" fo:text-transform="none" fo:color="#bf0041" loext:opacity="100%" style:font-name="Times New Roman" fo:font-size="12pt" fo:letter-spacing="normal" fo:font-style="normal" style:text-underline-style="none" fo:font-weight="normal" officeooo:rsid="0036050f" style:font-weight-asian="normal" style:font-weight-complex="normal"/>
    </style:style>
    <style:style style:name="T185" style:family="text">
      <style:text-properties fo:font-variant="normal" fo:text-transform="none" fo:color="#000000" loext:opacity="100%" style:font-name="Times New Roman" fo:font-size="12pt" fo:letter-spacing="normal" fo:font-style="normal" style:text-underline-style="none" fo:font-weight="bold" officeooo:rsid="02e8aac4" style:font-weight-asian="bold" style:font-weight-complex="bold"/>
    </style:style>
    <style:style style:name="T186" style:family="text">
      <style:text-properties fo:font-variant="normal" fo:text-transform="none" fo:color="#2a6099" loext:opacity="100%" style:font-name="Times New Roman" fo:font-size="12pt" fo:letter-spacing="normal" fo:font-style="normal" style:text-underline-style="none" fo:font-weight="normal" officeooo:rsid="02e8aac4" style:font-weight-asian="normal" style:font-weight-complex="normal"/>
    </style:style>
    <style:style style:name="T187" style:family="text">
      <style:text-properties fo:font-variant="normal" fo:text-transform="none" fo:color="#c9211e" loext:opacity="100%" style:font-name="Times New Roman" fo:font-size="12pt" fo:letter-spacing="normal" fo:font-style="normal" style:text-underline-style="none" fo:font-weight="normal" officeooo:rsid="02e8aac4" style:font-weight-asian="normal" style:font-weight-complex="normal"/>
    </style:style>
    <style:style style:name="T188" style:family="text">
      <style:text-properties fo:font-variant="normal" fo:text-transform="none" fo:color="#000000" loext:opacity="100%" style:font-name="Times New Roman" fo:font-size="12pt" fo:letter-spacing="normal" fo:font-style="normal" style:text-underline-style="none" fo:font-weight="bold" officeooo:rsid="02e9ee3d" style:font-weight-asian="bold" style:font-weight-complex="bold"/>
    </style:style>
    <style:style style:name="T189" style:family="text">
      <style:text-properties fo:font-variant="normal" fo:text-transform="none" fo:color="#2a6099" loext:opacity="100%" style:font-name="Times New Roman" fo:font-size="12pt" fo:letter-spacing="normal" fo:font-style="normal" style:text-underline-style="none" fo:font-weight="bold" officeooo:rsid="02e9ee3d" style:font-weight-asian="bold" style:font-weight-complex="bold"/>
    </style:style>
    <style:style style:name="T190" style:family="text">
      <style:text-properties fo:font-variant="normal" fo:text-transform="none" fo:color="#2a6099" loext:opacity="100%" style:font-name="Times New Roman" fo:font-size="12pt" fo:letter-spacing="normal" fo:font-style="normal" style:text-underline-style="none" fo:font-weight="normal" officeooo:rsid="02e9ee3d" style:font-weight-asian="normal" style:font-weight-complex="normal"/>
    </style:style>
    <style:style style:name="T191" style:family="text">
      <style:text-properties fo:font-variant="normal" fo:text-transform="none" fo:color="#c9211e" loext:opacity="100%" style:font-name="Times New Roman" fo:font-size="12pt" fo:letter-spacing="normal" fo:font-style="normal" style:text-underline-style="none" fo:font-weight="normal" officeooo:rsid="02e9ee3d" style:font-weight-asian="normal" style:font-weight-complex="normal"/>
    </style:style>
    <style:style style:name="T192" style:family="text">
      <style:text-properties fo:font-variant="normal" fo:text-transform="none" fo:color="#000000" loext:opacity="100%" style:font-name="Times New Roman" fo:font-size="12pt" fo:letter-spacing="normal" fo:font-style="normal" style:text-underline-style="none" fo:font-weight="bold" officeooo:rsid="01306248" style:font-weight-asian="bold" style:font-weight-complex="bold"/>
    </style:style>
    <style:style style:name="T193" style:family="text">
      <style:text-properties fo:font-variant="normal" fo:text-transform="none" fo:color="#2a6099" loext:opacity="100%" style:font-name="Times New Roman" fo:font-size="12pt" fo:letter-spacing="normal" fo:font-style="normal" style:text-underline-style="none" fo:font-weight="bold" officeooo:rsid="01306248" style:font-weight-asian="bold" style:font-weight-complex="bold"/>
    </style:style>
    <style:style style:name="T194" style:family="text">
      <style:text-properties fo:font-variant="normal" fo:text-transform="none" fo:color="#2a6099" loext:opacity="100%" style:font-name="Times New Roman" fo:font-size="12pt" fo:letter-spacing="normal" fo:font-style="normal" style:text-underline-style="none" fo:font-weight="normal" officeooo:rsid="01306248" style:font-weight-asian="normal" style:font-weight-complex="normal"/>
    </style:style>
    <style:style style:name="T195" style:family="text">
      <style:text-properties fo:font-variant="normal" fo:text-transform="none" fo:color="#000000" loext:opacity="100%" style:font-name="Times New Roman" fo:font-size="12pt" fo:letter-spacing="normal" fo:font-style="normal" style:text-underline-style="none" fo:font-weight="bold" officeooo:rsid="02266cac" style:font-weight-asian="bold" style:font-weight-complex="bold"/>
    </style:style>
    <style:style style:name="T196" style:family="text">
      <style:text-properties fo:font-variant="normal" fo:text-transform="none" fo:color="#2a6099" loext:opacity="100%" style:font-name="Times New Roman" fo:font-size="12pt" fo:letter-spacing="normal" fo:font-style="normal" style:text-underline-style="none" fo:font-weight="bold" officeooo:rsid="02266cac" style:font-weight-asian="bold" style:font-weight-complex="bold"/>
    </style:style>
    <style:style style:name="T197" style:family="text">
      <style:text-properties fo:font-variant="normal" fo:text-transform="none" fo:color="#2a6099" loext:opacity="100%" style:font-name="Times New Roman" fo:font-size="12pt" fo:letter-spacing="normal" fo:font-style="normal" style:text-underline-style="none" fo:font-weight="normal" officeooo:rsid="02266cac" style:font-weight-asian="normal" style:font-weight-complex="normal"/>
    </style:style>
    <style:style style:name="T198" style:family="text">
      <style:text-properties fo:font-variant="normal" fo:text-transform="none" fo:color="#c9211e" loext:opacity="100%" style:font-name="Times New Roman" fo:font-size="12pt" fo:letter-spacing="normal" fo:font-style="normal" style:text-underline-style="none" fo:font-weight="normal" officeooo:rsid="02266cac" style:font-weight-asian="normal" style:font-weight-complex="normal"/>
    </style:style>
    <style:style style:name="T199" style:family="text">
      <style:text-properties fo:font-variant="normal" fo:text-transform="none" fo:color="#2a6099" loext:opacity="100%" style:font-name="Times New Roman" fo:font-size="12pt" fo:letter-spacing="normal" fo:font-style="normal" style:text-underline-style="none" fo:font-weight="normal" officeooo:rsid="00b862cb" style:font-weight-asian="normal" style:font-weight-complex="normal"/>
    </style:style>
    <style:style style:name="T200" style:family="text">
      <style:text-properties fo:font-variant="normal" fo:text-transform="none" fo:color="#000000" loext:opacity="100%" style:font-name="Times New Roman" fo:font-size="12pt" fo:letter-spacing="normal" fo:font-style="normal" style:text-underline-style="none" fo:font-weight="bold" officeooo:rsid="00bb0e99" style:font-weight-asian="bold" style:font-weight-complex="bold"/>
    </style:style>
    <style:style style:name="T201" style:family="text">
      <style:text-properties fo:font-variant="normal" fo:text-transform="none" fo:color="#2a6099" loext:opacity="100%" style:font-name="Times New Roman" fo:font-size="12pt" fo:letter-spacing="normal" fo:font-style="normal" style:text-underline-style="none" fo:font-weight="normal" officeooo:rsid="00bb0e99" style:font-weight-asian="normal" style:font-weight-complex="normal"/>
    </style:style>
    <style:style style:name="T202" style:family="text">
      <style:text-properties fo:font-variant="normal" fo:text-transform="none" fo:color="#c9211e" loext:opacity="100%" style:font-name="Times New Roman" fo:font-size="12pt" fo:letter-spacing="normal" fo:font-style="normal" style:text-underline-style="none" fo:font-weight="normal" officeooo:rsid="00bb0e99" style:font-weight-asian="normal" style:font-weight-complex="normal"/>
    </style:style>
    <style:style style:name="T203" style:family="text">
      <style:text-properties fo:font-variant="normal" fo:text-transform="none" fo:color="#2a6099" loext:opacity="100%" style:font-name="Times New Roman" fo:font-size="12pt" fo:letter-spacing="normal" fo:font-style="normal" style:text-underline-style="none" fo:font-weight="normal" officeooo:rsid="0016e399" style:font-weight-asian="normal" style:font-weight-complex="normal"/>
    </style:style>
    <style:style style:name="T204" style:family="text">
      <style:text-properties fo:font-variant="normal" fo:text-transform="none" fo:color="#bf0041" loext:opacity="100%" style:font-name="Times New Roman" fo:font-size="12pt" fo:letter-spacing="normal" fo:font-style="normal" style:text-underline-style="none" fo:font-weight="normal" officeooo:rsid="0016e399" style:font-weight-asian="normal" style:font-weight-complex="normal"/>
    </style:style>
    <style:style style:name="T205" style:family="text">
      <style:text-properties fo:font-variant="normal" fo:text-transform="none" fo:color="#800080" loext:opacity="100%" style:font-name="Times New Roman" fo:font-size="12pt" fo:letter-spacing="normal" fo:font-style="normal" style:text-underline-style="none" fo:font-weight="normal" officeooo:rsid="2af2e9c8" style:font-weight-asian="normal" style:font-weight-complex="normal"/>
    </style:style>
    <style:style style:name="T206" style:family="text">
      <style:text-properties fo:font-variant="normal" fo:text-transform="none" fo:color="#800080" loext:opacity="100%" style:font-name="Times New Roman" fo:font-size="12pt" fo:letter-spacing="normal" fo:font-style="normal" style:text-underline-style="none" fo:font-weight="normal" officeooo:rsid="2af3ff30" style:font-weight-asian="normal" style:font-weight-complex="normal"/>
    </style:style>
    <style:style style:name="T207" style:family="text">
      <style:text-properties fo:font-variant="normal" fo:text-transform="none" fo:color="#000000" loext:opacity="100%" style:font-name="Times New Roman" fo:font-size="12pt" fo:letter-spacing="normal" fo:font-style="normal" style:text-underline-style="none" fo:font-weight="bold" officeooo:rsid="01edcaf3" style:font-weight-asian="bold" style:font-weight-complex="bold"/>
    </style:style>
    <style:style style:name="T208" style:family="text">
      <style:text-properties fo:font-variant="normal" fo:text-transform="none" fo:color="#2a6099" loext:opacity="100%" style:font-name="Times New Roman" fo:font-size="12pt" fo:letter-spacing="normal" fo:font-style="normal" style:text-underline-style="none" fo:font-weight="normal" officeooo:rsid="01edcaf3" style:font-weight-asian="normal" style:font-weight-complex="normal"/>
    </style:style>
    <style:style style:name="T209" style:family="text">
      <style:text-properties fo:font-variant="normal" fo:text-transform="none" fo:color="#c9211e" loext:opacity="100%" style:font-name="Times New Roman" fo:font-size="12pt" fo:letter-spacing="normal" fo:font-style="normal" style:text-underline-style="none" fo:font-weight="normal" officeooo:rsid="01edcaf3" style:font-weight-asian="normal" style:font-weight-complex="normal"/>
    </style:style>
    <style:style style:name="T210" style:family="text">
      <style:text-properties fo:font-variant="normal" fo:text-transform="none" fo:color="#000000" loext:opacity="100%" style:font-name="Times New Roman" fo:font-size="12pt" fo:letter-spacing="normal" fo:font-style="normal" style:text-underline-style="none" fo:font-weight="bold" officeooo:rsid="00be039c" style:font-weight-asian="bold" style:font-weight-complex="bold"/>
    </style:style>
    <style:style style:name="T211" style:family="text">
      <style:text-properties fo:font-variant="normal" fo:text-transform="none" fo:color="#2a6099" loext:opacity="100%" style:font-name="Times New Roman" fo:font-size="12pt" fo:letter-spacing="normal" fo:font-style="normal" style:text-underline-style="none" fo:font-weight="normal" officeooo:rsid="00be039c" style:font-weight-asian="normal" style:font-weight-complex="normal"/>
    </style:style>
    <style:style style:name="T212" style:family="text">
      <style:text-properties fo:font-variant="normal" fo:text-transform="none" fo:color="#c9211e" loext:opacity="100%" style:font-name="Times New Roman" fo:font-size="12pt" fo:letter-spacing="normal" fo:font-style="normal" style:text-underline-style="none" fo:font-weight="normal" officeooo:rsid="00be039c" style:font-weight-asian="normal" style:font-weight-complex="normal"/>
    </style:style>
    <style:style style:name="T213" style:family="text">
      <style:text-properties fo:font-variant="normal" fo:text-transform="none" fo:color="#bf0041" loext:opacity="100%" style:font-name="Times New Roman" fo:font-size="12pt" fo:letter-spacing="normal" fo:font-style="normal" style:text-underline-style="none" fo:font-weight="normal" officeooo:rsid="00be039c" style:font-weight-asian="normal" style:font-weight-complex="normal"/>
    </style:style>
    <style:style style:name="T214" style:family="text">
      <style:text-properties fo:font-variant="normal" fo:text-transform="none" fo:color="#000000" loext:opacity="100%" style:font-name="Times New Roman" fo:font-size="12pt" fo:letter-spacing="normal" fo:font-style="normal" style:text-underline-style="none" fo:font-weight="bold" officeooo:rsid="00c0a8f2" style:font-weight-asian="bold" style:font-weight-complex="bold"/>
    </style:style>
    <style:style style:name="T215" style:family="text">
      <style:text-properties fo:font-variant="normal" fo:text-transform="none" fo:color="#2a6099" loext:opacity="100%" style:font-name="Times New Roman" fo:font-size="12pt" fo:letter-spacing="normal" fo:font-style="normal" style:text-underline-style="none" fo:font-weight="normal" officeooo:rsid="00c0a8f2" style:font-weight-asian="normal" style:font-weight-complex="normal"/>
    </style:style>
    <style:style style:name="T216" style:family="text">
      <style:text-properties fo:font-variant="normal" fo:text-transform="none" fo:color="#c9211e" loext:opacity="100%" style:font-name="Times New Roman" fo:font-size="12pt" fo:letter-spacing="normal" fo:font-style="normal" style:text-underline-style="solid" style:text-underline-width="auto" style:text-underline-color="font-color" fo:font-weight="normal" officeooo:rsid="00c0a8f2" style:font-weight-asian="normal" style:font-weight-complex="normal"/>
    </style:style>
    <style:style style:name="T217" style:family="text">
      <style:text-properties fo:font-variant="normal" fo:text-transform="none" fo:color="#c9211e" loext:opacity="100%" style:font-name="Times New Roman" fo:font-size="12pt" fo:letter-spacing="normal" fo:font-style="normal" style:text-underline-style="none" fo:font-weight="normal" officeooo:rsid="00c0a8f2" style:font-weight-asian="normal" style:font-weight-complex="normal"/>
    </style:style>
    <style:style style:name="T218" style:family="text">
      <style:text-properties fo:font-variant="normal" fo:text-transform="none" fo:color="#000000" loext:opacity="100%" style:font-name="Times New Roman" fo:font-size="12pt" fo:letter-spacing="normal" fo:font-style="normal" style:text-underline-style="none" fo:font-weight="bold" officeooo:rsid="002e152e" style:font-weight-asian="bold" style:font-weight-complex="bold"/>
    </style:style>
    <style:style style:name="T219" style:family="text">
      <style:text-properties fo:font-variant="normal" fo:text-transform="none" fo:color="#2a6099" loext:opacity="100%" style:font-name="Times New Roman" fo:font-size="12pt" fo:letter-spacing="normal" fo:font-style="normal" style:text-underline-style="none" fo:font-weight="bold" officeooo:rsid="002e152e" style:font-weight-asian="bold" style:font-weight-complex="bold"/>
    </style:style>
    <style:style style:name="T220" style:family="text">
      <style:text-properties fo:font-variant="normal" fo:text-transform="none" fo:color="#2a6099" loext:opacity="100%" style:font-name="Times New Roman" fo:font-size="12pt" fo:letter-spacing="normal" fo:font-style="normal" style:text-underline-style="none" fo:font-weight="normal" officeooo:rsid="002e152e" style:font-weight-asian="normal" style:font-weight-complex="normal"/>
    </style:style>
    <style:style style:name="T221" style:family="text">
      <style:text-properties fo:font-variant="normal" fo:text-transform="none" fo:color="#bf0041" loext:opacity="100%" style:font-name="Times New Roman" fo:font-size="12pt" fo:letter-spacing="normal" fo:font-style="normal" style:text-underline-style="none" fo:font-weight="normal" officeooo:rsid="002e152e" style:font-weight-asian="normal" style:font-weight-complex="normal"/>
    </style:style>
    <style:style style:name="T22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fd07965" style:font-weight-asian="bold" style:font-weight-complex="bold"/>
    </style:style>
    <style:style style:name="T223"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fd07965" style:font-weight-asian="normal" style:font-weight-complex="normal"/>
    </style:style>
    <style:style style:name="T224" style:family="text">
      <style:text-properties fo:font-variant="normal" fo:text-transform="none" fo:color="#2a6099" loext:opacity="100%" style:text-line-through-style="none" style:text-line-through-type="none" style:font-name="Times New Roman" fo:font-size="12pt" fo:letter-spacing="normal" fo:font-style="normal" style:text-underline-style="none" fo:font-weight="normal" officeooo:rsid="0fd07965" style:font-weight-asian="normal" style:font-weight-complex="normal"/>
    </style:style>
    <style:style style:name="T225" style:family="text">
      <style:text-properties fo:font-variant="normal" fo:text-transform="none" fo:color="#c9211e" loext:opacity="100%" style:text-line-through-style="none" style:text-line-through-type="none" style:font-name="Times New Roman" fo:font-size="12pt" fo:letter-spacing="normal" fo:font-style="normal" style:text-underline-style="none" fo:font-weight="normal" officeooo:rsid="0fd07965" style:font-weight-asian="normal" style:font-weight-complex="normal"/>
    </style:style>
    <style:style style:name="T226"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dc34ccc" style:font-weight-asian="bold" style:font-weight-complex="bold"/>
    </style:style>
    <style:style style:name="T227" style:family="text">
      <style:text-properties fo:font-variant="normal" fo:text-transform="none" fo:color="#2a6099" loext:opacity="100%" style:text-line-through-style="none" style:text-line-through-type="none" style:font-name="Times New Roman" fo:font-size="12pt" fo:letter-spacing="normal" fo:font-style="normal" style:text-underline-style="none" fo:font-weight="normal" officeooo:rsid="0dc34ccc" style:font-weight-asian="normal" style:font-weight-complex="normal"/>
    </style:style>
    <style:style style:name="T228" style:family="text">
      <style:text-properties fo:font-variant="normal" fo:text-transform="none" fo:color="#2a6099" loext:opacity="100%" style:text-line-through-style="none" style:text-line-through-type="none" style:font-name="Times New Roman" fo:font-size="12pt" fo:letter-spacing="normal" fo:font-style="normal" style:text-underline-style="none" fo:font-weight="normal" officeooo:rsid="002ffdf2" style:font-weight-asian="normal" style:font-weight-complex="normal"/>
    </style:style>
    <style:style style:name="T229" style:family="text">
      <style:text-properties fo:font-variant="normal" fo:text-transform="none" fo:color="#c9211e" loext:opacity="100%" style:text-line-through-style="none" style:text-line-through-type="none" style:font-name="Times New Roman" fo:font-size="12pt" fo:letter-spacing="normal" fo:font-style="normal" style:text-underline-style="none" fo:font-weight="normal" officeooo:rsid="002ffdf2" style:font-weight-asian="normal" style:font-weight-complex="normal"/>
    </style:style>
    <style:style style:name="T230" style:family="text">
      <style:text-properties fo:font-variant="normal" fo:text-transform="none" fo:color="#c9211e" loext:opacity="100%" style:text-line-through-style="none" style:text-line-through-type="none" style:font-name="Times New Roman" fo:font-size="12pt" fo:letter-spacing="normal" fo:font-style="normal" style:text-underline-style="none" fo:font-weight="bold" officeooo:rsid="002ffdf2" style:font-weight-asian="bold" style:font-weight-complex="bold"/>
    </style:style>
    <style:style style:name="T231" style:family="text">
      <style:text-properties fo:font-weight="bold" officeooo:rsid="3ba069d0" style:font-weight-asian="bold" style:font-weight-complex="bold"/>
    </style:style>
    <style:style style:name="T232" style:family="text">
      <style:text-properties fo:font-weight="normal" officeooo:rsid="3ba069d0" style:font-weight-asian="normal" style:font-weight-complex="normal"/>
    </style:style>
    <style:style style:name="T233" style:family="text">
      <style:text-properties fo:font-weight="normal" officeooo:rsid="46b3d17d" style:font-weight-asian="normal" style:font-weight-complex="normal"/>
    </style:style>
    <style:style style:name="T234" style:family="text">
      <style:text-properties fo:color="#355269" loext:opacity="100%" fo:font-weight="normal" officeooo:rsid="3ba069d0" style:font-weight-asian="normal" style:font-weight-complex="normal"/>
    </style:style>
    <style:style style:name="T235" style:family="text">
      <style:text-properties officeooo:rsid="2184c095"/>
    </style:style>
    <style:style style:name="T236" style:family="text">
      <style:text-properties officeooo:rsid="2185f464"/>
    </style:style>
    <style:style style:name="T237" style:family="text">
      <style:text-properties officeooo:rsid="21880d59"/>
    </style:style>
    <style:style style:name="T238" style:family="text">
      <style:text-properties officeooo:rsid="218a6820"/>
    </style:style>
    <style:style style:name="T239" style:family="text">
      <style:text-properties style:text-underline-style="solid" style:text-underline-width="auto" style:text-underline-color="font-color" officeooo:rsid="218a6820"/>
    </style:style>
    <style:style style:name="T240" style:family="text">
      <style:text-properties officeooo:rsid="218b8aba"/>
    </style:style>
    <style:style style:name="T241" style:family="text">
      <style:text-properties officeooo:rsid="0ecd9eeb"/>
    </style:style>
    <style:style style:name="T242" style:family="text">
      <style:text-properties officeooo:rsid="2a5762db"/>
    </style:style>
    <style:style style:name="T243" style:family="text">
      <style:text-properties officeooo:rsid="2a585390"/>
    </style:style>
    <style:style style:name="T244" style:family="text">
      <style:text-properties officeooo:rsid="2ad41eff"/>
    </style:style>
    <style:style style:name="T245" style:family="text">
      <style:text-properties officeooo:rsid="0ebb3981"/>
    </style:style>
    <style:style style:name="T246" style:family="text">
      <style:text-properties style:text-underline-style="solid" style:text-underline-width="auto" style:text-underline-color="font-color" officeooo:rsid="0ebb3981"/>
    </style:style>
    <style:style style:name="T247" style:family="text">
      <style:text-properties style:text-underline-style="solid" style:text-underline-width="auto" style:text-underline-color="font-color" officeooo:rsid="0e98bc58"/>
    </style:style>
    <style:style style:name="T248" style:family="text">
      <style:text-properties officeooo:rsid="0e98bc58"/>
    </style:style>
    <style:style style:name="T249" style:family="text">
      <style:text-properties officeooo:rsid="2ada65b5"/>
    </style:style>
    <style:style style:name="T250" style:family="text">
      <style:text-properties officeooo:rsid="0eccf120"/>
    </style:style>
    <style:style style:name="T251" style:family="text">
      <style:text-properties style:text-underline-style="none" fo:font-weight="bold" style:font-weight-asian="bold" style:font-weight-complex="bold"/>
    </style:style>
    <style:style style:name="T252" style:family="text">
      <style:text-properties style:text-underline-style="none" fo:font-weight="normal" style:font-weight-asian="normal" style:font-weight-complex="normal"/>
    </style:style>
    <style:style style:name="T253" style:family="text">
      <style:text-properties fo:font-style="italic" style:text-underline-style="none" fo:font-weight="normal" officeooo:rsid="46b3d17d" style:font-style-asian="italic" style:font-weight-asian="normal" style:font-style-complex="italic" style:font-weight-complex="normal"/>
    </style:style>
    <style:style style:name="T254" style:family="text">
      <style:text-properties style:text-underline-style="none" fo:font-weight="normal" officeooo:rsid="1011522e" style:font-weight-asian="normal" style:font-weight-complex="normal"/>
    </style:style>
    <style:style style:name="T255" style:family="text">
      <style:text-properties style:text-underline-style="none" fo:font-weight="normal" officeooo:rsid="10135092" style:font-weight-asian="normal" style:font-weight-complex="normal"/>
    </style:style>
    <style:style style:name="T256" style:family="text">
      <style:text-properties style:text-underline-style="none" fo:font-weight="normal" officeooo:rsid="46b3d17d" style:font-weight-asian="normal" style:font-weight-complex="normal"/>
    </style:style>
    <style:style style:name="T257" style:family="text">
      <style:text-properties style:text-underline-style="none" fo:font-weight="normal" officeooo:rsid="1014eb2e" style:font-weight-asian="normal" style:font-weight-complex="normal"/>
    </style:style>
    <style:style style:name="T258" style:family="text">
      <style:text-properties style:text-underline-style="none" fo:font-weight="normal" officeooo:rsid="11771d30" style:font-weight-asian="normal" style:font-weight-complex="normal"/>
    </style:style>
    <style:style style:name="T259" style:family="text">
      <style:text-properties style:text-underline-style="none" fo:font-weight="normal" officeooo:rsid="1177683f" style:font-weight-asian="normal" style:font-weight-complex="normal"/>
    </style:style>
    <style:style style:name="T260" style:family="text">
      <style:text-properties fo:font-weight="bold" officeooo:rsid="02bc41dd" style:font-weight-asian="bold" style:font-weight-complex="bold"/>
    </style:style>
    <style:style style:name="T261" style:family="text">
      <style:text-properties fo:color="#2a6099" loext:opacity="100%" officeooo:rsid="02bc41dd"/>
    </style:style>
    <style:style style:name="T262" style:family="text">
      <style:text-properties officeooo:rsid="46b5a0a1"/>
    </style:style>
    <style:style style:name="T263" style:family="text">
      <style:text-properties officeooo:rsid="337fb629"/>
    </style:style>
    <style:style style:name="T264" style:family="text">
      <style:text-properties officeooo:rsid="429e6a87"/>
    </style:style>
    <style:style style:name="T265" style:family="text">
      <style:text-properties officeooo:rsid="0f19ecbb"/>
    </style:style>
    <style:style style:name="T266" style:family="text">
      <style:text-properties officeooo:rsid="42de8924"/>
    </style:style>
    <style:style style:name="T267" style:family="text">
      <style:text-properties officeooo:rsid="0f1bb5ae"/>
    </style:style>
    <style:style style:name="T268" style:family="text">
      <style:text-properties officeooo:rsid="0f1ca443"/>
    </style:style>
    <style:style style:name="T269" style:family="text">
      <style:text-properties officeooo:rsid="0f1df53b"/>
    </style:style>
    <style:style style:name="T270" style:family="text">
      <style:text-properties officeooo:rsid="0f1ed897"/>
    </style:style>
    <style:style style:name="T271" style:family="text">
      <style:text-properties officeooo:rsid="0f20c580"/>
    </style:style>
    <style:style style:name="T272" style:family="text">
      <style:text-properties officeooo:rsid="02be82f2"/>
    </style:style>
    <style:style style:name="T273" style:family="text">
      <style:text-properties fo:color="#127622" loext:opacity="100%" officeooo:rsid="02be82f2"/>
    </style:style>
    <style:style style:name="T274" style:family="text">
      <style:text-properties fo:font-weight="bold" officeooo:rsid="008bd990" style:font-weight-asian="bold" style:font-weight-complex="bold"/>
    </style:style>
    <style:style style:name="T275" style:family="text">
      <style:text-properties fo:color="#2a6099" loext:opacity="100%" fo:font-weight="normal" officeooo:rsid="008bd990" style:font-weight-asian="normal" style:font-weight-complex="normal"/>
    </style:style>
    <style:style style:name="T276" style:family="text">
      <style:text-properties fo:color="#2a6099" loext:opacity="100%" officeooo:rsid="008bd990"/>
    </style:style>
    <style:style style:name="T277" style:family="text">
      <style:text-properties fo:color="#bf0041" loext:opacity="100%" officeooo:rsid="008bd990"/>
    </style:style>
    <style:style style:name="T278" style:family="text">
      <style:text-properties fo:color="#2a6099" loext:opacity="100%" officeooo:rsid="0132072a"/>
    </style:style>
    <style:style style:name="T279" style:family="text">
      <style:text-properties fo:color="#c9211e" loext:opacity="100%" officeooo:rsid="008bd990"/>
    </style:style>
    <style:style style:name="T280" style:family="text">
      <style:text-properties style:text-underline-style="solid" style:text-underline-width="auto" style:text-underline-color="font-color" officeooo:rsid="0de1b711"/>
    </style:style>
    <style:style style:name="T281" style:family="text">
      <style:text-properties officeooo:rsid="0de1b711"/>
    </style:style>
    <style:style style:name="T282" style:family="text">
      <style:text-properties officeooo:rsid="01e06b66"/>
    </style:style>
    <style:style style:name="T283" style:family="text">
      <style:text-properties officeooo:rsid="0ebd55c5"/>
    </style:style>
    <style:style style:name="T284" style:family="text">
      <style:text-properties fo:color="#c9211e" loext:opacity="100%" officeooo:rsid="01e06b66"/>
    </style:style>
    <style:style style:name="T285" style:family="text">
      <style:text-properties fo:color="#000000" loext:opacity="100%" officeooo:rsid="01e06b66"/>
    </style:style>
    <style:style style:name="T286" style:family="text">
      <style:text-properties fo:color="#000000" loext:opacity="100%" officeooo:rsid="0ebd55c5"/>
    </style:style>
    <style:style style:name="T287" style:family="text">
      <style:text-properties fo:color="#c9211e" loext:opacity="100%" officeooo:rsid="0e9960ff"/>
    </style:style>
    <style:style style:name="T288" style:family="text">
      <style:text-properties fo:color="#000000" loext:opacity="100%" officeooo:rsid="1178dfad"/>
    </style:style>
    <style:style style:name="T289" style:family="text">
      <style:text-properties fo:font-weight="bold" officeooo:rsid="01e06b66" style:font-weight-asian="bold" style:font-weight-complex="bold"/>
    </style:style>
    <style:style style:name="T290" style:family="text">
      <style:text-properties fo:font-weight="bold" officeooo:rsid="46b5a0a1" style:font-weight-asian="bold" style:font-weight-complex="bold"/>
    </style:style>
    <style:style style:name="T291" style:family="text">
      <style:text-properties fo:color="#000000" loext:opacity="100%" officeooo:rsid="0db4d6ed"/>
    </style:style>
    <style:style style:name="T292" style:family="text">
      <style:text-properties fo:color="#000000" loext:opacity="100%"/>
    </style:style>
    <style:style style:name="T293" style:family="text">
      <style:text-properties fo:color="#000000" loext:opacity="100%" officeooo:rsid="0db6157f"/>
    </style:style>
    <style:style style:name="T294" style:family="text">
      <style:text-properties style:text-underline-style="solid" style:text-underline-width="auto" style:text-underline-color="font-color" officeooo:rsid="46b5a0a1"/>
    </style:style>
    <style:style style:name="T295" style:family="text">
      <style:text-properties fo:color="#355269" loext:opacity="100%"/>
    </style:style>
    <style:style style:name="T296" style:family="text">
      <style:text-properties fo:color="#355269" loext:opacity="100%" style:text-underline-style="solid" style:text-underline-width="auto" style:text-underline-color="font-color"/>
    </style:style>
    <style:style style:name="T297" style:family="text">
      <style:text-properties fo:color="#000000" loext:opacity="100%" style:text-underline-style="solid" style:text-underline-width="auto" style:text-underline-color="font-color"/>
    </style:style>
    <style:style style:name="T298" style:family="text">
      <style:text-properties fo:color="#000000" loext:opacity="100%" officeooo:rsid="0db6e947"/>
    </style:style>
    <style:style style:name="T299" style:family="text">
      <style:text-properties fo:color="#000000" loext:opacity="100%" style:text-underline-style="solid" style:text-underline-width="auto" style:text-underline-color="font-color" officeooo:rsid="117a8b22"/>
    </style:style>
    <style:style style:name="T300" style:family="text">
      <style:text-properties fo:color="#000000" loext:opacity="100%" officeooo:rsid="46b5a0a1"/>
    </style:style>
    <style:style style:name="T301" style:family="text">
      <style:text-properties fo:color="#000000" loext:opacity="100%" officeooo:rsid="008bd990"/>
    </style:style>
    <style:style style:name="T302" style:family="text">
      <style:text-properties officeooo:rsid="01e2ab62"/>
    </style:style>
    <style:style style:name="T303" style:family="text">
      <style:text-properties officeooo:rsid="008bd990"/>
    </style:style>
    <style:style style:name="T304" style:family="text">
      <style:text-properties officeooo:rsid="008bd990" fo:background-color="#ffff00" loext:char-shading-value="0"/>
    </style:style>
    <style:style style:name="T305" style:family="text">
      <style:text-properties officeooo:rsid="0ebea433"/>
    </style:style>
    <style:style style:name="T306" style:family="text">
      <style:text-properties officeooo:rsid="01337574"/>
    </style:style>
    <style:style style:name="T307" style:family="text">
      <style:text-properties officeooo:rsid="02c03029"/>
    </style:style>
    <style:style style:name="T308" style:family="text">
      <style:text-properties fo:font-weight="bold" officeooo:rsid="01337574" style:font-weight-asian="bold" style:font-weight-complex="bold"/>
    </style:style>
    <style:style style:name="T309" style:family="text">
      <style:text-properties fo:color="#127622" loext:opacity="100%" officeooo:rsid="01337574"/>
    </style:style>
    <style:style style:name="T310" style:family="text">
      <style:text-properties officeooo:rsid="33804779"/>
    </style:style>
    <style:style style:name="T311" style:family="text">
      <style:text-properties fo:font-weight="bold" officeooo:rsid="00901982" style:font-weight-asian="bold" style:font-weight-complex="bold"/>
    </style:style>
    <style:style style:name="T312" style:family="text">
      <style:text-properties fo:color="#2a6099" loext:opacity="100%" officeooo:rsid="00901982"/>
    </style:style>
    <style:style style:name="T313" style:family="text">
      <style:text-properties fo:color="#bf0041" loext:opacity="100%" officeooo:rsid="00901982"/>
    </style:style>
    <style:style style:name="T314" style:family="text">
      <style:text-properties officeooo:rsid="101859ea"/>
    </style:style>
    <style:style style:name="T315" style:family="text">
      <style:text-properties officeooo:rsid="117c220b"/>
    </style:style>
    <style:style style:name="T316" style:family="text">
      <style:text-properties officeooo:rsid="117a8b22"/>
    </style:style>
    <style:style style:name="T317" style:family="text">
      <style:text-properties officeooo:rsid="117c65b5"/>
    </style:style>
    <style:style style:name="T318" style:family="text">
      <style:text-properties officeooo:rsid="117d9394"/>
    </style:style>
    <style:style style:name="T319" style:family="text">
      <style:text-properties officeooo:rsid="0ebeb723"/>
    </style:style>
    <style:style style:name="T320" style:family="text">
      <style:text-properties officeooo:rsid="0ebf9786"/>
    </style:style>
    <style:style style:name="T321" style:family="text">
      <style:text-properties officeooo:rsid="008c3b16"/>
    </style:style>
    <style:style style:name="T322" style:family="text">
      <style:text-properties fo:font-weight="bold" officeooo:rsid="008c3b16" style:font-weight-asian="bold" style:font-weight-complex="bold"/>
    </style:style>
    <style:style style:name="T323" style:family="text">
      <style:text-properties fo:font-variant="normal" fo:text-transform="none" fo:color="#355269" loext:opacity="100%" fo:font-family="arial, helvetica, 'sans serif'" fo:font-size="12pt" fo:letter-spacing="normal" fo:font-style="normal" fo:font-weight="normal" officeooo:rsid="00901982"/>
    </style:style>
    <style:style style:name="T324" style:family="text">
      <style:text-properties officeooo:rsid="00901982"/>
    </style:style>
    <style:style style:name="T325" style:family="text">
      <style:text-properties officeooo:rsid="01384d24"/>
    </style:style>
    <style:style style:name="T326" style:family="text">
      <style:text-properties fo:color="#127622" loext:opacity="100%" officeooo:rsid="01384d24"/>
    </style:style>
    <style:style style:name="T327" style:family="text">
      <style:text-properties officeooo:rsid="46b78802"/>
    </style:style>
    <style:style style:name="T328" style:family="text">
      <style:text-properties officeooo:rsid="008ebf4a"/>
    </style:style>
    <style:style style:name="T329" style:family="text">
      <style:text-properties officeooo:rsid="013b48ff"/>
    </style:style>
    <style:style style:name="T330" style:family="text">
      <style:text-properties fo:color="#127622" loext:opacity="100%" officeooo:rsid="013b48ff"/>
    </style:style>
    <style:style style:name="T331" style:family="text">
      <style:text-properties officeooo:rsid="02c1312d"/>
    </style:style>
    <style:style style:name="T332" style:family="text">
      <style:text-properties officeooo:rsid="0139b442"/>
    </style:style>
    <style:style style:name="T333" style:family="text">
      <style:text-properties fo:color="#127622" loext:opacity="100%" officeooo:rsid="0139b442"/>
    </style:style>
    <style:style style:name="T334" style:family="text">
      <style:text-properties officeooo:rsid="0f22e7ad"/>
    </style:style>
    <style:style style:name="T335" style:family="text">
      <style:text-properties officeooo:rsid="4546c0d0"/>
    </style:style>
    <style:style style:name="T336" style:family="text">
      <style:text-properties style:text-line-through-style="none" style:text-line-through-type="none" officeooo:rsid="0136d628"/>
    </style:style>
    <style:style style:name="T337" style:family="text">
      <style:text-properties style:text-line-through-style="none" style:text-line-through-type="none"/>
    </style:style>
    <style:style style:name="T338" style:family="text">
      <style:text-properties style:text-line-through-style="none" style:text-line-through-type="none" officeooo:rsid="02c4f5bf"/>
    </style:style>
    <style:style style:name="T339" style:family="text">
      <style:text-properties style:text-line-through-style="none" style:text-line-through-type="none" officeooo:rsid="02c52ca7"/>
    </style:style>
    <style:style style:name="T340" style:family="text">
      <style:text-properties style:text-line-through-style="none" style:text-line-through-type="none" officeooo:rsid="02c5b1d5"/>
    </style:style>
    <style:style style:name="T341" style:family="text">
      <style:text-properties style:text-line-through-style="none" style:text-line-through-type="none" officeooo:rsid="013de30f"/>
    </style:style>
    <style:style style:name="T342" style:family="text">
      <style:text-properties style:text-line-through-style="solid" style:text-line-through-type="single" officeooo:rsid="013de30f"/>
    </style:style>
    <style:style style:name="T343" style:family="text">
      <style:text-properties fo:color="#127622" loext:opacity="100%" style:text-line-through-style="none" style:text-line-through-type="none" officeooo:rsid="013de30f"/>
    </style:style>
    <style:style style:name="T344" style:family="text">
      <style:text-properties style:text-line-through-style="none" style:text-line-through-type="none" officeooo:rsid="42de8924"/>
    </style:style>
    <style:style style:name="T345" style:family="text">
      <style:text-properties style:text-line-through-style="none" style:text-line-through-type="none" officeooo:rsid="11815638"/>
    </style:style>
    <style:style style:name="T346" style:family="text">
      <style:text-properties style:text-line-through-style="none" style:text-line-through-type="none" officeooo:rsid="013fbe42"/>
    </style:style>
    <style:style style:name="T347" style:family="text">
      <style:text-properties fo:font-weight="bold" officeooo:rsid="0091f17d" style:font-weight-asian="bold" style:font-weight-complex="bold"/>
    </style:style>
    <style:style style:name="T348" style:family="text">
      <style:text-properties fo:color="#2a6099" loext:opacity="100%" officeooo:rsid="0091f17d"/>
    </style:style>
    <style:style style:name="T349" style:family="text">
      <style:text-properties style:font-name="Times New Roman"/>
    </style:style>
    <style:style style:name="T350" style:family="text">
      <style:text-properties style:font-name="Times New Roman" officeooo:rsid="0ec02cfc"/>
    </style:style>
    <style:style style:name="T351" style:family="text">
      <style:text-properties officeooo:rsid="33833c35"/>
    </style:style>
    <style:style style:name="T352" style:family="text">
      <style:text-properties fo:font-variant="normal" fo:text-transform="none" fo:color="#2a6099" loext:opacity="100%" fo:letter-spacing="normal"/>
    </style:style>
    <style:style style:name="T353" style:family="text">
      <style:text-properties fo:font-variant="normal" fo:text-transform="none" fo:color="#2a6099" loext:opacity="100%" fo:font-size="12pt" fo:letter-spacing="normal" fo:font-style="normal" fo:font-weight="normal"/>
    </style:style>
    <style:style style:name="T354" style:family="text">
      <style:text-properties fo:font-variant="normal" fo:text-transform="none" fo:color="#c9211e" loext:opacity="100%" fo:font-size="12pt" fo:letter-spacing="normal" fo:font-style="normal" fo:font-weight="normal"/>
    </style:style>
    <style:style style:name="T355" style:family="text">
      <style:text-properties fo:font-weight="bold" officeooo:rsid="0093e49e" style:font-weight-asian="bold" style:font-weight-complex="bold"/>
    </style:style>
    <style:style style:name="T356" style:family="text">
      <style:text-properties officeooo:rsid="0f2827c0"/>
    </style:style>
    <style:style style:name="T357" style:family="text">
      <style:text-properties style:font-name="Times New Roman" officeooo:rsid="0f2827c0"/>
    </style:style>
    <style:style style:name="T358" style:family="text">
      <style:text-properties fo:font-weight="bold" officeooo:rsid="00951638" style:font-weight-asian="bold" style:font-weight-complex="bold"/>
    </style:style>
    <style:style style:name="T359" style:family="text">
      <style:text-properties style:font-name="Times New Roman" fo:font-weight="bold" officeooo:rsid="00951638" style:font-weight-asian="bold" style:font-weight-complex="bold"/>
    </style:style>
    <style:style style:name="T360" style:family="text">
      <style:text-properties style:font-name="Times New Roman" officeooo:rsid="00951638"/>
    </style:style>
    <style:style style:name="T361" style:family="text">
      <style:text-properties style:font-name="Times New Roman" fo:font-weight="bold" style:font-weight-asian="bold" style:font-weight-complex="bold"/>
    </style:style>
    <style:style style:name="T362" style:family="text">
      <style:text-properties fo:font-weight="bold" officeooo:rsid="2ae4fb42" style:font-weight-asian="bold" style:font-weight-complex="bold"/>
    </style:style>
    <style:style style:name="T363" style:family="text">
      <style:text-properties fo:color="#2a6099" loext:opacity="100%" officeooo:rsid="00951638"/>
    </style:style>
    <style:style style:name="T364" style:family="text">
      <style:text-properties officeooo:rsid="01c4ce37"/>
    </style:style>
    <style:style style:name="T365" style:family="text">
      <style:text-properties officeooo:rsid="2ae364ac"/>
    </style:style>
    <style:style style:name="T366" style:family="text">
      <style:text-properties officeooo:rsid="2ae38f4b"/>
    </style:style>
    <style:style style:name="T367" style:family="text">
      <style:text-properties fo:color="#c9211e" loext:opacity="100%" officeooo:rsid="00951638"/>
    </style:style>
    <style:style style:name="T368" style:family="text">
      <style:text-properties fo:color="#000000" loext:opacity="100%" fo:font-weight="bold" style:font-weight-asian="bold" style:font-weight-complex="bold"/>
    </style:style>
    <style:style style:name="T369" style:family="text">
      <style:text-properties officeooo:rsid="41114e8f"/>
    </style:style>
    <style:style style:name="T370" style:family="text">
      <style:text-properties fo:color="#000000" loext:opacity="100%" fo:font-weight="bold" officeooo:rsid="041ff1e3" style:font-weight-asian="bold" style:font-weight-complex="bold"/>
    </style:style>
    <style:style style:name="T371" style:family="text">
      <style:text-properties fo:color="#2a6099" loext:opacity="100%" officeooo:rsid="041ff1e3"/>
    </style:style>
    <style:style style:name="T372" style:family="text">
      <style:text-properties fo:color="#c9211e" loext:opacity="100%" officeooo:rsid="041ff1e3"/>
    </style:style>
    <style:style style:name="T373" style:family="text">
      <style:text-properties fo:color="#000000" loext:opacity="100%" officeooo:rsid="041ff1e3"/>
    </style:style>
    <style:style style:name="T374" style:family="text">
      <style:text-properties fo:color="#000000" loext:opacity="100%" officeooo:rsid="46b78802"/>
    </style:style>
    <style:style style:name="T375" style:family="text">
      <style:text-properties officeooo:rsid="0f2a9558"/>
    </style:style>
    <style:style style:name="T376" style:family="text">
      <style:text-properties fo:font-weight="bold" officeooo:rsid="0fcdd1b5" style:font-weight-asian="bold" style:font-weight-complex="bold"/>
    </style:style>
    <style:style style:name="T377" style:family="text">
      <style:text-properties fo:color="#c9211e" loext:opacity="100%" style:text-underline-style="solid" style:text-underline-width="auto" style:text-underline-color="font-color" officeooo:rsid="00951638"/>
    </style:style>
    <style:style style:name="T378" style:family="text">
      <style:text-properties officeooo:rsid="191e6f74"/>
    </style:style>
    <style:style style:name="T379" style:family="text">
      <style:text-properties style:text-underline-style="solid" style:text-underline-width="auto" style:text-underline-color="font-color" officeooo:rsid="191e6f74"/>
    </style:style>
    <style:style style:name="T380" style:family="text">
      <style:text-properties style:text-underline-style="none" officeooo:rsid="191e6f74"/>
    </style:style>
    <style:style style:name="T381" style:family="text">
      <style:text-properties officeooo:rsid="20b2162a"/>
    </style:style>
    <style:style style:name="T382" style:family="text">
      <style:text-properties style:text-underline-style="solid" style:text-underline-width="auto" style:text-underline-color="font-color" fo:font-weight="bold" officeooo:rsid="191b571d" style:font-weight-asian="bold" style:font-weight-complex="bold"/>
    </style:style>
    <style:style style:name="T383" style:family="text">
      <style:text-properties fo:font-weight="bold" officeooo:rsid="191b571d" style:font-weight-asian="bold" style:font-weight-complex="bold"/>
    </style:style>
    <style:style style:name="T384" style:family="text">
      <style:text-properties style:text-underline-style="solid" style:text-underline-width="auto" style:text-underline-color="font-color" fo:font-weight="bold" officeooo:rsid="191b5b11" style:font-weight-asian="bold" style:font-weight-complex="bold"/>
    </style:style>
    <style:style style:name="T385" style:family="text">
      <style:text-properties fo:font-style="italic" fo:font-weight="bold" officeooo:rsid="191b571d" style:font-style-asian="italic" style:font-weight-asian="bold" style:font-style-complex="italic" style:font-weight-complex="bold"/>
    </style:style>
    <style:style style:name="T386" style:family="text">
      <style:text-properties officeooo:rsid="20ac662b"/>
    </style:style>
    <style:style style:name="T387" style:family="text">
      <style:text-properties style:text-underline-style="none" officeooo:rsid="00951638"/>
    </style:style>
    <style:style style:name="T388" style:family="text">
      <style:text-properties fo:color="#000000" loext:opacity="100%" officeooo:rsid="20add6e9"/>
    </style:style>
    <style:style style:name="T389" style:family="text">
      <style:text-properties officeooo:rsid="20ae2a42"/>
    </style:style>
    <style:style style:name="T390" style:family="text">
      <style:text-properties fo:font-weight="bold" officeooo:rsid="191447e4" style:font-weight-asian="bold" style:font-weight-complex="bold"/>
    </style:style>
    <style:style style:name="T391" style:family="text">
      <style:text-properties fo:font-weight="bold" officeooo:rsid="191e8c49" style:font-weight-asian="bold" style:font-weight-complex="bold"/>
    </style:style>
    <style:style style:name="T392" style:family="text">
      <style:text-properties fo:font-weight="bold" officeooo:rsid="41114e8f" style:font-weight-asian="bold" style:font-weight-complex="bold"/>
    </style:style>
    <style:style style:name="T393" style:family="text">
      <style:text-properties fo:font-weight="bold" officeooo:rsid="19122d44" style:font-weight-asian="bold" style:font-weight-complex="bold"/>
    </style:style>
    <style:style style:name="T394" style:family="text">
      <style:text-properties officeooo:rsid="19122d44"/>
    </style:style>
    <style:style style:name="T395" style:family="text">
      <style:text-properties fo:color="#2a6099" loext:opacity="100%" officeooo:rsid="19122d44"/>
    </style:style>
    <style:style style:name="T396" style:family="text">
      <style:text-properties fo:color="#c9211e" loext:opacity="100%" officeooo:rsid="19122d44"/>
    </style:style>
    <style:style style:name="T397" style:family="text">
      <style:text-properties fo:color="#c9211e" loext:opacity="100%" style:text-underline-style="solid" style:text-underline-width="auto" style:text-underline-color="font-color"/>
    </style:style>
    <style:style style:name="T398" style:family="text">
      <style:text-properties fo:color="#800080" loext:opacity="100%" style:text-underline-style="none" officeooo:rsid="46b78802" fo:background-color="#ffff00" loext:char-shading-value="0"/>
    </style:style>
    <style:style style:name="T399" style:family="text">
      <style:text-properties fo:color="#c9211e" loext:opacity="100%" officeooo:rsid="20ae2a42"/>
    </style:style>
    <style:style style:name="T400" style:family="text">
      <style:text-properties officeooo:rsid="191342a2"/>
    </style:style>
    <style:style style:name="T401" style:family="text">
      <style:text-properties officeooo:rsid="191b5b11"/>
    </style:style>
    <style:style style:name="T402" style:family="text">
      <style:text-properties officeooo:rsid="191504c2"/>
    </style:style>
    <style:style style:name="T403" style:family="text">
      <style:text-properties officeooo:rsid="20b1c69e"/>
    </style:style>
    <style:style style:name="T404" style:family="text">
      <style:text-properties fo:color="#000000" loext:opacity="100%" officeooo:rsid="10190abb"/>
    </style:style>
    <style:style style:name="T405" style:family="text">
      <style:text-properties fo:color="#00a933" loext:opacity="100%" officeooo:rsid="10190abb"/>
    </style:style>
    <style:style style:name="T406" style:family="text">
      <style:text-properties fo:color="#00a933" loext:opacity="100%"/>
    </style:style>
    <style:style style:name="T407" style:family="text">
      <style:text-properties fo:color="#00a933" loext:opacity="100%" style:text-underline-style="solid" style:text-underline-width="auto" style:text-underline-color="font-color"/>
    </style:style>
    <style:style style:name="T408" style:family="text">
      <style:text-properties officeooo:rsid="10190ce4"/>
    </style:style>
    <style:style style:name="T409" style:family="text">
      <style:text-properties style:text-underline-style="solid" style:text-underline-width="auto" style:text-underline-color="font-color" officeooo:rsid="10190ce4"/>
    </style:style>
    <style:style style:name="T410" style:family="text">
      <style:text-properties officeooo:rsid="10192878"/>
    </style:style>
    <style:style style:name="T411" style:family="text">
      <style:text-properties officeooo:rsid="191d445e"/>
    </style:style>
    <style:style style:name="T412" style:family="text">
      <style:text-properties officeooo:rsid="46b7fdcf"/>
    </style:style>
    <style:style style:name="T413" style:family="text">
      <style:text-properties officeooo:rsid="0f2fcf24"/>
    </style:style>
    <style:style style:name="T414" style:family="text">
      <style:text-properties officeooo:rsid="01d92c36"/>
    </style:style>
    <style:style style:name="T415" style:family="text">
      <style:text-properties fo:color="#c9211e" loext:opacity="100%" style:text-underline-style="solid" style:text-underline-width="auto" style:text-underline-color="font-color" officeooo:rsid="01d92c36"/>
    </style:style>
    <style:style style:name="T416" style:family="text">
      <style:text-properties style:text-underline-style="solid" style:text-underline-width="auto" style:text-underline-color="font-color" fo:font-weight="bold" officeooo:rsid="01d92c36" style:font-weight-asian="bold" style:font-weight-complex="bold"/>
    </style:style>
    <style:style style:name="T417" style:family="text">
      <style:text-properties officeooo:rsid="191e8c49"/>
    </style:style>
    <style:style style:name="T418" style:family="text">
      <style:text-properties fo:color="#2a6099" loext:opacity="100%" officeooo:rsid="191e8c49"/>
    </style:style>
    <style:style style:name="T419" style:family="text">
      <style:text-properties fo:color="#c9211e" loext:opacity="100%" officeooo:rsid="191e8c49"/>
    </style:style>
    <style:style style:name="T420" style:family="text">
      <style:text-properties fo:color="#c9211e" loext:opacity="100%" style:text-underline-style="solid" style:text-underline-width="auto" style:text-underline-color="font-color" officeooo:rsid="191e8c49"/>
    </style:style>
    <style:style style:name="T421" style:family="text">
      <style:text-properties fo:color="#800080" loext:opacity="100%" style:text-underline-style="solid" style:text-underline-width="auto" style:text-underline-color="font-color" fo:font-weight="bold" officeooo:rsid="191e8c49" style:font-weight-asian="bold" style:font-weight-complex="bold"/>
    </style:style>
    <style:style style:name="T422" style:family="text">
      <style:text-properties fo:color="#800080" loext:opacity="100%" style:text-underline-style="solid" style:text-underline-width="auto" style:text-underline-color="font-color" fo:font-weight="bold" officeooo:rsid="01d92c36" style:font-weight-asian="bold" style:font-weight-complex="bold"/>
    </style:style>
    <style:style style:name="T423" style:family="text">
      <style:text-properties fo:color="#800080" loext:opacity="100%" style:text-underline-style="none" fo:font-weight="bold" officeooo:rsid="01d92c36" style:font-weight-asian="bold" style:font-weight-complex="bold"/>
    </style:style>
    <style:style style:name="T424" style:family="text">
      <style:text-properties fo:color="#000000" loext:opacity="100%" style:text-underline-style="none" fo:font-weight="normal" style:font-weight-asian="normal" style:font-weight-complex="normal"/>
    </style:style>
    <style:style style:name="T425" style:family="text">
      <style:text-properties fo:color="#000000" loext:opacity="100%" style:text-underline-style="none"/>
    </style:style>
    <style:style style:name="T426" style:family="text">
      <style:text-properties fo:font-weight="bold" officeooo:rsid="01d92c36" style:font-weight-asian="bold" style:font-weight-complex="bold"/>
    </style:style>
    <style:style style:name="T427" style:family="text">
      <style:text-properties fo:font-weight="normal" officeooo:rsid="01d92c36" style:font-weight-asian="normal" style:font-weight-complex="normal"/>
    </style:style>
    <style:style style:name="T428" style:family="text">
      <style:text-properties fo:font-weight="bold" officeooo:rsid="33867c10" style:font-weight-asian="bold" style:font-weight-complex="bold"/>
    </style:style>
    <style:style style:name="T429" style:family="text">
      <style:text-properties fo:font-weight="bold" officeooo:rsid="02d8348a" style:font-weight-asian="bold" style:font-weight-complex="bold"/>
    </style:style>
    <style:style style:name="T430" style:family="text">
      <style:text-properties fo:color="#800080" loext:opacity="100%"/>
    </style:style>
    <style:style style:name="T431" style:family="text">
      <style:text-properties style:text-underline-style="none"/>
    </style:style>
    <style:style style:name="T432" style:family="text">
      <style:text-properties fo:color="#800080" loext:opacity="100%" fo:font-weight="bold" officeooo:rsid="01d92c36" style:font-weight-asian="bold" style:font-weight-complex="bold"/>
    </style:style>
    <style:style style:name="T433" style:family="text">
      <style:text-properties fo:color="#c9211e" loext:opacity="100%" officeooo:rsid="1921399a"/>
    </style:style>
    <style:style style:name="T434" style:family="text">
      <style:text-properties fo:color="#c9211e" loext:opacity="100%" officeooo:rsid="41114e8f"/>
    </style:style>
    <style:style style:name="T435" style:family="text">
      <style:text-properties officeooo:rsid="1921399a"/>
    </style:style>
    <style:style style:name="T436" style:family="text">
      <style:text-properties officeooo:rsid="1921399a" fo:background-color="#ffff00" loext:char-shading-value="0"/>
    </style:style>
    <style:style style:name="T437" style:family="text">
      <style:text-properties fo:background-color="#ffff00" loext:char-shading-value="0"/>
    </style:style>
    <style:style style:name="T438" style:family="text">
      <style:text-properties style:text-underline-style="solid" style:text-underline-width="auto" style:text-underline-color="font-color" officeooo:rsid="1921399a" fo:background-color="#ffff00" loext:char-shading-value="0"/>
    </style:style>
    <style:style style:name="T439" style:family="text">
      <style:text-properties style:text-underline-style="solid" style:text-underline-width="auto" style:text-underline-color="font-color" fo:background-color="#ffff00" loext:char-shading-value="0"/>
    </style:style>
    <style:style style:name="T440" style:family="text">
      <style:text-properties officeooo:rsid="46b7fdcf" fo:background-color="#ffff00" loext:char-shading-value="0"/>
    </style:style>
    <style:style style:name="T441" style:family="text">
      <style:text-properties officeooo:rsid="0e9f7a23"/>
    </style:style>
    <style:style style:name="T442" style:family="text">
      <style:text-properties fo:font-weight="bold" officeooo:rsid="00a2254e" style:font-weight-asian="bold" style:font-weight-complex="bold"/>
    </style:style>
    <style:style style:name="T443" style:family="text">
      <style:text-properties fo:font-weight="bold" officeooo:rsid="02ecceb9" style:font-weight-asian="bold" style:font-weight-complex="bold"/>
    </style:style>
    <style:style style:name="T444" style:family="text">
      <style:text-properties fo:font-weight="bold" officeooo:rsid="0f39543b" style:font-weight-asian="bold" style:font-weight-complex="bold"/>
    </style:style>
    <style:style style:name="T445" style:family="text">
      <style:text-properties fo:color="#000000" loext:opacity="100%" fo:font-weight="bold" officeooo:rsid="3387e3c1" style:font-weight-asian="bold" style:font-weight-complex="bold"/>
    </style:style>
    <style:style style:name="T446" style:family="text">
      <style:text-properties fo:color="#2a6099" loext:opacity="100%" officeooo:rsid="00147afe"/>
    </style:style>
    <style:style style:name="T447" style:family="text">
      <style:text-properties fo:color="#bf0041" loext:opacity="100%" officeooo:rsid="00147afe"/>
    </style:style>
    <style:style style:name="T448" style:family="text">
      <style:text-properties fo:color="#c9211e" loext:opacity="100%" officeooo:rsid="00147afe"/>
    </style:style>
    <style:style style:name="T449" style:family="text">
      <style:text-properties officeooo:rsid="101e96fb"/>
    </style:style>
    <style:style style:name="T450" style:family="text">
      <style:text-properties officeooo:rsid="119530a5"/>
    </style:style>
    <style:style style:name="T451" style:family="text">
      <style:text-properties officeooo:rsid="118b1e01"/>
    </style:style>
    <style:style style:name="T452" style:family="text">
      <style:text-properties officeooo:rsid="118c774d"/>
    </style:style>
    <style:style style:name="T453" style:family="text">
      <style:text-properties officeooo:rsid="3d665515"/>
    </style:style>
    <style:style style:name="T454" style:family="text">
      <style:text-properties fo:font-weight="bold" officeooo:rsid="10255922" style:font-weight-asian="bold" style:font-weight-complex="bold"/>
    </style:style>
    <style:style style:name="T455" style:family="text">
      <style:text-properties fo:color="#127622" loext:opacity="100%" style:text-underline-style="solid" style:text-underline-width="auto" style:text-underline-color="font-color"/>
    </style:style>
    <style:style style:name="T456" style:family="text">
      <style:text-properties fo:font-weight="bold" officeooo:rsid="1727a5c7" style:font-weight-asian="bold" style:font-weight-complex="bold"/>
    </style:style>
    <style:style style:name="T457" style:family="text">
      <style:text-properties officeooo:rsid="1021c4f4"/>
    </style:style>
    <style:style style:name="T458" style:family="text">
      <style:text-properties officeooo:rsid="1021fc79"/>
    </style:style>
    <style:style style:name="T459" style:family="text">
      <style:text-properties officeooo:rsid="1023d06c"/>
    </style:style>
    <style:style style:name="T460" style:family="text">
      <style:text-properties officeooo:rsid="1024044b"/>
    </style:style>
    <style:style style:name="T461" style:family="text">
      <style:text-properties officeooo:rsid="425a037f"/>
    </style:style>
    <style:style style:name="T462" style:family="text">
      <style:text-properties officeooo:rsid="1026d698"/>
    </style:style>
    <style:style style:name="T463" style:family="text">
      <style:text-properties officeooo:rsid="1026d884"/>
    </style:style>
    <style:style style:name="T464" style:family="text">
      <style:text-properties officeooo:rsid="10288d50"/>
    </style:style>
    <style:style style:name="T465" style:family="text">
      <style:text-properties officeooo:rsid="1029e62a"/>
    </style:style>
    <style:style style:name="T466" style:family="text">
      <style:text-properties fo:color="#bf0041" loext:opacity="100%"/>
    </style:style>
    <style:style style:name="T467" style:family="text">
      <style:text-properties fo:color="#000000" loext:opacity="100%" fo:font-weight="bold" officeooo:rsid="0f3d872d" style:font-weight-asian="bold" style:font-weight-complex="bold"/>
    </style:style>
    <style:style style:name="T468" style:family="text">
      <style:text-properties fo:color="#2a6099" loext:opacity="100%" officeooo:rsid="00a48ced"/>
    </style:style>
    <style:style style:name="T469" style:family="text">
      <style:text-properties fo:color="#c9211e" loext:opacity="100%" officeooo:rsid="00a48ced"/>
    </style:style>
    <style:style style:name="T470" style:family="text">
      <style:text-properties fo:color="#000000" loext:opacity="100%" fo:font-weight="bold" officeooo:rsid="45deaf3c" style:font-weight-asian="bold" style:font-weight-complex="bold"/>
    </style:style>
    <style:style style:name="T471" style:family="text">
      <style:text-properties fo:color="#2a6099" loext:opacity="100%" fo:font-weight="normal" officeooo:rsid="45deaf3c" style:font-weight-asian="normal" style:font-weight-complex="normal"/>
    </style:style>
    <style:style style:name="T472" style:family="text">
      <style:text-properties fo:font-weight="normal" officeooo:rsid="45deaf3c" style:font-weight-asian="normal" style:font-weight-complex="normal"/>
    </style:style>
    <style:style style:name="T473" style:family="text">
      <style:text-properties fo:color="#000000" loext:opacity="100%" officeooo:rsid="00147afe"/>
    </style:style>
    <style:style style:name="T474" style:family="text">
      <style:text-properties fo:color="#bf0041" loext:opacity="100%" officeooo:rsid="0dd7914b"/>
    </style:style>
    <style:style style:name="T475" style:family="text">
      <style:text-properties fo:font-weight="bold" officeooo:rsid="001497ba" style:font-weight-asian="bold" style:font-weight-complex="bold"/>
    </style:style>
    <style:style style:name="T476" style:family="text">
      <style:text-properties fo:font-weight="bold" officeooo:rsid="00a48ced" style:font-weight-asian="bold" style:font-weight-complex="bold"/>
    </style:style>
    <style:style style:name="T477" style:family="text">
      <style:text-properties fo:font-weight="bold" officeooo:rsid="425a037f" style:font-weight-asian="bold" style:font-weight-complex="bold"/>
    </style:style>
    <style:style style:name="T478" style:family="text">
      <style:text-properties fo:font-weight="bold" officeooo:rsid="0f3d872d" style:font-weight-asian="bold" style:font-weight-complex="bold"/>
    </style:style>
    <style:style style:name="T479" style:family="text">
      <style:text-properties officeooo:rsid="00a48ced"/>
    </style:style>
    <style:style style:name="T480" style:family="text">
      <style:text-properties officeooo:rsid="00147afe"/>
    </style:style>
    <style:style style:name="T481" style:family="text">
      <style:text-properties fo:color="#000000" loext:opacity="100%" fo:font-weight="bold" officeooo:rsid="00147afe" style:font-weight-asian="bold" style:font-weight-complex="bold"/>
    </style:style>
    <style:style style:name="T482" style:family="text">
      <style:text-properties fo:color="#000000" loext:opacity="100%" officeooo:rsid="01e7fdd1"/>
    </style:style>
    <style:style style:name="T483" style:family="text">
      <style:text-properties fo:color="#000000" loext:opacity="100%" officeooo:rsid="118f3575"/>
    </style:style>
    <style:style style:name="T484" style:family="text">
      <style:text-properties fo:color="#000000" loext:opacity="100%" officeooo:rsid="425a037f"/>
    </style:style>
    <style:style style:name="T485" style:family="text">
      <style:text-properties fo:color="#000000" loext:opacity="100%" officeooo:rsid="01e747f3"/>
    </style:style>
    <style:style style:name="T486" style:family="text">
      <style:text-properties fo:color="#000000" loext:opacity="100%" officeooo:rsid="058cad60"/>
    </style:style>
    <style:style style:name="T487" style:family="text">
      <style:text-properties officeooo:rsid="058cad60"/>
    </style:style>
    <style:style style:name="T488" style:family="text">
      <style:text-properties style:text-underline-style="none" officeooo:rsid="058cad60"/>
    </style:style>
    <style:style style:name="T489" style:family="text">
      <style:text-properties fo:color="#000000" loext:opacity="100%" officeooo:rsid="05930530"/>
    </style:style>
    <style:style style:name="T490" style:family="text">
      <style:text-properties fo:color="#000000" loext:opacity="100%" officeooo:rsid="46b7fdcf"/>
    </style:style>
    <style:style style:name="T491" style:family="text">
      <style:text-properties fo:color="#c9211e" loext:opacity="100%" fo:font-weight="bold" officeooo:rsid="02f12905" style:font-weight-asian="bold" style:font-weight-complex="bold"/>
    </style:style>
    <style:style style:name="T492" style:family="text">
      <style:text-properties fo:font-weight="bold" officeooo:rsid="02f12905" style:font-weight-asian="bold" style:font-weight-complex="bold"/>
    </style:style>
    <style:style style:name="T493" style:family="text">
      <style:text-properties fo:font-weight="bold" officeooo:rsid="02e2b27b" style:font-weight-asian="bold" style:font-weight-complex="bold"/>
    </style:style>
    <style:style style:name="T494" style:family="text">
      <style:text-properties officeooo:rsid="00a00dea"/>
    </style:style>
    <style:style style:name="T495" style:family="text">
      <style:text-properties officeooo:rsid="00a09b25"/>
    </style:style>
    <style:style style:name="T496" style:family="text">
      <style:text-properties officeooo:rsid="00a355f7"/>
    </style:style>
    <style:style style:name="T497" style:family="text">
      <style:text-properties officeooo:rsid="1190fcc6"/>
    </style:style>
    <style:style style:name="T498" style:family="text">
      <style:text-properties officeooo:rsid="02ee16fc"/>
    </style:style>
    <style:style style:name="T499" style:family="text">
      <style:text-properties fo:color="#c9211e" loext:opacity="100%" officeooo:rsid="02ee16fc"/>
    </style:style>
    <style:style style:name="T500" style:family="text">
      <style:text-properties officeooo:rsid="00a5f272"/>
    </style:style>
    <style:style style:name="T501" style:family="text">
      <style:text-properties officeooo:rsid="00a6fe1a"/>
    </style:style>
    <style:style style:name="T502" style:family="text">
      <style:text-properties officeooo:rsid="00a84184"/>
    </style:style>
    <style:style style:name="T503" style:family="text">
      <style:text-properties officeooo:rsid="00a9f8ef"/>
    </style:style>
    <style:style style:name="T504" style:family="text">
      <style:text-properties officeooo:rsid="00aa4373"/>
    </style:style>
    <style:style style:name="T505" style:family="text">
      <style:text-properties officeooo:rsid="00ac29e8"/>
    </style:style>
    <style:style style:name="T506" style:family="text">
      <style:text-properties officeooo:rsid="00ac431c"/>
    </style:style>
    <style:style style:name="T507" style:family="text">
      <style:text-properties officeooo:rsid="00ac6712"/>
    </style:style>
    <style:style style:name="T508" style:family="text">
      <style:text-properties fo:font-weight="bold" officeooo:rsid="01c92827" style:font-weight-asian="bold" style:font-weight-complex="bold"/>
    </style:style>
    <style:style style:name="T509" style:family="text">
      <style:text-properties fo:color="#2a6099" loext:opacity="100%" officeooo:rsid="01c92827"/>
    </style:style>
    <style:style style:name="T510" style:family="text">
      <style:text-properties fo:color="#c9211e" loext:opacity="100%" officeooo:rsid="01c92827"/>
    </style:style>
    <style:style style:name="T511" style:family="text">
      <style:text-properties fo:font-weight="bold" officeooo:rsid="1195df7d" style:font-weight-asian="bold" style:font-weight-complex="bold"/>
    </style:style>
    <style:style style:name="T512" style:family="text">
      <style:text-properties officeooo:rsid="1195df7d"/>
    </style:style>
    <style:style style:name="T513" style:family="text">
      <style:text-properties officeooo:rsid="2ae652eb"/>
    </style:style>
    <style:style style:name="T514" style:family="text">
      <style:text-properties fo:font-weight="bold" officeooo:rsid="11965278" style:font-weight-asian="bold" style:font-weight-complex="bold"/>
    </style:style>
    <style:style style:name="T515" style:family="text">
      <style:text-properties fo:font-variant="normal" fo:text-transform="none" fo:color="#2a6099" loext:opacity="100%" fo:font-size="12pt" fo:letter-spacing="normal" fo:font-style="normal" fo:font-weight="normal" style:font-size-asian="12pt" style:font-style-asian="normal" style:font-weight-asian="normal"/>
    </style:style>
    <style:style style:name="T516" style:family="text">
      <style:text-properties fo:font-variant="normal" fo:text-transform="none" fo:color="#c9211e" loext:opacity="100%" fo:font-size="12pt" fo:letter-spacing="normal" fo:font-style="normal" fo:font-weight="normal" style:font-size-asian="12pt" style:font-style-asian="normal" style:font-weight-asian="normal"/>
    </style:style>
    <style:style style:name="T517" style:family="text">
      <style:text-properties fo:color="#000000" loext:opacity="100%" officeooo:rsid="01c92827"/>
    </style:style>
    <style:style style:name="T518" style:family="text">
      <style:text-properties officeooo:rsid="0f444af9"/>
    </style:style>
    <style:style style:name="T519" style:family="text">
      <style:text-properties officeooo:rsid="02b638b6"/>
    </style:style>
    <style:style style:name="T520" style:family="text">
      <style:text-properties officeooo:rsid="02b7fd7a"/>
    </style:style>
    <style:style style:name="T521" style:family="text">
      <style:text-properties officeooo:rsid="1194125a"/>
    </style:style>
    <style:style style:name="T522" style:family="text">
      <style:text-properties style:text-underline-style="solid" style:text-underline-width="auto" style:text-underline-color="font-color" officeooo:rsid="02b638b6"/>
    </style:style>
    <style:style style:name="T523" style:family="text">
      <style:text-properties style:text-underline-style="solid" style:text-underline-width="auto" style:text-underline-color="font-color" officeooo:rsid="02b45bba"/>
    </style:style>
    <style:style style:name="T524" style:family="text">
      <style:text-properties officeooo:rsid="02b45bba"/>
    </style:style>
    <style:style style:name="T525" style:family="text">
      <style:text-properties officeooo:rsid="01c92827"/>
    </style:style>
    <style:style style:name="T526" style:family="text">
      <style:text-properties fo:color="#c9211e" loext:opacity="100%" officeooo:rsid="2ae652eb"/>
    </style:style>
    <style:style style:name="T527" style:family="text">
      <style:text-properties officeooo:rsid="01cd20b7"/>
    </style:style>
    <style:style style:name="T528" style:family="text">
      <style:text-properties officeooo:rsid="425a9648"/>
    </style:style>
    <style:style style:name="T529" style:family="text">
      <style:text-properties officeooo:rsid="02b972ae"/>
    </style:style>
    <style:style style:name="T530" style:family="text">
      <style:text-properties officeooo:rsid="02bb5070"/>
    </style:style>
    <style:style style:name="T531" style:family="text">
      <style:text-properties fo:font-weight="bold" officeooo:rsid="01caa35e" style:font-weight-asian="bold" style:font-weight-complex="bold"/>
    </style:style>
    <style:style style:name="T532" style:family="text">
      <style:text-properties fo:font-weight="bold" officeooo:rsid="2ae652eb" style:font-weight-asian="bold" style:font-weight-complex="bold"/>
    </style:style>
    <style:style style:name="T533" style:family="text">
      <style:text-properties fo:color="#2a6099" loext:opacity="100%" officeooo:rsid="01caa35e"/>
    </style:style>
    <style:style style:name="T534" style:family="text">
      <style:text-properties fo:color="#c9211e" loext:opacity="100%" officeooo:rsid="01caa35e"/>
    </style:style>
    <style:style style:name="T535" style:family="text">
      <style:text-properties officeooo:rsid="01caa35e"/>
    </style:style>
    <style:style style:name="T536" style:family="text">
      <style:text-properties fo:font-weight="bold" officeooo:rsid="01cca2f9" style:font-weight-asian="bold" style:font-weight-complex="bold"/>
    </style:style>
    <style:style style:name="T537" style:family="text">
      <style:text-properties fo:color="#2a6099" loext:opacity="100%" officeooo:rsid="01cca2f9"/>
    </style:style>
    <style:style style:name="T538" style:family="text">
      <style:text-properties fo:color="#c9211e" loext:opacity="100%" officeooo:rsid="01cca2f9"/>
    </style:style>
    <style:style style:name="T539" style:family="text">
      <style:text-properties officeooo:rsid="01cca2f9"/>
    </style:style>
    <style:style style:name="T540" style:family="text">
      <style:text-properties fo:font-weight="bold" officeooo:rsid="01cd20b7" style:font-weight-asian="bold" style:font-weight-complex="bold"/>
    </style:style>
    <style:style style:name="T541" style:family="text">
      <style:text-properties fo:color="#2a6099" loext:opacity="100%" officeooo:rsid="01cd20b7"/>
    </style:style>
    <style:style style:name="T542" style:family="text">
      <style:text-properties fo:color="#c9211e" loext:opacity="100%" officeooo:rsid="01cd20b7"/>
    </style:style>
    <style:style style:name="T543" style:family="text">
      <style:text-properties fo:font-weight="bold" officeooo:rsid="0012b559" style:font-weight-asian="bold" style:font-weight-complex="bold"/>
    </style:style>
    <style:style style:name="T544" style:family="text">
      <style:text-properties fo:color="#2a6099" loext:opacity="100%" officeooo:rsid="0012b559"/>
    </style:style>
    <style:style style:name="T545" style:family="text">
      <style:text-properties fo:color="#c9211e" loext:opacity="100%" officeooo:rsid="0012b559"/>
    </style:style>
    <style:style style:name="T546" style:family="text">
      <style:text-properties fo:color="#000000" loext:opacity="100%" officeooo:rsid="2ae652eb"/>
    </style:style>
    <style:style style:name="T547" style:family="text">
      <style:text-properties officeooo:rsid="3bca5d5b"/>
    </style:style>
    <style:style style:name="T548" style:family="text">
      <style:text-properties fo:font-weight="bold" officeooo:rsid="0f474ddc" style:font-weight-asian="bold" style:font-weight-complex="bold"/>
    </style:style>
    <style:style style:name="T549" style:family="text">
      <style:text-properties officeooo:rsid="0f474ddc"/>
    </style:style>
    <style:style style:name="T550" style:family="text">
      <style:text-properties fo:color="#2a6099" loext:opacity="100%" officeooo:rsid="0f474ddc"/>
    </style:style>
    <style:style style:name="T551" style:family="text">
      <style:text-properties fo:color="#c9211e" loext:opacity="100%" officeooo:rsid="0f474ddc"/>
    </style:style>
    <style:style style:name="T552" style:family="text">
      <style:text-properties officeooo:rsid="46b87648"/>
    </style:style>
    <style:style style:name="T553" style:family="text">
      <style:text-properties officeooo:rsid="0f497194"/>
    </style:style>
    <style:style style:name="T554" style:family="text">
      <style:text-properties officeooo:rsid="0f4a063b"/>
    </style:style>
    <style:style style:name="T555" style:family="text">
      <style:text-properties officeooo:rsid="0012b559"/>
    </style:style>
    <style:style style:name="T556" style:family="text">
      <style:text-properties officeooo:rsid="2ae8d99b"/>
    </style:style>
    <style:style style:name="T557" style:family="text">
      <style:text-properties officeooo:rsid="01d19eba"/>
    </style:style>
    <style:style style:name="T558" style:family="text">
      <style:text-properties officeooo:rsid="0f4d33f7"/>
    </style:style>
    <style:style style:name="T559" style:family="text">
      <style:text-properties officeooo:rsid="0f4f0fb0"/>
    </style:style>
    <style:style style:name="T560" style:family="text">
      <style:text-properties fo:font-weight="bold" officeooo:rsid="3bcd79e0" style:font-weight-asian="bold" style:font-weight-complex="bold"/>
    </style:style>
    <style:style style:name="T561" style:family="text">
      <style:text-properties officeooo:rsid="3bcd79e0"/>
    </style:style>
    <style:style style:name="T562" style:family="text">
      <style:text-properties fo:font-weight="normal" officeooo:rsid="3bcd79e0" style:font-weight-asian="normal" style:font-weight-complex="normal"/>
    </style:style>
    <style:style style:name="T563" style:family="text">
      <style:text-properties fo:font-weight="normal" officeooo:rsid="425ab330" style:font-weight-asian="normal" style:font-weight-complex="normal"/>
    </style:style>
    <style:style style:name="T564" style:family="text">
      <style:text-properties fo:color="#000000" loext:opacity="100%" fo:font-weight="bold" officeooo:rsid="3bd079ca" style:font-weight-asian="bold" style:font-weight-complex="bold"/>
    </style:style>
    <style:style style:name="T565" style:family="text">
      <style:text-properties fo:color="#2a6099" loext:opacity="100%" officeooo:rsid="3bd079ca"/>
    </style:style>
    <style:style style:name="T566" style:family="text">
      <style:text-properties fo:color="#c9211e" loext:opacity="100%" officeooo:rsid="3bd079ca"/>
    </style:style>
    <style:style style:name="T567" style:family="text">
      <style:text-properties fo:color="#000000" loext:opacity="100%" officeooo:rsid="425ab330"/>
    </style:style>
    <style:style style:name="T568" style:family="text">
      <style:text-properties officeooo:rsid="425ab330"/>
    </style:style>
    <style:style style:name="T569" style:family="text">
      <style:text-properties fo:color="#000000" loext:opacity="100%" officeooo:rsid="3bca5d5b"/>
    </style:style>
    <style:style style:name="T570" style:family="text">
      <style:text-properties fo:color="#000000" loext:opacity="100%" fo:font-weight="bold" officeooo:rsid="3bca5d5b" style:font-weight-asian="bold" style:font-weight-complex="bold"/>
    </style:style>
    <style:style style:name="T571" style:family="text">
      <style:text-properties fo:color="#c9211e" loext:opacity="100%" officeooo:rsid="3bca5d5b"/>
    </style:style>
    <style:style style:name="T572" style:family="text">
      <style:text-properties fo:color="#000000" loext:opacity="100%" officeooo:rsid="472d051d"/>
    </style:style>
    <style:style style:name="T573" style:family="text">
      <style:text-properties fo:color="#000000" loext:opacity="100%" fo:font-weight="bold" officeooo:rsid="472d051d" style:font-weight-asian="bold" style:font-weight-complex="bold"/>
    </style:style>
    <style:style style:name="T574" style:family="text">
      <style:text-properties fo:font-weight="bold" officeooo:rsid="425ab330" style:font-weight-asian="bold" style:font-weight-complex="bold"/>
    </style:style>
    <style:style style:name="T575" style:family="text">
      <style:text-properties fo:color="#000000" loext:opacity="100%" style:text-position="super 58%"/>
    </style:style>
    <style:style style:name="T576" style:family="text">
      <style:text-properties fo:color="#000000" loext:opacity="100%" officeooo:rsid="472c8242"/>
    </style:style>
    <style:style style:name="T577" style:family="text">
      <style:text-properties fo:color="#000000" loext:opacity="100%" fo:font-weight="bold" officeooo:rsid="472c8242" style:font-weight-asian="bold" style:font-weight-complex="bold"/>
    </style:style>
    <style:style style:name="T578" style:family="text">
      <style:text-properties fo:color="#000000" loext:opacity="100%" fo:font-weight="normal" officeooo:rsid="472c8242" style:font-weight-asian="normal" style:font-weight-complex="normal"/>
    </style:style>
    <style:style style:name="T579" style:family="text">
      <style:text-properties officeooo:rsid="0fcdd1b5"/>
    </style:style>
    <style:style style:name="T580" style:family="text">
      <style:text-properties officeooo:rsid="0f5ff165"/>
    </style:style>
    <style:style style:name="T581" style:family="text">
      <style:text-properties officeooo:rsid="02aeb811"/>
    </style:style>
    <style:style style:name="T582" style:family="text">
      <style:text-properties officeooo:rsid="0f5f318e"/>
    </style:style>
    <style:style style:name="T583" style:family="text">
      <style:text-properties fo:font-weight="bold" officeooo:rsid="2ae91ce2" style:font-weight-asian="bold" style:font-weight-complex="bold"/>
    </style:style>
    <style:style style:name="T584" style:family="text">
      <style:text-properties fo:color="#2a6099" loext:opacity="100%" officeooo:rsid="0036050f"/>
    </style:style>
    <style:style style:name="T585" style:family="text">
      <style:text-properties fo:color="#c9211e" loext:opacity="100%" officeooo:rsid="0036050f"/>
    </style:style>
    <style:style style:name="T586" style:family="text">
      <style:text-properties fo:color="#bf0041" loext:opacity="100%" officeooo:rsid="0036050f"/>
    </style:style>
    <style:style style:name="T587" style:family="text">
      <style:text-properties officeooo:rsid="46ba2797"/>
    </style:style>
    <style:style style:name="T588" style:family="text">
      <style:text-properties fo:color="#000000" loext:opacity="100%" officeooo:rsid="19271843"/>
    </style:style>
    <style:style style:name="T589" style:family="text">
      <style:text-properties fo:color="#000000" loext:opacity="100%" officeooo:rsid="46ba2797"/>
    </style:style>
    <style:style style:name="T590" style:family="text">
      <style:text-properties fo:color="#000000" loext:opacity="100%" fo:font-weight="bold" officeooo:rsid="46ba2797" style:font-weight-asian="bold" style:font-weight-complex="bold"/>
    </style:style>
    <style:style style:name="T591" style:family="text">
      <style:text-properties fo:color="#2a6099" loext:opacity="100%" officeooo:rsid="46ba2797"/>
    </style:style>
    <style:style style:name="T592" style:family="text">
      <style:text-properties fo:color="#c9211e" loext:opacity="100%" officeooo:rsid="46ba2797"/>
    </style:style>
    <style:style style:name="T593" style:family="text">
      <style:text-properties officeooo:rsid="46bbd1fe"/>
    </style:style>
    <style:style style:name="T594" style:family="text">
      <style:text-properties officeooo:rsid="19256510"/>
    </style:style>
    <style:style style:name="T595" style:family="text">
      <style:text-properties fo:color="#000000" loext:opacity="100%" officeooo:rsid="19256510"/>
    </style:style>
    <style:style style:name="T596" style:family="text">
      <style:text-properties fo:color="#000000" loext:opacity="100%" fo:font-weight="bold" officeooo:rsid="19256510" style:font-weight-asian="bold" style:font-weight-complex="bold"/>
    </style:style>
    <style:style style:name="T597" style:family="text">
      <style:text-properties fo:color="#000000" loext:opacity="100%" style:text-position="super 58%" officeooo:rsid="19256510"/>
    </style:style>
    <style:style style:name="T598" style:family="text">
      <style:text-properties style:text-position="super 58%"/>
    </style:style>
    <style:style style:name="T599" style:family="text">
      <style:text-properties fo:color="#000000" loext:opacity="100%" officeooo:rsid="1925fbd7"/>
    </style:style>
    <style:style style:name="T600" style:family="text">
      <style:text-properties fo:color="#000000" loext:opacity="100%" style:text-position="super 58%" officeooo:rsid="1925fbd7"/>
    </style:style>
    <style:style style:name="T601" style:family="text">
      <style:text-properties fo:font-weight="bold" officeooo:rsid="19274234" style:font-weight-asian="bold" style:font-weight-complex="bold"/>
    </style:style>
    <style:style style:name="T602" style:family="text">
      <style:text-properties officeooo:rsid="19274234"/>
    </style:style>
    <style:style style:name="T603" style:family="text">
      <style:text-properties fo:color="#2a6099" loext:opacity="100%" officeooo:rsid="19274234"/>
    </style:style>
    <style:style style:name="T604" style:family="text">
      <style:text-properties fo:color="#c9211e" loext:opacity="100%" officeooo:rsid="19274234"/>
    </style:style>
    <style:style style:name="T605" style:family="text">
      <style:text-properties fo:color="#c9211e" loext:opacity="100%" fo:font-weight="bold" officeooo:rsid="002ffdf2" style:font-weight-asian="bold" style:font-weight-complex="bold"/>
    </style:style>
    <style:style style:name="T606" style:family="text">
      <style:text-properties fo:color="#c9211e" loext:opacity="100%" officeooo:rsid="002ffdf2"/>
    </style:style>
    <style:style style:name="T607" style:family="text">
      <style:text-properties fo:color="#2a6099" loext:opacity="100%" fo:font-weight="normal" style:font-weight-asian="normal" style:font-weight-complex="normal"/>
    </style:style>
    <style:style style:name="T608" style:family="text">
      <style:text-properties fo:color="#c9211e" loext:opacity="100%" style:text-underline-style="solid" style:text-underline-width="auto" style:text-underline-color="font-color" fo:font-weight="normal" style:font-weight-asian="normal" style:font-weight-complex="normal"/>
    </style:style>
    <style:style style:name="T609" style:family="text">
      <style:text-properties fo:color="#2a6099" loext:opacity="100%" fo:font-weight="normal" officeooo:rsid="00147afe" style:font-weight-asian="normal" style:font-weight-complex="normal"/>
    </style:style>
    <style:style style:name="T610" style:family="text">
      <style:text-properties fo:color="#c9211e" loext:opacity="100%" fo:font-weight="normal" officeooo:rsid="00147afe" style:font-weight-asian="normal" style:font-weight-complex="normal"/>
    </style:style>
    <style:style style:name="T611" style:family="text">
      <style:text-properties fo:font-weight="normal" officeooo:rsid="00147afe" style:font-weight-asian="normal" style:font-weight-complex="normal"/>
    </style:style>
    <style:style style:name="T612" style:family="text">
      <style:text-properties officeooo:rsid="45deaf3c"/>
    </style:style>
    <style:style style:name="T613" style:family="text">
      <style:text-properties fo:color="#c9211e" loext:opacity="100%" fo:font-weight="normal" officeooo:rsid="45deaf3c" fo:background-color="#ffff00" loext:char-shading-value="0" style:font-weight-asian="normal" style:font-weight-complex="normal"/>
    </style:style>
    <style:style style:name="T614" style:family="text">
      <style:text-properties fo:color="#c9211e" loext:opacity="100%" officeooo:rsid="45deaf3c"/>
    </style:style>
    <style:style style:name="T615" style:family="text">
      <style:text-properties fo:font-weight="bold" officeooo:rsid="45deaf3c" style:font-weight-asian="bold" style:font-weight-complex="bold"/>
    </style:style>
    <style:style style:name="T616" style:family="text">
      <style:text-properties fo:color="#c9211e" loext:opacity="100%" officeooo:rsid="01cd20b7" fo:background-color="#ffff00" loext:char-shading-value="0"/>
    </style:style>
    <style:style style:name="T617" style:family="text">
      <style:text-properties fo:color="#000000" loext:opacity="100%" fo:font-weight="bold" officeooo:rsid="2ae91ce2" style:font-weight-asian="bold" style:font-weight-complex="bold"/>
    </style:style>
    <style:style style:name="T618" style:family="text">
      <style:text-properties fo:color="#2a6099" loext:opacity="100%" fo:font-weight="normal" officeooo:rsid="0036050f" style:font-weight-asian="normal" style:font-weight-complex="normal"/>
    </style:style>
    <style:style style:name="T619" style:family="text">
      <style:text-properties fo:color="#2a6099" loext:opacity="100%" fo:font-weight="normal" officeooo:rsid="0036050f" fo:background-color="#81d41a" loext:char-shading-value="0" style:font-weight-asian="normal" style:font-weight-complex="normal"/>
    </style:style>
    <style:style style:name="T620" style:family="text">
      <style:text-properties fo:color="#c9211e" loext:opacity="100%" fo:font-weight="normal" officeooo:rsid="0036050f" fo:background-color="#81d41a" loext:char-shading-value="0" style:font-weight-asian="normal" style:font-weight-complex="normal"/>
    </style:style>
    <style:style style:name="T621" style:family="text">
      <style:text-properties fo:color="#bf0041" loext:opacity="100%" fo:font-weight="normal" officeooo:rsid="0036050f" style:font-weight-asian="normal" style:font-weight-complex="normal"/>
    </style:style>
    <style:style style:name="T622" style:family="text">
      <style:text-properties fo:color="#2a6099" loext:opacity="100%" officeooo:rsid="45deaf3c"/>
    </style:style>
    <style:style style:name="T623" style:family="text">
      <style:text-properties fo:color="#c9211e" loext:opacity="100%" officeooo:rsid="45deaf3c" fo:background-color="#ffff00" loext:char-shading-value="0"/>
    </style:style>
    <style:style style:name="T624" style:family="text">
      <style:text-properties fo:color="#2a6099" loext:opacity="100%" officeooo:rsid="45deaf3c" fo:background-color="#81d41a" loext:char-shading-value="0"/>
    </style:style>
    <style:style style:name="T625" style:family="text">
      <style:text-properties fo:color="#c9211e" loext:opacity="100%" officeooo:rsid="45deaf3c" fo:background-color="#81d41a" loext:char-shading-value="0"/>
    </style:style>
    <style:style style:name="T626" style:family="text">
      <style:text-properties fo:color="#2a6099" loext:opacity="100%" officeooo:rsid="45deaf3c" fo:background-color="#ff8000" loext:char-shading-value="0"/>
    </style:style>
    <style:style style:name="T627" style:family="text">
      <style:text-properties fo:color="#000000" loext:opacity="100%" officeooo:rsid="45deaf3c"/>
    </style:style>
    <style:style style:name="T628" style:family="text">
      <style:text-properties officeooo:rsid="01ba6107"/>
    </style:style>
    <style:style style:name="T629" style:family="text">
      <style:text-properties officeooo:rsid="01bb42f5"/>
    </style:style>
    <style:style style:name="T630" style:family="text">
      <style:text-properties officeooo:rsid="01bd20ea"/>
    </style:style>
    <style:style style:name="T631" style:family="text">
      <style:text-properties officeooo:rsid="00b38e6a"/>
    </style:style>
    <style:style style:name="T632" style:family="text">
      <style:text-properties officeooo:rsid="01bed1dc"/>
    </style:style>
    <style:style style:name="T633" style:family="text">
      <style:text-properties officeooo:rsid="00b61138"/>
    </style:style>
    <style:style style:name="T634" style:family="text">
      <style:text-properties officeooo:rsid="0ea3c245"/>
    </style:style>
    <style:style style:name="T635" style:family="text">
      <style:text-properties officeooo:rsid="00af32f2"/>
    </style:style>
    <style:style style:name="T636" style:family="text">
      <style:text-properties officeooo:rsid="00b276b5"/>
    </style:style>
    <style:style style:name="T637" style:family="text">
      <style:text-properties fo:color="#bf0041" loext:opacity="100%" officeooo:rsid="00b276b5"/>
    </style:style>
    <style:style style:name="T638" style:family="text">
      <style:text-properties fo:color="#000000" loext:opacity="100%" officeooo:rsid="01bb42f5"/>
    </style:style>
    <style:style style:name="T639" style:family="text">
      <style:text-properties fo:font-weight="bold" officeooo:rsid="00af32f2" style:font-weight-asian="bold" style:font-weight-complex="bold"/>
    </style:style>
    <style:style style:name="T640" style:family="text">
      <style:text-properties officeooo:rsid="01bc0518"/>
    </style:style>
    <style:style style:name="T641" style:family="text">
      <style:text-properties style:text-position="super 58%" officeooo:rsid="00af32f2"/>
    </style:style>
    <style:style style:name="T642" style:family="text">
      <style:text-properties fo:font-weight="bold" officeooo:rsid="0f60a6c7" style:font-weight-asian="bold" style:font-weight-complex="bold"/>
    </style:style>
    <style:style style:name="T643" style:family="text">
      <style:text-properties fo:color="#2a6099" loext:opacity="100%" fo:font-weight="normal" officeooo:rsid="00af32f2" style:font-weight-asian="normal" style:font-weight-complex="normal"/>
    </style:style>
    <style:style style:name="T644" style:family="text">
      <style:text-properties fo:color="#bf0041" loext:opacity="100%" fo:font-weight="normal" officeooo:rsid="00af32f2" style:font-weight-asian="normal" style:font-weight-complex="normal"/>
    </style:style>
    <style:style style:name="T645" style:family="text">
      <style:text-properties fo:font-weight="bold" officeooo:rsid="0f51127d" style:font-weight-asian="bold" style:font-weight-complex="bold"/>
    </style:style>
    <style:style style:name="T646" style:family="text">
      <style:text-properties fo:color="#2a6099" loext:opacity="100%" officeooo:rsid="0f51127d"/>
    </style:style>
    <style:style style:name="T647" style:family="text">
      <style:text-properties fo:color="#c9211e" loext:opacity="100%" officeooo:rsid="0f51127d"/>
    </style:style>
    <style:style style:name="T648" style:family="text">
      <style:text-properties officeooo:rsid="00b11ba1"/>
    </style:style>
    <style:style style:name="T649" style:family="text">
      <style:text-properties fo:color="#2a6099" loext:opacity="100%" officeooo:rsid="00b11ba1"/>
    </style:style>
    <style:style style:name="T650" style:family="text">
      <style:text-properties fo:color="#bf0041" loext:opacity="100%" officeooo:rsid="00b11ba1"/>
    </style:style>
    <style:style style:name="T651" style:family="text">
      <style:text-properties officeooo:rsid="02fcd3ee"/>
    </style:style>
    <style:style style:name="T652" style:family="text">
      <style:text-properties fo:font-weight="bold" officeooo:rsid="0f624b7f" style:font-weight-asian="bold" style:font-weight-complex="bold"/>
    </style:style>
    <style:style style:name="T653" style:family="text">
      <style:text-properties fo:color="#2a6099" loext:opacity="100%" officeooo:rsid="00b714ef"/>
    </style:style>
    <style:style style:name="T654" style:family="text">
      <style:text-properties fo:color="#bf0041" loext:opacity="100%" officeooo:rsid="00b714ef"/>
    </style:style>
    <style:style style:name="T655" style:family="text">
      <style:text-properties officeooo:rsid="00b714ef"/>
    </style:style>
    <style:style style:name="T656" style:family="text">
      <style:text-properties officeooo:rsid="00b721e6"/>
    </style:style>
    <style:style style:name="T657" style:family="text">
      <style:text-properties fo:font-weight="bold" officeooo:rsid="425c64cd" style:font-weight-asian="bold" style:font-weight-complex="bold"/>
    </style:style>
    <style:style style:name="T658" style:family="text">
      <style:text-properties fo:color="#2a6099" loext:opacity="100%" officeooo:rsid="00b862cb"/>
    </style:style>
    <style:style style:name="T659" style:family="text">
      <style:text-properties officeooo:rsid="00b862cb"/>
    </style:style>
    <style:style style:name="T660" style:family="text">
      <style:text-properties fo:color="#bf0041" loext:opacity="100%" officeooo:rsid="00b862cb"/>
    </style:style>
    <style:style style:name="T661" style:family="text">
      <style:text-properties fo:color="#c9211e" loext:opacity="100%" officeooo:rsid="00b862cb"/>
    </style:style>
    <style:style style:name="T662" style:family="text">
      <style:text-properties officeooo:rsid="02f65b79"/>
    </style:style>
    <style:style style:name="T663" style:family="text">
      <style:text-properties officeooo:rsid="43523f7c"/>
    </style:style>
    <style:style style:name="T664" style:family="text">
      <style:text-properties officeooo:rsid="02fd4d47"/>
    </style:style>
    <style:style style:name="T665" style:family="text">
      <style:text-properties officeooo:rsid="01c03239"/>
    </style:style>
    <style:style style:name="T666" style:family="text">
      <style:text-properties fo:font-weight="bold" officeooo:rsid="01c03239" style:font-weight-asian="bold" style:font-weight-complex="bold"/>
    </style:style>
    <style:style style:name="T667" style:family="text">
      <style:text-properties officeooo:rsid="425ddf0d"/>
    </style:style>
    <style:style style:name="T668" style:family="text">
      <style:text-properties officeooo:rsid="01c03239" fo:background-color="#ffff00" loext:char-shading-value="0"/>
    </style:style>
    <style:style style:name="T669" style:family="text">
      <style:text-properties officeooo:rsid="01c1776f"/>
    </style:style>
    <style:style style:name="T670" style:family="text">
      <style:text-properties fo:font-weight="bold" fo:background-color="#ffff00" loext:char-shading-value="0" style:font-weight-asian="bold" style:font-weight-complex="bold"/>
    </style:style>
    <style:style style:name="T671" style:family="text">
      <style:text-properties fo:font-weight="bold" officeooo:rsid="425ddf0d" style:font-weight-asian="bold" style:font-weight-complex="bold"/>
    </style:style>
    <style:style style:name="T672" style:family="text">
      <style:text-properties officeooo:rsid="02f875c0"/>
    </style:style>
    <style:style style:name="T673" style:family="text">
      <style:text-properties officeooo:rsid="0ef62ebb"/>
    </style:style>
    <style:style style:name="T674" style:family="text">
      <style:text-properties officeooo:rsid="0ef75252"/>
    </style:style>
    <style:style style:name="T675" style:family="text">
      <style:text-properties officeooo:rsid="0ef8d36f"/>
    </style:style>
    <style:style style:name="T676" style:family="text">
      <style:text-properties fo:color="#c9211e" loext:opacity="100%" fo:font-weight="normal" style:font-weight-asian="normal" style:font-weight-complex="normal"/>
    </style:style>
    <style:style style:name="T677" style:family="text">
      <style:text-properties fo:font-weight="normal" officeooo:rsid="0f624b7f" style:font-weight-asian="normal" style:font-weight-complex="normal"/>
    </style:style>
    <style:style style:name="T678" style:family="text">
      <style:text-properties fo:font-weight="normal" officeooo:rsid="0f677c35" style:font-weight-asian="normal" style:font-weight-complex="normal"/>
    </style:style>
    <style:style style:name="T679" style:family="text">
      <style:text-properties fo:font-weight="normal" officeooo:rsid="0f654142" style:font-weight-asian="normal" style:font-weight-complex="normal"/>
    </style:style>
    <style:style style:name="T680" style:family="text">
      <style:text-properties fo:color="#468a1a" loext:opacity="100%"/>
    </style:style>
    <style:style style:name="T681" style:family="text">
      <style:text-properties fo:font-weight="bold" officeooo:rsid="0f9c7702" style:font-weight-asian="bold" style:font-weight-complex="bold"/>
    </style:style>
    <style:style style:name="T682" style:family="text">
      <style:text-properties officeooo:rsid="0f9d69e2"/>
    </style:style>
    <style:style style:name="T683" style:family="text">
      <style:text-properties officeooo:rsid="2aea6358"/>
    </style:style>
    <style:style style:name="T684" style:family="text">
      <style:text-properties fo:font-weight="bold" officeooo:rsid="01306248" style:font-weight-asian="bold" style:font-weight-complex="bold"/>
    </style:style>
    <style:style style:name="T685" style:family="text">
      <style:text-properties fo:color="#2a6099" loext:opacity="100%" fo:font-weight="normal" officeooo:rsid="01306248" style:font-weight-asian="normal" style:font-weight-complex="normal"/>
    </style:style>
    <style:style style:name="T686" style:family="text">
      <style:text-properties fo:font-weight="normal" officeooo:rsid="01306248" style:font-weight-asian="normal" style:font-weight-complex="normal"/>
    </style:style>
    <style:style style:name="T687" style:family="text">
      <style:text-properties fo:font-weight="bold" officeooo:rsid="02266cac" style:font-weight-asian="bold" style:font-weight-complex="bold"/>
    </style:style>
    <style:style style:name="T688" style:family="text">
      <style:text-properties fo:color="#2a6099" loext:opacity="100%" fo:font-weight="normal" officeooo:rsid="02266cac" style:font-weight-asian="normal" style:font-weight-complex="normal"/>
    </style:style>
    <style:style style:name="T689" style:family="text">
      <style:text-properties fo:font-weight="normal" officeooo:rsid="00b862cb" style:font-weight-asian="normal" style:font-weight-complex="normal"/>
    </style:style>
    <style:style style:name="T690" style:family="text">
      <style:text-properties fo:font-weight="bold" officeooo:rsid="00bb0e99" style:font-weight-asian="bold" style:font-weight-complex="bold"/>
    </style:style>
    <style:style style:name="T691" style:family="text">
      <style:text-properties fo:color="#2a6099" loext:opacity="100%" fo:font-weight="normal" officeooo:rsid="00bb0e99" style:font-weight-asian="normal" style:font-weight-complex="normal"/>
    </style:style>
    <style:style style:name="T692" style:family="text">
      <style:text-properties officeooo:rsid="0227dd24"/>
    </style:style>
    <style:style style:name="T693" style:family="text">
      <style:text-properties fo:font-weight="bold" officeooo:rsid="0227dd24" style:font-weight-asian="bold" style:font-weight-complex="bold"/>
    </style:style>
    <style:style style:name="T694" style:family="text">
      <style:text-properties officeooo:rsid="46bce25c"/>
    </style:style>
    <style:style style:name="T695" style:family="text">
      <style:text-properties style:text-underline-style="solid" style:text-underline-width="auto" style:text-underline-color="font-color" officeooo:rsid="0227dd24"/>
    </style:style>
    <style:style style:name="T696" style:family="text">
      <style:text-properties fo:color="#2a6099" loext:opacity="100%" officeooo:rsid="0016e399"/>
    </style:style>
    <style:style style:name="T697" style:family="text">
      <style:text-properties officeooo:rsid="0016e399"/>
    </style:style>
    <style:style style:name="T698" style:family="text">
      <style:text-properties fo:color="#bf0041" loext:opacity="100%" officeooo:rsid="0016e399"/>
    </style:style>
    <style:style style:name="T699" style:family="text">
      <style:text-properties fo:color="#800080" loext:opacity="100%" officeooo:rsid="2af2e9c8"/>
    </style:style>
    <style:style style:name="T700" style:family="text">
      <style:text-properties fo:color="#800080" loext:opacity="100%" officeooo:rsid="2af3ff30"/>
    </style:style>
    <style:style style:name="T701" style:family="text">
      <style:text-properties fo:color="#000000" loext:opacity="100%" officeooo:rsid="425ed21f"/>
    </style:style>
    <style:style style:name="T702" style:family="text">
      <style:text-properties fo:color="#000000" loext:opacity="100%" fo:font-weight="normal" style:font-weight-asian="normal" style:font-weight-complex="normal"/>
    </style:style>
    <style:style style:name="T703" style:family="text">
      <style:text-properties fo:color="#000000" loext:opacity="100%" style:text-underline-style="solid" style:text-underline-width="auto" style:text-underline-color="font-color" fo:font-weight="normal" style:font-weight-asian="normal" style:font-weight-complex="normal"/>
    </style:style>
    <style:style style:name="T704" style:family="text">
      <style:text-properties fo:color="#000000" loext:opacity="100%" fo:font-weight="normal" officeooo:rsid="11993992" style:font-weight-asian="normal" style:font-weight-complex="normal"/>
    </style:style>
    <style:style style:name="T705" style:family="text">
      <style:text-properties officeooo:rsid="425ed21f"/>
    </style:style>
    <style:style style:name="T706" style:family="text">
      <style:text-properties fo:color="#000000" loext:opacity="100%" fo:font-weight="normal" officeooo:rsid="0f761f22" style:font-weight-asian="normal" style:font-weight-complex="normal"/>
    </style:style>
    <style:style style:name="T707" style:family="text">
      <style:text-properties fo:color="#000000" loext:opacity="100%" fo:font-weight="bold" officeooo:rsid="0f761f22" style:font-weight-asian="bold" style:font-weight-complex="bold"/>
    </style:style>
    <style:style style:name="T708" style:family="text">
      <style:text-properties fo:color="#000000" loext:opacity="100%" fo:font-weight="bold" officeooo:rsid="425eb560" style:font-weight-asian="bold" style:font-weight-complex="bold"/>
    </style:style>
    <style:style style:name="T709" style:family="text">
      <style:text-properties fo:color="#000000" loext:opacity="100%" fo:font-weight="normal" officeooo:rsid="0f739a9e" style:font-weight-asian="normal" style:font-weight-complex="normal"/>
    </style:style>
    <style:style style:name="T710" style:family="text">
      <style:text-properties fo:color="#000000" loext:opacity="100%" fo:font-weight="normal" officeooo:rsid="0f76d686" style:font-weight-asian="normal" style:font-weight-complex="normal"/>
    </style:style>
    <style:style style:name="T711" style:family="text">
      <style:text-properties fo:color="#000000" loext:opacity="100%" fo:font-weight="normal" officeooo:rsid="0f793896" style:font-weight-asian="normal" style:font-weight-complex="normal"/>
    </style:style>
    <style:style style:name="T712" style:family="text">
      <style:text-properties fo:color="#0a0a0a" loext:opacity="100%" fo:font-family="arial, helvetica, 'sans serif'" fo:font-size="10.5pt" fo:letter-spacing="normal" fo:font-weight="normal" style:font-weight-asian="normal" style:font-weight-complex="normal" loext:padding="0.0193in" loext:border="0.06pt solid #000000"/>
    </style:style>
    <style:style style:name="T713" style:family="text">
      <style:text-properties fo:color="#000000" loext:opacity="100%" fo:font-weight="normal" officeooo:rsid="0f793896" fo:background-color="#ffffd7" loext:char-shading-value="0" style:font-weight-asian="normal" style:font-weight-complex="normal"/>
    </style:style>
    <style:style style:name="T714" style:family="text">
      <style:text-properties fo:color="#c9211e" loext:opacity="100%" fo:font-weight="normal" fo:background-color="#ffff00" loext:char-shading-value="0" style:font-weight-asian="normal" style:font-weight-complex="normal"/>
    </style:style>
    <style:style style:name="T715" style:family="text">
      <style:text-properties fo:font-weight="normal" officeooo:rsid="0f81e784" style:font-weight-asian="normal" style:font-weight-complex="normal"/>
    </style:style>
    <style:style style:name="T716" style:family="text">
      <style:text-properties officeooo:rsid="425eb560"/>
    </style:style>
    <style:style style:name="T717" style:family="text">
      <style:text-properties fo:font-weight="normal" officeooo:rsid="425eb560" style:font-weight-asian="normal" style:font-weight-complex="normal"/>
    </style:style>
    <style:style style:name="T718" style:family="text">
      <style:text-properties fo:color="#c9211e" loext:opacity="100%" officeooo:rsid="0016e399"/>
    </style:style>
    <style:style style:name="T719" style:family="text">
      <style:text-properties fo:color="#000000" loext:opacity="100%" officeooo:rsid="0016e399"/>
    </style:style>
    <style:style style:name="T720" style:family="text">
      <style:text-properties fo:color="#000000" loext:opacity="100%" officeooo:rsid="119c7521"/>
    </style:style>
    <style:style style:name="T721" style:family="text">
      <style:text-properties fo:color="#000000" loext:opacity="100%" fo:font-weight="normal" officeooo:rsid="0efd5279" style:font-weight-asian="normal" style:font-weight-complex="normal"/>
    </style:style>
    <style:style style:name="T722" style:family="text">
      <style:text-properties fo:color="#000000" loext:opacity="100%" fo:font-weight="normal" officeooo:rsid="0f0002cc" style:font-weight-asian="normal" style:font-weight-complex="normal"/>
    </style:style>
    <style:style style:name="T723" style:family="text">
      <style:text-properties fo:color="#000000" loext:opacity="100%" fo:font-weight="normal" officeooo:rsid="001779c9" style:font-weight-asian="normal" style:font-weight-complex="normal"/>
    </style:style>
    <style:style style:name="T724" style:family="text">
      <style:text-properties fo:color="#000000" loext:opacity="100%" fo:font-weight="normal" officeooo:rsid="0efb7493" style:font-weight-asian="normal" style:font-weight-complex="normal"/>
    </style:style>
    <style:style style:name="T725" style:family="text">
      <style:text-properties fo:color="#000000" loext:opacity="100%" fo:font-weight="normal" officeooo:rsid="119c7521" style:font-weight-asian="normal" style:font-weight-complex="normal"/>
    </style:style>
    <style:style style:name="T726" style:family="text">
      <style:text-properties officeooo:rsid="46bd3326"/>
    </style:style>
    <style:style style:name="T727" style:family="text">
      <style:text-properties fo:font-weight="normal" officeooo:rsid="425ed21f" style:font-weight-asian="normal" style:font-weight-complex="normal"/>
    </style:style>
    <style:style style:name="T728" style:family="text">
      <style:text-properties fo:font-weight="normal" officeooo:rsid="2ae13220" style:font-weight-asian="normal" style:font-weight-complex="normal"/>
    </style:style>
    <style:style style:name="T729" style:family="text">
      <style:text-properties fo:color="#2a6099" loext:opacity="100%" style:text-underline-style="solid" style:text-underline-width="auto" style:text-underline-color="font-color" fo:font-weight="normal" style:font-weight-asian="normal" style:font-weight-complex="normal"/>
    </style:style>
    <style:style style:name="T730" style:family="text">
      <style:text-properties officeooo:rsid="0f849ff5"/>
    </style:style>
    <style:style style:name="T731" style:family="text">
      <style:text-properties officeooo:rsid="2ae13220"/>
    </style:style>
    <style:style style:name="T732" style:family="text">
      <style:text-properties officeooo:rsid="01f0fac2"/>
    </style:style>
    <style:style style:name="T733" style:family="text">
      <style:text-properties officeooo:rsid="2af72962"/>
    </style:style>
    <style:style style:name="T734" style:family="text">
      <style:text-properties officeooo:rsid="01f18fb0"/>
    </style:style>
    <style:style style:name="T735" style:family="text">
      <style:text-properties officeooo:rsid="119ef364"/>
    </style:style>
    <style:style style:name="T736" style:family="text">
      <style:text-properties officeooo:rsid="01edcaf3"/>
    </style:style>
    <style:style style:name="T737" style:family="text">
      <style:text-properties fo:font-weight="bold" officeooo:rsid="01efc751" style:font-weight-asian="bold" style:font-weight-complex="bold"/>
    </style:style>
    <style:style style:name="T738" style:family="text">
      <style:text-properties fo:font-weight="bold" officeooo:rsid="425ed21f" style:font-weight-asian="bold" style:font-weight-complex="bold"/>
    </style:style>
    <style:style style:name="T739" style:family="text">
      <style:text-properties fo:font-weight="bold" officeooo:rsid="01f0fac2" style:font-weight-asian="bold" style:font-weight-complex="bold"/>
    </style:style>
    <style:style style:name="T740" style:family="text">
      <style:text-properties officeooo:rsid="01efc751"/>
    </style:style>
    <style:style style:name="T741" style:family="text">
      <style:text-properties fo:color="#2a6099" loext:opacity="100%" officeooo:rsid="01efc751"/>
    </style:style>
    <style:style style:name="T742" style:family="text">
      <style:text-properties fo:color="#c9211e" loext:opacity="100%" officeooo:rsid="01efc751"/>
    </style:style>
    <style:style style:name="T743" style:family="text">
      <style:text-properties fo:color="#000000" loext:opacity="100%" fo:font-weight="bold" officeooo:rsid="01efc751" style:font-weight-asian="bold" style:font-weight-complex="bold"/>
    </style:style>
    <style:style style:name="T744" style:family="text">
      <style:text-properties fo:font-weight="bold" officeooo:rsid="2af72962" style:font-weight-asian="bold" style:font-weight-complex="bold"/>
    </style:style>
    <style:style style:name="T745" style:family="text">
      <style:text-properties fo:color="#00a933" loext:opacity="100%" officeooo:rsid="119ef364"/>
    </style:style>
    <style:style style:name="T746" style:family="text">
      <style:text-properties officeooo:rsid="4250a131"/>
    </style:style>
    <style:style style:name="T747" style:family="text">
      <style:text-properties fo:font-weight="bold" officeooo:rsid="00be039c" style:font-weight-asian="bold" style:font-weight-complex="bold"/>
    </style:style>
    <style:style style:name="T748" style:family="text">
      <style:text-properties fo:color="#2a6099" loext:opacity="100%" officeooo:rsid="00be039c"/>
    </style:style>
    <style:style style:name="T749" style:family="text">
      <style:text-properties fo:color="#c9211e" loext:opacity="100%" officeooo:rsid="00be039c"/>
    </style:style>
    <style:style style:name="T750" style:family="text">
      <style:text-properties fo:color="#bf0041" loext:opacity="100%" officeooo:rsid="00be039c"/>
    </style:style>
    <style:style style:name="T751" style:family="text">
      <style:text-properties fo:color="#000000" loext:opacity="100%" officeooo:rsid="0f8b79ec"/>
    </style:style>
    <style:style style:name="T752" style:family="text">
      <style:text-properties fo:color="#000000" loext:opacity="100%" officeooo:rsid="11a05c21"/>
    </style:style>
    <style:style style:name="T753" style:family="text">
      <style:text-properties fo:color="#000000" loext:opacity="100%" officeooo:rsid="46bd3326"/>
    </style:style>
    <style:style style:name="T754" style:family="text">
      <style:text-properties officeooo:rsid="00be039c"/>
    </style:style>
    <style:style style:name="T755" style:family="text">
      <style:text-properties fo:color="#000000" loext:opacity="100%" officeooo:rsid="0f8d520a"/>
    </style:style>
    <style:style style:name="T756" style:family="text">
      <style:text-properties fo:color="#000000" loext:opacity="100%" officeooo:rsid="01d682fd"/>
    </style:style>
    <style:style style:name="T757" style:family="text">
      <style:text-properties fo:color="#000000" loext:opacity="100%" officeooo:rsid="0eabc366"/>
    </style:style>
    <style:style style:name="T758" style:family="text">
      <style:text-properties fo:color="#000000" loext:opacity="100%" officeooo:rsid="00cd9d76"/>
    </style:style>
    <style:style style:name="T759" style:family="text">
      <style:text-properties fo:color="#000000" loext:opacity="100%" officeooo:rsid="0f8b7105"/>
    </style:style>
    <style:style style:name="T760" style:family="text">
      <style:text-properties fo:color="#000000" loext:opacity="100%" officeooo:rsid="0f8a3be7"/>
    </style:style>
    <style:style style:name="T761" style:family="text">
      <style:text-properties fo:color="#000000" loext:opacity="100%" officeooo:rsid="01d840dc"/>
    </style:style>
    <style:style style:name="T762" style:family="text">
      <style:text-properties fo:color="#000000" loext:opacity="100%" fo:font-style="italic" style:font-style-asian="italic" style:font-style-complex="italic"/>
    </style:style>
    <style:style style:name="T763" style:family="text">
      <style:text-properties fo:color="#000000" loext:opacity="100%" style:text-underline-style="solid" style:text-underline-width="auto" style:text-underline-color="font-color" officeooo:rsid="4250a131"/>
    </style:style>
    <style:style style:name="T764" style:family="text">
      <style:text-properties fo:color="#000000" loext:opacity="100%" officeooo:rsid="424fb6c1"/>
    </style:style>
    <style:style style:name="T765" style:family="text">
      <style:text-properties fo:color="#000000" loext:opacity="100%" officeooo:rsid="00ce6c84"/>
    </style:style>
    <style:style style:name="T766" style:family="text">
      <style:text-properties fo:color="#000000" loext:opacity="100%" officeooo:rsid="4250a131"/>
    </style:style>
    <style:style style:name="T767" style:family="text">
      <style:text-properties fo:color="#000000" loext:opacity="100%" officeooo:rsid="11a1d3cb"/>
    </style:style>
    <style:style style:name="T768" style:family="text">
      <style:text-properties fo:color="#000000" loext:opacity="100%" officeooo:rsid="11a2056d"/>
    </style:style>
    <style:style style:name="T769" style:family="text">
      <style:text-properties fo:color="#000000" loext:opacity="100%" officeooo:rsid="3efaa5b5"/>
    </style:style>
    <style:style style:name="T770" style:family="text">
      <style:text-properties fo:color="#000000" loext:opacity="100%" officeooo:rsid="012cd958"/>
    </style:style>
    <style:style style:name="T771" style:family="text">
      <style:text-properties fo:color="#000000" loext:opacity="100%" fo:font-weight="bold" officeooo:rsid="4250a131" style:font-weight-asian="bold" style:font-weight-complex="bold"/>
    </style:style>
    <style:style style:name="T772" style:family="text">
      <style:text-properties fo:color="#000000" loext:opacity="100%" officeooo:rsid="01febd70"/>
    </style:style>
    <style:style style:name="T773" style:family="text">
      <style:text-properties fo:color="#000000" loext:opacity="100%" fo:font-weight="bold" officeooo:rsid="3efaa5b5" style:font-weight-asian="bold" style:font-weight-complex="bold"/>
    </style:style>
    <style:style style:name="T774" style:family="text">
      <style:text-properties fo:color="#000000" loext:opacity="100%" officeooo:rsid="02000675"/>
    </style:style>
    <style:style style:name="T775" style:family="text">
      <style:text-properties fo:color="#000000" loext:opacity="100%" officeooo:rsid="2afc0995"/>
    </style:style>
    <style:style style:name="T776" style:family="text">
      <style:text-properties fo:color="#000000" loext:opacity="100%" officeooo:rsid="020152d5"/>
    </style:style>
    <style:style style:name="T777" style:family="text">
      <style:text-properties fo:color="#000000" loext:opacity="100%" fo:font-weight="bold" officeooo:rsid="020152d5" style:font-weight-asian="bold" style:font-weight-complex="bold"/>
    </style:style>
    <style:style style:name="T778" style:family="text">
      <style:text-properties fo:color="#000000" loext:opacity="100%" fo:font-weight="bold" officeooo:rsid="01f6982c" style:font-weight-asian="bold" style:font-weight-complex="bold"/>
    </style:style>
    <style:style style:name="T779" style:family="text">
      <style:text-properties fo:color="#000000" loext:opacity="100%" fo:font-weight="bold" officeooo:rsid="00cb2674" style:font-weight-asian="bold" style:font-weight-complex="bold"/>
    </style:style>
    <style:style style:name="T780" style:family="text">
      <style:text-properties fo:color="#000000" loext:opacity="100%" fo:font-weight="bold" officeooo:rsid="01f3bda9" style:font-weight-asian="bold" style:font-weight-complex="bold"/>
    </style:style>
    <style:style style:name="T781" style:family="text">
      <style:text-properties fo:color="#000000" loext:opacity="100%" fo:font-weight="bold" officeooo:rsid="01fd6aea" style:font-weight-asian="bold" style:font-weight-complex="bold"/>
    </style:style>
    <style:style style:name="T782" style:family="text">
      <style:text-properties fo:color="#000000" loext:opacity="100%" fo:font-weight="bold" officeooo:rsid="00c95fce" style:font-weight-asian="bold" style:font-weight-complex="bold"/>
    </style:style>
    <style:style style:name="T783" style:family="text">
      <style:text-properties fo:color="#000000" loext:opacity="100%" fo:font-weight="bold" officeooo:rsid="01f4d29c" style:font-weight-asian="bold" style:font-weight-complex="bold"/>
    </style:style>
    <style:style style:name="T784" style:family="text">
      <style:text-properties fo:color="#2a6099" loext:opacity="100%" officeooo:rsid="01f4d29c"/>
    </style:style>
    <style:style style:name="T785" style:family="text">
      <style:text-properties fo:color="#c9211e" loext:opacity="100%" officeooo:rsid="01f4d29c"/>
    </style:style>
    <style:style style:name="T786" style:family="text">
      <style:text-properties fo:color="#000000" loext:opacity="100%" officeooo:rsid="01f4d29c"/>
    </style:style>
    <style:style style:name="T787" style:family="text">
      <style:text-properties fo:color="#2a6099" loext:opacity="100%" officeooo:rsid="00cb2674"/>
    </style:style>
    <style:style style:name="T788" style:family="text">
      <style:text-properties fo:color="#c9211e" loext:opacity="100%" officeooo:rsid="00cb2674"/>
    </style:style>
    <style:style style:name="T789" style:family="text">
      <style:text-properties fo:color="#000000" loext:opacity="100%" officeooo:rsid="00cb2674"/>
    </style:style>
    <style:style style:name="T790" style:family="text">
      <style:text-properties fo:color="#2a6099" loext:opacity="100%" officeooo:rsid="01fd6aea"/>
    </style:style>
    <style:style style:name="T791" style:family="text">
      <style:text-properties fo:color="#c9211e" loext:opacity="100%" officeooo:rsid="01fd6aea"/>
    </style:style>
    <style:style style:name="T792" style:family="text">
      <style:text-properties fo:font-weight="bold" officeooo:rsid="2afc4927" style:font-weight-asian="bold" style:font-weight-complex="bold"/>
    </style:style>
    <style:style style:name="T793" style:family="text">
      <style:text-properties officeooo:rsid="2afc4927"/>
    </style:style>
    <style:style style:name="T794" style:family="text">
      <style:text-properties officeooo:rsid="3efaa5b5"/>
    </style:style>
    <style:style style:name="T795" style:family="text">
      <style:text-properties fo:color="#000000" loext:opacity="100%" officeooo:rsid="01f88434"/>
    </style:style>
    <style:style style:name="T796" style:family="text">
      <style:text-properties fo:color="#000000" loext:opacity="100%" officeooo:rsid="0eb7c575"/>
    </style:style>
    <style:style style:name="T797" style:family="text">
      <style:text-properties fo:color="#000000" loext:opacity="100%" fo:font-weight="bold" officeooo:rsid="0eb7c575" style:font-weight-asian="bold" style:font-weight-complex="bold"/>
    </style:style>
    <style:style style:name="T798" style:family="text">
      <style:text-properties fo:color="#000000" loext:opacity="100%" fo:font-weight="bold" officeooo:rsid="01f88434" style:font-weight-asian="bold" style:font-weight-complex="bold"/>
    </style:style>
    <style:style style:name="T799" style:family="text">
      <style:text-properties fo:color="#800080" loext:opacity="100%" style:text-underline-style="solid" style:text-underline-width="auto" style:text-underline-color="font-color" officeooo:rsid="01f88434"/>
    </style:style>
    <style:style style:name="T800" style:family="text">
      <style:text-properties fo:color="#000000" loext:opacity="100%" fo:font-weight="bold" officeooo:rsid="0e840be0" style:font-weight-asian="bold" style:font-weight-complex="bold"/>
    </style:style>
    <style:style style:name="T801" style:family="text">
      <style:text-properties fo:color="#000000" loext:opacity="100%" fo:font-weight="bold" officeooo:rsid="02025cec" style:font-weight-asian="bold" style:font-weight-complex="bold"/>
    </style:style>
    <style:style style:name="T802" style:family="text">
      <style:text-properties fo:color="#000000" loext:opacity="100%" officeooo:rsid="02025cec"/>
    </style:style>
    <style:style style:name="T803" style:family="text">
      <style:text-properties fo:color="#800080" loext:opacity="100%" style:text-underline-style="solid" style:text-underline-width="auto" style:text-underline-color="font-color" officeooo:rsid="00cb2674"/>
    </style:style>
    <style:style style:name="T804" style:family="text">
      <style:text-properties fo:color="#000000" loext:opacity="100%" officeooo:rsid="01fa7766"/>
    </style:style>
    <style:style style:name="T805" style:family="text">
      <style:text-properties fo:color="#000000" loext:opacity="100%" officeooo:rsid="01fcf10e"/>
    </style:style>
    <style:style style:name="T806" style:family="text">
      <style:text-properties fo:color="#000000" loext:opacity="100%" officeooo:rsid="2afc4927"/>
    </style:style>
    <style:style style:name="T807" style:family="text">
      <style:text-properties fo:color="#000000" loext:opacity="100%" style:text-underline-style="solid" style:text-underline-width="auto" style:text-underline-color="font-color" officeooo:rsid="0f909a2a"/>
    </style:style>
    <style:style style:name="T808" style:family="text">
      <style:text-properties fo:color="#000000" loext:opacity="100%" style:text-underline-style="solid" style:text-underline-width="auto" style:text-underline-color="font-color" officeooo:rsid="3efaa5b5"/>
    </style:style>
    <style:style style:name="T809" style:family="text">
      <style:text-properties fo:color="#000000" loext:opacity="100%" officeooo:rsid="0f909a2a"/>
    </style:style>
    <style:style style:name="T810" style:family="text">
      <style:text-properties fo:color="#000000" loext:opacity="100%" officeooo:rsid="11a3ad55" fo:background-color="#00a933" loext:char-shading-value="0"/>
    </style:style>
    <style:style style:name="T811" style:family="text">
      <style:text-properties fo:color="#000000" loext:opacity="100%" officeooo:rsid="2afc4927" fo:background-color="transparent" loext:char-shading-value="0"/>
    </style:style>
    <style:style style:name="T812" style:family="text">
      <style:text-properties fo:color="#000000" loext:opacity="100%" fo:background-color="transparent" loext:char-shading-value="0"/>
    </style:style>
    <style:style style:name="T813" style:family="text">
      <style:text-properties officeooo:rsid="435f19a1"/>
    </style:style>
    <style:style style:name="T814" style:family="text">
      <style:text-properties fo:color="#000000" loext:opacity="100%" officeooo:rsid="0eb297c0"/>
    </style:style>
    <style:style style:name="T815" style:family="text">
      <style:text-properties fo:color="#000000" loext:opacity="100%" officeooo:rsid="0eb84917"/>
    </style:style>
    <style:style style:name="T816" style:family="text">
      <style:text-properties fo:color="#000000" loext:opacity="100%" fo:font-weight="bold" officeooo:rsid="01fcf10e" style:font-weight-asian="bold" style:font-weight-complex="bold"/>
    </style:style>
    <style:style style:name="T817" style:family="text">
      <style:text-properties fo:color="#000000" loext:opacity="100%" fo:font-weight="bold" officeooo:rsid="0205fbcf" style:font-weight-asian="bold" style:font-weight-complex="bold"/>
    </style:style>
    <style:style style:name="T818" style:family="text">
      <style:text-properties fo:color="#000000" loext:opacity="100%" fo:font-weight="bold" officeooo:rsid="0207387d" style:font-weight-asian="bold" style:font-weight-complex="bold"/>
    </style:style>
    <style:style style:name="T819" style:family="text">
      <style:text-properties fo:color="#000000" loext:opacity="100%" officeooo:rsid="0207387d"/>
    </style:style>
    <style:style style:name="T820" style:family="text">
      <style:text-properties fo:color="#2a6099" loext:opacity="100%" officeooo:rsid="0207387d"/>
    </style:style>
    <style:style style:name="T821" style:family="text">
      <style:text-properties fo:color="#c9211e" loext:opacity="100%" officeooo:rsid="0207387d"/>
    </style:style>
    <style:style style:name="T822" style:family="text">
      <style:text-properties fo:color="#000000" loext:opacity="100%" fo:font-weight="bold" officeooo:rsid="02087d55" style:font-weight-asian="bold" style:font-weight-complex="bold"/>
    </style:style>
    <style:style style:name="T823" style:family="text">
      <style:text-properties fo:color="#000000" loext:opacity="100%" officeooo:rsid="02087d55"/>
    </style:style>
    <style:style style:name="T824" style:family="text">
      <style:text-properties fo:color="#2a6099" loext:opacity="100%" officeooo:rsid="02087d55"/>
    </style:style>
    <style:style style:name="T825" style:family="text">
      <style:text-properties fo:color="#c9211e" loext:opacity="100%" officeooo:rsid="02087d55"/>
    </style:style>
    <style:style style:name="T826" style:family="text">
      <style:text-properties fo:color="#000000" loext:opacity="100%" officeooo:rsid="0209ad84"/>
    </style:style>
    <style:style style:name="T827" style:family="text">
      <style:text-properties fo:color="#000000" loext:opacity="100%" officeooo:rsid="020b2080"/>
    </style:style>
    <style:style style:name="T828" style:family="text">
      <style:text-properties fo:color="#000000" loext:opacity="100%" officeooo:rsid="11a99991"/>
    </style:style>
    <style:style style:name="T829" style:family="text">
      <style:text-properties fo:color="#000000" loext:opacity="100%" officeooo:rsid="0f973c92"/>
    </style:style>
    <style:style style:name="T830" style:family="text">
      <style:text-properties fo:color="#000000" loext:opacity="100%" officeooo:rsid="0f99008a"/>
    </style:style>
    <style:style style:name="T831" style:family="text">
      <style:text-properties officeooo:rsid="11a64a45"/>
    </style:style>
    <style:style style:name="T832" style:family="text">
      <style:text-properties officeooo:rsid="3efb69fc"/>
    </style:style>
    <style:style style:name="T833" style:family="text">
      <style:text-properties officeooo:rsid="11ab9878"/>
    </style:style>
    <style:style style:name="T834" style:family="text">
      <style:text-properties officeooo:rsid="04f0ef5b"/>
    </style:style>
    <style:style style:name="T835" style:family="text">
      <style:text-properties fo:font-weight="bold" officeooo:rsid="04f0ef5b" style:font-weight-asian="bold" style:font-weight-complex="bold"/>
    </style:style>
    <style:style style:name="T836" style:family="text">
      <style:text-properties fo:font-weight="bold" officeooo:rsid="3efb69fc" style:font-weight-asian="bold" style:font-weight-complex="bold"/>
    </style:style>
    <style:style style:name="T837" style:family="text">
      <style:text-properties fo:color="#00a933" loext:opacity="100%" officeooo:rsid="04f0ef5b"/>
    </style:style>
    <style:style style:name="T838" style:family="text">
      <style:text-properties fo:color="#bf0041" loext:opacity="100%" officeooo:rsid="04f0ef5b"/>
    </style:style>
    <style:style style:name="T839" style:family="text">
      <style:text-properties fo:color="#069a2e" loext:opacity="100%" officeooo:rsid="04f0ef5b"/>
    </style:style>
    <style:style style:name="T840" style:family="text">
      <style:text-properties fo:font-weight="normal" officeooo:rsid="2afc0995" style:font-weight-asian="normal" style:font-weight-complex="normal"/>
    </style:style>
    <style:style style:name="T841" style:family="text">
      <style:text-properties fo:font-weight="normal" officeooo:rsid="0de2b9d0" style:font-weight-asian="normal" style:font-weight-complex="normal"/>
    </style:style>
    <style:style style:name="T842" style:family="text">
      <style:text-properties fo:font-weight="bold" officeooo:rsid="0de2b9d0" style:font-weight-asian="bold" style:font-weight-complex="bold"/>
    </style:style>
    <style:style style:name="T843" style:family="text">
      <style:text-properties fo:font-weight="normal" officeooo:rsid="0eb89e69" style:font-weight-asian="normal" style:font-weight-complex="normal"/>
    </style:style>
    <style:style style:name="T844" style:family="text">
      <style:text-properties fo:font-weight="bold" officeooo:rsid="0de44a92" style:font-weight-asian="bold" style:font-weight-complex="bold"/>
    </style:style>
    <style:style style:name="T845" style:family="text">
      <style:text-properties fo:color="#2a6099" loext:opacity="100%" fo:font-weight="normal" officeooo:rsid="0de2b9d0" style:font-weight-asian="normal" style:font-weight-complex="normal"/>
    </style:style>
    <style:style style:name="T846" style:family="text">
      <style:text-properties fo:color="#c9211e" loext:opacity="100%" fo:font-weight="normal" officeooo:rsid="0de2b9d0" style:font-weight-asian="normal" style:font-weight-complex="normal"/>
    </style:style>
    <style:style style:name="T847" style:family="text">
      <style:text-properties officeooo:rsid="2afc0995"/>
    </style:style>
    <style:style style:name="T848" style:family="text">
      <style:text-properties officeooo:rsid="0f950085"/>
    </style:style>
    <style:style style:name="T849" style:family="text">
      <style:text-properties fo:font-weight="normal" officeooo:rsid="3efb69fc" style:font-weight-asian="normal" style:font-weight-complex="normal"/>
    </style:style>
    <style:style style:name="T850" style:family="text">
      <style:text-properties fo:color="#c9211e" loext:opacity="100%" fo:font-weight="normal" officeooo:rsid="3efb69fc" style:font-weight-asian="normal" style:font-weight-complex="normal"/>
    </style:style>
    <style:style style:name="T851" style:family="text">
      <style:text-properties fo:color="#2a6099" loext:opacity="100%" fo:font-weight="normal" officeooo:rsid="3efb69fc" style:font-weight-asian="normal" style:font-weight-complex="normal"/>
    </style:style>
    <style:style style:name="T852" style:family="text">
      <style:text-properties officeooo:rsid="16f1417d"/>
    </style:style>
    <style:style style:name="T853" style:family="text">
      <style:text-properties fo:color="#000000" loext:opacity="100%" fo:font-weight="bold" officeooo:rsid="00c0a8f2" style:font-weight-asian="bold" style:font-weight-complex="bold"/>
    </style:style>
    <style:style style:name="T854" style:family="text">
      <style:text-properties fo:color="#2a6099" loext:opacity="100%" officeooo:rsid="00c0a8f2"/>
    </style:style>
    <style:style style:name="T855" style:family="text">
      <style:text-properties fo:color="#c9211e" loext:opacity="100%" style:text-underline-style="solid" style:text-underline-width="auto" style:text-underline-color="font-color" officeooo:rsid="00c0a8f2"/>
    </style:style>
    <style:style style:name="T856" style:family="text">
      <style:text-properties fo:color="#c9211e" loext:opacity="100%" officeooo:rsid="00c0a8f2"/>
    </style:style>
    <style:style style:name="T857" style:family="text">
      <style:text-properties fo:font-weight="bold" officeooo:rsid="00186bd7" style:font-weight-asian="bold" style:font-weight-complex="bold"/>
    </style:style>
    <style:style style:name="T858" style:family="text">
      <style:text-properties fo:font-weight="bold" officeooo:rsid="01ecf59a" style:font-weight-asian="bold" style:font-weight-complex="bold"/>
    </style:style>
    <style:style style:name="T859" style:family="text">
      <style:text-properties fo:font-weight="bold" officeooo:rsid="0300dd67" style:font-weight-asian="bold" style:font-weight-complex="bold"/>
    </style:style>
    <style:style style:name="T860" style:family="text">
      <style:text-properties fo:font-weight="bold" officeooo:rsid="41519e44" style:font-weight-asian="bold" style:font-weight-complex="bold"/>
    </style:style>
    <style:style style:name="T861" style:family="text">
      <style:text-properties fo:font-weight="bold" officeooo:rsid="4158e0ee" style:font-weight-asian="bold" style:font-weight-complex="bold"/>
    </style:style>
    <style:style style:name="T862" style:family="text">
      <style:text-properties officeooo:rsid="00186bd7"/>
    </style:style>
    <style:style style:name="T863" style:family="text">
      <style:text-properties officeooo:rsid="4158e0ee"/>
    </style:style>
    <style:style style:name="T864" style:family="text">
      <style:text-properties fo:font-weight="bold" officeooo:rsid="0eb297c0" style:font-weight-asian="bold" style:font-weight-complex="bold"/>
    </style:style>
    <style:style style:name="T865" style:family="text">
      <style:text-properties fo:color="#2a6099" loext:opacity="100%" officeooo:rsid="00186bd7"/>
    </style:style>
    <style:style style:name="T866" style:family="text">
      <style:text-properties fo:color="#c9211e" loext:opacity="100%" officeooo:rsid="00186bd7"/>
    </style:style>
    <style:style style:name="T867" style:family="text">
      <style:text-properties fo:color="#c9211e" loext:opacity="100%" style:text-underline-style="solid" style:text-underline-width="auto" style:text-underline-color="font-color" officeooo:rsid="00186bd7"/>
    </style:style>
    <style:style style:name="T868" style:family="text">
      <style:text-properties fo:color="#c9211e" loext:opacity="100%" style:text-underline-style="none" officeooo:rsid="00186bd7"/>
    </style:style>
    <style:style style:name="T869" style:family="text">
      <style:text-properties fo:color="#2a6099" loext:opacity="100%" style:text-underline-style="solid" style:text-underline-width="auto" style:text-underline-color="font-color" officeooo:rsid="00186bd7"/>
    </style:style>
    <style:style style:name="T870" style:family="text">
      <style:text-properties officeooo:rsid="0fc08a98"/>
    </style:style>
    <style:style style:name="T871" style:family="text">
      <style:text-properties officeooo:rsid="41519e44"/>
    </style:style>
    <style:style style:name="T872" style:family="text">
      <style:text-properties fo:font-weight="normal" officeooo:rsid="01ecf59a" style:font-weight-asian="normal" style:font-weight-complex="normal"/>
    </style:style>
    <style:style style:name="T873" style:family="text">
      <style:text-properties fo:font-weight="normal" officeooo:rsid="00186bd7" style:font-weight-asian="normal" style:font-weight-complex="normal"/>
    </style:style>
    <style:style style:name="T874" style:family="text">
      <style:text-properties fo:font-weight="normal" officeooo:rsid="0301ba00" style:font-weight-asian="normal" style:font-weight-complex="normal"/>
    </style:style>
    <style:style style:name="T875" style:family="text">
      <style:text-properties fo:color="#2a6099" loext:opacity="100%" style:text-underline-style="solid" style:text-underline-width="auto" style:text-underline-color="font-color" fo:font-weight="normal" officeooo:rsid="00186bd7" style:font-weight-asian="normal" style:font-weight-complex="normal"/>
    </style:style>
    <style:style style:name="T876" style:family="text">
      <style:text-properties fo:color="#2a6099" loext:opacity="100%" fo:font-weight="normal" officeooo:rsid="00186bd7" style:font-weight-asian="normal" style:font-weight-complex="normal"/>
    </style:style>
    <style:style style:name="T877" style:family="text">
      <style:text-properties officeooo:rsid="0fc3fcd0"/>
    </style:style>
    <style:style style:name="T878" style:family="text">
      <style:text-properties officeooo:rsid="424fb6c1"/>
    </style:style>
    <style:style style:name="T879" style:family="text">
      <style:text-properties fo:font-weight="bold" officeooo:rsid="01edae76" style:font-weight-asian="bold" style:font-weight-complex="bold"/>
    </style:style>
    <style:style style:name="T880" style:family="text">
      <style:text-properties fo:color="#2a6099" loext:opacity="100%" fo:font-weight="normal" officeooo:rsid="01edae76" style:font-weight-asian="normal" style:font-weight-complex="normal"/>
    </style:style>
    <style:style style:name="T881" style:family="text">
      <style:text-properties fo:font-weight="normal" officeooo:rsid="01edae76" style:font-weight-asian="normal" style:font-weight-complex="normal"/>
    </style:style>
    <style:style style:name="T882" style:family="text">
      <style:text-properties fo:color="#c9211e" loext:opacity="100%" fo:font-weight="normal" officeooo:rsid="01edae76" style:font-weight-asian="normal" style:font-weight-complex="normal"/>
    </style:style>
    <style:style style:name="T883" style:family="text">
      <style:text-properties officeooo:rsid="01edae76"/>
    </style:style>
    <style:style style:name="T884" style:family="text">
      <style:text-properties fo:font-weight="normal" officeooo:rsid="41519e44" style:font-weight-asian="normal" style:font-weight-complex="normal"/>
    </style:style>
    <style:style style:name="T885" style:family="text">
      <style:text-properties fo:font-weight="normal" officeooo:rsid="11aefe11" style:font-weight-asian="normal" style:font-weight-complex="normal"/>
    </style:style>
    <style:style style:name="T886" style:family="text">
      <style:text-properties fo:font-weight="bold" officeooo:rsid="00197b8e" style:font-weight-asian="bold" style:font-weight-complex="bold"/>
    </style:style>
    <style:style style:name="T887" style:family="text">
      <style:text-properties officeooo:rsid="4152b25b"/>
    </style:style>
    <style:style style:name="T888" style:family="text">
      <style:text-properties officeooo:rsid="41584e52"/>
    </style:style>
    <style:style style:name="T889" style:family="text">
      <style:text-properties fo:font-weight="normal" officeooo:rsid="4158e0ee" style:font-weight-asian="normal" style:font-weight-complex="normal"/>
    </style:style>
    <style:style style:name="T890" style:family="text">
      <style:text-properties fo:color="#c9211e" loext:opacity="100%" fo:background-color="#ffff00" loext:char-shading-value="0"/>
    </style:style>
    <style:style style:name="T891" style:family="text">
      <style:text-properties officeooo:rsid="03044803"/>
    </style:style>
    <style:style style:name="T892" style:family="text">
      <style:text-properties fo:font-weight="bold" officeooo:rsid="03044803" style:font-weight-asian="bold" style:font-weight-complex="bold"/>
    </style:style>
    <style:style style:name="T893" style:family="text">
      <style:text-properties style:text-underline-style="solid" style:text-underline-width="auto" style:text-underline-color="font-color" officeooo:rsid="03044803"/>
    </style:style>
    <style:style style:name="T894" style:family="text">
      <style:text-properties fo:color="#c9211e" loext:opacity="100%" style:text-underline-style="none" fo:font-weight="normal" officeooo:rsid="41519e44" style:font-weight-asian="normal" style:font-weight-complex="normal"/>
    </style:style>
    <style:style style:name="T895" style:family="text">
      <style:text-properties fo:color="#c9211e" loext:opacity="100%" style:text-underline-style="solid" style:text-underline-width="auto" style:text-underline-color="font-color" fo:font-weight="normal" officeooo:rsid="41519e44" style:font-weight-asian="normal" style:font-weight-complex="normal"/>
    </style:style>
    <style:style style:name="T896" style:family="text">
      <style:text-properties officeooo:rsid="11ae74b9"/>
    </style:style>
    <style:style style:name="T897" style:family="text">
      <style:text-properties fo:font-weight="normal" officeooo:rsid="00197b8e" style:font-weight-asian="normal" style:font-weight-complex="normal"/>
    </style:style>
    <style:style style:name="T898" style:family="text">
      <style:text-properties fo:font-weight="bold" officeooo:rsid="11b0cbca" style:font-weight-asian="bold" style:font-weight-complex="bold"/>
    </style:style>
    <style:style style:name="T899" style:family="text">
      <style:text-properties fo:font-weight="normal" officeooo:rsid="11b0cbca" style:font-weight-asian="normal" style:font-weight-complex="normal"/>
    </style:style>
    <style:style style:name="T900" style:family="text">
      <style:text-properties fo:color="#2a6099" loext:opacity="100%" fo:font-weight="normal" officeooo:rsid="00197b8e" style:font-weight-asian="normal" style:font-weight-complex="normal"/>
    </style:style>
    <style:style style:name="T901" style:family="text">
      <style:text-properties fo:color="#c9211e" loext:opacity="100%" fo:font-weight="normal" officeooo:rsid="00197b8e" style:font-weight-asian="normal" style:font-weight-complex="normal"/>
    </style:style>
    <style:style style:name="T902" style:family="text">
      <style:text-properties fo:color="#c9211e" loext:opacity="100%" fo:font-weight="normal" officeooo:rsid="11b0cbca" style:font-weight-asian="normal" style:font-weight-complex="normal"/>
    </style:style>
    <style:style style:name="T903" style:family="text">
      <style:text-properties officeooo:rsid="2afd8a0d"/>
    </style:style>
    <style:style style:name="T904" style:family="text">
      <style:text-properties style:text-position="super 58%" fo:font-weight="normal" style:font-weight-asian="normal" style:font-weight-complex="normal"/>
    </style:style>
    <style:style style:name="T905" style:family="text">
      <style:text-properties fo:color="#000000" loext:opacity="100%" fo:font-weight="bold" officeooo:rsid="021fadc6" fo:background-color="#ffff00" loext:char-shading-value="0" style:font-weight-asian="bold" style:font-weight-complex="bold"/>
    </style:style>
    <style:style style:name="T906" style:family="text">
      <style:text-properties fo:color="#000000" loext:opacity="100%" officeooo:rsid="021fadc6"/>
    </style:style>
    <style:style style:name="T907" style:family="text">
      <style:text-properties officeooo:rsid="020c2068"/>
    </style:style>
    <style:style style:name="T908" style:family="text">
      <style:text-properties style:text-underline-style="none" officeooo:rsid="020f3ea1"/>
    </style:style>
    <style:style style:name="T909" style:family="text">
      <style:text-properties style:text-underline-style="none" officeooo:rsid="0210cb44"/>
    </style:style>
    <style:style style:name="T910" style:family="text">
      <style:text-properties officeooo:rsid="0210cb44"/>
    </style:style>
    <style:style style:name="T911" style:family="text">
      <style:text-properties officeooo:rsid="0211ec32"/>
    </style:style>
    <style:style style:name="T912" style:family="text">
      <style:text-properties style:text-underline-style="solid" style:text-underline-width="auto" style:text-underline-color="font-color" officeooo:rsid="0211ec32"/>
    </style:style>
    <style:style style:name="T913" style:family="text">
      <style:text-properties officeooo:rsid="0213fef2"/>
    </style:style>
    <style:style style:name="T914" style:family="text">
      <style:text-properties style:text-underline-style="solid" style:text-underline-width="auto" style:text-underline-color="font-color" fo:font-weight="bold" officeooo:rsid="0211ec32" style:font-weight-asian="bold" style:font-weight-complex="bold"/>
    </style:style>
    <style:style style:name="T915" style:family="text">
      <style:text-properties fo:color="#c9211e" loext:opacity="100%" officeooo:rsid="020c2068"/>
    </style:style>
    <style:style style:name="T916" style:family="text">
      <style:text-properties fo:color="#c9211e" loext:opacity="100%" officeooo:rsid="0215d819"/>
    </style:style>
    <style:style style:name="T917" style:family="text">
      <style:text-properties fo:color="#000000" loext:opacity="100%" officeooo:rsid="0215d819"/>
    </style:style>
    <style:style style:name="T918" style:family="text">
      <style:text-properties fo:color="#000000" loext:opacity="100%" fo:font-weight="bold" officeooo:rsid="0215d819" style:font-weight-asian="bold" style:font-weight-complex="bold"/>
    </style:style>
    <style:style style:name="T919" style:family="text">
      <style:text-properties fo:color="#000000" loext:opacity="100%" style:text-underline-style="solid" style:text-underline-width="auto" style:text-underline-color="font-color" officeooo:rsid="0215d819"/>
    </style:style>
    <style:style style:name="T920" style:family="text">
      <style:text-properties fo:color="#000000" loext:opacity="100%" officeooo:rsid="0216e80e"/>
    </style:style>
    <style:style style:name="T921" style:family="text">
      <style:text-properties fo:color="#000000" loext:opacity="100%" officeooo:rsid="02173205"/>
    </style:style>
    <style:style style:name="T922" style:family="text">
      <style:text-properties fo:color="#000000" loext:opacity="100%" fo:font-weight="bold" officeooo:rsid="02173205" fo:background-color="#ffff00" loext:char-shading-value="0" style:font-weight-asian="bold" style:font-weight-complex="bold"/>
    </style:style>
    <style:style style:name="T923" style:family="text">
      <style:text-properties fo:color="#000000" loext:opacity="100%" officeooo:rsid="0026be87"/>
    </style:style>
    <style:style style:name="T924" style:family="text">
      <style:text-properties fo:color="#000000" loext:opacity="100%" officeooo:rsid="0220303e"/>
    </style:style>
    <style:style style:name="T925" style:family="text">
      <style:text-properties fo:color="#000000" loext:opacity="100%" fo:font-weight="bold" officeooo:rsid="0026be87" style:font-weight-asian="bold" style:font-weight-complex="bold"/>
    </style:style>
    <style:style style:name="T926" style:family="text">
      <style:text-properties fo:color="#000000" loext:opacity="100%" officeooo:rsid="021a4ada"/>
    </style:style>
    <style:style style:name="T927" style:family="text">
      <style:text-properties fo:color="#000000" loext:opacity="100%" style:text-underline-style="solid" style:text-underline-width="auto" style:text-underline-color="font-color" officeooo:rsid="0026be87"/>
    </style:style>
    <style:style style:name="T928" style:family="text">
      <style:text-properties officeooo:rsid="00c0a8f2"/>
    </style:style>
    <style:style style:name="T929" style:family="text">
      <style:text-properties officeooo:rsid="0fa1e81c"/>
    </style:style>
    <style:style style:name="T930" style:family="text">
      <style:text-properties style:text-underline-style="solid" style:text-underline-width="auto" style:text-underline-color="font-color" officeooo:rsid="0fa1e81c"/>
    </style:style>
    <style:style style:name="T931" style:family="text">
      <style:text-properties officeooo:rsid="0deac73f"/>
    </style:style>
    <style:style style:name="T932" style:family="text">
      <style:text-properties style:text-underline-style="solid" style:text-underline-width="auto" style:text-underline-color="font-color" officeooo:rsid="0deac73f"/>
    </style:style>
    <style:style style:name="T933" style:family="text">
      <style:text-properties style:text-underline-style="solid" style:text-underline-width="auto" style:text-underline-color="font-color" officeooo:rsid="0decc05f"/>
    </style:style>
    <style:style style:name="T934" style:family="text">
      <style:text-properties officeooo:rsid="0decc05f"/>
    </style:style>
    <style:style style:name="T935" style:family="text">
      <style:text-properties officeooo:rsid="11b393d0"/>
    </style:style>
    <style:style style:name="T936" style:family="text">
      <style:text-properties fo:color="#000000" loext:opacity="100%" officeooo:rsid="0de63e40"/>
    </style:style>
    <style:style style:name="T937" style:family="text">
      <style:text-properties fo:color="#000000" loext:opacity="100%" officeooo:rsid="11b4ec9b"/>
    </style:style>
    <style:style style:name="T938" style:family="text">
      <style:text-properties fo:color="#000000" loext:opacity="100%" fo:font-weight="bold" officeooo:rsid="0de63e40" style:font-weight-asian="bold" style:font-weight-complex="bold"/>
    </style:style>
    <style:style style:name="T939" style:family="text">
      <style:text-properties fo:color="#2a6099" loext:opacity="100%" officeooo:rsid="0de63e40"/>
    </style:style>
    <style:style style:name="T940" style:family="text">
      <style:text-properties fo:color="#000000" loext:opacity="100%" officeooo:rsid="021be253"/>
    </style:style>
    <style:style style:name="T941" style:family="text">
      <style:text-properties fo:color="#000000" loext:opacity="100%" officeooo:rsid="0221c320"/>
    </style:style>
    <style:style style:name="T942" style:family="text">
      <style:text-properties officeooo:rsid="11b4ec9b"/>
    </style:style>
    <style:style style:name="T943" style:family="text">
      <style:text-properties fo:color="#000000" loext:opacity="100%" officeooo:rsid="0ed822af"/>
    </style:style>
    <style:style style:name="T944" style:family="text">
      <style:text-properties fo:color="#000000" loext:opacity="100%" officeooo:rsid="0ed8bdbc"/>
    </style:style>
    <style:style style:name="T945" style:family="text">
      <style:text-properties officeooo:rsid="0fb4adbf"/>
    </style:style>
    <style:style style:name="T946" style:family="text">
      <style:text-properties fo:color="#000000" loext:opacity="100%" officeooo:rsid="00c0a8f2"/>
    </style:style>
    <style:style style:name="T947" style:family="text">
      <style:text-properties fo:color="#000000" loext:opacity="100%" officeooo:rsid="0dedb84e"/>
    </style:style>
    <style:style style:name="T948" style:family="text">
      <style:text-properties fo:color="#0a0a0a" loext:opacity="100%" fo:font-family="arial, helvetica, 'sans serif'" fo:font-size="10.5pt" fo:letter-spacing="normal" fo:font-weight="normal" officeooo:rsid="0dedb84e" loext:padding="0.0193in" loext:border="0.06pt solid #000000"/>
    </style:style>
    <style:style style:name="T949" style:family="text">
      <style:text-properties fo:color="#000000" loext:opacity="100%" officeooo:rsid="0def1643"/>
    </style:style>
    <style:style style:name="T950" style:family="text">
      <style:text-properties fo:color="#000000" loext:opacity="100%" officeooo:rsid="0df09864"/>
    </style:style>
    <style:style style:name="T951" style:family="text">
      <style:text-properties fo:color="#000000" loext:opacity="100%" fo:font-weight="bold" officeooo:rsid="0df0c698" style:font-weight-asian="bold" style:font-weight-complex="bold"/>
    </style:style>
    <style:style style:name="T952" style:family="text">
      <style:text-properties fo:color="#000000" loext:opacity="100%" officeooo:rsid="0df0c698"/>
    </style:style>
    <style:style style:name="T953" style:family="text">
      <style:text-properties fo:color="#000000" loext:opacity="100%" fo:font-weight="bold" officeooo:rsid="2afd8a0d" style:font-weight-asian="bold" style:font-weight-complex="bold"/>
    </style:style>
    <style:style style:name="T954" style:family="text">
      <style:text-properties fo:color="#000000" loext:opacity="100%" officeooo:rsid="2afd8a0d"/>
    </style:style>
    <style:style style:name="T955" style:family="text">
      <style:text-properties fo:color="#2a6099" loext:opacity="100%" officeooo:rsid="0df0c698"/>
    </style:style>
    <style:style style:name="T956" style:family="text">
      <style:text-properties fo:color="#c9211e" loext:opacity="100%" officeooo:rsid="0df0c698"/>
    </style:style>
    <style:style style:name="T957" style:family="text">
      <style:text-properties fo:font-weight="bold" officeooo:rsid="0fa6fcf5" style:font-weight-asian="bold" style:font-weight-complex="bold"/>
    </style:style>
    <style:style style:name="T958" style:family="text">
      <style:text-properties fo:font-weight="bold" officeooo:rsid="0fa7cfd5" style:font-weight-asian="bold" style:font-weight-complex="bold"/>
    </style:style>
    <style:style style:name="T959" style:family="text">
      <style:text-properties fo:font-weight="bold" officeooo:rsid="46bd3326" style:font-weight-asian="bold" style:font-weight-complex="bold"/>
    </style:style>
    <style:style style:name="T960" style:family="text">
      <style:text-properties fo:color="#000000" loext:opacity="100%" fo:font-weight="bold" officeooo:rsid="0fa6fcf5" style:font-weight-asian="bold" style:font-weight-complex="bold"/>
    </style:style>
    <style:style style:name="T961" style:family="text">
      <style:text-properties fo:color="#000000" loext:opacity="100%" fo:font-weight="bold" officeooo:rsid="0fa7cfd5" style:font-weight-asian="bold" style:font-weight-complex="bold"/>
    </style:style>
    <style:style style:name="T962" style:family="text">
      <style:text-properties fo:color="#000000" loext:opacity="100%" officeooo:rsid="0fa6fcf5"/>
    </style:style>
    <style:style style:name="T963" style:family="text">
      <style:text-properties fo:color="#000000" loext:opacity="100%" officeooo:rsid="0fa76dc8"/>
    </style:style>
    <style:style style:name="T964" style:family="text">
      <style:text-properties fo:color="#000000" loext:opacity="100%" officeooo:rsid="0fb4adbf"/>
    </style:style>
    <style:style style:name="T965" style:family="text">
      <style:text-properties fo:color="#2a6099" loext:opacity="100%" officeooo:rsid="0fa7cfd5"/>
    </style:style>
    <style:style style:name="T966" style:family="text">
      <style:text-properties fo:color="#c9211e" loext:opacity="100%" officeooo:rsid="0fa7cfd5"/>
    </style:style>
    <style:style style:name="T967" style:family="text">
      <style:text-properties fo:color="#000000" loext:opacity="100%" officeooo:rsid="0fa98bda"/>
    </style:style>
    <style:style style:name="T968" style:family="text">
      <style:text-properties fo:color="#2a6099" loext:opacity="100%" officeooo:rsid="0fa6fcf5"/>
    </style:style>
    <style:style style:name="T969" style:family="text">
      <style:text-properties fo:color="#800080" loext:opacity="100%" style:text-underline-style="solid" style:text-underline-width="auto" style:text-underline-color="font-color" officeooo:rsid="0fa6fcf5"/>
    </style:style>
    <style:style style:name="T970" style:family="text">
      <style:text-properties fo:color="#c9211e" loext:opacity="100%" officeooo:rsid="0fa6fcf5"/>
    </style:style>
    <style:style style:name="T971" style:family="text">
      <style:text-properties fo:color="#800080" loext:opacity="100%" style:text-underline-style="solid" style:text-underline-width="auto" style:text-underline-color="font-color" officeooo:rsid="0fb4adbf"/>
    </style:style>
    <style:style style:name="T972" style:family="text">
      <style:text-properties fo:color="#c9211e" loext:opacity="100%" style:text-underline-style="solid" style:text-underline-width="auto" style:text-underline-color="font-color" officeooo:rsid="0fb4adbf"/>
    </style:style>
    <style:style style:name="T973" style:family="text">
      <style:text-properties fo:color="#000000" loext:opacity="100%" officeooo:rsid="11b73fd4"/>
    </style:style>
    <style:style style:name="T974" style:family="text">
      <style:text-properties fo:color="#000000" loext:opacity="100%" officeooo:rsid="16f1417d"/>
    </style:style>
    <style:style style:name="T975" style:family="text">
      <style:text-properties fo:color="#000000" loext:opacity="100%" officeooo:rsid="2b025f1a"/>
    </style:style>
    <style:style style:name="T976" style:family="text">
      <style:text-properties officeooo:rsid="3389e26e"/>
    </style:style>
    <style:style style:name="T977" style:family="text">
      <style:text-properties officeooo:rsid="46bec003"/>
    </style:style>
    <style:style style:name="T978" style:family="text">
      <style:text-properties fo:color="#000000" loext:opacity="100%" fo:font-weight="bold" officeooo:rsid="2afe7d61" style:font-weight-asian="bold" style:font-weight-complex="bold"/>
    </style:style>
    <style:style style:name="T979" style:family="text">
      <style:text-properties fo:color="#000000" loext:opacity="100%" fo:font-weight="bold" officeooo:rsid="46bec003" style:font-weight-asian="bold" style:font-weight-complex="bold"/>
    </style:style>
    <style:style style:name="T980" style:family="text">
      <style:text-properties officeooo:rsid="0225a09a"/>
    </style:style>
    <style:style style:name="T981" style:family="text">
      <style:text-properties fo:color="#000000" loext:opacity="100%" fo:font-weight="normal" officeooo:rsid="4658a97b" style:font-weight-asian="normal" style:font-weight-complex="normal"/>
    </style:style>
    <style:style style:name="T982" style:family="text">
      <style:text-properties fo:color="#000000" loext:opacity="100%" fo:font-weight="normal" officeooo:rsid="28058b28" style:font-weight-asian="normal" style:font-weight-complex="normal"/>
    </style:style>
    <style:style style:name="T983" style:family="text">
      <style:text-properties fo:color="#c9211e" loext:opacity="100%" fo:font-weight="normal" officeooo:rsid="28058b28" style:font-weight-asian="normal" style:font-weight-complex="normal"/>
    </style:style>
    <style:style style:name="T984" style:family="text">
      <style:text-properties fo:color="#000000" loext:opacity="100%" style:text-underline-style="solid" style:text-underline-width="auto" style:text-underline-color="font-color" fo:font-weight="normal" officeooo:rsid="28058b28" fo:background-color="#ffff00" loext:char-shading-value="0" style:font-weight-asian="normal" style:font-weight-complex="normal"/>
    </style:style>
    <style:style style:name="T985" style:family="text">
      <style:text-properties fo:color="#000000" loext:opacity="100%" fo:font-weight="bold" officeooo:rsid="28058b28" style:font-weight-asian="bold" style:font-weight-complex="bold"/>
    </style:style>
    <style:style style:name="T986" style:family="text">
      <style:text-properties fo:color="#c9211e" loext:opacity="100%" style:text-underline-style="solid" style:text-underline-width="auto" style:text-underline-color="font-color" fo:font-weight="normal" fo:background-color="#ffff00" loext:char-shading-value="0" style:font-weight-asian="normal" style:font-weight-complex="normal"/>
    </style:style>
    <style:style style:name="T987" style:family="text">
      <style:text-properties fo:color="#c9211e" loext:opacity="100%" fo:font-weight="bold" officeooo:rsid="00c0a8f2" style:font-weight-asian="bold" style:font-weight-complex="bold"/>
    </style:style>
    <style:style style:name="T988" style:family="text">
      <style:text-properties fo:color="#2a6099" loext:opacity="100%" fo:font-weight="bold" officeooo:rsid="00c0a8f2" style:font-weight-asian="bold" style:font-weight-complex="bold"/>
    </style:style>
    <style:style style:name="T989" style:family="text">
      <style:text-properties officeooo:rsid="2a562cac"/>
    </style:style>
    <style:style style:name="T990" style:family="text">
      <style:text-properties fo:color="#00a933" loext:opacity="100%" officeooo:rsid="3389e26e"/>
    </style:style>
    <style:style style:name="T991" style:family="text">
      <style:text-properties fo:color="#00a933" loext:opacity="100%" officeooo:rsid="3d15e0f1"/>
    </style:style>
    <style:style style:name="T992" style:family="text">
      <style:text-properties fo:color="#00a933" loext:opacity="100%" officeooo:rsid="2808a619"/>
    </style:style>
    <style:style style:name="T993" style:family="text">
      <style:text-properties officeooo:rsid="3d15e0f1"/>
    </style:style>
    <style:style style:name="T994" style:family="text">
      <style:text-properties officeooo:rsid="2b01b2df"/>
    </style:style>
    <style:style style:name="T995" style:family="text">
      <style:text-properties fo:color="#00a933" loext:opacity="100%" officeooo:rsid="280ac660"/>
    </style:style>
    <style:style style:name="T996" style:family="text">
      <style:text-properties fo:color="#00a933" loext:opacity="100%" officeooo:rsid="338a52d2"/>
    </style:style>
    <style:style style:name="T997" style:family="text">
      <style:text-properties fo:color="#00a933" loext:opacity="100%" officeooo:rsid="439aa2fd"/>
    </style:style>
    <style:style style:name="T998" style:family="text">
      <style:text-properties officeooo:rsid="280ac660"/>
    </style:style>
    <style:style style:name="T999" style:family="text">
      <style:text-properties fo:color="#00a933" loext:opacity="100%" officeooo:rsid="2b01b2df"/>
    </style:style>
    <style:style style:name="T1000" style:family="text">
      <style:text-properties fo:color="#000000" loext:opacity="100%" fo:font-weight="bold" officeooo:rsid="0225a09a" style:font-weight-asian="bold" style:font-weight-complex="bold"/>
    </style:style>
    <style:style style:name="T1001" style:family="text">
      <style:text-properties fo:color="#000000" loext:opacity="100%" officeooo:rsid="0225a09a"/>
    </style:style>
    <style:style style:name="T1002" style:family="text">
      <style:text-properties fo:color="#000000" loext:opacity="100%" officeooo:rsid="002b91a4"/>
    </style:style>
    <style:style style:name="T1003" style:family="text">
      <style:text-properties fo:color="#000000" loext:opacity="100%" officeooo:rsid="00d655f6"/>
    </style:style>
    <style:style style:name="T1004" style:family="text">
      <style:text-properties fo:color="#000000" loext:opacity="100%" officeooo:rsid="030a81a7"/>
    </style:style>
    <style:style style:name="T1005" style:family="text">
      <style:text-properties fo:color="#000000" loext:opacity="100%" officeooo:rsid="030b5ba4"/>
    </style:style>
    <style:style style:name="T1006" style:family="text">
      <style:text-properties fo:color="#000000" loext:opacity="100%" officeooo:rsid="11b86181"/>
    </style:style>
    <style:style style:name="T1007" style:family="text">
      <style:text-properties fo:color="#000000" loext:opacity="100%" officeooo:rsid="0df222cd"/>
    </style:style>
    <style:style style:name="T1008" style:family="text">
      <style:text-properties fo:color="#000000" loext:opacity="100%" officeooo:rsid="0df3ef28"/>
    </style:style>
    <style:style style:name="T1009" style:family="text">
      <style:text-properties fo:color="#000000" loext:opacity="100%" style:text-underline-style="solid" style:text-underline-width="auto" style:text-underline-color="font-color" fo:font-weight="bold" officeooo:rsid="0df3f493" style:font-weight-asian="bold" style:font-weight-complex="bold"/>
    </style:style>
    <style:style style:name="T1010" style:family="text">
      <style:text-properties fo:color="#000000" loext:opacity="100%" officeooo:rsid="0df3f493"/>
    </style:style>
    <style:style style:name="T1011" style:family="text">
      <style:text-properties fo:color="#2a6099" loext:opacity="100%" officeooo:rsid="2b01b2df"/>
    </style:style>
    <style:style style:name="T1012" style:family="text">
      <style:text-properties fo:color="#000000" loext:opacity="100%" officeooo:rsid="46bec003"/>
    </style:style>
    <style:style style:name="T1013" style:family="text">
      <style:text-properties fo:color="#000000" loext:opacity="100%" officeooo:rsid="0fca922b"/>
    </style:style>
    <style:style style:name="T1014" style:family="text">
      <style:text-properties fo:color="#000000" loext:opacity="100%" officeooo:rsid="138038ca"/>
    </style:style>
    <style:style style:name="T1015" style:family="text">
      <style:text-properties fo:color="#000000" loext:opacity="100%" officeooo:rsid="11bba992"/>
    </style:style>
    <style:style style:name="T1016" style:family="text">
      <style:text-properties fo:color="#000000" loext:opacity="100%" officeooo:rsid="13817ecc"/>
    </style:style>
    <style:style style:name="T1017" style:family="text">
      <style:text-properties officeooo:rsid="137e4973"/>
    </style:style>
    <style:style style:name="T1018" style:family="text">
      <style:text-properties fo:color="#000000" loext:opacity="100%" officeooo:rsid="002d6f7e"/>
    </style:style>
    <style:style style:name="T1019" style:family="text">
      <style:text-properties fo:color="#000000" loext:opacity="100%" officeooo:rsid="00d7df7e"/>
    </style:style>
    <style:style style:name="T1020" style:family="text">
      <style:text-properties fo:color="#000000" loext:opacity="100%" officeooo:rsid="0fc76d19"/>
    </style:style>
    <style:style style:name="T1021" style:family="text">
      <style:text-properties officeooo:rsid="43b5ba58"/>
    </style:style>
    <style:style style:name="T1022" style:family="text">
      <style:text-properties officeooo:rsid="0fcdb0b5"/>
    </style:style>
    <style:style style:name="T1023" style:family="text">
      <style:text-properties officeooo:rsid="0239ec48"/>
    </style:style>
    <style:style style:name="T1024" style:family="text">
      <style:text-properties fo:color="#00a933" loext:opacity="100%" officeooo:rsid="04288480"/>
    </style:style>
    <style:style style:name="T1025" style:family="text">
      <style:text-properties fo:color="#00a933" loext:opacity="100%" officeooo:rsid="042b82a1"/>
    </style:style>
    <style:style style:name="T1026" style:family="text">
      <style:text-properties fo:color="#00a933" loext:opacity="100%" officeooo:rsid="0fd06409"/>
    </style:style>
    <style:style style:name="T1027" style:family="text">
      <style:text-properties officeooo:rsid="04288480"/>
    </style:style>
    <style:style style:name="T1028" style:family="text">
      <style:text-properties officeooo:rsid="002e152e"/>
    </style:style>
    <style:style style:name="T1029" style:family="text">
      <style:text-properties officeooo:rsid="002fa939"/>
    </style:style>
    <style:style style:name="T1030" style:family="text">
      <style:text-properties officeooo:rsid="0167fed1"/>
    </style:style>
    <style:style style:name="T1031" style:family="text">
      <style:text-properties style:text-line-through-style="none" style:text-line-through-type="none" fo:font-weight="bold" style:font-weight-asian="bold" style:font-weight-complex="bold"/>
    </style:style>
    <style:style style:name="T1032" style:family="text">
      <style:text-properties style:text-line-through-style="none" style:text-line-through-type="none" fo:font-weight="bold" officeooo:rsid="3fc918bc" style:font-weight-asian="bold" style:font-weight-complex="bold"/>
    </style:style>
    <style:style style:name="T1033" style:family="text">
      <style:text-properties style:text-line-through-style="none" style:text-line-through-type="none" fo:font-weight="bold" officeooo:rsid="042825b3" style:font-weight-asian="bold" style:font-weight-complex="bold"/>
    </style:style>
    <style:style style:name="T1034" style:family="text">
      <style:text-properties officeooo:rsid="3fc918bc"/>
    </style:style>
    <style:style style:name="T1035" style:family="text">
      <style:text-properties fo:color="#2a6099" loext:opacity="100%" style:text-line-through-style="none" style:text-line-through-type="none"/>
    </style:style>
    <style:style style:name="T1036" style:family="text">
      <style:text-properties fo:color="#c9211e" loext:opacity="100%" style:text-line-through-style="none" style:text-line-through-type="none"/>
    </style:style>
    <style:style style:name="T1037" style:family="text">
      <style:text-properties officeooo:rsid="2a5608df"/>
    </style:style>
    <style:style style:name="T1038" style:family="text">
      <style:text-properties style:text-line-through-style="none" style:text-line-through-type="none" fo:font-weight="bold" officeooo:rsid="0428835f" style:font-weight-asian="bold" style:font-weight-complex="bold"/>
    </style:style>
    <style:style style:name="T1039" style:family="text">
      <style:text-properties style:text-line-through-style="none" style:text-line-through-type="none" fo:font-weight="bold" officeooo:rsid="3fce7e6f" style:font-weight-asian="bold" style:font-weight-complex="bold"/>
    </style:style>
    <style:style style:name="T1040" style:family="text">
      <style:text-properties fo:color="#2a6099" loext:opacity="100%" style:text-line-through-style="none" style:text-line-through-type="none" fo:font-weight="normal" officeooo:rsid="3fce7e6f" style:font-weight-asian="normal" style:font-weight-complex="normal"/>
    </style:style>
    <style:style style:name="T1041" style:family="text">
      <style:text-properties fo:color="#c9211e" loext:opacity="100%" style:text-line-through-style="none" style:text-line-through-type="none" fo:font-weight="normal" officeooo:rsid="3fce7e6f" style:font-weight-asian="normal" style:font-weight-complex="normal"/>
    </style:style>
    <style:style style:name="T1042" style:family="text">
      <style:text-properties style:text-line-through-style="none" style:text-line-through-type="none" officeooo:rsid="0fd5b1a8"/>
    </style:style>
    <style:style style:name="T1043" style:family="text">
      <style:text-properties style:text-line-through-style="none" style:text-line-through-type="none" style:text-underline-style="solid" style:text-underline-width="auto" style:text-underline-color="font-color"/>
    </style:style>
    <style:style style:name="T1044" style:family="text">
      <style:text-properties style:text-line-through-style="none" style:text-line-through-type="none" style:text-underline-style="none"/>
    </style:style>
    <style:style style:name="T1045" style:family="text">
      <style:text-properties fo:color="#000000" loext:opacity="100%" style:text-line-through-style="none" style:text-line-through-type="none" fo:font-weight="bold" officeooo:rsid="45f5f5a7" style:font-weight-asian="bold" style:font-weight-complex="bold"/>
    </style:style>
    <style:style style:name="T1046" style:family="text">
      <style:text-properties fo:color="#2a6099" loext:opacity="100%" style:text-line-through-style="none" style:text-line-through-type="none" fo:font-weight="bold" officeooo:rsid="45f5f5a7" style:font-weight-asian="bold" style:font-weight-complex="bold"/>
    </style:style>
    <style:style style:name="T1047" style:family="text">
      <style:text-properties fo:color="#2a6099" loext:opacity="100%" style:text-line-through-style="none" style:text-line-through-type="none" fo:font-weight="normal" officeooo:rsid="45f5f5a7" style:font-weight-asian="normal" style:font-weight-complex="normal"/>
    </style:style>
    <style:style style:name="T1048" style:family="text">
      <style:text-properties officeooo:rsid="45f65fce"/>
    </style:style>
    <style:style style:name="T1049" style:family="text">
      <style:text-properties officeooo:rsid="042825b3"/>
    </style:style>
    <style:style style:name="T1050" style:family="text">
      <style:text-properties fo:color="#000000" loext:opacity="100%" style:text-line-through-style="none" style:text-line-through-type="none" fo:font-weight="bold" officeooo:rsid="0428835f" style:font-weight-asian="bold" style:font-weight-complex="bold"/>
    </style:style>
    <style:style style:name="T1051" style:family="text">
      <style:text-properties fo:color="#000000" loext:opacity="100%" style:text-line-through-style="none" style:text-line-through-type="none" fo:font-weight="bold" style:font-weight-asian="bold" style:font-weight-complex="bold"/>
    </style:style>
    <style:style style:name="T1052" style:family="text">
      <style:text-properties style:text-line-through-style="none" style:text-line-through-type="none" officeooo:rsid="3fce7e6f"/>
    </style:style>
    <style:style style:name="T1053" style:family="text">
      <style:text-properties style:text-line-through-style="none" style:text-line-through-type="none" fo:font-weight="bold" officeooo:rsid="0fd07965" style:font-weight-asian="bold" style:font-weight-complex="bold"/>
    </style:style>
    <style:style style:name="T1054" style:family="text">
      <style:text-properties style:text-line-through-style="none" style:text-line-through-type="none" officeooo:rsid="0fd07965"/>
    </style:style>
    <style:style style:name="T1055" style:family="text">
      <style:text-properties fo:color="#2a6099" loext:opacity="100%" style:text-line-through-style="none" style:text-line-through-type="none" officeooo:rsid="0fd07965"/>
    </style:style>
    <style:style style:name="T1056" style:family="text">
      <style:text-properties fo:color="#c9211e" loext:opacity="100%" style:text-line-through-style="none" style:text-line-through-type="none" officeooo:rsid="0fd07965"/>
    </style:style>
    <style:style style:name="T1057" style:family="text">
      <style:text-properties style:text-line-through-style="none" style:text-line-through-type="none" officeooo:rsid="0fd21ddd"/>
    </style:style>
    <style:style style:name="T1058" style:family="text">
      <style:text-properties style:text-line-through-style="none" style:text-line-through-type="none" officeooo:rsid="0fd12167"/>
    </style:style>
    <style:style style:name="T1059" style:family="text">
      <style:text-properties fo:color="#c9211e" loext:opacity="100%" style:text-line-through-style="none" style:text-line-through-type="none" officeooo:rsid="0fd12167"/>
    </style:style>
    <style:style style:name="T1060" style:family="text">
      <style:text-properties style:text-line-through-style="none" style:text-line-through-type="none" officeooo:rsid="3fcb15ac"/>
    </style:style>
    <style:style style:name="T1061" style:family="text">
      <style:text-properties officeooo:rsid="0dc34ccc"/>
    </style:style>
    <style:style style:name="T1062" style:family="text">
      <style:text-properties fo:font-weight="bold" officeooo:rsid="0dc34ccc" style:font-weight-asian="bold" style:font-weight-complex="bold"/>
    </style:style>
    <style:style style:name="T1063" style:family="text">
      <style:text-properties fo:font-weight="bold" officeooo:rsid="16f7f12f" style:font-weight-asian="bold" style:font-weight-complex="bold"/>
    </style:style>
    <style:style style:name="T1064" style:family="text">
      <style:text-properties fo:color="#2a6099" loext:opacity="100%" officeooo:rsid="16f7f12f"/>
    </style:style>
    <style:style style:name="T1065" style:family="text">
      <style:text-properties fo:color="#c9211e" loext:opacity="100%" officeooo:rsid="16f7f12f"/>
    </style:style>
    <style:style style:name="T1066" style:family="text">
      <style:text-properties officeooo:rsid="16f7f12f"/>
    </style:style>
    <style:style style:name="T1067" style:family="text">
      <style:text-properties officeooo:rsid="3d5e2719"/>
    </style:style>
    <style:style style:name="T1068" style:family="text">
      <style:text-properties officeooo:rsid="46c1f6a4" fo:background-color="#ffff00" loext:char-shading-value="0"/>
    </style:style>
    <style:style style:name="T1069" style:family="text">
      <style:text-properties officeooo:rsid="46c1f6a4"/>
    </style:style>
    <style:style style:name="T1070" style:family="text">
      <style:text-properties officeooo:rsid="0f5be06d"/>
    </style:style>
    <style:style style:name="T1071" style:family="text">
      <style:text-properties officeooo:rsid="0dc6e016"/>
    </style:style>
    <style:style style:name="T1072" style:family="text">
      <style:text-properties fo:color="#0a0a0a" loext:opacity="100%" fo:font-family="arial, helvetica, 'sans serif'" fo:font-size="12pt" fo:letter-spacing="normal" fo:font-weight="normal" loext:padding="0.0193in" loext:border="0.06pt solid #000000"/>
    </style:style>
    <style:style style:name="T1073" style:family="text">
      <style:text-properties officeooo:rsid="023d960a"/>
    </style:style>
    <style:style style:name="T1074" style:family="text">
      <style:text-properties fo:color="#c9211e" loext:opacity="100%" officeooo:rsid="023d960a"/>
    </style:style>
    <style:style style:name="T1075" style:family="text">
      <style:text-properties officeooo:rsid="0dc90541" fo:background-color="#ffff00" loext:char-shading-value="0"/>
    </style:style>
    <style:style style:name="T1076" style:family="text">
      <style:text-properties officeooo:rsid="0dc6e016" fo:background-color="#ffff00" loext:char-shading-value="0"/>
    </style:style>
    <style:style style:name="T1077" style:family="text">
      <style:text-properties officeooo:rsid="0dc91045"/>
    </style:style>
    <style:style style:name="T1078" style:family="text">
      <style:text-properties officeooo:rsid="0dc91045" fo:background-color="#ffff00" loext:char-shading-value="0"/>
    </style:style>
    <style:style style:name="T1079" style:family="text">
      <style:text-properties officeooo:rsid="0dc96042"/>
    </style:style>
    <style:style style:name="T1080" style:family="text">
      <style:text-properties officeooo:rsid="023e7304"/>
    </style:style>
    <style:style style:name="T1081" style:family="text">
      <style:text-properties fo:color="#c9211e" loext:opacity="100%" officeooo:rsid="023e7304" fo:background-color="#ffff00" loext:char-shading-value="0"/>
    </style:style>
    <style:style style:name="T1082" style:family="text">
      <style:text-properties officeooo:rsid="023f316b"/>
    </style:style>
    <style:style style:name="T1083" style:family="text">
      <style:text-properties officeooo:rsid="0dc5d1e1"/>
    </style:style>
    <style:style style:name="T1084" style:family="text">
      <style:text-properties officeooo:rsid="0423aa3b"/>
    </style:style>
    <style:style style:name="T1085" style:family="text">
      <style:text-properties fo:color="#c9211e" loext:opacity="100%" officeooo:rsid="0dc477e4"/>
    </style:style>
    <style:style style:name="T1086" style:family="text">
      <style:text-properties officeooo:rsid="0dc477e4"/>
    </style:style>
    <style:style style:name="T1087" style:family="text">
      <style:text-properties style:text-underline-style="solid" style:text-underline-width="auto" style:text-underline-color="font-color" officeooo:rsid="0423aa3b" fo:background-color="#ffff00" loext:char-shading-value="0"/>
    </style:style>
    <style:style style:name="T1088" style:family="text">
      <style:text-properties fo:font-weight="bold" officeooo:rsid="0f5be06d" style:font-weight-asian="bold" style:font-weight-complex="bold"/>
    </style:style>
    <style:style style:name="T1089" style:family="text">
      <style:text-properties fo:color="#2a6099" loext:opacity="100%" officeooo:rsid="0f5be06d"/>
    </style:style>
    <style:style style:name="T1090" style:family="text">
      <style:text-properties fo:color="#c9211e" loext:opacity="100%" officeooo:rsid="0f5be06d"/>
    </style:style>
    <style:style style:name="T1091" style:family="text">
      <style:text-properties fo:font-weight="bold" officeooo:rsid="0f5df195" style:font-weight-asian="bold" style:font-weight-complex="bold"/>
    </style:style>
    <style:style style:name="T1092" style:family="text">
      <style:text-properties fo:font-weight="bold" officeooo:rsid="0f5c67e7" style:font-weight-asian="bold" style:font-weight-complex="bold"/>
    </style:style>
    <style:style style:name="T1093" style:family="text">
      <style:text-properties officeooo:rsid="0f5c67e7"/>
    </style:style>
    <style:style style:name="T1094" style:family="text">
      <style:text-properties fo:color="#2a6099" loext:opacity="100%" officeooo:rsid="0f5c67e7"/>
    </style:style>
    <style:style style:name="T1095" style:family="text">
      <style:text-properties fo:color="#c9211e" loext:opacity="100%" officeooo:rsid="0f5c67e7"/>
    </style:style>
    <style:style style:name="T1096" style:family="text">
      <style:text-properties officeooo:rsid="0dc63df3"/>
    </style:style>
    <style:style style:name="T1097" style:family="text">
      <style:text-properties officeooo:rsid="0dd44f9c"/>
    </style:style>
    <style:style style:name="T1098" style:family="text">
      <style:text-properties officeooo:rsid="0dcb5960"/>
    </style:style>
    <style:style style:name="T1099" style:family="text">
      <style:text-properties officeooo:rsid="0dd5f4c5"/>
    </style:style>
    <style:style style:name="T1100" style:family="text">
      <style:text-properties officeooo:rsid="0dd69365"/>
    </style:style>
    <style:style style:name="T1101" style:family="text">
      <style:text-properties fo:color="#c9211e" loext:opacity="100%" fo:font-weight="bold" style:font-weight-asian="bold" style:font-weight-complex="bold"/>
    </style:style>
    <style:style style:name="T1102" style:family="text">
      <style:text-properties fo:color="#2a6099" loext:opacity="100%" fo:font-weight="bold" style:font-weight-asian="bold" style:font-weight-complex="bold"/>
    </style:style>
    <style:style style:name="T1103" style:family="text">
      <style:text-properties officeooo:rsid="02a4753b"/>
    </style:style>
    <style:style style:name="T1104" style:family="text">
      <style:text-properties officeooo:rsid="02a5bdbc"/>
    </style:style>
    <style:style style:name="T1105" style:family="text">
      <style:text-properties fo:font-weight="bold" officeooo:rsid="02a5bdbc" style:font-weight-asian="bold" style:font-weight-complex="bold"/>
    </style:style>
    <style:style style:name="T1106" style:family="text">
      <style:text-properties fo:color="#2a6099" loext:opacity="100%" officeooo:rsid="02a5bdbc"/>
    </style:style>
    <style:style style:name="T1107" style:family="text">
      <style:text-properties fo:color="#2a6099" loext:opacity="100%" style:text-underline-style="none" fo:font-weight="bold" officeooo:rsid="02a5bdbc" style:font-weight-asian="bold" style:font-weight-complex="bold"/>
    </style:style>
    <style:style style:name="T1108" style:family="text">
      <style:text-properties fo:color="#2a6099" loext:opacity="100%" style:text-underline-style="none" officeooo:rsid="02a5bdbc"/>
    </style:style>
    <style:style style:name="T1109" style:family="text">
      <style:text-properties fo:color="#2a6099" loext:opacity="100%" style:text-underline-style="solid" style:text-underline-width="auto" style:text-underline-color="font-color" officeooo:rsid="02a5bdbc"/>
    </style:style>
    <style:style style:name="T1110" style:family="text">
      <style:text-properties fo:color="#2a6099" loext:opacity="100%" fo:font-weight="bold" officeooo:rsid="02a5bdbc" style:font-weight-asian="bold" style:font-weight-complex="bold"/>
    </style:style>
    <style:style style:name="T1111" style:family="text">
      <style:text-properties fo:color="#c9211e" loext:opacity="100%" style:text-underline-style="solid" style:text-underline-width="auto" style:text-underline-color="font-color" officeooo:rsid="02a5bdbc"/>
    </style:style>
    <style:style style:name="T1112" style:family="text">
      <style:text-properties officeooo:rsid="02a8c713"/>
    </style:style>
    <style:style style:name="T1113" style:family="text">
      <style:text-properties officeooo:rsid="02a81587"/>
    </style:style>
    <style:style style:name="T1114" style:family="text">
      <style:text-properties officeooo:rsid="02acc6d0"/>
    </style:style>
    <style:style style:name="T1115" style:family="text">
      <style:text-properties officeooo:rsid="11c0b24e"/>
    </style:style>
    <style:style style:name="T1116" style:family="text">
      <style:text-properties fo:font-weight="bold" officeooo:rsid="3d5e2719" style:font-weight-asian="bold" style:font-weight-complex="bold"/>
    </style:style>
    <style:style style:name="T1117" style:family="text">
      <style:text-properties fo:color="#2a6099" loext:opacity="100%" officeooo:rsid="11c0b24e"/>
    </style:style>
    <style:style style:name="T1118" style:family="text">
      <style:text-properties fo:font-weight="bold" officeooo:rsid="02abbfd2" style:font-weight-asian="bold" style:font-weight-complex="bold"/>
    </style:style>
    <style:style style:name="T1119" style:family="text">
      <style:text-properties officeooo:rsid="02abbfd2"/>
    </style:style>
    <style:style style:name="T1120" style:family="text">
      <style:text-properties fo:color="#000000" loext:opacity="100%" fo:font-weight="normal" officeooo:rsid="02266cac" style:font-weight-asian="normal" style:font-weight-complex="normal"/>
    </style:style>
    <style:style style:name="T1121" style:family="text">
      <style:text-properties fo:color="#000000" loext:opacity="100%" fo:font-weight="bold" officeooo:rsid="02266cac" style:font-weight-asian="bold" style:font-weight-complex="bold"/>
    </style:style>
    <style:style style:name="T1122" style:family="text">
      <style:text-properties fo:color="#000000" loext:opacity="100%" fo:font-weight="bold" officeooo:rsid="022ae2fb" style:font-weight-asian="bold" style:font-weight-complex="bold"/>
    </style:style>
    <style:style style:name="T1123" style:family="text">
      <style:text-properties officeooo:rsid="00131a58"/>
    </style:style>
    <style:style style:name="T1124" style:family="text">
      <style:text-properties fo:color="#c9211e" loext:opacity="100%" officeooo:rsid="00131a58"/>
    </style:style>
    <style:style style:name="T1125" style:family="text">
      <style:text-properties fo:color="#2a6099" loext:opacity="100%" officeooo:rsid="00131a58"/>
    </style:style>
    <style:style style:name="T1126" style:family="text">
      <style:text-properties officeooo:rsid="000dd37a"/>
    </style:style>
    <style:style style:name="T1127" style:family="text">
      <style:text-properties officeooo:rsid="022cf16d"/>
    </style:style>
    <style:style style:name="T1128" style:family="text">
      <style:text-properties officeooo:rsid="022d9339"/>
    </style:style>
    <style:style style:name="T1129" style:family="text">
      <style:text-properties fo:color="#000000" loext:opacity="100%" fo:font-weight="bold" officeooo:rsid="0305ee30" style:font-weight-asian="bold" style:font-weight-complex="bold"/>
    </style:style>
    <style:style style:name="T1130" style:family="text">
      <style:text-properties fo:color="#000000" loext:opacity="100%" fo:font-weight="bold" officeooo:rsid="0306c6bc"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Chapter </text:span><text:bookmark-start text:name="__RefHeading___Toc16907_3841831102"/>24<text:span text:style-name="T2"> </text:span><text:span text:style-name="T3">(The Olivet Discourse)</text:span><text:bookmark-end text:name="__RefHeading___Toc16907_3841831102"/></text:h>
      <text:h text:style-name="P2" text:outline-level="3">Background:</text:h>
      <text:h text:style-name="P3" text:outline-level="4"><text:span text:style-name="T4">Echoes of </text:span>Levi<text:span text:style-name="T4">ticus</text:span> House <text:span text:style-name="T4">Purification by Jesus</text:span></text:h>
      <text:list xml:id="list1352642982" text:style-name="L1">
        <text:list-item>
          <text:p text:style-name="P4"><text:span text:style-name="T5">It may be possible that we are supposed to see a parallel of the priest inspecting a compromised house as indicated in</text:span> <text:span text:style-name="T6">Leviticus</text:span><text:span text:style-name="T7"> 14:33-57</text:span><text:span text:style-name="T8"> with Jesus' inspection of the temple - whereas the result is the burning down of the building if the leprosy/growth issue is not resolved.</text:span></text:p>
          <text:list>
            <text:list-item>
              <text:p text:style-name="P5">Jesus started by calling the physical temple in Jerusalem <text:span text:style-name="T9">His(My) Father's house</text:span>, but then later told the 1st century religious leaders "<text:span text:style-name="T9">your house</text:span> is left to you desolate".</text:p>
            </text:list-item>
            <text:list-item>
              <text:p text:style-name="P5"><text:span text:style-name="T10">Are we supposed to see Jesus cleansing the </text:span>temple, <text:span text:style-name="T10">as </text:span>what the Levite priest did to the house being inspected the first time<text:span text:style-name="T10">, only to have Jesus pronounce the dismantling of the temple later on - following the Leviticus pattern?</text:span></text:p>
            </text:list-item>
            <text:list-item>
              <text:p text:style-name="P6">We can't know of those correlation for sure, but it seems a possibility.<text:line-break/>It would be interesting to ponder if that Leviticus passage has any better New Testament parallel, otherwise.</text:p>
            </text:list-item>
          </text:list>
        </text:list-item>
      </text:list>
      <text:h text:style-name="P3" text:outline-level="4">Matthew known for grouping content by topics</text:h>
      <text:list text:style-name="L2">
        <text:list-item>
          <text:p text:style-name="P7"><text:span text:style-name="T11">Matthew</text:span><text:span text:style-name="T12"> is known for </text:span><text:span text:style-name="T11">organizing</text:span><text:span text:style-name="T12"> his gospel according to </text:span><text:span text:style-name="T11">content type</text:span><text:span text:style-name="T12">, whereas some of the other try to do more </text:span><text:span text:style-name="T13">chronological order</text:span><text:span text:style-name="T12">.</text:span></text:p>
        </text:list-item>
        <text:list-item>
          <text:p text:style-name="P8">The primary ancient writing that indicates the Gospel of Matthew's organization according to content type (particularly its emphasis on grouping Jesus' sayings and teachings thematically, such as in major discourses) comes from Papias of Hierapolis, an early Church Father active around 60–130 AD. In his now-lost work Exposition of the Sayings of the Lord, Papias described Matthew's composition process, a testimony preserved by the historian Eusebius of Caesarea in his Church History (Book III, Chapter 39, written around 312–324 AD). Papias stated: "<text:span text:style-name="T14">So then Matthew wrote the oracles [logia] in the Hebrew language, and every one interpreted them as he was able.</text:span>" The Greek verb used here for "wrote" (συνετάξατο, synetaxato) implies "<text:span text:style-name="T9">arranged</text:span>" or "<text:span text:style-name="T9">compiled in order</text:span>," suggesting a deliberate structuring of the material—likely by topic or content type, as "logia" refers to sayings or oracles rather than a strict chronological narrative</text:p>
        </text:list-item>
        <text:list-item>
          <text:p text:style-name="P9">Hence, when reading Matthew 24, we should not be surprised to find Matthew grouping content from different episodes in Jesus' ministry. This does not at all reduce the view of God's superintendance and cultivating of the scriptures. It merely gives us reasons for why we might recognize why Matthew has differences in his account of the Olivet Discourse compared to the other gospel writers.</text:p>
        </text:list-item>
      </text:list>
      <text:h text:style-name="P3" text:outline-level="4"><text:soft-page-break/>Matthew Combines Discourses</text:h>
      <text:p text:style-name="P10"><text:span text:style-name="T12">Matthew has what appear</text:span><text:span text:style-name="T4">s</text:span><text:span text:style-name="T12"> to be two separate sermons/</text:span><text:span text:style-name="T15">discourses</text:span><text:span text:style-name="T12"> of Jesus which are put next to one another.</text:span></text:p>
      <text:h text:style-name="P11" text:outline-level="5">Luke 21:37-38<text:span text:style-name="T4"> (Jesus had many lectures in this area)</text:span></text:h>
      <text:p text:style-name="P12"><text:span text:style-name="T6">37-38.</text:span> <text:span text:style-name="T16">And </text:span><text:span text:style-name="T17">every day</text:span><text:span text:style-name="T16"> he was teaching in the temple, but </text:span><text:span text:style-name="T17">at night he</text:span><text:span text:style-name="T16"> went out and </text:span><text:span text:style-name="T17">lodged on the mount called Olivet</text:span><text:span text:style-name="T16">. And early in the morning all the people came to him in the temple to hear him.</text:span></text:p>
      <text:list text:style-name="L3">
        <text:list-item>
          <text:p text:style-name="P13">It is very believable that Matthew had many lectures of Jesus to combine on this Olivet Discourse topic outlined in this chapter. The fact that Jesus' disciples were who we are told Jesus speaks to in Matthew 24 matches with the fact that Jesus was lodging at the Mount of Olives at night - where His disciples would naturally be with Him to ask follow-up questions to His lectures</text:p>
        </text:list-item>
      </text:list>
      <text:list xml:id="list192355591599291" text:continue-list="list1352642982" text:style-name="L1">
        <text:list-item text:start-value="1">
          <text:p text:style-name="P14">In this section, we <text:span text:style-name="T10">aim to</text:span> demonstrate that: </text:p>
          <text:list>
            <text:list-item>
              <text:p text:style-name="P15"><text:span text:style-name="T6">Luke 17</text:span> is about the 2nd coming of Christ and the end of the world.</text:p>
            </text:list-item>
            <text:list-item>
              <text:p text:style-name="P15"><text:span text:style-name="T6">Luke 21</text:span> is about the AD 70 destruction of Jerusalem.</text:p>
              <text:list>
                <text:list-item>
                  <text:p text:style-name="P16"><text:span text:style-name="T18">Compare</text:span> both chapters of Luke to Matthew's Olivet Discourse and you'll be able to see clearly which part talks about 70 AD or Christ's 2nd coming.</text:p>
                </text:list-item>
                <text:list-item>
                  <text:p text:style-name="P5">Both events have very distinct characteristics</text:p>
                </text:list-item>
              </text:list>
            </text:list-item>
          </text:list>
        </text:list-item>
      </text:list>
      <text:h text:style-name="P3" text:outline-level="4">Wedding Feast Parable</text:h>
      <text:list text:continue-numbering="true" text:style-name="L1">
        <text:list-item text:start-value="1">
          <text:p text:style-name="P17">Jesus' wedding feast parable gives another context where we should expect to find what we read in this chapter.</text:p>
          <text:list>
            <text:list-item>
              <text:p text:style-name="P18"><text:span text:style-name="T19">This is what <text:s/>happened to those who rejected and mistreated the master's servants:<text:line-break/></text:span><text:span text:style-name="T20">Matt</text:span><text:span text:style-name="T21">hew</text:span><text:span text:style-name="T20"> 22:7<text:line-break/></text:span><text:span text:style-name="T21">7. </text:span><text:span text:style-name="T22">The king was angry, and he sent his troops and destroyed those murderers and burned their city.</text:span></text:p>
              <text:list>
                <text:list-item>
                  <text:p text:style-name="P17"><text:span text:style-name="T23">The King's</text:span> servants were all God's messengers sent to Israel, culminating with Jesus, <text:span text:style-name="T24">who was sent, last of all</text:span><text:span text:style-name="T25">(</text:span><text:span text:style-name="T26">Matthew 21:37</text:span><text:span text:style-name="T25">)</text:span><text:span text:style-name="T24">,</text:span> whom they murdered.</text:p>
                </text:list-item>
              </text:list>
            </text:list-item>
          </text:list>
        </text:list-item>
      </text:list>
      <text:h text:style-name="P19" text:outline-level="3"><text:span text:style-name="T27">v</text:span><text:bookmark-start text:name="__RefHeading___Toc332401_1347044286"/>1-34/<text:span text:style-name="T27">35 (AD 70)</text:span><text:bookmark-end text:name="__RefHeading___Toc332401_1347044286"/></text:h>
      <text:list text:style-name="L4">
        <text:list-item>
          <text:p text:style-name="P20"><text:span text:style-name="T28">Matthew 24:1-34 </text:span><text:span text:style-name="T29">have parallel passages in</text:span></text:p>
          <text:list>
            <text:list-item>
              <text:p text:style-name="P21">Mark 13</text:p>
            </text:list-item>
            <text:list-item>
              <text:p text:style-name="P21">Luke 21</text:p>
            </text:list-item>
          </text:list>
        </text:list-item>
      </text:list>
      <text:h text:style-name="P22" text:outline-level="3">v<text:bookmark-start text:name="__RefHeading___Toc155209_573321154"/>1-3 The questions<text:bookmark-end text:name="__RefHeading___Toc155209_573321154"/></text:h>
      <text:p text:style-name="P10"><text:span text:style-name="T30">1. </text:span><text:span text:style-name="T31">Jesus left the temple and </text:span><text:span text:style-name="T32">was going away</text:span><text:span text:style-name="T31">, when </text:span><text:span text:style-name="T32">his disciples</text:span><text:span text:style-name="T31"> came to point out to him the buildings of the temple.</text:span><text:span text:style-name="T33"><text:line-break/></text:span><text:soft-page-break/><text:span text:style-name="T30">2. </text:span><text:span text:style-name="T31">But he answered them, “</text:span><text:span text:style-name="T32">You</text:span><text:span text:style-name="T31"> see all these, do you not? Truly, I say to </text:span><text:span text:style-name="T32">you</text:span><text:span text:style-name="T31">, there will </text:span><text:span text:style-name="T32">not be left here one stone upon another</text:span><text:span text:style-name="T31"> that will not be </text:span><text:span text:style-name="T32">thrown down</text:span><text:span text:style-name="T31">.”<text:line-break/></text:span><text:span text:style-name="T34">3.</text:span><text:span text:style-name="T35"> </text:span><text:span text:style-name="T36">As he sat on the Mount of Olives, the disciples came to him privately, saying, “</text:span><text:span text:style-name="T37">Tell us, when will these things be</text:span><text:span text:style-name="T36">, and </text:span><text:span text:style-name="T37">what will be the sign of your coming</text:span><text:span text:style-name="T36"> and of the </text:span><text:span text:style-name="T37">end of the age</text:span><text:span text:style-name="T36">?"</text:span></text:p>
      <text:h text:style-name="P23" text:outline-level="4"><text:span text:style-name="T38">v</text:span><text:bookmark-start text:name="__RefHeading___Toc332403_1347044286"/><text:span text:style-name="T38">1</text:span><text:span text:style-name="T39"> </text:span><text:span text:style-name="T40">w</text:span>as going away<text:bookmark-end text:name="__RefHeading___Toc332403_1347044286"/></text:h>
      <text:list text:style-name="L5">
        <text:list-item>
          <text:p text:style-name="P24"><text:span text:style-name="T41">Jesus </text:span><text:span text:style-name="T42">was going away</text:span><text:span text:style-name="T41"> from the temple he just declared </text:span><text:span text:style-name="T43">would be</text:span><text:span text:style-name="T41"> desolated (</text:span><text:span text:style-name="T44">Matt</text:span><text:span text:style-name="T45">hew</text:span><text:span text:style-name="T44"> 23:38</text:span><text:span text:style-name="T41">)<text:line-break/></text:span><text:span text:style-name="T26">Matthew 23:38.</text:span><text:span text:style-name="T46"> </text:span><text:span text:style-name="T47">“See! Your house is left to you desolate;</text:span></text:p>
          <text:list>
            <text:list-item>
              <text:p text:style-name="P25"><text:span text:style-name="T41">I</text:span><text:span text:style-name="T48">t would seem this may have been Jesus' last time going to the temple after He left at this point.</text:span><text:span text:style-name="T46"> It seems less likely that Jesus could return to the temple and preach freely after making such a declaration against the temple.</text:span></text:p>
            </text:list-item>
            <text:list-item>
              <text:p text:style-name="P26">The context is that Jesus just got finished saying the temple would be destroyed - Jesus' disciples could not imagine why Jesus would wish such a thing.</text:p>
            </text:list-item>
          </text:list>
        </text:list-item>
      </text:list>
      <text:h text:style-name="P27" text:outline-level="4"><text:span text:style-name="T39">v</text:span><text:bookmark-start text:name="__RefHeading___Toc332405_1347044286"/><text:span text:style-name="T39">2 </text:span><text:span text:style-name="T17">not one stone left on another</text:span><text:bookmark-end text:name="__RefHeading___Toc332405_1347044286"/></text:h>
      <text:list text:continue-numbering="true" text:style-name="L5">
        <text:list-item text:start-value="1">
          <text:p text:style-name="P24"><text:span text:style-name="T49">T</text:span><text:span text:style-name="T50">his isn't a friendly remodeling project.<text:line-break/>Jesus is talking about a destruction of the temple.</text:span></text:p>
        </text:list-item>
        <text:list-item>
          <text:p text:style-name="P24"><text:span text:style-name="T51">D</text:span><text:span text:style-name="T52">avid Guzik commentary:</text:span><text:span text:style-name="T53"><text:line-break/>"</text:span><text:span text:style-name="T54">In AD 70 Jerusalem was leveled, including the temple – just as Jesus said would happen.</text:span><text:span text:style-name="T53">"</text:span></text:p>
        </text:list-item>
      </text:list>
      <text:h text:style-name="P11" text:outline-level="5">Mark 13:3<text:span text:style-name="T55"> (His Disciples asked Jesus privately)</text:span></text:h>
      <text:p text:style-name="P10"><text:span text:style-name="T56">Mark 13:3<text:line-break/></text:span><text:span text:style-name="T57">3.</text:span><text:span text:style-name="T58"> </text:span><text:span text:style-name="T59">Now as He sat on the Mount of Olives opposite the temple, </text:span><text:span text:style-name="T60">Peter, James, John, and Andrew</text:span><text:span text:style-name="T59"> </text:span><text:span text:style-name="T60">asked Him </text:span><text:span text:style-name="T61">privately</text:span><text:span text:style-name="T59">,</text:span></text:p>
      <text:list xml:id="list4245626065" text:style-name="L6">
        <text:list-item>
          <text:list>
            <text:list-item>
              <text:p text:style-name="P28"><text:span text:style-name="T62">Mark </text:span><text:span text:style-name="T63">tells us that only "</text:span><text:span text:style-name="T64">Peter and James and John and Andrew</text:span><text:span text:style-name="T63">" </text:span><text:span text:style-name="T65">privately</text:span><text:span text:style-name="T63"> </text:span><text:span text:style-name="T64">asked</text:span><text:span text:style-name="T63"> the question.</text:span></text:p>
            </text:list-item>
            <text:list-item>
              <text:p text:style-name="P29">Since Jesus is talking to them, we have more context to go off of with what the disciples were thinking about when asking the question, because we have the gospel accounts telling us how they thought.</text:p>
            </text:list-item>
            <text:list-item>
              <text:p text:style-name="P30">That means when we see "<text:span text:style-name="T17">you</text:span>", that refers to Jesus' disciples listed here<text:span text:style-name="T55">.</text:span><text:span text:style-name="T66"><text:line-break/></text:span><text:span text:style-name="T67">This context may make sense of some of Jesus' more personal statements such as them being persecuted for His sake </text:span><text:span text:style-name="T68">(though that could apply to other disciples too)</text:span><text:span text:style-name="T67">.</text:span></text:p>
            </text:list-item>
          </text:list>
        </text:list-item>
      </text:list>
      <text:h text:style-name="P31" text:outline-level="4"><text:span text:style-name="T69">T</text:span>wo Questions</text:h>
      <text:p text:style-name="P10"><text:span text:style-name="T70">Luke and Mark make it clear that there were </text:span><text:span text:style-name="T71">two</text:span><text:span text:style-name="T70"> questions</text:span></text:p>
      <text:h text:style-name="P11" text:outline-level="5">Luke 27:7<text:span text:style-name="T72"> (when happen, what sign, when about to take place)</text:span></text:h>
      <text:p text:style-name="P10"><text:span text:style-name="T73">7.</text:span><text:span text:style-name="T74"> </text:span><text:span text:style-name="T75">They asked Him questions, saying, “Teacher, </text:span><text:span text:style-name="T76">when</text:span><text:span text:style-name="T77"> therefore will these things happen</text:span><text:span text:style-name="T75">? And </text:span><text:span text:style-name="T76">what</text:span><text:span text:style-name="T77"> will be the [fn]</text:span><text:span text:style-name="T76">sign</text:span><text:span text:style-name="T77"> when these things are about to take place</text:span><text:span text:style-name="T75">?”</text:span></text:p>
      <text:h text:style-name="P11" text:outline-level="5"><text:soft-page-break/>Mark 13:4<text:span text:style-name="T72"> (when happen, what sign, when fulfilled)</text:span></text:h>
      <text:p text:style-name="P10"><text:span text:style-name="T73">4.</text:span><text:span text:style-name="T74"> </text:span><text:span text:style-name="T75">“Tell us, </text:span><text:span text:style-name="T76">when</text:span><text:span text:style-name="T77"> will these things come about</text:span><text:span text:style-name="T75">, and </text:span><text:span text:style-name="T76">what</text:span><text:span text:style-name="T77"> will be the [fn]</text:span><text:span text:style-name="T76">sign</text:span><text:span text:style-name="T77"> when all these things are going to be fulfilled</text:span><text:span text:style-name="T75">?”</text:span></text:p>
      <text:h text:style-name="P32" text:outline-level="4">Third Question</text:h>
      <text:p text:style-name="P33"><text:span text:style-name="T78">Matthew </text:span><text:span text:style-name="T79">tacks on a third part</text:span><text:span text:style-name="T78"> that the other two gospels</text:span><text:span text:style-name="T80"> (Mark + Luke)</text:span><text:span text:style-name="T78"> </text:span><text:span text:style-name="T81">don't have</text:span><text:span text:style-name="T78">.</text:span></text:p>
      <text:h text:style-name="P11" text:outline-level="5">Matthew 24:3</text:h>
      <text:p text:style-name="P10"><text:span text:style-name="T82">3.</text:span><text:span text:style-name="T78"> </text:span><text:span text:style-name="T83">“Tell us, </text:span><text:span text:style-name="T84">when will these things happen</text:span><text:span text:style-name="T83">, and </text:span><text:span text:style-name="T84">what will be the sign of Your coming</text:span><text:span text:style-name="T83">, </text:span><text:span text:style-name="T85">and of the [fn]end of the age</text:span><text:span text:style-name="T78">?”</text:span></text:p>
      <text:list xml:id="list192355298128342" text:continue-numbering="true" text:style-name="L6">
        <text:list-item text:start-value="1">
          <text:p text:style-name="P34">Matthew has the <text:span text:style-name="T9">most Jewish</text:span> terminologies<text:span text:style-name="T86">(Hebraisms)</text:span> in his gospel account.<text:line-break/>It could be that Matthew added the extra part because he felt it added <text:span text:style-name="T87">a </text:span>clarity <text:span text:style-name="T87">to the Jewish reader</text:span>. <text:span text:style-name="T87">We'll flesh that out later in the review.</text:span></text:p>
        </text:list-item>
        <text:list-item>
          <text:p text:style-name="P35"><text:span text:style-name="T88">They want </text:span><text:span text:style-name="T89">a warning sign</text:span><text:span text:style-name="T88"> to look out for </text:span><text:span text:style-name="T90">an idea of when the temple will be destroyed.<text:line-break/></text:span><text:span text:style-name="T91">After all, that is what they asked Jesus about.<text:line-break/>They had no idea Jesus was leaving yet, much-less coming back</text:span><text:span text:style-name="T80">.</text:span></text:p>
        </text:list-item>
      </text:list>
      <text:h text:style-name="P11" text:outline-level="5">v34 <text:span text:style-name="T72">when? - t</text:span>his generation</text:h>
      <text:list xml:id="list192355728663123" text:continue-numbering="true" text:style-name="L6">
        <text:list-item>
          <text:list>
            <text:list-item>
              <text:list>
                <text:list-item>
                  <text:p text:style-name="P36">In verse 34, Jesus said "<text:span text:style-name="T92">this</text:span><text:span text:style-name="T93"> generation will not pass away until </text:span><text:span text:style-name="T92">all</text:span><text:span text:style-name="T93"> </text:span><text:span text:style-name="T94">these things</text:span><text:span text:style-name="T93"> take place"</text:span><text:span text:style-name="T95">.</text:span></text:p>
                </text:list-item>
                <text:list-item>
                  <text:p text:style-name="P37"><text:span text:style-name="T96">T</text:span>he <text:span text:style-name="T97">warning </text:span>"sign" is </text:p>
                  <text:list>
                    <text:list-item>
                      <text:p text:style-name="P37">"<text:span text:style-name="T9">this generation</text:span>".<text:span text:style-name="T96"><text:tab/></text:span></text:p>
                    </text:list-item>
                    <text:list-item>
                      <text:p text:style-name="P37">And <text:span text:style-name="T98">When you see </text:span><text:span text:style-name="T99">Jerusalem surrounded by armies</text:span><text:span text:style-name="T98"> </text:span></text:p>
                      <text:list>
                        <text:list-item>
                          <text:p text:style-name="P38">Which is the parallel Luke account interpretation of the "abomination of desolation" in verse 15.</text:p>
                        </text:list-item>
                        <text:list-item>
                          <text:p text:style-name="P39">The alternate, futurist interpretation will be addressed in the v34 comments.</text:p>
                        </text:list-item>
                      </text:list>
                    </text:list-item>
                  </text:list>
                </text:list-item>
              </text:list>
            </text:list-item>
          </text:list>
        </text:list-item>
      </text:list>
      <text:h text:style-name="P40" text:outline-level="4">v<text:bookmark-start text:name="__RefHeading___Toc332411_1347044286"/>3 <text:span text:style-name="T100">what will be the sign of your coming</text:span><text:bookmark-end text:name="__RefHeading___Toc332411_1347044286"/></text:h>
      <text:p text:style-name="P10"><text:span text:style-name="T34">3.</text:span><text:span text:style-name="T35"> </text:span><text:span text:style-name="T36">As he sat on the Mount of Olives, the disciples came to him privately, saying, “Tell us, when will these things be, and </text:span><text:span text:style-name="T37">what will be the sign of your coming</text:span><text:span text:style-name="T36"> and of the end of the age?"</text:span></text:p>
      <text:h text:style-name="P11" text:outline-level="5" text:is-list-header="true"><text:bookmark-start text:name="__RefHeading___Toc332413_1347044286"/>coming<text:bookmark-end text:name="__RefHeading___Toc332413_1347044286"/></text:h>
      <text:list xml:id="list192355728978036" text:continue-numbering="true" text:style-name="L6">
        <text:list-item text:start-value="1">
          <text:p text:style-name="P41">This is the Greek word "parousia", which was used for the coming of royal dignitaries.</text:p>
        </text:list-item>
        <text:list-item>
          <text:p text:style-name="P41">Jesus' 4 disciples asking the questions were not thinking of Jesus 2nd coming, but when He would announce Himself as the earthly king that they expected Him to be.<text:line-break/><text:span text:style-name="T101">They probably thought Jesus would cause the temple to be destroyed as some way to signify His earthly kingship, when in reality, Jesus later destroys the temple via Roman armies to start His kingship </text:span><text:span text:style-name="T96">in a different way</text:span><text:span text:style-name="T101"> instead</text:span><text:span text:style-name="T96"> - </text:span><text:span text:style-name="T101">not the earthly kingdom that they hoped for.</text:span></text:p>
          <text:list>
            <text:list-item>
              <text:list>
                <text:list-item>
                  <text:p text:style-name="P42"><text:soft-page-break/>Recall John chapter 3 where Jesus tells Nicodemus that the kingdom of heaven cannot be seen with human eyes. It's a spiritual<text:span text:style-name="T96">, yet</text:span> <text:span text:style-name="T96">real </text:span>kingdom.</text:p>
                </text:list-item>
              </text:list>
            </text:list-item>
            <text:list-item>
              <text:p text:style-name="P43">This question is likely a follow-up to Jesus saying this in <text:span text:style-name="T102">Matthew 16:28</text:span><text:span text:style-name="T96">.</text:span><text:line-break/></text:p>
            </text:list-item>
          </text:list>
        </text:list-item>
      </text:list>
      <text:h text:style-name="P44" text:outline-level="6">Matthew 16:28</text:h>
      <text:p text:style-name="P10"><text:span text:style-name="T103">28. </text:span><text:span text:style-name="T104">“Truly I say to you, there are some of those who are standing here who will not taste death until they see the Son of Man </text:span><text:span text:style-name="T105">coming</text:span><text:span text:style-name="T106">(</text:span><text:bookmark text:name="yui-gen41 Copy 1"/><text:bookmark text:name="yui-gen41"/><text:span text:style-name="Emphasis"><text:span text:style-name="T107">erchomai</text:span></text:span><text:span text:style-name="T106">)</text:span><text:span text:style-name="T108"> in His kingdom</text:span><text:span text:style-name="T104">.”</text:span></text:p>
      <text:list text:continue-numbering="true" text:style-name="L6">
        <text:list-item text:start-value="1">
          <text:p text:style-name="P45">The Greek word for "coming" in that passage is "erchomai", which is not a royal coming, but a general moving from here to there.</text:p>
        </text:list-item>
        <text:list-item>
          <text:p text:style-name="P45">We see the disciples using the "parousia" word for 'coming' <text:span text:style-name="T109">in power</text:span> instead <text:span text:style-name="T110">of the more general word for 'coming'</text:span>, matching what they expect of Jesus so far.</text:p>
          <text:list>
            <text:list-item>
              <text:p text:style-name="P43">It is natural for us to <text:span text:style-name="T111">think about Jesus' 2nd coming/advent, but Jesus' disciples at this point couldn't fathom that Jesus would be leaving. </text:span></text:p>
              <text:list>
                <text:list-item>
                  <text:p text:style-name="P46">To them, Jesus was there and was going to establish an earthly kingdom; His 'coming'(Greek: parousia) to them would be His coming in power. <text:line-break/>A royal appearance with His kingship. </text:p>
                  <text:list>
                    <text:list-item>
                      <text:p text:style-name="P46">That's exactly the same reason Jesus was accepted later on at the Triumphal entry into Jerusalem; it was the <text:span text:style-name="T96">1st century </text:span>Jewish expectation that Jesus would 'come' <text:span text:style-name="T112">in power</text:span> as an earthly king.</text:p>
                    </text:list-item>
                    <text:list-item>
                      <text:p text:style-name="P47">Recall that <text:span text:style-name="T96">at </text:span>Jesus' ascension, the disciples asked Jesus if He would then establish an earthly kingdom, showing they still weren't expecting Jesus to leave<text:span text:style-name="T96">.<text:line-break/>Thgerefore those who assert the disciples were expecting Jesus would be departing (and by extension coming back extraterrestrially) are the ones who have the burden of proof to produce.</text:span></text:p>
                    </text:list-item>
                  </text:list>
                </text:list-item>
              </text:list>
            </text:list-item>
            <text:list-item>
              <text:p text:style-name="P48">Not all "comings" are created equal.</text:p>
              <text:list>
                <text:list-item>
                  <text:p text:style-name="P48">Jesus told some Churches in Revelation chatpers 1-3 that He would <text:span text:style-name="T9">come</text:span> to take away their lamp if they did not fix the problems He listed of their Church bodies.</text:p>
                </text:list-item>
              </text:list>
            </text:list-item>
          </text:list>
        </text:list-item>
      </text:list>
      <text:h text:style-name="P11" text:outline-level="5" text:is-list-header="true"><text:bookmark-start text:name="__RefHeading___Toc332415_1347044286"/><text:span text:style-name="T113">end of the age</text:span><text:span text:style-name="T114">: </text:span><text:bookmark-end text:name="__RefHeading___Toc332415_1347044286"/></text:h>
      <text:list xml:id="list163380161" text:style-name="L7">
        <text:list-item>
          <text:p text:style-name="P49">Context:</text:p>
          <text:list>
            <text:list-item>
              <text:p text:style-name="P50">Remember that Matthew added this part to the end of the two questions that Mark and Luke have, suggesting that Matthew added it because it helped to add a Jewish context that his intended audience would benefit from, so we should expect to find a Hebrew idiom <text:span text:style-name="T115">like this </text:span>in use.</text:p>
            </text:list-item>
            <text:list-item>
              <text:p text:style-name="P51">Are Jesus' disciples asking Jesus about the <text:span text:style-name="T9">end of the age</text:span> or the <text:span text:style-name="T9">end of the world</text:span>?</text:p>
              <text:list>
                <text:list-item>
                  <text:p text:style-name="P52"><text:soft-page-break/>"<text:span text:style-name="T116">age" is the Greek word "aeon".<text:line-break/></text:span><text:span text:style-name="T117">Maybe the disciples thought that would be the end of the world</text:span><text:span text:style-name="T96"> for them</text:span><text:span text:style-name="T117">, but there's no indication they would have thought to ask that.<text:line-break/></text:span><text:span text:style-name="T96">(Note that the King James Version translates to "world", but Aion means what Aeon means - which is an age)</text:span></text:p>
                </text:list-item>
                <text:list-item>
                  <text:p text:style-name="P53">They expected things were about to ramp up with Jesus, not end.<text:line-break/>They did not expect Jesus to leave, much-less come back.</text:p>
                </text:list-item>
                <text:list-item>
                  <text:p text:style-name="P52"><text:span text:style-name="T118">In the 21st century, w</text:span><text:span text:style-name="T117">e today know Jesus has been gone a long time,<text:line-break/>but </text:span><text:span text:style-name="T119">they were</text:span><text:span text:style-name="T117"> with Jesus right there at that time.</text:span></text:p>
                </text:list-item>
              </text:list>
            </text:list-item>
          </text:list>
        </text:list-item>
      </text:list>
      <text:h text:style-name="P44" text:outline-level="6"><text:span text:style-name="T6">End of what age</text:span>?</text:h>
      <text:list text:continue-numbering="true" text:style-name="L7">
        <text:list-item>
          <text:list>
            <text:list-item>
              <text:list>
                <text:list-item>
                  <text:list>
                    <text:list-item>
                      <text:p text:style-name="P54"><text:span text:style-name="T120">T</text:span><text:span text:style-name="T121">he destruction of the Jewish temple would be an end to the Jewish temple era/age/aeon. </text:span></text:p>
                    </text:list-item>
                    <text:list-item>
                      <text:p text:style-name="P55">The end of the age is not necessarily the end of the world.<text:line-break/><text:span text:style-name="T122">The end of the old covenant, Jewish age would not be the end of the world.</text:span></text:p>
                    </text:list-item>
                    <text:list-item>
                      <text:p text:style-name="P54"><text:span text:style-name="T121">It would also be the logical result from Israel's ultimate rebellion against God and the judgment which followed, fitting the Old Testament pattern of getting dispossessed from the land yet once more.<text:line-break/></text:span><text:span text:style-name="T120">The temple destruction is exactly what we would expect to happen.</text:span></text:p>
                    </text:list-item>
                  </text:list>
                </text:list-item>
                <text:list-item>
                  <text:p text:style-name="P56"><text:span text:style-name="T123">How else is</text:span><text:span text:style-name="T114"> </text:span><text:span text:style-name="T124">end of the age</text:span><text:span text:style-name="T125"> </text:span><text:span text:style-name="T123">used in Matthew</text:span><text:span text:style-name="T114">?<text:line-break/></text:span><text:span text:style-name="T123">Matt 13:40</text:span><text:span text:style-name="T114"> – parable of the wheat and the tares.<text:line-break/>"</text:span><text:span text:style-name="T126">Just as the </text:span><text:span text:style-name="T127">weeds</text:span><text:span text:style-name="T126"> are </text:span><text:span text:style-name="T127">gathered</text:span><text:span text:style-name="T126"> and </text:span><text:span text:style-name="T127">burned with fire</text:span><text:span text:style-name="T126">, </text:span><text:span text:style-name="T127">so will it be at</text:span><text:span text:style-name="T126"> the </text:span><text:span text:style-name="T113">end of the age</text:span><text:span text:style-name="T126">.</text:span><text:span text:style-name="T114">"</text:span></text:p>
                  <text:list>
                    <text:list-item>
                      <text:p text:style-name="P56"><text:span text:style-name="T128">Is this the</text:span><text:span text:style-name="T129"> end of time with judgment; the eternal state?<text:line-break/>That obviously hasn't happened yet; we're all here.</text:span></text:p>
                    </text:list-item>
                    <text:list-item>
                      <text:p text:style-name="P57">Unless there can be a way to prove that "end of the age" cannot mean more than one thing, the context which includes Matthew's style of writing and the parallel accounts do not lead us to believe "the age" referenced is always talking about the same age.</text:p>
                    </text:list-item>
                    <text:list-item>
                      <text:p text:style-name="P57">For instance, 70 AD ended the Mosaic/old-covenant age and started the Church age,<text:line-break/>so the end of an age doesn't mean the end of the world necessarily,<text:line-break/>but a transition to another time period (aeon/age).<text:span text:style-name="T96"> The Bible is full of many ages.</text:span></text:p>
                    </text:list-item>
                    <text:list-item>
                      <text:p text:style-name="P58">It would be naive to think that all ages in the Bible speak of the exact same age.</text:p>
                    </text:list-item>
                    <text:list-item>
                      <text:p text:style-name="P58">So far in Matthew 24:3, Jesus is speaking of the temple destruction.<text:line-break/>Let's see if we find any indication that the age He speaks of is speaking of anything after AD 70.</text:p>
                    </text:list-item>
                  </text:list>
                </text:list-item>
              </text:list>
            </text:list-item>
          </text:list>
        </text:list-item>
      </text:list>
      <text:h text:style-name="P22" text:outline-level="3"><text:span text:style-name="T39">v</text:span><text:bookmark-start text:name="__RefHeading___Toc332417_1347044286"/>4-<text:span text:style-name="T39">34 the signs of AD 70</text:span><text:bookmark-end text:name="__RefHeading___Toc332417_1347044286"/></text:h>
      <text:p text:style-name="P59"><text:span text:style-name="T6">4. </text:span><text:span text:style-name="T130">And Jesus answered and said to them, “</text:span><text:span text:style-name="T131">See to it that no one deceives you</text:span><text:span text:style-name="T130">.<text:line-break/></text:span><text:span text:style-name="T132">5. </text:span><text:span text:style-name="T133">"For many will come in my name, saying, ‘I am the Christ,’ and they will lead many astray.<text:line-break/></text:span><text:soft-page-break/><text:span text:style-name="T134">6.</text:span><text:span text:style-name="T135"> </text:span><text:span text:style-name="T136">"And </text:span><text:span text:style-name="T137">you</text:span><text:span text:style-name="T136"> will hear of </text:span><text:span text:style-name="T138">wars and rumors of wars</text:span><text:span text:style-name="T139">[cf. Mark 13:7]</text:span><text:span text:style-name="T136">. See that you are not alarmed, for this must take place, but the </text:span><text:span text:style-name="T137">end is not yet</text:span><text:span text:style-name="T136">.<text:line-break/></text:span><text:span text:style-name="T140">7.</text:span><text:span text:style-name="T141"> </text:span><text:span text:style-name="T142">For </text:span><text:span text:style-name="T143">nation will rise against nation</text:span><text:span text:style-name="T142">, and kingdom against kingdom, and there will be </text:span><text:span text:style-name="T143">famines</text:span><text:span text:style-name="T142"> and </text:span><text:span text:style-name="T143">earthquakes in various places</text:span><text:span text:style-name="T142">.<text:line-break/></text:span><text:span text:style-name="T144">8.</text:span><text:span text:style-name="T145"> </text:span><text:span text:style-name="T146">All these are but the beginning of the birth pains.<text:line-break/></text:span><text:span text:style-name="T147">9.</text:span><text:span text:style-name="T148"> </text:span><text:span text:style-name="T149">“</text:span><text:span text:style-name="T150">Then they will deliver </text:span><text:span text:style-name="T151">you</text:span><text:span text:style-name="T150"> up to tribulation and put you to death, and </text:span><text:span text:style-name="T151">you</text:span><text:span text:style-name="T150"> will be hated by all nations for my name’s sake.</text:span><text:span text:style-name="T152"><text:line-break/></text:span><text:span text:style-name="T153">10.</text:span><text:span text:style-name="T154"> </text:span><text:span text:style-name="T150">And then many will fall away and </text:span><text:span text:style-name="T151">betray one another and hate one another</text:span><text:span text:style-name="T150">.<text:line-break/></text:span><text:span text:style-name="T155">11.</text:span><text:span text:style-name="T156"> </text:span><text:span text:style-name="T150">And many false prophets will arise and lead many astray.<text:line-break/></text:span><text:span text:style-name="T155">12. </text:span><text:span text:style-name="T157">And because lawlessness will be increased, the love of many will grow cold.<text:line-break/></text:span><text:span text:style-name="T155">13.</text:span><text:span text:style-name="T156"> </text:span><text:span text:style-name="T157">But the one who </text:span><text:span text:style-name="T158">endures to the end will be saved</text:span><text:span text:style-name="T157">.<text:line-break/></text:span><text:span text:style-name="T155">14.</text:span><text:span text:style-name="T156"> </text:span><text:span text:style-name="T157">And this </text:span><text:span text:style-name="T158">gospel</text:span><text:span text:style-name="T157"> of the </text:span><text:span text:style-name="T158">kingdom</text:span><text:span text:style-name="T157"> will be </text:span><text:span text:style-name="T158">proclaimed</text:span><text:span text:style-name="T157"> throughout the </text:span><text:span text:style-name="T158">whole </text:span><text:span text:style-name="T159">world</text:span><text:span text:style-name="T157"> as a testimony to all nations, and </text:span><text:span text:style-name="T158">then</text:span><text:span text:style-name="T157"> the </text:span><text:span text:style-name="T158">end</text:span><text:span text:style-name="T157"> will </text:span><text:span text:style-name="T158">come</text:span><text:span text:style-name="T157">.<text:line-break/></text:span><text:span text:style-name="T160">15. </text:span><text:span text:style-name="T161">Therefore when </text:span><text:span text:style-name="T162">you</text:span><text:span text:style-name="T161"> see the </text:span><text:span text:style-name="T163">ABOMINATION OF DESOLATION</text:span><text:span text:style-name="T161"> which was </text:span><text:span text:style-name="T162">spoken of through Daniel the prophet</text:span><text:span text:style-name="T161">, standing in the holy place </text:span><text:span text:style-name="T162">(let the reader understand)<text:line-break/></text:span><text:span text:style-name="T164">16. </text:span><text:span text:style-name="T165">then let those who are in Judea flee to the mountains.<text:line-break/></text:span><text:span text:style-name="T166">17. </text:span><text:span text:style-name="T167">Let the one who is on the </text:span><text:span text:style-name="T168">housetop</text:span><text:span text:style-name="T167"> not go down to take what is in his house,<text:line-break/></text:span><text:span text:style-name="T169">18.</text:span><text:span text:style-name="T170"> </text:span><text:span text:style-name="T171">and let the one who is in the </text:span><text:span text:style-name="T172">field</text:span><text:span text:style-name="T171"> not turn back to take his cloak.<text:line-break/></text:span><text:span text:style-name="T173">19.</text:span><text:span text:style-name="T174"> </text:span><text:span text:style-name="T175">And alas for women who are </text:span><text:span text:style-name="T176">pregnant</text:span><text:span text:style-name="T175"> and for those who are nursing infants in those days!<text:line-break/></text:span><text:span text:style-name="T177">20.</text:span><text:span text:style-name="T178"> </text:span><text:span text:style-name="T179">But pray that your flight will not be in the winter, or on a </text:span><text:span text:style-name="T180">Sabbath<text:line-break/></text:span><text:span text:style-name="T181">21. </text:span><text:span text:style-name="T182">“For then there will be a </text:span><text:span text:style-name="T183">great tribulation</text:span><text:span text:style-name="T182">, such as has </text:span><text:span text:style-name="T184">not occurred</text:span><text:span text:style-name="T182"> since the </text:span><text:span text:style-name="T184">beginning</text:span><text:span text:style-name="T182"> of the world until now, </text:span><text:span text:style-name="T184">nor ever will</text:span><text:span text:style-name="T182">.<text:line-break/></text:span><text:span text:style-name="T185">22. </text:span><text:span text:style-name="T186">“And unless those days had been </text:span><text:span text:style-name="T187">cut short</text:span><text:span text:style-name="T186">, no life would have been saved; but for the sake of the elect those days will be cut short.<text:line-break/></text:span><text:span text:style-name="T188">23.</text:span><text:span text:style-name="T189"> </text:span><text:span text:style-name="T190">“</text:span><text:span text:style-name="T191">Then</text:span><text:span text:style-name="T190"> if anyone says to </text:span><text:span text:style-name="T191">you</text:span><text:span text:style-name="T190">, ‘Behold, here is the [fn]Christ,’ or ‘[fn]There He is,’ do not believe him.<text:line-break/></text:span><text:span text:style-name="T192">24.</text:span><text:span text:style-name="T193"> </text:span><text:span text:style-name="T194">“For false christs and false prophets will arise and will [fn]show great [fn]signs and wonders, so as to deceive, if possible, even the [fn]elect.<text:line-break/></text:span><text:span text:style-name="T195">25.</text:span><text:span text:style-name="T196"> </text:span><text:span text:style-name="T197">"See, I have told </text:span><text:span text:style-name="T198">you</text:span><text:span text:style-name="T197"> beforehand.</text:span><text:span text:style-name="T199"><text:line-break/></text:span><text:span text:style-name="T200">26. </text:span><text:span text:style-name="T201">"So, if they say to </text:span><text:span text:style-name="T202">you</text:span><text:span text:style-name="T201">, ‘Look, he is in the wilderness,’ do not go out. If they say, ‘Look, he is in the inner rooms,’ do not believe it."<text:line-break/></text:span><text:span text:style-name="T200">27. </text:span><text:span text:style-name="T203">For as the </text:span><text:span text:style-name="T204">lightning</text:span><text:span text:style-name="T203"> comes from the </text:span><text:span text:style-name="T204">east</text:span><text:span text:style-name="T203"> and shines as far as the </text:span><text:span text:style-name="T204">west</text:span><text:span text:style-name="T203">, so will be the </text:span><text:span text:style-name="T204">coming</text:span><text:span text:style-name="T205">[</text:span><text:span text:style-name="T206">Greek:</text:span><text:span text:style-name="T205">parousia]</text:span><text:span text:style-name="T203"> of the </text:span><text:span text:style-name="T204">Son of Man</text:span><text:span text:style-name="T203">.<text:line-break/></text:span><text:span text:style-name="T207">28. </text:span><text:span text:style-name="T208">Wherever the </text:span><text:span text:style-name="T209">corpse</text:span><text:span text:style-name="T208"> is, there the vultures will gather.<text:line-break/></text:span><text:span text:style-name="T210">29. </text:span><text:span text:style-name="T211">“</text:span><text:span text:style-name="T212">Immediately after the tribulation of those days</text:span><text:span text:style-name="T211"> the </text:span><text:span text:style-name="T213">sun</text:span><text:span text:style-name="T211"> will be </text:span><text:span text:style-name="T213">darkened</text:span><text:span text:style-name="T211">, and the </text:span><text:span text:style-name="T213">moon</text:span><text:span text:style-name="T211"> will </text:span><text:span text:style-name="T213">not</text:span><text:span text:style-name="T211"> give its </text:span><text:span text:style-name="T213">light</text:span><text:span text:style-name="T211">, and the </text:span><text:span text:style-name="T213">stars</text:span><text:span text:style-name="T211"> will </text:span><text:span text:style-name="T213">fall</text:span><text:span text:style-name="T211"> from heaven, and the powers of the heavens will be </text:span><text:span text:style-name="T213">shaken</text:span><text:span text:style-name="T211">.<text:line-break/></text:span><text:span text:style-name="T214">30. </text:span><text:span text:style-name="T215">Then will appear </text:span><text:span text:style-name="T216">in heaven</text:span><text:span text:style-name="T217"> the sign of the Son of Man</text:span><text:span text:style-name="T215">, and then all </text:span><text:span text:style-name="T217">the tribes of the earth</text:span><text:span text:style-name="T215"> </text:span><text:span text:style-name="T217">will mourn</text:span><text:span text:style-name="T215">, and they will see the Son of Man </text:span><text:span text:style-name="T217">coming on the clouds of heaven</text:span><text:span text:style-name="T215"> with </text:span><text:span text:style-name="T217">power</text:span><text:span text:style-name="T215"> and great glory.<text:line-break/></text:span><text:span text:style-name="T214">31. </text:span><text:span text:style-name="T215">And he </text:span><text:span text:style-name="T217">will send out </text:span><text:span text:style-name="T215">his </text:span><text:span text:style-name="T217">angels</text:span><text:span text:style-name="T215"> with a loud </text:span><text:span text:style-name="T217">trumpet</text:span><text:span text:style-name="T215"> call, and they will gather </text:span><text:span text:style-name="T217">his elect</text:span><text:span text:style-name="T215"> from the four winds, from one end of heaven to the other.<text:line-break/></text:span><text:span text:style-name="T218">32.</text:span><text:span text:style-name="T219"> </text:span><text:span text:style-name="T220">Now learn the parable from the </text:span><text:span text:style-name="T221">fig tree</text:span><text:span text:style-name="T220">: when its branch has already become tender and puts forth its leaves, you know that summer is near;<text:line-break/></text:span><text:soft-page-break/><text:span text:style-name="T222">33.</text:span><text:span text:style-name="T223"> </text:span><text:span text:style-name="T224">so </text:span><text:span text:style-name="T225">you too</text:span><text:span text:style-name="T224">, when you see all these things, [fn]recognize that [fn]He is near, right </text:span><text:span text:style-name="T225">at the [fn]door</text:span><text:span text:style-name="T224">.<text:line-break/></text:span><text:span text:style-name="T226">34.</text:span><text:span text:style-name="T227"> </text:span><text:span text:style-name="T228">“Truly I say </text:span><text:span text:style-name="T229">to you</text:span><text:span text:style-name="T228">, </text:span><text:span text:style-name="T230">this</text:span><text:span text:style-name="T229"> generation</text:span><text:span text:style-name="T228"> will not pass away until </text:span><text:span text:style-name="T230">all</text:span><text:span text:style-name="T228"> these things </text:span><text:span text:style-name="T229">take place</text:span><text:span text:style-name="T228">.</text:span></text:p>
      <text:h text:style-name="P40" text:outline-level="4"><text:bookmark-start text:name="__RefHeading___Toc79317_3367666699"/>Luke Parallels<text:bookmark-end text:name="__RefHeading___Toc79317_3367666699"/></text:h>
      <text:list text:style-name="L8">
        <text:list-item>
          <text:p text:style-name="P60">Matthew is known for compiling the words of Jesus as orderly as possible, even if taking words from different teachings and putting them in one place</text:p>
        </text:list-item>
        <text:list-item>
          <text:p text:style-name="P60">From the <text:span text:style-name="T6">Luke</text:span> chapter <text:span text:style-name="T6">17</text:span> and <text:span text:style-name="T6">21</text:span> parallel accounts, it seems that <text:span text:style-name="T6">Matthew 24</text:span> mostly follows <text:span text:style-name="T6">21</text:span>, but there is a small portion of <text:span text:style-name="T6">Matthew 24</text:span> which follows <text:span text:style-name="T6">Luke 17</text:span></text:p>
        </text:list-item>
        <text:list-item>
          <text:p text:style-name="P60">The part which follows <text:span text:style-name="T48">Luke 21</text:span> appears to be about 70 AD because Luke 21 is about 70 AD</text:p>
        </text:list-item>
        <text:list-item>
          <text:p text:style-name="P60">The part which follows Luke 17 is about the 2nd coming of Christ that we know about, but the disciples do not yet know about at time of the Matthew 24, Olivet Discourse.</text:p>
        </text:list-item>
        <text:list-item>
          <text:p text:style-name="P61">In <text:span text:style-name="T6">Luke 21:27-28 </text:span>and <text:span text:style-name="T6">Mark 1</text:span><text:span text:style-name="T231">3</text:span><text:span text:style-name="T6">:26-27</text:span> and <text:span text:style-name="T6">Matthew 24:30-31</text:span>, we see the coming of the Son of Man.</text:p>
          <text:list>
            <text:list-item>
              <text:p text:style-name="P61"><text:span text:style-name="T6">Luke 21:27-28 </text:span>and <text:span text:style-name="T6">Mark 1</text:span><text:span text:style-name="T231">3</text:span><text:span text:style-name="T6">:26-27 </text:span><text:span text:style-name="T232">are only talking about the destruction of Jerusalem, with the 'not one stone left on another' phrase.<text:line-break/>Jesus' content with those </text:span><text:span text:style-name="T233">contains this phrase: </text:span><text:span text:style-name="T232"><text:s/><text:line-break/>'</text:span><text:span text:style-name="T234">this generation will not pass until all these things are fulfilled</text:span><text:span text:style-name="T232">'.</text:span></text:p>
            </text:list-item>
            <text:list-item>
              <text:p text:style-name="P62"><text:span text:style-name="T235">This </text:span><text:span text:style-name="T96">*</text:span><text:span text:style-name="T235">sounds like</text:span><text:span text:style-name="T96">*</text:span><text:span text:style-name="T235"> 2nd coming language, so it's hard for Christians to see it as anything else.</text:span></text:p>
            </text:list-item>
            <text:list-item>
              <text:p text:style-name="P63">But remember the context in Matthew 16:28 where Jesus said that some of His disciples would not see death until they see the Son of Man coming in His kingdom.<text:line-break/><text:span text:style-name="T96">O</text:span><text:span text:style-name="T236">ur lack of Jewish idom knowledge could </text:span><text:span text:style-name="T96">influence what we think Jesus menat there</text:span><text:span text:style-name="T236">.</text:span></text:p>
            </text:list-item>
            <text:list-item>
              <text:p text:style-name="P64">Jesus said the coming of the Son of Man would happen in "this generation", <text:span text:style-name="T237">spoken during the 1st century, of course, not 1000's of years later.</text:span></text:p>
            </text:list-item>
            <text:list-item>
              <text:p text:style-name="P65">Matthew records the question differently than the Luke and Mark parallel accounts.</text:p>
              <text:list>
                <text:list-item>
                  <text:p text:style-name="P65">Matthew records "what shall be the sign of your coming and the end of the age", which the others do not happen</text:p>
                </text:list-item>
                <text:list-item>
                  <text:p text:style-name="P65">" the sign of your coming and the end of the age" could be the Jewish way of asking about the destruction of Jerusalem.</text:p>
                </text:list-item>
                <text:list-item>
                  <text:p text:style-name="P65">"end of the age" was a Jewish terminology which neither Mark nor Luke's Gentile audience would know anything about.</text:p>
                </text:list-item>
                <text:list-item>
                  <text:p text:style-name="P66">We must interpret the text as the disciples would have from when they heard it</text:p>
                </text:list-item>
                <text:list-item>
                  <text:p text:style-name="P66">The other things Jesus said would come to pass (ie. Famines, abomination of desolation, earthquakes, famines, persecutions, false Christs, etc).</text:p>
                </text:list-item>
              </text:list>
            </text:list-item>
          </text:list>
        </text:list-item>
      </text:list>
      <text:h text:style-name="P40" text:outline-level="4"><text:bookmark-start text:name="__RefHeading___Toc79319_3367666699"/><text:soft-page-break/>Jesus' Audience<text:bookmark-end text:name="__RefHeading___Toc79319_3367666699"/></text:h>
      <text:list xml:id="list3841454118" text:style-name="L9">
        <text:list-item>
          <text:p text:style-name="P67">4 men. 4 of His disciples, later known as apostles.<text:line-break/>One of the parallel accounts tell us the audience</text:p>
        </text:list-item>
      </text:list>
      <text:h text:style-name="P68" text:outline-level="5" text:is-list-header="true"><text:bookmark-start text:name="__RefHeading___Toc332419_1347044286"/>You<text:bookmark-end text:name="__RefHeading___Toc332419_1347044286"/></text:h>
      <text:list text:continue-numbering="true" text:style-name="L9">
        <text:list-item text:start-value="1">
          <text:p text:style-name="P67">"you" is used many times</text:p>
          <text:list>
            <text:list-item>
              <text:p text:style-name="P69"><text:span text:style-name="T238">"they will deliver </text:span><text:span text:style-name="T239">you</text:span><text:span text:style-name="T238"> up"</text:span></text:p>
            </text:list-item>
            <text:list-item>
              <text:p text:style-name="P67">v15 – when "<text:span text:style-name="T9">you</text:span>" see the abomination of desolation</text:p>
            </text:list-item>
            <text:list-item>
              <text:p text:style-name="P67">v20 – "pray that <text:span text:style-name="T9">your</text:span> flight"</text:p>
            </text:list-item>
            <text:list-item>
              <text:p text:style-name="P67">v23 – "then if any man say to <text:span text:style-name="T9">you</text:span>"</text:p>
            </text:list-item>
            <text:list-item>
              <text:p text:style-name="P67">v26 – "if anyone will say to <text:span text:style-name="T9">you</text:span>"</text:p>
            </text:list-item>
          </text:list>
        </text:list-item>
        <text:list-item>
          <text:p text:style-name="P67">We don't see anymore "you"s after v26</text:p>
        </text:list-item>
        <text:list-item>
          <text:p text:style-name="P67">After that point, we see Matthew begins to parallel Luke 17 <text:span text:style-name="T240">instead of </text:span><text:span text:style-name="T96">Luke </text:span><text:span text:style-name="T240">21</text:span></text:p>
        </text:list-item>
        <text:list-item>
          <text:p text:style-name="P70">Luke 17 appears to be about the 2nd coming of Christ, whereas <text:span text:style-name="T96">Luke </text:span>21 is about 70 AD</text:p>
        </text:list-item>
      </text:list>
      <text:h text:style-name="P40" text:outline-level="4"><text:span text:style-name="T241">The First Answer – </text:span><text:span text:style-name="T242">Signs of </text:span><text:span text:style-name="T243">AD </text:span><text:bookmark-start text:name="__RefHeading___Toc33061_3118480764"/><text:span text:style-name="T243">70</text:span><text:bookmark-end text:name="__RefHeading___Toc33061_3118480764"/></text:h>
      <text:list text:style-name="L10">
        <text:list-item>
          <text:p text:style-name="P71">Luke 21 is the parallel to verses 1-3<text:span text:style-name="T244">4</text:span>.</text:p>
        </text:list-item>
        <text:list-item>
          <text:p text:style-name="P72">He begins by telling them <text:span text:style-name="T9">what must happen</text:span>, <text:span text:style-name="T9">but are not signs</text:span> of the <text:span text:style-name="T9">temple destruction</text:span> happening soon.</text:p>
        </text:list-item>
      </text:list>
      <text:list text:style-name="L11">
        <text:list-item>
          <text:list>
            <text:list-item>
              <text:p text:style-name="P73"><text:span text:style-name="T245">In contrast, </text:span><text:span text:style-name="T246">t</text:span><text:span text:style-name="T247">he signs</text:span><text:span text:style-name="T248"> </text:span><text:span text:style-name="T245">Jesus </text:span><text:span text:style-name="T249">gives signs that must happen before the temple destruction</text:span><text:span text:style-name="T245">:</text:span></text:p>
              <text:list>
                <text:list-item>
                  <text:p text:style-name="P74"><text:span text:style-name="T245">T</text:span>he armies surrounding Jerusalem (the abomination of desolation) and </text:p>
                </text:list-item>
                <text:list-item>
                  <text:p text:style-name="P74">"this generation" <text:span text:style-name="T249">will not pass away</text:span></text:p>
                </text:list-item>
              </text:list>
            </text:list-item>
            <text:list-item>
              <text:p text:style-name="P75">This answer goes all the way to and including verse 3<text:span text:style-name="T250">4</text:span>.</text:p>
            </text:list-item>
            <text:list-item>
              <text:p text:style-name="P76">Verse <text:span text:style-name="T250">35</text:span> and all of Chapter 25 answers the second question.</text:p>
            </text:list-item>
            <text:list-item>
              <text:p text:style-name="P77">Luke's account uses less Hebraisms (Jewish idioms),<text:line-break/>so reading Luke alongside Matthew helps to interpret some of the Hebraisms that Matthew recorded for us.</text:p>
              <text:list>
                <text:list-item>
                  <text:p text:style-name="P77">Remember that Luke's initial audience was a Gentile, "Theophilus".</text:p>
                </text:list-item>
              </text:list>
            </text:list-item>
          </text:list>
        </text:list-item>
      </text:list>
      <text:h text:style-name="P40" text:outline-level="4">v<text:bookmark-start text:name="__RefHeading___Toc332421_1347044286"/>4 see to it that no one deceives you<text:bookmark-end text:name="__RefHeading___Toc332421_1347044286"/></text:h>
      <text:p text:style-name="P59"><text:span text:style-name="T6">4. </text:span><text:span text:style-name="T130">And Jesus answered and said to them, “</text:span><text:span text:style-name="T131">See to it that no one deceives you</text:span><text:span text:style-name="T130">.</text:span></text:p>
      <text:p text:style-name="P78">David Guzik commentary:</text:p>
      <text:list text:style-name="L12">
        <text:list-item>
          <text:p text:style-name="P79">"<text:span text:style-name="T14">Jesus warned the disciples that many would be deceived as they anticipated His return</text:span>"</text:p>
        </text:list-item>
        <text:list-item>
          <text:p text:style-name="P80"><text:soft-page-break/><text:span text:style-name="T251">Note:</text:span><text:span text:style-name="T252"><text:line-break/></text:span><text:span text:style-name="T253">Guzik is quoted because he is a respected, well-known Dispensational Zionist who is part of the Calvary Chapel movement which had a huge part with spreading that ideology.</text:span><text:span text:style-name="T252"><text:line-break/>Guzik sees this as a sign of Jesus' 2nd coming, when he just admitted a few verses earlier that this AD 70 destruction of Jerusalem did in fact happen.<text:line-break/>So why is Guzik saying Jesus is talking about His 2nd coming here if this historically is shown to not have been Jesus' 2nd coming?<text:line-break/>If there is a dual fulfillment on this temple destruction, we will need to see it from the biblical text; otherwise it is arbitrary speculation to say dual fulfillment is going to happen.<text:line-break/>It could happen again, but scripture does not say it will.<text:line-break/></text:span><text:span text:style-name="T254">These are signs Jesus said must happen, but that the end is not yet.<text:line-break/></text:span><text:span text:style-name="T255">The New Testament epistles are full of apostacy and false doctrines; there have always been false teachings. How could anyone see </text:span><text:span text:style-name="T256">apostacy</text:span><text:span text:style-name="T255"> as a sign?<text:line-break/>Jesus tells us about His 2nd coming later on; He gives no sig</text:span><text:span text:style-name="T257">n</text:span><text:span text:style-name="T255">s whatsoever </text:span><text:span text:style-name="T258">for </text:span><text:span text:style-name="T259">His 2nd coming, but instead says it will catch all by surprise.</text:span></text:p>
        </text:list-item>
        <text:list-item>
          <text:p text:style-name="P81">Apostacy makes sense as a sign for 70 AD, but not for Christ's return.</text:p>
        </text:list-item>
      </text:list>
      <text:h text:style-name="P40" text:outline-level="4">v<text:bookmark-start text:name="__RefHeading___Toc155211_573321154"/>5 false messiahs<text:bookmark-end text:name="__RefHeading___Toc155211_573321154"/></text:h>
      <text:p text:style-name="P10"><text:span text:style-name="T260">5. </text:span><text:span text:style-name="T261">For many will come in my name, saying, ‘I am the Christ,’ and they will lead many astray.</text:span></text:p>
      <text:list xml:id="list698609751" text:style-name="L13">
        <text:list-item>
          <text:p text:style-name="P82">false christs and prophets<text:tab/></text:p>
          <text:list>
            <text:list-item>
              <text:p text:style-name="P82">Also mentioned further in verse 11.</text:p>
            </text:list-item>
            <text:list-item>
              <text:p text:style-name="P82"><text:span text:style-name="T248">Remember that this was not a sign to tell them how soon the judgment would happen</text:span><text:span text:style-name="T262">.<text:line-break/>We </text:span><text:span text:style-name="T248">see such activity in Acts:</text:span><text:line-break/>Acts 5:36-<text:span text:style-name="T263">37</text:span>;20:29-30</text:p>
            </text:list-item>
          </text:list>
        </text:list-item>
      </text:list>
      <text:h text:style-name="P11" text:outline-level="5">Acts 8:9-10 <text:span text:style-name="T264">(Simon the sorcerer)</text:span></text:h>
      <text:p text:style-name="P83"><text:span text:style-name="T6">Acts 8:9-10 </text:span>(one of the fulfillments that Jesus foretold – <text:span text:style-name="T265">Simon the sorcer</text:span><text:span text:style-name="T266">e</text:span><text:span text:style-name="T265">r</text:span>)<text:line-break/><text:span text:style-name="T6">7. </text:span><text:span text:style-name="T16">Now a man named Simon had previously been practicing magic in the city and astonishing the people of Samaria, claiming to be someone great;</text:span><text:line-break/><text:span text:style-name="T6">8. </text:span><text:span text:style-name="T16">and all the people, from small to great, were paying attention to him, saying, “</text:span><text:span text:style-name="T17">This man is the Power of God that is called Great</text:span><text:span text:style-name="T16">.”</text:span></text:p>
      <text:list text:continue-numbering="true" text:style-name="L13">
        <text:list-item text:start-value="1">
          <text:p text:style-name="P84">This is one of the examples of peopel leading many astray.</text:p>
        </text:list-item>
        <text:list-item>
          <text:p text:style-name="P85"><text:span text:style-name="T267">Various records show that dude claimed to be God.<text:line-break/></text:span><text:span text:style-name="T268">He was even worshiped as a god in rome.<text:line-break/></text:span><text:span text:style-name="T269">Emperor Claudius made a statue in his honor.<text:line-break/></text:span><text:span text:style-name="T270">He claimed to be "the word of God".</text:span><text:span text:style-name="T267"><text:line-break/>Iranaeus </text:span><text:span text:style-name="T271">said the man claimed to be the "son of God".</text:span></text:p>
        </text:list-item>
        <text:list-item>
          <text:p text:style-name="P86"><text:soft-page-break/>Josephus wrote about fraudulent religious leaders fomenting violence which lead up to the Jewish War with Rome, resulting in the temple destruction.<text:line-break/><text:span text:style-name="T272">Josephus' wrote:<text:line-break/>“</text:span><text:span text:style-name="T273">Deceivers and impostors under the pretense of divine inspiration were fostering revolutionary changes</text:span><text:span text:style-name="T272">” (Jos</text:span><text:span text:style-name="T262">ephus</text:span><text:span text:style-name="T272">, J</text:span><text:span text:style-name="T262">ewish Wars</text:span><text:span text:style-name="T272">. 2:13:4).</text:span></text:p>
        </text:list-item>
      </text:list>
      <text:h text:style-name="P40" text:outline-level="4"><text:span text:style-name="T274">v</text:span><text:bookmark-start text:name="__RefHeading___Toc155213_573321154"/><text:span text:style-name="T6">6 wars + rumors of wars</text:span><text:bookmark-end text:name="__RefHeading___Toc155213_573321154"/></text:h>
      <text:p text:style-name="P10"><text:span text:style-name="T274">6. </text:span><text:span text:style-name="T275">"</text:span><text:span text:style-name="T276">And you will hear of </text:span><text:span text:style-name="T277">wars and rumors of wars</text:span><text:span text:style-name="T278">[cf. Mark 13:7]</text:span><text:span text:style-name="T276">. See that you are not alarmed, for this must take place, but the </text:span><text:span text:style-name="T279">end is not yet</text:span><text:span text:style-name="T276">.</text:span></text:p>
      <text:h text:style-name="P87" text:outline-level="5">end is not yet</text:h>
      <text:list xml:id="list4061245575" text:style-name="L14">
        <text:list-item>
          <text:p text:style-name="P88">Jesus says that hearing of wars, rumors of wars should not make you think the end is going to take place. <text:span text:style-name="T280">These were not the "signs" to look for</text:span><text:span text:style-name="T281">. Neither does Jesus say there would be an increase in their frequency, even though up to 70 AD, they did increase.</text:span></text:p>
        </text:list-item>
      </text:list>
      <text:h text:style-name="P44" text:outline-level="6">The end of what?</text:h>
      <text:h text:style-name="P89" text:outline-level="7">Option 1<text:span text:style-name="T262"> (Jesus answers their question)</text:span>:</text:h>
      <text:p text:style-name="P10"><text:span text:style-name="T282">This elaborates on the </text:span><text:span text:style-name="T283">diciples'</text:span><text:span text:style-name="T282"> </text:span><text:span text:style-name="T284">end of the age</text:span><text:span text:style-name="T285"> </text:span><text:span text:style-name="T286">question.</text:span><text:span text:style-name="T285"><text:line-break/>The AD 70 destruction will not usher in the eternal state[</text:span><text:span text:style-name="T284">the end</text:span><text:span text:style-name="T287">(eschaton)</text:span><text:span text:style-name="T285">]; </text:span><text:span text:style-name="T288">us being here is proof of that.</text:span></text:p>
      <text:h text:style-name="P89" text:outline-level="7"><text:span text:style-name="T289">O</text:span><text:span text:style-name="T6">ption 2</text:span><text:span text:style-name="T290"> (Jesus changes the topic)</text:span><text:span text:style-name="T6">:</text:span></text:h>
      <text:p text:style-name="P90"><text:span text:style-name="T291">Is </text:span><text:span text:style-name="T292">Jesus is talking about the end </text:span><text:span text:style-name="T291">of the world </text:span><text:span text:style-name="T292">as in the beginning of the eternal state?<text:line-break/></text:span><text:span text:style-name="T293">No, here's why:</text:span></text:p>
      <text:list xml:id="list192355143494104" text:continue-numbering="true" text:style-name="L14">
        <text:list-item>
          <text:list>
            <text:list-item>
              <text:p text:style-name="P91">If you look at the parallel passages, you'll see that <text:span text:style-name="T9">is</text:span><text:span text:style-name="T294"> not</text:span> what Jesus means.</text:p>
            </text:list-item>
            <text:list-item>
              <text:p text:style-name="P92"><text:span text:style-name="T292">Jesus disciples were telling Jesus about how impressed they were with the temple.<text:line-break/>It seems a natural thing for them to ask since Jesus just got finished saying a little earlier "</text:span><text:span text:style-name="T295">your house is left to you desolate</text:span><text:span text:style-name="T292">", now saying "</text:span><text:span text:style-name="T296">your house</text:span><text:span text:style-name="T292">" <text:line-break/></text:span><text:span text:style-name="T297">instead of "My Father's house"</text:span><text:span text:style-name="T292"> as before.</text:span></text:p>
            </text:list-item>
            <text:list-item>
              <text:p text:style-name="P93">That's the context - the temple right in front of them.<text:line-break/>They were looking at it - admiring its stones.</text:p>
            </text:list-item>
            <text:list-item>
              <text:p text:style-name="P92"><text:span text:style-name="T292">The</text:span><text:span text:style-name="T298"> disciples may wanted to know how God could ever abandon such great stones.</text:span></text:p>
            </text:list-item>
            <text:list-item>
              <text:p text:style-name="P94"><text:span text:style-name="T298">I</text:span><text:span text:style-name="T292">f Jesus was telling them when the last day(eschaton) is, He would be answering a question </text:span><text:span text:style-name="T299">that </text:span><text:span text:style-name="T297">no one was curious about</text:span><text:span text:style-name="T292">.</text:span><text:span text:style-name="T300"> In this way, the futurist interpretation ignores the context of the passage.</text:span></text:p>
            </text:list-item>
          </text:list>
        </text:list-item>
      </text:list>
      <text:h text:style-name="P11" text:outline-level="5"><text:span text:style-name="T277">wars and rumors of wars</text:span><text:span text:style-name="T301">:</text:span></text:h>
      <text:p text:style-name="P10"><text:span text:style-name="T302">War would have been unheard of in Rome when Jesus said this</text:span><text:span text:style-name="T303"><text:line-break/>since </text:span><text:span text:style-name="T304">the Pax Romana</text:span><text:span text:style-name="T303"> had enacted peace in all of the known world.<text:line-break/></text:span><text:soft-page-break/><text:span text:style-name="T305">That means this part of Jesus' prophecy would only have meaning to His 1st century audience; there is no other time period in recorded human history that there have not been wars and rumors of wars.</text:span></text:p>
      <text:list text:continue-numbering="true" text:style-name="L14">
        <text:list-item text:start-value="1">
          <text:p text:style-name="P95">New Testament historian, <text:span text:style-name="T6">Bo Reicke</text:span> notes that <text:line-break/>"<text:span text:style-name="T14">in the Roman Empire proper, the period of peace remains comparably undisturbed until the time of Nero.</text:span>"</text:p>
        </text:list-item>
        <text:list-item>
          <text:p text:style-name="P96"><text:span text:style-name="T306">The </text:span><text:span text:style-name="T307">3rd</text:span><text:span text:style-name="T306"> century Church father </text:span><text:span text:style-name="T308">Origen</text:span><text:span text:style-name="T306"> speaks of the “</text:span><text:span text:style-name="T309">abundance of peace that began at the birth of Christ</text:span><text:span text:style-name="T306">” (Against Celsus 2:30). <text:line-break/>The emperor who breaches that peace is Nero, who reigns from A.D. 54 to AD 68.</text:span></text:p>
          <text:list>
            <text:list-item>
              <text:p text:style-name="P97">This was a prophecy of Jesus, but it wasn't the sign which indicated the temple destruction was about to happen.</text:p>
            </text:list-item>
          </text:list>
        </text:list-item>
      </text:list>
      <text:h text:style-name="P40" text:outline-level="4">v<text:bookmark-start text:name="__RefHeading___Toc155215_573321154"/>7-<text:span text:style-name="T310">8</text:span> nation against nation, famines<text:bookmark-end text:name="__RefHeading___Toc155215_573321154"/></text:h>
      <text:p text:style-name="P10"><text:span text:style-name="T311">7. </text:span><text:span text:style-name="T312">For </text:span><text:span text:style-name="T313">nation will rise against nation</text:span><text:span text:style-name="T312">, and kingdom against kingdom, and there will be </text:span><text:span text:style-name="T313">famines</text:span><text:span text:style-name="T312"> and </text:span><text:span text:style-name="T313">earthquakes in various places</text:span><text:span text:style-name="T312">.</text:span></text:p>
      <text:h text:style-name="P11" text:outline-level="5">David Gu<text:span text:style-name="T314">zik</text:span> commentary:</text:h>
      <text:p text:style-name="P98">"<text:span text:style-name="T14">From the outset, Jesus warned the disciples that many would be deceived as they anticipated His return.</text:span>"<text:line-break/>"<text:span text:style-name="T14">Jesus said, “Catastrophes will happen, but these will not signal the end</text:span>"</text:p>
      <text:list xml:id="list2028120161" text:style-name="L15">
        <text:list-item>
          <text:p text:style-name="P99"><text:span text:style-name="T6">Note:</text:span><text:line-break/>Guzik <text:span text:style-name="T315">says</text:span> that many being deceived would be a sign of Jesus' 2nd coming, but <text:span text:style-name="T314">then does a complete 180(reversal) and says catastrophes are not a sign of Jesus' 2nd coming. </text:span><text:span text:style-name="T316">Not sure how he comes to that conclusion </text:span><text:span text:style-name="T315">that one is a sign and the other is not</text:span><text:span text:style-name="T316">.</text:span></text:p>
          <text:list>
            <text:list-item>
              <text:p text:style-name="P100">If these are not signs of the end, then we have many Christians "crying wolf" and causing the Church to lose credibility with the world and unnecessarily <text:span text:style-name="T317">leading</text:span> others to aposta<text:span text:style-name="T318">tize</text:span>.</text:p>
            </text:list-item>
            <text:list-item>
              <text:p text:style-name="P101">Both Mormonism and Jehovah's Witnesses are cults which were born out of the same vein as Dispensationalism, where there is a major focus on futurist, end-times prophecy because those were the 'flavor of the day' coming into favor when their movements started. What both of those cults, and many Dispensationalist leaders have in common is date-setting.<text:line-break/>The only difference in the consequences of date-setting is that Mormonism and Jehovah's Witnesses have ecclesiology, meaning the false prophecy can be pinned on their organizations, since they claim to have direct access to God's exclusive, secret revelation in modern times.<text:line-break/>Since Dispensationalism is not an eccelsiology, meaning there is no centralized organization, Dispensationalists dodge this false prophecy 'bullet' by saying "those guys were wrong", but we're right. Dispensationalists continue citing that Jesus' coming is near, though many now reject date-setting at the mainstream level.</text:p>
            </text:list-item>
          </text:list>
        </text:list-item>
      </text:list>
      <text:h text:style-name="P68" text:outline-level="5"><text:soft-page-break/>famines</text:h>
      <text:p text:style-name="P102">Again, this is not a sign <text:span text:style-name="T319">that the attack is about to happen</text:span>, but something Jesus said would happen, though He did not define a frequency or say to expect lots, <text:span text:style-name="T320">but there were lots.</text:span></text:p>
      <text:list xml:id="list192356021918859" text:continue-numbering="true" text:style-name="L15">
        <text:list-item text:start-value="1">
          <text:p text:style-name="P103"><text:span text:style-name="T321">There are secular records of famine, but also in the bible. See </text:span><text:span text:style-name="T322">Acts 11:28 </text:span><text:span text:style-name="T321">- "</text:span><text:span text:style-name="T323">And one of them named Agabus stood up and foretold by the Spirit that there would be a great famine over all the world (this took place in the days of Claudius).</text:span><text:span text:style-name="T324"> "</text:span><text:span text:style-name="T325">(in AD 50's)<text:line-break/>This is probably the famine Josephus mentions as striking Jerusalem: “</text:span><text:span text:style-name="T326">A famine did oppress them at that time, and many people died for want of what was necessary to procure food withal</text:span><text:span text:style-name="T325">” (Ant</text:span><text:span text:style-name="T327">iquities</text:span><text:span text:style-name="T325"> 20:2:5 §51).</text:span></text:p>
        </text:list-item>
        <text:list-item>
          <text:p text:style-name="P103"><text:span text:style-name="T328">Josephus wrote about famine and pestilence in Jerusalem </text:span><text:span text:style-name="T329">in (Ant. 20:2:4 $51)<text:line-break/>and he calls it "</text:span><text:span text:style-name="T330">the great famine</text:span><text:span text:style-name="T329">" (Ant. 20:5:2).<text:line-break/>He mentions other famines too (Ant. 20:2:6; 20:4:2; J.W. 6:3:3).</text:span></text:p>
        </text:list-item>
        <text:list-item>
          <text:p text:style-name="P104">Other ancient historians record famines at the time: Suetonius, <text:span text:style-name="T310">Lucius Cassius </text:span>Dio, <text:s/>Eusebius, and Orosius.</text:p>
        </text:list-item>
        <text:list-item>
          <text:p text:style-name="P103"><text:span text:style-name="T331">T</text:span><text:span text:style-name="T332">acitus in AD 51 wrote: "</text:span><text:span text:style-name="T333">This year witnesssed many prodigies... Further portents were seen in a shortage of corn, resulting in famine... it was established that there was no more than 15 days' supply of food in the city.</text:span><text:span text:style-name="T332"> (Annals 12:43)</text:span><text:span text:style-name="T324"> </text:span></text:p>
        </text:list-item>
      </text:list>
      <text:h text:style-name="P68" text:outline-level="5">Nation against nation</text:h>
      <text:p text:style-name="P105">After the time Jesus gave this prophecy, there was a time before the AD 70 destruction where Rome went through 4 emperors <text:span text:style-name="T334">who died violent deaths in the space of 18 months.</text:span></text:p>
      <text:list text:continue-numbering="true" text:style-name="L15">
        <text:list-item text:start-value="1">
          <text:p text:style-name="P106">In Alexandria, there was an uprising of Jews where 50,000 were slain<text:span text:style-name="T335"> in May of 66 AD</text:span>.</text:p>
        </text:list-item>
        <text:list-item>
          <text:p text:style-name="P107">In Ceserea, about 20,000 Jews were slain by the Syrians<text:span text:style-name="T335"> at Spring/Summer of 66 AD</text:span>.</text:p>
        </text:list-item>
        <text:list-item>
          <text:p text:style-name="P108">There were various places where danger was a present threat to the Jews in various places.</text:p>
        </text:list-item>
        <text:list-item>
          <text:p text:style-name="P109">In the war against Israel that Rome started, Syria, Arabia, Egypt, and other nations aligned themselves against Israel.</text:p>
        </text:list-item>
        <text:list-item>
          <text:p text:style-name="P110">Rome also falls into civil war at the same time of the war; in AD 68, Nero commits suicide.</text:p>
        </text:list-item>
        <text:list-item>
          <text:p text:style-name="P111"><text:span text:style-name="T336">T</text:span><text:span text:style-name="T337">he Jewish revolt happens in AD 66, <text:line-break/>but the war with Rome begins in the Spring of AD 67<text:line-break/>when Nero sends Vespasian with 4 legions to stop the revolt.</text:span></text:p>
          <text:list>
            <text:list-item>
              <text:p text:style-name="P110">Britain, Germany, and Gaul revolt.</text:p>
            </text:list-item>
            <text:list-item>
              <text:p text:style-name="P103"><text:span text:style-name="T336">Rome is spinning apart as "nation arises against nation.".<text:line-break/>There "wars </text:span><text:span text:style-name="T338">and</text:span><text:span text:style-name="T336"> rumors of wars" were signs for the </text:span><text:span text:style-name="T338">1</text:span><text:span text:style-name="T336">st century generation.<text:line-break/></text:span><text:span text:style-name="T339">In the modern day, there are always war; it's hardly a sign that makes sense except in the 1st century </text:span><text:span text:style-name="T340">and its Pax Romana</text:span><text:span text:style-name="T339">.</text:span></text:p>
            </text:list-item>
            <text:list-item>
              <text:p text:style-name="P112"><text:soft-page-break/>Why would we make this verse future?<text:line-break/>We'll go over the futurist reasons as we get to those verses.</text:p>
            </text:list-item>
          </text:list>
        </text:list-item>
      </text:list>
      <text:h text:style-name="P68" text:outline-level="5">Earthquakes</text:h>
      <text:list text:style-name="L16">
        <text:list-item>
          <text:p text:style-name="P113"><text:span text:style-name="T341">Josephus records earthquakes in AD 67:</text:span><text:span text:style-name="T342"><text:line-break/></text:span><text:span text:style-name="T341">"</text:span><text:span text:style-name="T343">There broke out a prodigiousstorn in the night, with the utmost violence, and very strong winds, with the larges showers of rain, and continual lightinings, terrible thunderings, and amazing concussions and bellowings of the earth, that was in an earthquake</text:span><text:span text:style-name="T341">" (J.W. 4:4:5).</text:span></text:p>
        </text:list-item>
        <text:list-item>
          <text:p text:style-name="P113"><text:span text:style-name="T341">Tacitus mentions earthquakes in Crete, Rome, Apamea, Phrygia, Campania, Laodicea(of Revelation fame), and Pompeii during th</text:span><text:span text:style-name="T344">e</text:span><text:span text:style-name="T341"> time before Jerusalmem's destruction.<text:line-break/>Tacitus records severe earthquakes during Caligula's reign in AD 37-41</text:span><text:span text:style-name="T342"><text:line-break/></text:span><text:span text:style-name="T341">and Claudius from AD 41-54.</text:span></text:p>
        </text:list-item>
        <text:list-item>
          <text:p text:style-name="P113"><text:span text:style-name="T341">Seneca </text:span><text:span text:style-name="T345">is another ancient writer who</text:span><text:span text:style-name="T341"> sa</text:span><text:span text:style-name="T345">id</text:span><text:span text:style-name="T341"> others occurred in Asia, Achaia, Syria, and </text:span><text:span text:style-name="T346">Macdedonia.</text:span></text:p>
        </text:list-item>
      </text:list>
      <text:h text:style-name="P3" text:outline-level="4">v8 the beginning of birth pains</text:h>
      <text:p text:style-name="P10"><text:span text:style-name="T347">8. </text:span><text:span text:style-name="T348">All these are but the beginning of the birth pains.</text:span></text:p>
      <text:list text:style-name="L17">
        <text:list-item>
          <text:p text:style-name="P114">Birth pains are a sort of crescendo which builds up, so perhaps this is Jesus suggesting an increase in frequency for the aforementioned non-signs. <text:line-break/><text:span text:style-name="T349">We can't know for certain, </text:span><text:span text:style-name="T350">but we do know these things Jesus mentioned did increase.</text:span></text:p>
        </text:list-item>
        <text:list-item>
          <text:p text:style-name="P115">Birth pains could also indicate the inevitable.</text:p>
        </text:list-item>
      </text:list>
      <text:h text:style-name="P40" text:outline-level="4">v<text:bookmark-start text:name="__RefHeading___Toc155217_573321154"/>9-<text:span text:style-name="T351">10</text:span> they will deliver you up<text:bookmark-end text:name="__RefHeading___Toc155217_573321154"/></text:h>
      <text:p text:style-name="P116"><text:span text:style-name="T347">9. </text:span><text:span text:style-name="T352">“</text:span><text:span text:style-name="T353">Then they will deliver </text:span><text:span text:style-name="T354">you</text:span><text:span text:style-name="T353"> up to tribulation and put you to death, and you will be hated by all nations for my name’s sake.</text:span><text:line-break/><text:span text:style-name="T355">10. </text:span><text:span text:style-name="T353">And then many will fall away and </text:span><text:span text:style-name="T354">betray one another and hate one another</text:span><text:span text:style-name="T353">.</text:span></text:p>
      <text:h text:style-name="P68" text:outline-level="5">you</text:h>
      <text:list xml:id="list1868153798" text:style-name="L18">
        <text:list-item>
          <text:p text:style-name="P117"><text:span text:style-name="T356">Per the parallel Mark 13 account, there were 4 of Jesus' disciples with Him for this verse.<text:line-break/></text:span><text:span text:style-name="T357">3 of them were killed. They tried to kill John, then exiled him to Patmos.</text:span></text:p>
        </text:list-item>
      </text:list>
      <text:h text:style-name="P11" text:outline-level="5"><text:span text:style-name="T17">Tribulation</text:span>, <text:span text:style-name="T17">death</text:span>, <text:span text:style-name="T17">hated</text:span></text:h>
      <text:list xml:id="list192356923411242" text:continue-numbering="true" text:style-name="L18">
        <text:list-item text:start-value="1">
          <text:p text:style-name="P118">Nearly ever chapter of Acts deals with persecutions of the Church in the 1st century</text:p>
        </text:list-item>
        <text:list-item>
          <text:p text:style-name="P119">“<text:span text:style-name="T295">And on that day a great persecution arose against the church in Jerusalem; and they were all scattered throughout the regions of Judea and Samaria, except the apostles</text:span>” (Acts 8:1; cp. Acts 4:27; 16:20; 17:7; 18:12; 21:11; 24:1–9; 25:1–2).</text:p>
        </text:list-item>
      </text:list>
      <text:h text:style-name="P68" text:outline-level="5"><text:soft-page-break/>betray one another and hate one another</text:h>
      <text:list text:continue-numbering="true" text:style-name="L18">
        <text:list-item text:start-value="1">
          <text:p text:style-name="P120">Josephus wrote about many inner-warring factions amongst the Jews<text:span text:style-name="T327"> - three main ones, actually</text:span>. You also don't have to go further than the writings of Paul to see betrayals even amongst those named as Christians.</text:p>
        </text:list-item>
      </text:list>
      <text:h text:style-name="P40" text:outline-level="4">v<text:bookmark-start text:name="__RefHeading___Toc155219_573321154"/>11 false prophets<text:bookmark-end text:name="__RefHeading___Toc155219_573321154"/></text:h>
      <text:p text:style-name="P116"><text:span text:style-name="T358">11. </text:span><text:span text:style-name="T353">And many false prophets will arise and lead many astray.</text:span></text:p>
      <text:list text:style-name="L19">
        <text:list-item>
          <text:p text:style-name="P121"><text:span text:style-name="T359">Josephus</text:span><text:span text:style-name="T360"> recorded many of these</text:span></text:p>
        </text:list-item>
        <text:list-item>
          <text:p text:style-name="P122"><text:span text:style-name="T361">John</text:span><text:span text:style-name="T349"> writes of apostasy in the first century: “They went out from us, but they were not of us; for if they had been of us, the</text:span>y would have continued with us; but they went out that they might be made manifest, that none of them were of us” (1 John 2:19; cp. 2 and 3 John).</text:p>
        </text:list-item>
        <text:list-item>
          <text:p text:style-name="P123"><text:span text:style-name="T6">Hebrews</text:span> writes of apostacy as well: <text:line-break/>(cf. Heb 2:1–4; 6:1–6; 10:26–31).</text:p>
        </text:list-item>
        <text:list-item>
          <text:p text:style-name="P122"><text:span text:style-name="T6">Tacitus</text:span> alludes to aposta<text:span text:style-name="T266">c</text:span>y during the Neronic persecution: “<text:span text:style-name="T14">First, Nero had self-acknowledged Christians arrested. Then, on their information, large numbers of others were condemned.</text:span>”</text:p>
        </text:list-item>
      </text:list>
      <text:h text:style-name="P40" text:outline-level="4"><text:span text:style-name="T358">v</text:span><text:bookmark-start text:name="__RefHeading___Toc155221_573321154"/><text:span text:style-name="T6">12 lawlesness – love </text:span><text:span text:style-name="T362">of many will </text:span><text:span text:style-name="T6">grow cold</text:span><text:bookmark-end text:name="__RefHeading___Toc155221_573321154"/></text:h>
      <text:p text:style-name="P10"><text:span text:style-name="T358">12. </text:span><text:span text:style-name="T363">And because lawlessness will be increased, the love of many will grow cold.</text:span></text:p>
      <text:list text:style-name="L20">
        <text:list-item>
          <text:p text:style-name="P124"><text:span text:style-name="T364">There was lots of lawlessness and anarchy within the city walls as Jews turned on one another </text:span><text:span text:style-name="T365">with their 3 main inner-warring factions</text:span><text:span text:style-name="T364">, </text:span><text:span text:style-name="T365">and also </text:span><text:span text:style-name="T364">fig</text:span><text:span text:style-name="T365">h</text:span><text:span text:style-name="T364">ting one another over whether to surrender to Rome or resist.</text:span></text:p>
        </text:list-item>
        <text:list-item>
          <text:p text:style-name="P125">When society breaks down and there are food shortages, and people are looking out for themselves in survival mode - which is what happened in the AD 70 siege - you can easily see how this could play out. </text:p>
        </text:list-item>
        <text:list-item>
          <text:p text:style-name="P125">The historical records certainly support this.<text:line-break/>It is the futurist teachers who either know about this history and don't tell their students, or are ignorant of history, choosing only to follow what their teacher told them.</text:p>
        </text:list-item>
      </text:list>
      <text:h text:style-name="P40" text:outline-level="4">v<text:bookmark-start text:name="__RefHeading___Toc155223_573321154"/>13 <text:span text:style-name="T366">Jesus reassures martyrs of their fate</text:span><text:bookmark-end text:name="__RefHeading___Toc155223_573321154"/></text:h>
      <text:p text:style-name="P10"><text:span text:style-name="T358">13. </text:span><text:span text:style-name="T363">But the one who </text:span><text:span text:style-name="T367">endures to the end will be saved</text:span><text:span text:style-name="T363">.</text:span></text:p>
      <text:list xml:id="list3066385013" text:style-name="L21">
        <text:list-item>
          <text:p text:style-name="P126">endures to the end will be saved</text:p>
          <text:list>
            <text:list-item>
              <text:p text:style-name="P127"><text:span text:style-name="T292">See the parallel </text:span><text:span text:style-name="T368">Luke 21:5-36</text:span><text:span text:style-name="T292"> passage for Jesus' speaking of the AD 70 temple destruction.</text:span></text:p>
            </text:list-item>
          </text:list>
        </text:list-item>
      </text:list>
      <text:h text:style-name="P11" text:outline-level="5" text:is-list-header="true">Luke 21:12-17 <text:span text:style-name="T369">(not a hair of your head will perish)</text:span></text:h>
      <text:p text:style-name="P10"><text:span text:style-name="T370">16. </text:span><text:span text:style-name="T371">"But </text:span><text:span text:style-name="T372">you will be betrayed</text:span><text:span text:style-name="T371"> even by parents and brothers and relatives and friends, and </text:span><text:span text:style-name="T372">they will put </text:span><text:span text:style-name="T371">[some] of you </text:span><text:span text:style-name="T372">to death</text:span><text:span text:style-name="T371">,</text:span><text:span text:style-name="T373"><text:line-break/></text:span><text:span text:style-name="T370">17. </text:span><text:span text:style-name="T371">and </text:span><text:span text:style-name="T372">you</text:span><text:span text:style-name="T371"> will be hated by all because of My name.</text:span><text:span text:style-name="T373"><text:line-break/></text:span><text:soft-page-break/><text:span text:style-name="T370">18.</text:span><text:span text:style-name="T373"> </text:span><text:span text:style-name="T371">"Yet </text:span><text:span text:style-name="T372">not a hair of your head</text:span><text:span text:style-name="T371"> will perish.</text:span><text:span text:style-name="T373"><text:line-break/></text:span><text:span text:style-name="T370">19.</text:span><text:span text:style-name="T373"> </text:span><text:span text:style-name="T371">"By </text:span><text:span text:style-name="T372">your</text:span><text:span text:style-name="T371"> </text:span><text:span text:style-name="T372">perseverance</text:span><text:span text:style-name="T371"> you will gain your lives.</text:span></text:p>
      <text:h text:style-name="P68" text:outline-level="5">not a hair of your head</text:h>
      <text:p text:style-name="P128"><text:span text:style-name="T373">J</text:span><text:span text:style-name="T292">esus is not giving a lesson on dermatology, where persecution will guarantee you never face baldness.</text:span><text:span text:style-name="T374"> </text:span><text:span text:style-name="T292"><text:line-break/>Instead, we see that Jesus says that if you lose your life for His sake, it will be as if you lost nothing at all – you gave up what you could not keep to attain eternal life that you cannot lose.<text:line-break/></text:span><text:span text:style-name="T374">This is a paradox/hyperbole that Jesus is employing; it seems at surface absurd, yet is profoundly true.</text:span><text:span text:style-name="T292"><text:line-break/></text:span><text:span text:style-name="T374">If you lose your life for Jesus' sake, your temporary suffering is as minor as a few hairs being lost in comparison to what you gain by being in Christ.</text:span></text:p>
      <text:list text:continue-numbering="true" text:style-name="L21">
        <text:list-item text:start-value="1">
          <text:p text:style-name="P129">This verse challenges us to understand what "the end" means in order to make sense what Jesus means here.</text:p>
        </text:list-item>
        <text:list-item>
          <text:p text:style-name="P129"><text:span text:style-name="T375">This verse seems to contrast to the previous, </text:span>The ones whose love grew cold may have compromised to escape persecution are contrasted with this verse.<text:line-break/><text:span text:style-name="T327">Don't compromise. Don't be like those who take the easy way out.<text:line-break/>If you sacrifice for Jesus', Jesus says it will be worth it.</text:span></text:p>
        </text:list-item>
        <text:list-item>
          <text:p text:style-name="P129">Many of Jesus' disciples were killed <text:span text:style-name="T9">before</text:span> the AD 70 judgment.<text:line-break/><text:span text:style-name="T375">Jesus is giving comfort for those who remain faithful to "the end", as in the end of their physical lives in matyrdom.</text:span></text:p>
        </text:list-item>
        <text:list-item>
          <text:p text:style-name="P130">He who endures to "the end", giving his life for Christ, will get the Crown of life as we find in other parts of the scriptures.</text:p>
          <text:list>
            <text:list-item>
              <text:p text:style-name="P131">In this context, "enduring" is "keeping the faith" and not rejecting Jesus to save your own life.</text:p>
            </text:list-item>
          </text:list>
        </text:list-item>
        <text:list-item>
          <text:p text:style-name="P132">When the apostles in Acts were persecuted, they prayed for boldness, not to get out of the suffering. Modern Christians in the West with futurist views of these verses yearn to escape persecution instead of embracing it and counting the cost as Jesus taught His disciples to do.</text:p>
        </text:list-item>
      </text:list>
      <text:h text:style-name="P40" text:outline-level="4"><text:span text:style-name="T376">v</text:span><text:bookmark-start text:name="__RefHeading___Toc33063_3118480764"/><text:span text:style-name="T6">14. </text:span><text:span text:style-name="T358">T</text:span><text:span text:style-name="T6">his Gospel – the whole world</text:span><text:bookmark-end text:name="__RefHeading___Toc33063_3118480764"/></text:h>
      <text:p text:style-name="P10"><text:span text:style-name="T358">14. </text:span><text:span text:style-name="T363">And this </text:span><text:span text:style-name="T367">gospel</text:span><text:span text:style-name="T363"> of the </text:span><text:span text:style-name="T367">kingdom</text:span><text:span text:style-name="T363"> will be </text:span><text:span text:style-name="T367">proclaimed</text:span><text:span text:style-name="T363"> throughout the </text:span><text:span text:style-name="T367">whole </text:span><text:span text:style-name="T377">world</text:span><text:span text:style-name="T363"> as a testimony to all nations, and </text:span><text:span text:style-name="T367">then</text:span><text:span text:style-name="T363"> the </text:span><text:span text:style-name="T367">end</text:span><text:span text:style-name="T363"> will </text:span><text:span text:style-name="T367">come</text:span><text:span text:style-name="T363">.</text:span></text:p>
      <text:h text:style-name="P133" text:outline-level="5" text:is-list-header="true">Whole world</text:h>
      <text:h text:style-name="P44" text:outline-level="6"><text:bookmark-start text:name="__RefHeading___Toc51893_3561692326"/>2 Possible meanings – <text:span text:style-name="T378">21</text:span><text:span text:style-name="T379">st</text:span><text:span text:style-name="T380"> </text:span><text:span text:style-name="T378">literal vs. 1</text:span><text:span text:style-name="T379">st</text:span><text:span text:style-name="T378"> century hyperbole</text:span><text:bookmark-end text:name="__RefHeading___Toc51893_3561692326"/></text:h>
      <text:h text:style-name="P89" text:outline-level="7">Option 1 – <text:span text:style-name="T327">Futurist View</text:span></text:h>
      <text:list xml:id="list420598641" text:style-name="L22">
        <text:list-item>
          <text:p text:style-name="P134">Every nation on planet earth or every individual on earth will hear the gospel of the kingdom before Jesus comes back.<text:line-break/><text:span text:style-name="T381">This interpretation makes Jesus out to be scatter-brained in that He seems to insert something that is </text:span><text:soft-page-break/><text:span text:style-name="T381">completely unrelated to the previous things He was just talking about and having nothing to do with what His disciples asked about.</text:span></text:p>
        </text:list-item>
      </text:list>
      <text:h text:style-name="P89" text:outline-level="7">Option 2 – <text:span text:style-name="T327">Preterist (already-past) View</text:span></text:h>
      <text:p text:style-name="P10"><text:span text:style-name="T382">Option 2</text:span><text:span text:style-name="T383"> - </text:span><text:span text:style-name="T6">Jesus </text:span><text:span text:style-name="T383">is using </text:span><text:span text:style-name="T382">a common </text:span><text:span text:style-name="T384">1st century </text:span><text:span text:style-name="T382">hyperbole</text:span><text:span text:style-name="T385">(figure of speech)</text:span></text:p>
      <text:p text:style-name="P135">If Jesus is talking about <text:span text:style-name="T363">the </text:span><text:span text:style-name="T367">end</text:span><text:span text:style-name="T386"> of Jerusalem at </text:span>70 AD, then how should we understand "<text:span text:style-name="T363">this </text:span><text:span text:style-name="T367">gospel</text:span><text:span text:style-name="T363"> of the </text:span><text:span text:style-name="T367">kingdom</text:span><text:span text:style-name="T363"> will be </text:span><text:span text:style-name="T367">proclaimed</text:span><text:span text:style-name="T363"> throughout the </text:span><text:span text:style-name="T367">whole </text:span><text:span text:style-name="T377">world</text:span><text:span text:style-name="T387">"</text:span>?</text:p>
      <text:list xml:id="list192356903422517" text:continue-numbering="true" text:style-name="L22">
        <text:list-item text:start-value="1">
          <text:p text:style-name="P136"><text:span text:style-name="T292">Would we believe the gospel was preached to all the nations before AD 70?<text:line-break/></text:span><text:span text:style-name="T388">Not if you define "</text:span><text:span text:style-name="T374">world</text:span><text:span text:style-name="T388">" </text:span><text:span text:style-name="T374">Biblically</text:span><text:span text:style-name="T388">.</text:span></text:p>
        </text:list-item>
        <text:list-item>
          <text:p text:style-name="P136"><text:span text:style-name="T389">The gospel would go through the Roman Empire, then Jerusalem would be destroyed.<text:line-break/></text:span><text:span text:style-name="T381">This interpretation has Jesus not switch the topic, answering the very questions that His disciples asked about.</text:span></text:p>
        </text:list-item>
      </text:list>
      <text:h text:style-name="P137" text:outline-level="8"><text:span text:style-name="T6">Colossi</text:span><text:span text:style-name="T390">a</text:span><text:span text:style-name="T6">ns 1:</text:span><text:span text:style-name="T391">5-</text:span><text:span text:style-name="T6">6 </text:span><text:span text:style-name="T392">(gospel - in all the world)</text:span></text:h>
      <text:p text:style-name="P10"><text:span text:style-name="T393">5.</text:span><text:span text:style-name="T394"> </text:span><text:span text:style-name="T395">because of the hope laid up for you in [fn]heaven, of which you previously heard in the word of truth, [fn]</text:span><text:span text:style-name="T396">the gospel</text:span><text:span text:style-name="T394"><text:line-break/></text:span><text:span text:style-name="T6">6.</text:span> <text:span text:style-name="T17">which </text:span><text:span text:style-name="T397">has come to you</text:span><text:span text:style-name="T17">, just as [fn]</text:span><text:span text:style-name="T397">in all the world</text:span><text:span text:style-name="T398">(Greek:kosmos)</text:span><text:span text:style-name="T16"> also it is constantly bearing fruit and [fn]multiplying, just as it has been doing in you also since the day you heard and [fn]understood the grace of God in truth;</text:span></text:p>
      <text:list xml:id="list192356939789765" text:continue-numbering="true" text:style-name="L22">
        <text:list-item text:start-value="1">
          <text:p text:style-name="P138"><text:span text:style-name="T399">the gospel </text:span><text:span text:style-name="T396">which has come to you, just as [fn]in all the world</text:span></text:p>
          <text:list>
            <text:list-item>
              <text:p text:style-name="P139">Paul's word for "world" here is "kosmos", which is the Greek word for cosmos.<text:line-break/>The entire planet Earth - or the universe.</text:p>
            </text:list-item>
            <text:list-item>
              <text:p text:style-name="P139">Did Paul tell a lie? A Christian could not say "yes" to that if Paul had divine inspiration.</text:p>
            </text:list-item>
            <text:list-item>
              <text:p text:style-name="P139">There is a much easier answer.</text:p>
              <text:list>
                <text:list-item>
                  <text:p text:style-name="P140"><text:span text:style-name="T327">Paul meant</text:span> all the Roman world.</text:p>
                </text:list-item>
              </text:list>
            </text:list-item>
            <text:list-item>
              <text:p text:style-name="P140">Paul certainly knew not every place in the literal world has heard the gospel, or else he would not have wanted to travel to Spain.<text:line-break/><text:span text:style-name="T400">Paul was an educated man; it's hardly possible to think he didn't know that places as the far east were not yet reached with the gospel.</text:span></text:p>
            </text:list-item>
            <text:list-item>
              <text:p text:style-name="P140">The apostle Paul is believed to have died around 66 AD and definitely finished all his writings well before 70 AD.</text:p>
            </text:list-item>
            <text:list-item>
              <text:p text:style-name="P139">If this is the way 1st century people spoke, then why would we deny the Biblical use of the word?</text:p>
            </text:list-item>
          </text:list>
        </text:list-item>
      </text:list>
      <text:h text:style-name="P137" text:outline-level="8"><text:s/><text:span text:style-name="T6">Colossians 1:23 </text:span><text:span text:style-name="T392">(Gospel proclaimed in all creation)</text:span></text:h>
      <text:p text:style-name="P141"><text:s/><text:span text:style-name="T6">Colossians 1:23</text:span><text:line-break/><text:span text:style-name="T6">23.</text:span> <text:span text:style-name="T16">if indeed you continue in [fn]the faith firmly grounded and steadfast, and not moved away from the hope of </text:span><text:span text:style-name="T17">the gospel, which you have heard, which was proclaimed in all creation under heaven</text:span><text:span text:style-name="T16">, and of which I, Paul, [fn]was made a [fn]minister.</text:span></text:p>
      <text:list xml:id="list192356510184783" text:continue-numbering="true" text:style-name="L22">
        <text:list-item text:start-value="1">
          <text:p text:style-name="P142"><text:soft-page-break/>Has the gospel been <text:span text:style-name="T17">proclaimed to every creature under heaven</text:span>?</text:p>
          <text:list>
            <text:list-item>
              <text:p text:style-name="P143">According to a 1st century definition, yes.<text:line-break/>To a 21st century definition? no.<text:line-break/>Why should 21st century readers be allowed to define the 1st century use of the word differently?</text:p>
            </text:list-item>
          </text:list>
        </text:list-item>
        <text:list-item>
          <text:p text:style-name="P142">If Paul having written about places yet unreached with the gospel writes something like this, we have a clear indication that using this kind of language was not mean to be understood as our 21st century understanding, but Paul and the 1st century reader's understanding.</text:p>
        </text:list-item>
      </text:list>
      <text:h text:style-name="P137" text:outline-level="8"><text:span text:style-name="T6">Acts 2:5 </text:span><text:span text:style-name="T392">(Jews from every nation)</text:span></text:h>
      <text:p text:style-name="P144"><text:span text:style-name="T6">Acts 2:5</text:span> – <text:span text:style-name="T401">we </text:span>see another example of hyperbole<text:line-break/><text:span text:style-name="T6">5.</text:span> <text:span text:style-name="T16">Now there were Jews living in Jerusalem, devout men </text:span><text:span text:style-name="T17">from </text:span><text:span text:style-name="T397">every nation</text:span><text:span text:style-name="T17"> under heaven</text:span><text:span text:style-name="T16">.</text:span></text:p>
      <text:list xml:id="list192356173256589" text:continue-numbering="true" text:style-name="L22">
        <text:list-item text:start-value="1">
          <text:p text:style-name="P145">Were there Jews from Australia and North America there?<text:line-break/>Of course no<text:span text:style-name="T401">t</text:span>.</text:p>
        </text:list-item>
        <text:list-item>
          <text:p text:style-name="P145">Every nation under heaven must by definition limited to the nations that Jews lived in.</text:p>
        </text:list-item>
        <text:list-item>
          <text:p text:style-name="P145">This language is very similiar to "<text:span text:style-name="T17">every creature under heaven</text:span>".</text:p>
        </text:list-item>
      </text:list>
      <text:h text:style-name="P89" text:outline-level="7">Literal Interpretation vs. Authorial Intent<text:span text:style-name="T2">(the author's intention)</text:span></text:h>
      <text:list xml:id="list192355897967539" text:continue-numbering="true" text:style-name="L22">
        <text:list-item text:start-value="1">
          <text:p text:style-name="P145">People who insist the bible must always be read "literally" are going to have trouble understanding passages like these.<text:line-break/>Instead, we must understand the passage is to read it as the writers intended it to be understood <text:span text:style-name="T402">(authorial intent), and the way the 1st century </text:span><text:span text:style-name="T327">audience would.</text:span></text:p>
        </text:list-item>
        <text:list-item>
          <text:p text:style-name="P146">Paul said this spread of the gospel to all the world happened in his day, which was well before 70 AD. <text:span text:style-name="T403">This is a hyperbolic use of languge.</text:span></text:p>
        </text:list-item>
        <text:list-item>
          <text:p text:style-name="P147">It does not all all discredit the Bible to consider that Jesus was speaking with hyperbole when saying "the whole world".</text:p>
        </text:list-item>
        <text:list-item>
          <text:p text:style-name="P148">Writers of different cultures express themsevles in different ways.<text:line-break/>We can be stubborn and insist all cultures must express themselves in the exact same way we do, but will then have trouble understanding what the people from that other culture have said in doing so.</text:p>
        </text:list-item>
        <text:list-item>
          <text:p text:style-name="P149">While it is possible Jesus is not using hyperbole, we have good reason to believe Jesus is using hyperbole with this language as much of the New Testament writers also do.</text:p>
        </text:list-item>
      </text:list>
      <text:h text:style-name="P89" text:outline-level="7"><text:bookmark-start text:name="__RefHeading___Toc51895_3561692326"/>Dispensationalist Commentary<text:bookmark-end text:name="__RefHeading___Toc51895_3561692326"/></text:h>
      <text:p text:style-name="P150">Here is what a Dispensationalist commentator has to say in opposition to what has been said so far.</text:p>
      <text:p text:style-name="P151">David Guzik Commentary:</text:p>
      <text:list text:style-name="L23">
        <text:list-item>
          <text:p text:style-name="P152"><text:span text:style-name="T404">"</text:span><text:span text:style-name="T405">Jesus also promised that before the end, the gospel would go out to the whole world. The persecution, false prophets, and general downgrade of society would not prevent the spread of the gospel.</text:span><text:span text:style-name="T404">"</text:span></text:p>
        </text:list-item>
        <text:list-item>
          <text:p text:style-name="P153"><text:soft-page-break/>Guzik then cites a Morcan commentary here: </text:p>
        </text:list-item>
      </text:list>
      <text:list xml:id="list192356374614946" text:continue-list="list192355897967539" text:style-name="L22">
        <text:list-item>
          <text:list>
            <text:list-item>
              <text:list>
                <text:list-item>
                  <text:p text:style-name="P154">"<text:span text:style-name="T406">“</text:span><text:span text:style-name="T407">Some claim this has already been done</text:span><text:span text:style-name="T406">, and that therefore the end of the age is necessarily close at hand. This conclusion is open to grave doubt. </text:span><text:span text:style-name="T407">Everything depends on the meaning of the words</text:span><text:span text:style-name="T406">, ‘for a testimony.’” (Morgan)</text:span>"</text:p>
                </text:list-item>
                <text:list-item>
                  <text:p text:style-name="P154"><text:span text:style-name="T6">Note:</text:span><text:line-break/><text:span text:style-name="T408">Morgan is right, </text:span><text:span text:style-name="T409">the meaning of the words do matter</text:span><text:span text:style-name="T408">; there is no doubt left on what </text:span><text:span text:style-name="T410">the whole </text:span><text:span text:style-name="T408">"world" means </text:span><text:span text:style-name="T410">to the 1st century reader </text:span><text:span text:style-name="T408">when you look at how it is used elsewhere.</text:span></text:p>
                </text:list-item>
              </text:list>
            </text:list-item>
            <text:list-item>
              <text:p text:style-name="P154"><text:span text:style-name="T411">Guzik goes onto cite that </text:span>Revelation 14:6-7 <text:span text:style-name="T411">says angels will supernaturally spread the gospel through the whole world before Jesus comes back.</text:span></text:p>
              <text:list>
                <text:list-item>
                  <text:p text:style-name="P155">See my Revelation commentary on that section, where I give reasons to believe that is the Church spreading the gospel during this present age.</text:p>
                </text:list-item>
                <text:list-item>
                  <text:p text:style-name="P155">To use that passage to interpret what Jesus says here is to use a less clear passage, when we have much clearer passages to lean on, as I cite elsewhere in this verse's commentary.</text:p>
                </text:list-item>
              </text:list>
            </text:list-item>
          </text:list>
        </text:list-item>
      </text:list>
      <text:h text:style-name="P44" text:outline-level="6"><text:bookmark-start text:name="__RefHeading___Toc51897_3561692326"/>Greek Language Analysis of "Whol<text:span text:style-name="T378">e</text:span> World"<text:bookmark-end text:name="__RefHeading___Toc51897_3561692326"/></text:h>
      <text:list text:style-name="L24">
        <text:list-item>
          <text:p text:style-name="P156">Here are several <text:span text:style-name="T412">more </text:span>reasons to believe Jesus did not mean "whole world" as we understand that to mean in the 21st century. Rather, He meant it to be understood in the context of a 1st century hearer of His words. Let's see how the 1st century person viewed the word Jesus used.</text:p>
        </text:list-item>
      </text:list>
      <text:h text:style-name="P89" text:outline-level="7">whole world <text:span text:style-name="T413">(past fulfilled – the Roman Empire)</text:span></text:h>
      <text:list xml:id="list192355911954992" text:continue-list="list192356374614946" text:style-name="L22">
        <text:list-item>
          <text:list>
            <text:list-item>
              <text:p text:style-name="P138"><text:span text:style-name="T414">The Greek word for </text:span><text:span text:style-name="T415">world</text:span><text:span text:style-name="T414"> is "</text:span><text:span text:style-name="T416">oikumene</text:span><text:span text:style-name="T414">"<text:line-break/>which is the same word used in Acts 11:28 + Luke 2:1,<text:line-break/>where both mean </text:span><text:span text:style-name="T417">of the</text:span><text:span text:style-name="T414"> "Roman Empire" or "Roman World",<text:line-break/>not the entire planet.</text:span></text:p>
            </text:list-item>
          </text:list>
        </text:list-item>
      </text:list>
      <text:h text:style-name="P137" text:outline-level="8"><text:span text:style-name="T391">Acts 11:28 </text:span><text:span text:style-name="T392">(great famine over the oikumene)</text:span></text:h>
      <text:p text:style-name="P10"><text:span text:style-name="T391">28. </text:span><text:span text:style-name="T418">And one of them named Agabus stood up and indicated [fn]by the Spirit that there was going to be </text:span><text:span text:style-name="T419">a great famine all over the [fn]</text:span><text:span text:style-name="T420">world</text:span><text:span text:style-name="T421">[</text:span><text:span text:style-name="T422">oikumene</text:span><text:span text:style-name="T421">]</text:span><text:span text:style-name="T418">. [fn]And this took place in the reign of Claudius.</text:span></text:p>
      <text:h text:style-name="P137" text:outline-level="8">Luke 2:1 <text:span text:style-name="T369">(Caesar taxed all the oikumene)</text:span></text:h>
      <text:p text:style-name="P10"><text:span text:style-name="T391">1. </text:span><text:span text:style-name="T418">Now it happened that in those days a decree went out from Caesar Augustus for a census to be taken of </text:span><text:span text:style-name="T419">all [fn]the inhabited </text:span><text:span text:style-name="T420">earth</text:span><text:span text:style-name="T421">[</text:span><text:span text:style-name="T422">oikumene</text:span><text:span text:style-name="T421">]</text:span><text:span text:style-name="T418">.</text:span></text:p>
      <text:list text:style-name="L25">
        <text:list-item>
          <text:p text:style-name="P157">No, Caesar did not tax the Aborigines in Australia or the Mayans in central America.</text:p>
        </text:list-item>
        <text:list-item>
          <text:p text:style-name="P158"><text:span text:style-name="T292">Why would we understand Jesus to mean the whole world if people didn't understand </text:span><text:span text:style-name="T422">oikumene</text:span><text:span text:style-name="T292"> to mean that? </text:span></text:p>
        </text:list-item>
        <text:list-item>
          <text:p text:style-name="P158"><text:span text:style-name="T422">oikumene</text:span><text:span text:style-name="T423"> </text:span><text:span text:style-name="T424">i</text:span><text:span text:style-name="T425">s</text:span><text:span text:style-name="T292"> used to describe the extent of the Roman Empire.</text:span></text:p>
        </text:list-item>
      </text:list>
      <text:h text:style-name="P137" text:outline-level="8"><text:span text:style-name="T391">Romans 1:8 </text:span><text:span text:style-name="T392">(faith proclaimed through whole oikumene)</text:span></text:h>
      <text:p text:style-name="P10"><text:span text:style-name="T391">8.</text:span><text:span text:style-name="T417"> </text:span><text:span text:style-name="T418">First, I thank my God through Jesus Christ [fn]for you all, because </text:span><text:span text:style-name="T419">your faith is being proclaimed throughout the </text:span><text:span text:style-name="T420">whole world</text:span><text:span text:style-name="T421">[</text:span><text:span text:style-name="T422">oikumene</text:span><text:span text:style-name="T421">]</text:span><text:span text:style-name="T418">.</text:span></text:p>
      <text:list xml:id="list192356159100624" text:continue-list="list192355911954992" text:style-name="L22">
        <text:list-item text:start-value="1">
          <text:p text:style-name="P138"><text:soft-page-break/><text:span text:style-name="T426">Matthew</text:span><text:span text:style-name="T414"> </text:span><text:span text:style-name="T427">uses</text:span><text:span text:style-name="T414"> the word "</text:span><text:span text:style-name="T428">k</text:span><text:span text:style-name="T426">osmos</text:span><text:span text:style-name="T414">" for the entire planet </text:span><text:span text:style-name="T429">elsewhere</text:span><text:span text:style-name="T414">, <text:line-break/>which he could have </text:span><text:span text:style-name="T426">easily</text:span><text:span text:style-name="T414"> </text:span><text:span text:style-name="T426">used</text:span><text:span text:style-name="T414"> here </text:span><text:span text:style-name="T426">instead</text:span><text:span text:style-name="T414"> of </text:span><text:span text:style-name="T426">oikumene</text:span><text:span text:style-name="T414">.</text:span></text:p>
          <text:list>
            <text:list-item>
              <text:p text:style-name="P159">Here are some examples of Matthew using kosmos: <text:line-break/><text:span text:style-name="T6">Matthew 4:8.</text:span> <text:span text:style-name="T16">Again, the devil took him to a very high mountain and showed him all </text:span><text:span text:style-name="T430">the kingdoms of the world</text:span><text:span text:style-name="T16"> (</text:span><text:span text:style-name="T430">kosmos</text:span><text:span text:style-name="T16">) and their splendor.</text:span><text:line-break/><text:span text:style-name="T6">Matthew 13:35.</text:span> <text:span text:style-name="T16">So was fulfilled what was spoken through the prophet. 'I will open my mouth in parables, I will utter things hidden since the creation of </text:span><text:span text:style-name="T430">the world</text:span><text:span text:style-name="T16"> (</text:span><text:span text:style-name="T430">kosmos</text:span><text:span text:style-name="T16">).'</text:span><text:line-break/><text:span text:style-name="T6">Matthew 16:26. </text:span><text:span text:style-name="T16">What good will it be for someone to gain </text:span><text:span text:style-name="T430">the whole world</text:span><text:span text:style-name="T16"> (</text:span><text:span text:style-name="T430">kosmos</text:span><text:span text:style-name="T16">), yet forfeit their soul? Or what can anyone give in exchange for their soul?</text:span><text:line-break/><text:span text:style-name="T6">Matthew 18:7.</text:span> <text:span text:style-name="T16">Woe to </text:span><text:span text:style-name="T430">the world</text:span><text:span text:style-name="T16"> (</text:span><text:span text:style-name="T430">kosmos</text:span><text:span text:style-name="T16">) because of the things that cause people to stumble! Such things must come, but woe to the person through whom they come!</text:span><text:line-break/><text:span text:style-name="T6">Matthew 24:21.</text:span> <text:span text:style-name="T16">For then there will be great distress, unequaled from the beginning of </text:span><text:span text:style-name="T430">the world</text:span><text:span text:style-name="T16"> (</text:span><text:span text:style-name="T430">kosmos</text:span><text:span text:style-name="T16">) until now—and never to be equaled again.</text:span></text:p>
            </text:list-item>
            <text:list-item>
              <text:p text:style-name="P160">Note that the same <text:span text:style-name="T422">oikumene</text:span><text:span text:style-name="T423"> </text:span><text:span text:style-name="T431">word is used in the previous "</text:span><text:a xlink:type="simple" xlink:href="#21.6.2.1.2 Possible meanings – 21st literal vs. 1st century hyperbole|outline" text:style-name="Internet_20_link" text:visited-style-name="Visited_20_Internet_20_Link"><text:span text:style-name="T9">2 possible meanings</text:span></text:a><text:span text:style-name="T431">" section above.</text:span></text:p>
            </text:list-item>
            <text:list-item>
              <text:p text:style-name="P161">There is overwhelming reason to belive Jesus is using common 1st century language, which perfectly fits into the context of Jesus talking about an event to occur to Jews in 70 AD.</text:p>
            </text:list-item>
            <text:list-item>
              <text:p text:style-name="P162">Since Matthew uses kosmos in many places, he could have easily put it here in Matthew 24.<text:line-break/>The places he does insert kosmos make more sense for the entire Earth than just the Roman empire.</text:p>
            </text:list-item>
            <text:list-item>
              <text:p text:style-name="P162">Jesus' declaration of destruction against Jerusalem which happened in AD 70 was a more-so local event. So makes <text:span text:style-name="T422">oikumene</text:span><text:span text:style-name="T432"> </text:span>more sense to use<text:span text:style-name="T412">, compare to kosmos - for the same author</text:span>.</text:p>
            </text:list-item>
          </text:list>
        </text:list-item>
      </text:list>
      <text:h text:style-name="P44" text:outline-level="6">Conclusion <text:span text:style-name="T369">of 'whole world'</text:span></text:h>
      <text:list xml:id="list192356489155429" text:continue-numbering="true" text:style-name="L22">
        <text:list-item text:start-value="1">
          <text:p text:style-name="P163">If this <text:span text:style-name="T433">throughout the whol</text:span><text:span text:style-name="T434">e</text:span><text:span text:style-name="T433"> world</text:span><text:span text:style-name="T435"> is a</text:span> future event and not already fulfilled with the AD 70 destruction, <text:line-break/><text:span text:style-name="T436">then it</text:span><text:span text:style-name="T437"> is </text:span><text:span text:style-name="T438">a part of</text:span><text:span text:style-name="T436"> </text:span><text:span text:style-name="T437">the </text:span><text:span text:style-name="T439">most specific future prophecy</text:span><text:span text:style-name="T437"> that Jesus made which happened after His ascension which </text:span><text:span text:style-name="T440">only </text:span><text:span text:style-name="T437">appears to</text:span> have been already fulfilled.<text:line-break/><text:span text:style-name="T441">Look at all the historical details above that match.</text:span></text:p>
        </text:list-item>
      </text:list>
      <text:h text:style-name="P11" text:outline-level="5" text:is-list-header="true">End will come</text:h>
      <text:list text:continue-numbering="true" text:style-name="L22">
        <text:list-item text:start-value="1">
          <text:p text:style-name="P164">The end of the old covenant, Jewish<text:span text:style-name="T412">/temple</text:span> age will come.</text:p>
        </text:list-item>
        <text:list-item>
          <text:p text:style-name="P165">Remember that Jesus is talking about His coming in judgment on Jerusalem, regarding the 'not one stone left upon another' comment He just made to His disciples.</text:p>
        </text:list-item>
        <text:list-item>
          <text:p text:style-name="P166">Jesus gave no indication He was speaking of anything future to their lifetimes.</text:p>
        </text:list-item>
      </text:list>
      <text:h text:style-name="P40" text:outline-level="4"><text:span text:style-name="T376">v</text:span><text:bookmark-start text:name="__RefHeading___Toc211170_3872114536"/><text:span text:style-name="T442">15 – </text:span><text:span text:style-name="T443">abom of deso</text:span><text:span text:style-name="T444">lation</text:span><text:bookmark-end text:name="__RefHeading___Toc211170_3872114536"/></text:h>
      <text:p text:style-name="P10"><text:span text:style-name="T445">15. </text:span><text:span text:style-name="T446">Therefore when you see the </text:span><text:span text:style-name="T447">ABOMINATION OF DESOLATION</text:span><text:span text:style-name="T446"> which was </text:span><text:span text:style-name="T448">spoken of through Daniel the prophet</text:span><text:span text:style-name="T446">, standing in the holy place </text:span><text:span text:style-name="T448">(let the reader understand)</text:span></text:p>
      <text:h text:style-name="P11" text:outline-level="5" text:is-list-header="true"><text:soft-page-break/>David Guzik Commentary:</text:h>
      <text:list xml:id="list110752308" text:style-name="L26">
        <text:list-item>
          <text:p text:style-name="P167">"When you see the “abomination of desolation”: Essentially, the abomination of desolation speaks of the ultimate desecration of a Jewish temple, the establishment of <text:span text:style-name="T9">an idolatrous image </text:span><text:span text:style-name="T397">in the holy place</text:span><text:span text:style-name="T9"> itself</text:span>, which will inevitably result in the judgment of God. It is the abomination that brings desolation."</text:p>
          <text:list>
            <text:list-item>
              <text:p text:style-name="P168"><text:span text:style-name="T6">Note: </text:span><text:line-break/>Where does Guzik get this idea that there must be an "image" in the temple?<text:line-break/>It is probably an unwarranted assumption from the 2 Thessalonians chapter 2 passage, which makes more assumptions which fall upon issues <text:span text:style-name="T449">of their own</text:span>.</text:p>
              <text:list>
                <text:list-item>
                  <text:p text:style-name="P169">For one, there is no "image" mentioned in 2 Thessalonians 2.</text:p>
                </text:list-item>
                <text:list-item>
                  <text:p text:style-name="P168">Extrabiblical records show all kinds of sacrilege was done during the AD 70 temple destruction, which is shown elsewhere in this chapter study, <text:span text:style-name="T450">such as worship of the Roman emperor in the temple</text:span>.</text:p>
                  <text:list>
                    <text:list-item>
                      <text:p text:style-name="P170">Others posit that a 1st century understanding could have interpreted the armies as having breached some holy space for the city of Jerusalem, which could have even extended outside the city limits</text:p>
                    </text:list-item>
                    <text:list-item>
                      <text:p text:style-name="P170">The point is, there are plenty of possibilities for how this was fulfilled by the AD 70 siege - Matthew 24 was written before it happened, so it makes sense that we are not told which incident was the fulfillment.</text:p>
                    </text:list-item>
                  </text:list>
                </text:list-item>
                <text:list-item>
                  <text:p text:style-name="P171">There was sacrilege that happened in the temple even before the Romans got there.</text:p>
                </text:list-item>
                <text:list-item>
                  <text:p text:style-name="P168"><text:span text:style-name="T451">As commented on below, the parallel Luke gospel tells us the abomination of desolation would be human armies </text:span><text:span text:style-name="T452">(Rome).<text:line-break/></text:span><text:span text:style-name="T453">The historical record shows that the Christian Jews fled as soon as the armies sourrounded, then left Jerusalem, so since they fled at that point, that must have been what the Christian Jews interpreted as the abomination of desolation.<text:line-break/>Why would we believe it was something different than what the 1st century Christian Jews thought?</text:span></text:p>
                </text:list-item>
              </text:list>
            </text:list-item>
          </text:list>
        </text:list-item>
        <text:list-item>
          <text:p text:style-name="P168"><text:span text:style-name="T454">Guzik:</text:span><text:line-break/>"<text:span text:style-name="T397">Standing in the holy place</text:span>: <text:span text:style-name="T14">This means that the abomination of desolation takes place in the Jewish temple. This is the only plain meaning of the phrase holy place. Some believe it happened in a prior Jewish temple, before it was destroyed in AD 70. Others – more properly – believe it will happen in the holy place of a rebuilt temple.</text:span>"<text:line-break/>"<text:span text:style-name="T14">Those who believe that the events of Matthew 24 were all or mostly all fulfilled in AD 70 have a difficulty here. </text:span><text:span text:style-name="T455">There is no good evidence at all that what they believe was the abomination of desolation</text:span><text:span text:style-name="T14"> (the Roman armies or their ensigns) were ever set up as idolatrous images in the holy place of the temple. Instead, the temple was destroyed before the Romans entered.</text:span>"</text:p>
          <text:list>
            <text:list-item>
              <text:p text:style-name="P172"><text:span text:style-name="T6">Note:</text:span><text:line-break/>Even though Guzik believes this part of Matthew 24 is talking about the AD 70 temple <text:soft-page-break/>destruction, he seems to expect that there must be another temple built because in his mind, the 'standing in the holy place' part of the passage was not fulfilled in AD 70.<text:line-break/><text:span text:style-name="T122">Keep in mind that in </text:span><text:a xlink:type="simple" xlink:href="#44.2.4.v4 sits in the temple of God|outline" text:style-name="Internet_20_link" text:visited-style-name="Visited_20_Internet_20_Link"><text:span text:style-name="T122">2 Thessalonians</text:span></text:a><text:span text:style-name="T122">, the "man of lawlessness" is </text:span><text:span text:style-name="T456">sitting</text:span><text:span text:style-name="T122">, not </text:span><text:span text:style-name="T456">standing</text:span><text:span text:style-name="T122">.</text:span><text:line-break/>Remember that Matthew writes in a way that Jewish audiences would most understand. Luke interprets the desolation to be a human army surrounding Jerusalem, which did happen.<text:line-break/><text:span text:style-name="T457">The Dispensationalist ignores the plain reading of the parallel passage </text:span><text:span text:style-name="T458">in Luke</text:span><text:span text:style-name="T457"> which takes the Jewish hebraisms out of the way.<text:line-break/></text:span><text:span text:style-name="T459">Guzik's commentary is silent about Luke's parallel account on this verse, which is a key indicator that he knows it weakens the Dispensational position; there's no way he couldn't know about it. </text:span><text:span text:style-name="T460">He references Luke 21:29-31 later in this chapter to talk about the fig tree, so we know he looked at the parallel chapter.</text:span><text:line-break/>Hence, we have no reason to believe there will be a future temple or destruction based on Matthew 24.<text:line-break/>Another temple could be built, but it's not one that is prophesied about.<text:line-break/><text:span text:style-name="T461">The Dispensationalist interpretation is therefore eisogetical in nature, and uses special pleading.</text:span></text:p>
              <text:list>
                <text:list-item>
                  <text:p text:style-name="P171">Also note how Guzik completely ignores the historical record which gives several possibilities of the temple being desecrated before the Romans came.<text:line-break/>There are plenty of possibilities<text:span text:style-name="T412">.</text:span></text:p>
                </text:list-item>
              </text:list>
            </text:list-item>
            <text:list-item>
              <text:p text:style-name="P173"><text:span text:style-name="T6">Guzik:</text:span><text:line-break/>Says that the "Daniel the prophet" part of the passage refers to an already past Daniel 11:31 instance of temple desecration by Antiochus Epiphanies.<text:line-break/>He assumes that will occur again in the future, <text:span text:style-name="T453">seemingly in the exact same way </text:span><text:span text:style-name="T461">(special pleading)</text:span><text:span text:style-name="T453">.</text:span><text:line-break/>Guzik also says that 2 Thess 2:3-4 has Paul telling us that the "man of lawlessness" will be part of that future event "so that he sits as God in the temple of God, showing himself that he is God".</text:p>
              <text:list>
                <text:list-item>
                  <text:p text:style-name="P173"><text:span text:style-name="T6">Note:</text:span><text:line-break/>An independent verification of the 2 Thess passage Guzik cites must be done. It is a vague section of Paul's epistle of which has some of the most speculations of any passage of scripture as to its proper interpretation.<text:line-break/>If our interpretive method is to use the clearer passages first, such as the Luke parallel account which Guzik did not mention, <text:span text:style-name="T462">then we shouldn't use unclear texts as this 2 Thess passage as primary over clearer ones.<text:line-break/></text:span><text:span text:style-name="T463">Jesus gives no signs for His 2nd coming later on, so we would have a conflict/contradiction if Paul is saying we do expect apostacy as a sign of Jesus' 2nd coming.<text:line-break/>Isn't Jesus' words primary when there is doubt about a text's meaning?<text:line-break/></text:span><text:span text:style-name="T464">Also note that Paul never mentions "temple" as </text:span><text:span text:style-name="T465">the Jewish temple existing at his time </text:span><text:span text:style-name="T464">, but as the spiritual body of Christ.</text:span></text:p>
                </text:list-item>
              </text:list>
            </text:list-item>
          </text:list>
        </text:list-item>
      </text:list>
      <text:h text:style-name="P174" text:outline-level="5" text:is-list-header="true"><text:soft-page-break/><text:span text:style-name="T447">A</text:span><text:span text:style-name="T466">bomination</text:span></text:h>
      <text:list text:style-name="L27">
        <text:list-item>
          <text:p text:style-name="P175">The Old Testament, Biblical idea of an abomination is often understood of as idolatry.</text:p>
          <text:list>
            <text:list-item>
              <text:list>
                <text:list-item>
                  <text:p text:style-name="P176">Old Testament Verses Linking Abomination to Idolatry</text:p>
                </text:list-item>
              </text:list>
            </text:list-item>
          </text:list>
        </text:list-item>
      </text:list>
      <text:p text:style-name="P177">The Hebrew word <text:span text:style-name="Emphasis">toʿevah</text:span> is frequently used in the Old Testament to describe practices, especially idolatry, that are detestable to God. Here are key examples:</text:p>
      <text:list text:style-name="L28">
        <text:list-item>
          <text:p text:style-name="P178"><text:span text:style-name="Strong_20_Emphasis">Deuteronomy 7:25-26</text:span> </text:p>
          <text:list>
            <text:list-item>
              <text:p text:style-name="P178"><text:span text:style-name="Strong_20_Emphasis">Text</text:span>: "The graven images of their gods shall ye burn with fire: thou shalt not desire the silver or gold that is on them, nor take it unto thee, lest thou be snared therein: for it is an abomination (<text:span text:style-name="Emphasis">toʿevah</text:span>) to the Lord thy God. Neither shalt thou bring an abomination (<text:span text:style-name="Emphasis">toʿevah</text:span>) into thine house, lest thou be a cursed thing like it: but thou shalt utterly detest it, and thou shalt utterly abhor it; for it is a cursed thing." </text:p>
            </text:list-item>
            <text:list-item>
              <text:p text:style-name="P178"><text:span text:style-name="Strong_20_Emphasis">Context</text:span>: This explicitly identifies graven images (idols) as abominations. Bringing such objects into one’s home defiles it, emphasizing the seriousness of idolatry in God’s covenant with Israel. </text:p>
            </text:list-item>
          </text:list>
        </text:list-item>
        <text:list-item>
          <text:p text:style-name="P178"><text:span text:style-name="Strong_20_Emphasis">Deuteronomy 27:15</text:span> </text:p>
          <text:list>
            <text:list-item>
              <text:p text:style-name="P178"><text:span text:style-name="Strong_20_Emphasis">Text</text:span>: "Cursed be the man that maketh any graven or molten image, an abomination (<text:span text:style-name="Emphasis">toʿevah</text:span>) unto the Lord, the work of the hands of the craftsman, and putteth it in a secret place. And all the people shall answer and say, Amen." </text:p>
            </text:list-item>
            <text:list-item>
              <text:p text:style-name="P178"><text:span text:style-name="Strong_20_Emphasis">Context</text:span>: This curse from the Law of Moses directly associates the creation and worship of idols with an abomination, reinforcing that such practices are detestable to God. </text:p>
            </text:list-item>
          </text:list>
        </text:list-item>
        <text:list-item>
          <text:p text:style-name="P178"><text:span text:style-name="Strong_20_Emphasis">1 Kings 11:5-7</text:span> </text:p>
          <text:list>
            <text:list-item>
              <text:p text:style-name="P178"><text:span text:style-name="Strong_20_Emphasis">Text</text:span>: "For Solomon went after Ashtoreth the goddess of the Zidonians, and after Milcom the abomination (<text:span text:style-name="Emphasis">toʿevah</text:span>) of the Ammonites... Then did Solomon build an high place for Chemosh, the abomination (<text:span text:style-name="Emphasis">toʿevah</text:span>) of Moab, in the hill that is before Jerusalem..." </text:p>
            </text:list-item>
            <text:list-item>
              <text:p text:style-name="P178"><text:span text:style-name="Strong_20_Emphasis">Context</text:span>: Foreign gods and their worship sites are called abominations, showing that idolatry, especially when introduced into Israel’s sacred spaces, is a grave offense. </text:p>
            </text:list-item>
          </text:list>
        </text:list-item>
        <text:list-item>
          <text:p text:style-name="P178"><text:span text:style-name="Strong_20_Emphasis">2 Kings 23:13</text:span> </text:p>
          <text:list>
            <text:list-item>
              <text:p text:style-name="P178"><text:span text:style-name="Strong_20_Emphasis">Text</text:span>: "And the high places that were before Jerusalem, which were on the right hand of the mount of corruption, which Solomon the king of Israel had builded for Ashtoreth the abomination (<text:span text:style-name="Emphasis">toʿevah</text:span>) of the Zidonians, and for Chemosh the abomination (<text:span text:style-name="Emphasis">toʿevah</text:span>) of the Moabites, and for Milcom the abomination (<text:span text:style-name="Emphasis">toʿevah</text:span>) of the children of Ammon, did the king defile." </text:p>
            </text:list-item>
            <text:list-item>
              <text:p text:style-name="P178"><text:span text:style-name="Strong_20_Emphasis">Context</text:span>: King Josiah’s reforms target idolatrous sites, explicitly called abominations, highlighting how foreign worship defiled Jerusalem’s sanctity. </text:p>
            </text:list-item>
          </text:list>
        </text:list-item>
        <text:list-item>
          <text:p text:style-name="P178"><text:span text:style-name="Strong_20_Emphasis">Isaiah 44:19</text:span> </text:p>
          <text:list>
            <text:list-item>
              <text:p text:style-name="P178"><text:span text:style-name="Strong_20_Emphasis">Text</text:span>: "And none considereth in his heart, neither is there knowledge nor understanding to say, I have burned part of it in the fire... and shall I make the residue thereof an abomination (<text:span text:style-name="Emphasis">toʿevah</text:span>)? shall I fall down to the stock of a tree?" </text:p>
            </text:list-item>
            <text:list-item>
              <text:p text:style-name="P178"><text:span text:style-name="Strong_20_Emphasis">Context</text:span>: Isaiah mocks idolatry, calling the worship of man-made images an abomination, emphasizing the foolishness and sin of venerating crafted objects. </text:p>
            </text:list-item>
          </text:list>
        </text:list-item>
        <text:list-item>
          <text:p text:style-name="P178"><text:span text:style-name="Strong_20_Emphasis">Ezekiel 8:9-10, 13</text:span> </text:p>
          <text:list>
            <text:list-item>
              <text:p text:style-name="P178"><text:soft-page-break/><text:span text:style-name="Strong_20_Emphasis">Text</text:span>: "And he said unto me, Go in, and behold the wicked abominations (<text:span text:style-name="Emphasis">toʿevah</text:span>) that they do here. So I went in and saw; and behold every form of creeping things, and abominable beasts, and all the idols of the house of Israel, portrayed upon the wall round about... He said also unto me, Turn thee yet again, and thou shalt see greater abominations (<text:span text:style-name="Emphasis">toʿevah</text:span>) that they do." </text:p>
            </text:list-item>
            <text:list-item>
              <text:p text:style-name="P179"><text:span text:style-name="Strong_20_Emphasis">Context</text:span>: Ezekiel’s vision reveals idolatrous practices in the temple, explicitly called abominations, showing how idolatry defiles God’s holy place.</text:p>
            </text:list-item>
          </text:list>
        </text:list-item>
      </text:list>
      <text:h text:style-name="P44" text:outline-level="6">Nehemiah</text:h>
      <text:list text:style-name="L29">
        <text:list-item>
          <text:p text:style-name="P180">Toward the end of the book of Nehemiah, Nehemiah saw people profaning the Sabbath by doing commercialism/trade at the city walls, so he cleared the area around it</text:p>
        </text:list-item>
        <text:list-item>
          <text:p text:style-name="P180">But if the Romans came and put their idolatrous standards on the ground around the walls, that ground which was holy for sabbath keeping would then be defiled. It would be an abomination. Is that what Jesus meant?</text:p>
        </text:list-item>
        <text:list-item>
          <text:p text:style-name="P181">Were these idols standing in the place where they should not?</text:p>
        </text:list-item>
        <text:list-item>
          <text:p text:style-name="P182">Reread the Luke parallel verse: <text:line-break/><text:span text:style-name="T467">20. </text:span><text:span text:style-name="T468">“But </text:span><text:span text:style-name="T469">when you see Jerusalem surrounded by armies</text:span><text:span text:style-name="T468">, then know that its </text:span><text:span text:style-name="T469">desolation</text:span><text:span text:style-name="T468"> has come </text:span><text:span text:style-name="T469">near</text:span><text:span text:style-name="T468">."</text:span></text:p>
          <text:list>
            <text:list-item>
              <text:p text:style-name="P182"><text:span text:style-name="T292">Luke takes this Matthew 24:15 verse:</text:span><text:span text:style-name="T16"><text:line-break/>"</text:span><text:span text:style-name="T446">the </text:span><text:span text:style-name="T447">ABOMINATION OF DESOLATION</text:span><text:span text:style-name="T446"> which was </text:span><text:span text:style-name="T448">spoken of through Daniel the prophet</text:span><text:span text:style-name="T446">, standing in the holy place</text:span><text:span text:style-name="T16">"<text:line-break/>and <text:line-break/></text:span><text:span text:style-name="T368">Luke 21:20</text:span><text:span text:style-name="T16"><text:line-break/></text:span><text:span text:style-name="T470">20. </text:span><text:span text:style-name="T471">“But when you see Jerusalem surrounded by armies, then know that its desolation is near.</text:span></text:p>
              <text:list>
                <text:list-item>
                  <text:p text:style-name="P183"><text:span text:style-name="T472">A</text:span><text:span text:style-name="T48">nd may be telling us that something about the Roman armies surrounding Jerusalem has to do with the standing in the holy place.</text:span></text:p>
                </text:list-item>
                <text:list-item>
                  <text:p text:style-name="P184">This understanding about the holy barrier Nehemiah established for Sabbath, and what the Roman Armies did, is a possible option for what happened.</text:p>
                </text:list-item>
              </text:list>
            </text:list-item>
          </text:list>
        </text:list-item>
      </text:list>
      <text:h text:style-name="P11" text:outline-level="5"><text:span text:style-name="T447">ABOM</text:span><text:span text:style-name="T473">...</text:span><text:span text:style-name="T447"> OF DESOLATION </text:span><text:span text:style-name="T474">(let the reader understand)</text:span></text:h>
      <text:list xml:id="list192357100526027" text:continue-list="list110752308" text:style-name="L26">
        <text:list-item>
          <text:list>
            <text:list-item>
              <text:p text:style-name="P185">Matthew writes in a way geared towards Jewish audiences; they would know what the abomination reference meant merely by Jesus' reference to Daniel.</text:p>
              <text:list>
                <text:list-item>
                  <text:list>
                    <text:list-item>
                      <text:p text:style-name="P186"><text:span text:style-name="T6">Daniel 9:27</text:span>, because that is where Messiah is cut off.</text:p>
                    </text:list-item>
                  </text:list>
                </text:list-item>
              </text:list>
            </text:list-item>
            <text:list-item>
              <text:p text:style-name="P185">The gospel of Luke is primarily written to a gentile audience, so this part of the verse appears interpreted by Luke so that the non-Jewish reader could understand what it means:</text:p>
            </text:list-item>
          </text:list>
        </text:list-item>
      </text:list>
      <text:h text:style-name="P44" text:outline-level="6"><text:soft-page-break/><text:span text:style-name="T475">Luke 21:</text:span><text:span text:style-name="T476">20 </text:span><text:span text:style-name="T477">(surrounded by armies)</text:span></text:h>
      <text:p text:style-name="P187"><text:span text:style-name="T478">20. </text:span><text:span text:style-name="T468">“But </text:span><text:span text:style-name="T469">when you see Jerusalem surrounded by armies</text:span><text:span text:style-name="T468">, then know that its </text:span><text:span text:style-name="T469">desolation</text:span><text:span text:style-name="T468"> has come </text:span><text:span text:style-name="T469">near</text:span><text:span text:style-name="T468">."</text:span><text:span text:style-name="T479"><text:line-break/></text:span>Further down in the notes describe what the "desecration" was.</text:p>
      <text:list xml:id="list192356558970620" text:continue-numbering="true" text:style-name="L26">
        <text:list-item>
          <text:list>
            <text:list-item>
              <text:list>
                <text:list-item>
                  <text:p text:style-name="P188">Luke interprets it, so he doesn't feel the need to add the "<text:span text:style-name="T480">(let the reader understand)" </text:span>clause that Matthew did.</text:p>
                </text:list-item>
              </text:list>
            </text:list-item>
          </text:list>
        </text:list-item>
      </text:list>
      <text:h text:style-name="P44" text:outline-level="6">Standing</text:h>
      <text:list text:style-name="L30">
        <text:list-item>
          <text:p text:style-name="P189">The Greek word for "standing" (hestekota) in Matthew 24:15 can imply a military posture, as in troops arrayed or positioned around a location, rather than a literal idol erected inside a building. The "abomination" (bdelygma) evokes something detestable to Jews, such as pagan idolatry—fitting for Roman legions, whose standards bore eagles and images of the emperor, considered blasphemous symbols of false gods. These standards were "standing" outside the city walls during the siege, visible to observers. </text:p>
        </text:list-item>
        <text:list-item>
          <text:p text:style-name="P189">Moreover, the "holy place" (topos hagios) need not refer exclusively to the temple's inner sanctum; in biblical Hebrew and Greek idioms, it can denote the holy city of Jerusalem or the broader land of Judea, as seen in passages like Matthew 4:5 (Jerusalem as the "holy city") or Isaiah 52:1.</text:p>
        </text:list-item>
        <text:list-item>
          <text:p text:style-name="P190">Also note that the Daniel 9 passage uses "abomination" in "on the wing of abomination will come one who makes desolate", which gives the impression of something coming, which matches the interpretation that Luke gives with the visual cue of armies surrounding Jerusalem.</text:p>
        </text:list-item>
        <text:list-item>
          <text:p text:style-name="P190">While an act of sacrilige in the temple could be a sign for the Christian Jews to flee the city, seeing an army would be much harder to miss.</text:p>
        </text:list-item>
        <text:list-item>
          <text:p text:style-name="P190">Either are logical possibilities.</text:p>
        </text:list-item>
      </text:list>
      <text:h text:style-name="P44" text:outline-level="6">The Antichrist?</text:h>
      <text:list text:style-name="L31">
        <text:list-item>
          <text:p text:style-name="P191">Is often seen as the world-ruling Antichrist figure in the future,<text:line-break/>but the context dictates it must occur in the fist century because: </text:p>
          <text:list>
            <text:list-item>
              <text:p text:style-name="P191">This "abomination" stands in the "holy place", which is the temple before them.<text:line-break/>(cp. Matt 32:38-24:2)<text:span text:style-name="T412">.<text:line-break/>No future temple is mentioned for this to happen in.</text:span></text:p>
            </text:list-item>
            <text:list-item>
              <text:p text:style-name="P191">His audience could imagine no other place than Jerusalem as the "holy city"<text:line-break/>(Neh 11:1, 18; Isa 48:2; 52:1; Dan 9:24; Matt 4:5; 27:53)</text:p>
            </text:list-item>
            <text:list-item>
              <text:p text:style-name="P191">Jesus is responding to questions about the very temple that his disciples we asking about as they pointed out the temple buildings, to which Jesus mentioned its stones would not remain upon one another (Matt 24:1,2).<text:line-break/>The holy place will be dismantled and desecrated by Roman soldiers within 40 years, a generation.</text:p>
            </text:list-item>
          </text:list>
        </text:list-item>
      </text:list>
      <text:list xml:id="list192356916004369" text:continue-list="list192356558970620" text:style-name="L26">
        <text:list-item>
          <text:list>
            <text:list-item>
              <text:list>
                <text:list-item>
                  <text:p text:style-name="P192"><text:span text:style-name="T473">See </text:span><text:span text:style-name="T481">Daniel 9:27</text:span><text:span text:style-name="T473"> – talks about the abomination that makes desolate<text:line-break/></text:span><text:span text:style-name="T482">(talks about what Jesus is talking about, which was future to happen in AD 70)</text:span><text:span text:style-name="T483">\</text:span></text:p>
                </text:list-item>
                <text:list-item>
                  <text:p text:style-name="P193"><text:soft-page-break/>This chapter includes the destruction of the temple.</text:p>
                </text:list-item>
                <text:list-item>
                  <text:p text:style-name="P192"><text:span text:style-name="T481">Daniel 11:31,12,11</text:span><text:span text:style-name="T473"> mention</text:span><text:span text:style-name="T484">s</text:span><text:span text:style-name="T473"> similar language, </text:span><text:span text:style-name="T485">talking about the desecration that Antiochus Epiphines did, </text:span><text:span text:style-name="T482">which is 200 years prior to Jesus</text:span><text:span text:style-name="T485">.</text:span></text:p>
                </text:list-item>
                <text:list-item>
                  <text:p text:style-name="P193">But here the temple is not destroyed.</text:p>
                </text:list-item>
                <text:list-item>
                  <text:p text:style-name="P192"><text:span text:style-name="T473">N</text:span><text:span text:style-name="T486">owhere in the NT is </text:span><text:a xlink:type="simple" xlink:href="#15.3.1.70 Weeks of Daniel (v24-27)|outline" text:style-name="Internet_20_link" text:visited-style-name="Visited_20_Internet_20_Link"><text:span text:style-name="T487">Daniel 9</text:span><text:span text:style-name="T488"> </text:span></text:a><text:span text:style-name="T486">linked to any antichrist figure.<text:line-break/>Jesus is the only one who makes the connection </text:span><text:span text:style-name="T483">to Daniel 9, the temple's destruction, and desolation</text:span><text:span text:style-name="T486">.<text:line-break/></text:span><text:span text:style-name="T489">If Jesus was not correct with this prediction, He would be a false prophet</text:span><text:span text:style-name="T490">, since nothing in the 70 weeks of the Daniel 9 prophecy allow for a pause in the prophecy timeline. See Daniel 9 commentary for why that is not the only futurist issue.</text:span></text:p>
                </text:list-item>
              </text:list>
            </text:list-item>
          </text:list>
        </text:list-item>
      </text:list>
      <text:h text:style-name="P11" text:outline-level="5" text:is-list-header="true"><text:span text:style-name="T491">Holy Place</text:span><text:span text:style-name="T492"> - </text:span><text:span text:style-name="T493">Which temple?</text:span></text:h>
      <text:list xml:id="list192355169086844" text:continue-numbering="true" text:style-name="L26">
        <text:list-item text:start-value="1">
          <text:p text:style-name="P192"><text:span text:style-name="T494">is Jesus talking about the AD 70 temple or another?<text:line-break/>The immediate context is Jesus talking about that AD 70 temple </text:span><text:span text:style-name="T495">because He said there would not be one stone that would be left upon another... for the temple they were physically looking at.</text:span></text:p>
          <text:list>
            <text:list-item>
              <text:p text:style-name="P194">The abomination must have something to do with the Holy Place.</text:p>
              <text:list>
                <text:list-item>
                  <text:p text:style-name="P195">the Holy Place is the temple.</text:p>
                </text:list-item>
                <text:list-item>
                  <text:p text:style-name="P195">the abomination of desolation is an event</text:p>
                </text:list-item>
                <text:list-item>
                  <text:p text:style-name="P195">it must happen in that generation</text:p>
                </text:list-item>
                <text:list-item>
                  <text:p text:style-name="P192"><text:span text:style-name="T496">there was the desolation of the city and the temple </text:span><text:span text:style-name="T497">in AD 70.</text:span></text:p>
                </text:list-item>
              </text:list>
            </text:list-item>
          </text:list>
        </text:list-item>
      </text:list>
      <text:h text:style-name="P44" text:outline-level="6"><text:span text:style-name="T498">What </text:span><text:span text:style-name="T499">desecration</text:span><text:span text:style-name="T498">?</text:span></text:h>
      <text:list text:continue-numbering="true" text:style-name="L26">
        <text:list-item text:start-value="1">
          <text:p text:style-name="P192"><text:span text:style-name="T500">Both the Romans and Jews descecrated the temple.<text:line-break/>The Jews had 3 warring factions who were fighting one another from the inside.<text:line-break/>In "Jewish War" 451, </text:span><text:span text:style-name="T501">Josephus said:<text:line-break/>"the outer temple was overflowed with blood and that day as it came on saw 8,500 dead bodies there."<text:line-break/>That's the becau</text:span><text:span text:style-name="T122">se</text:span><text:span text:style-name="T501"> the Jews, while the Jews had them surrounded, the Jews are engaged into civil war. Parted into 3 factions.<text:line-break/>They are fighting among and killing themselves.<text:line-break/>The temple has blood flowing down it. </text:span><text:span text:style-name="T502">And dead men in it. The Jews were causing this.<text:line-break/>The Jewish zealots caused great harm.</text:span></text:p>
        </text:list-item>
        <text:list-item>
          <text:p text:style-name="P192"><text:span text:style-name="T502">"</text:span><text:span text:style-name="T503">Jewish War" 512 says: "the Jewish temple was defiled everywhere with murders<text:line-break/></text:span><text:span text:style-name="T504">in 513: "they went </text:span><text:span text:style-name="T505">over the buildgins and the temple itself and fell upon the priest and those at their sacred offices"<text:line-break/></text:span><text:span text:style-name="T506">The priests are killed and thier blood in the temple.<text:line-break/>This happens before the Romans even got to the city with their armies.</text:span></text:p>
        </text:list-item>
        <text:list-item>
          <text:p text:style-name="P192"><text:soft-page-break/><text:span text:style-name="T506">What did the Romans do?<text:line-break/>Titus does the final act of abomination in the temple.<text:line-break/>Their incense and their SPQR symbol and bowed down to it and worshiped the Roman empire in the place where God was to be worshiped.<text:line-break/>"</text:span><text:span text:style-name="T507">Jewish War" 6:6:1 – "The Romans upon the flight of the seditious into the city and upon the burning of the holy house itself and of all the buildings lying round about it brought their insense upon the temple and set them over against the eastern gate and there did they offer their sacrifices to them and there did they make Titus emperator with the greatest acclimations of joy."</text:span></text:p>
        </text:list-item>
        <text:list-item>
          <text:p text:style-name="P196">Where God was to be worshiped, Rome and the emperor was worshipped.<text:line-break/>The temple was now where Roman pagan worship was happening.</text:p>
        </text:list-item>
        <text:list-item>
          <text:p text:style-name="P197">Again, this is not the only possibility of what the abomination was.</text:p>
        </text:list-item>
      </text:list>
      <text:h text:style-name="P40" text:outline-level="4">v<text:bookmark-start text:name="__RefHeading___Toc155225_573321154"/>16 when you see it - flee<text:bookmark-end text:name="__RefHeading___Toc155225_573321154"/></text:h>
      <text:p text:style-name="P10"><text:span text:style-name="T508">16. </text:span><text:span text:style-name="T509">then let those who are in </text:span><text:span text:style-name="T510">Judea</text:span><text:span text:style-name="T509"> flee to the mountains.</text:span></text:p>
      <text:h text:style-name="P11" text:outline-level="5" text:is-list-header="true">David Guzik Commentary:</text:h>
      <text:p text:style-name="P198">"<text:span text:style-name="T14">This is because at the appearance of the abomination of desolation, the desolation will first be poured out at Judea, and because the church will not be a factor at this time, having already been caught up to meet Jesus in the air (1 Thessalonians 4:16-17).</text:span>"</text:p>
      <text:list xml:id="list1524927821" text:style-name="L32">
        <text:list-item>
          <text:p text:style-name="P199"><text:span text:style-name="T511">Note:</text:span><text:span text:style-name="T512"><text:line-break/>Guzik ignores that Thessalonians mentions the rapture will cause the resurrection of the both the righteous and unrighteous, and bring about the destruction of the heavens and earth with fire</text:span><text:span text:style-name="T513">(2 Peter 3)</text:span><text:span text:style-name="T512">, all happening at once, not over a thousand years.</text:span></text:p>
          <text:list>
            <text:list-item>
              <text:p text:style-name="P200"><text:span text:style-name="T514">1 </text:span><text:span text:style-name="T6">Thessalonians 4:16</text:span> is the 'rapture' verse Guzik is referencing as one that happens secretly<text:span text:style-name="T412">, when in fact - it is very noisy and there is said to be fire and vengeance that God's angels will wreak on the unrighteous - not a secret event at all</text:span>.</text:p>
            </text:list-item>
            <text:list-item>
              <text:p text:style-name="P200">Guzik also assumes <text:span text:style-name="T6">2 Thessalonians 2:8</text:span> as a separate appearance of Jesus from 1 Thessalonians.<text:line-break/><text:span text:style-name="T6">8. </text:span><text:span text:style-name="T515">And then the lawless one will be revealed, whom the Lord Jesus </text:span><text:span text:style-name="T516">will kill with the breath of his mouth</text:span><text:span text:style-name="T515"> and bring to nothing by the appearance of </text:span><text:span text:style-name="T516">his coming</text:span><text:span text:style-name="T515">.</text:span> </text:p>
            </text:list-item>
            <text:list-item>
              <text:p text:style-name="P201"><text:span text:style-name="T6">2 Peter 3:10-13</text:span> says Jesus will destroy the heavens and the earth with fervant heat when He returns.</text:p>
            </text:list-item>
            <text:list-item>
              <text:p text:style-name="P201">Look at <text:a xlink:type="simple" xlink:href="#2.94.The Resurrection|outline" text:style-name="Internet_20_link" text:visited-style-name="Visited_20_Internet_20_Link">the resurrection commentary</text:a> to see Jesus clearly teaching there is only one resurrection of the just. <text:line-break/><text:span text:style-name="T412">The secret rapture belief makes Jesus a false prophet in that Jesus only knew of one resurrection of the just on the last day.</text:span><text:line-break/>Guzik affirms there are at least 2.<text:line-break/><text:soft-page-break/>Jesus says there will only be one.<text:line-break/>Therefore Guzik<text:span text:style-name="T412"> and secret rapture adherents</text:span> must be false and Jesus must be true.</text:p>
            </text:list-item>
          </text:list>
        </text:list-item>
      </text:list>
      <text:h text:style-name="P11" text:outline-level="5" text:is-list-header="true"><text:span text:style-name="T510">Judea </text:span><text:span text:style-name="T517">- </text:span>Not a worldwide phenomena</text:h>
      <text:list text:continue-numbering="true" text:style-name="L32">
        <text:list-item text:start-value="1">
          <text:p text:style-name="P199"><text:span text:style-name="T518">This "g</text:span><text:span text:style-name="T519">reat </text:span><text:span text:style-name="T520">t</text:span><text:span text:style-name="T519">ribulation" </text:span><text:span text:style-name="T521">mentioned here </text:span><text:span text:style-name="T518">is</text:span><text:span text:style-name="T519"> </text:span><text:span text:style-name="T522">n</text:span><text:span text:style-name="T523">ot</text:span><text:span text:style-name="T524"> worldwide.</text:span><text:span text:style-name="T525"><text:line-break/>There's no way this is a worldwide tribulation; it's happening in the land of Israel.<text:line-break/></text:span><text:span text:style-name="T513">The verse says "</text:span><text:span text:style-name="T526">Judea</text:span><text:span text:style-name="T513">".</text:span><text:span text:style-name="T525"><text:line-break/></text:span><text:span text:style-name="T527">If it were worldwide, there would be no place to flee, </text:span><text:span text:style-name="T528">especially in places with no mountains as Louisiana</text:span><text:span text:style-name="T527">.<text:line-break/></text:span><text:span text:style-name="T529">This indicates the great tribulation was a 'past' event </text:span><text:span text:style-name="T530">in reference to Jerusalem, Judea, and the surrounding mountains.</text:span><text:span text:style-name="T529"><text:line-break/>Not future.</text:span></text:p>
        </text:list-item>
        <text:list-item>
          <text:p text:style-name="P202">This is yet another area where the general Western Christian populace has merely listened to teachers without looking at the text for themselves.<text:line-break/>Things have to be read into the text which exist only in a certain theological framework which demands it.</text:p>
        </text:list-item>
      </text:list>
      <text:h text:style-name="P40" text:outline-level="4"><text:span text:style-name="T531">v</text:span><text:bookmark-start text:name="__RefHeading___Toc155227_573321154"/><text:span text:style-name="T6">17-</text:span><text:span text:style-name="T532">20</text:span><text:span text:style-name="T6"> </text:span><text:span text:style-name="T532">housetop, field, pregnant, sabbath</text:span><text:bookmark-end text:name="__RefHeading___Toc155227_573321154"/></text:h>
      <text:p text:style-name="P10"><text:span text:style-name="T531">17. </text:span><text:span text:style-name="T533">Let the one who is on the </text:span><text:span text:style-name="T534">housetop</text:span><text:span text:style-name="T533"> not go down to take what is in his house,</text:span><text:span text:style-name="T535"><text:line-break/></text:span><text:span text:style-name="T536">18. </text:span><text:span text:style-name="T537">and let the one who is in the </text:span><text:span text:style-name="T538">field</text:span><text:span text:style-name="T537"> not turn back to take his cloak.</text:span><text:span text:style-name="T539"><text:line-break/></text:span><text:span text:style-name="T540">19. </text:span><text:span text:style-name="T541">And alas for women who are </text:span><text:span text:style-name="T542">pregnant</text:span><text:span text:style-name="T541"> and for those who are nursing infants in those days!</text:span><text:span text:style-name="T527"><text:line-break/></text:span><text:span text:style-name="T543">20. </text:span><text:span text:style-name="T544">But pray that your flight will </text:span><text:span text:style-name="T545">not be in the winter</text:span><text:span text:style-name="T544">, or on a </text:span><text:span text:style-name="T545">Sabbath</text:span></text:p>
      <text:h text:style-name="P68" text:outline-level="5" text:is-list-header="true">housetop</text:h>
      <text:list xml:id="list3914214680" text:style-name="L33">
        <text:list-item>
          <text:p text:style-name="P203">None of us live on our rooftops as ancient Israelites did.<text:line-break/>This is further evidence that Jesus is talking to those in front of Him (this generation)<text:line-break/>and not a future generation.</text:p>
        </text:list-item>
      </text:list>
      <text:h text:style-name="P68" text:outline-level="5" text:is-list-header="true">Pregnant</text:h>
      <text:list xml:id="list192355424194144" text:continue-numbering="true" text:style-name="L33">
        <text:list-item text:start-value="1">
          <text:p text:style-name="P204"><text:span text:style-name="T546">Christians</text:span><text:span text:style-name="T547"> who think this is a future event sometimes use this as a reason to not have children</text:span><text:span text:style-name="T412"> or go to college</text:span><text:span text:style-name="T547">.<text:line-break/></text:span><text:span text:style-name="T528">This is exactly what happened frequently is the "Jesus" movement in recent American history.</text:span></text:p>
          <text:list>
            <text:list-item>
              <text:p text:style-name="P205">The false teaching that we can know the time of Jesus' return or the season has no exegetical<text:span text:style-name="T412"> </text:span>(from the text) justification, and is no doubt one of Satan's tactics to hinder the kingdom of God from growing.</text:p>
            </text:list-item>
          </text:list>
        </text:list-item>
        <text:list-item>
          <text:p text:style-name="P206">Jesus told this to women while on the way to the cross:</text:p>
        </text:list-item>
      </text:list>
      <text:h text:style-name="P44" text:outline-level="6">Luke 23:28</text:h>
      <text:list xml:id="list192355155551199" text:continue-numbering="true" text:style-name="L33">
        <text:list-header>
          <text:p text:style-name="P204"><text:span text:style-name="T548">28.</text:span><text:span text:style-name="T549"> </text:span><text:span text:style-name="T550">But Jesus turned to them and said, “Daughters of Jerusalem, stop weeping for Me, but </text:span><text:span text:style-name="T551">weep for yourselves and for your children</text:span><text:span text:style-name="T550">.</text:span><text:span text:style-name="T549"><text:line-break/></text:span><text:soft-page-break/><text:span text:style-name="T548">29. </text:span><text:span text:style-name="T550">“For behold, </text:span><text:span text:style-name="T551">days are coming</text:span><text:span text:style-name="T550"> when they will say, ‘</text:span><text:span text:style-name="T551">Blessed are those who cannot bear</text:span><text:span text:style-name="T550">, and the wombs that have not given birth, and the breasts that have not nursed.’</text:span><text:span text:style-name="T549"><text:line-break/></text:span><text:span text:style-name="T548">30. </text:span><text:span text:style-name="T550">“Then they will begin TO SAY TO THE MOUNTAINS, ‘FALL ON US,’ AND TO THE HILLS, ‘COVER US.’</text:span><text:span text:style-name="T549"><text:line-break/></text:span><text:span text:style-name="T548">31.</text:span><text:span text:style-name="T549"> </text:span><text:span text:style-name="T550">“For if they do these things [fn]when the tree is green, what will happen [fn]when it is dry?”</text:span></text:p>
        </text:list-header>
        <text:list-item text:start-value="1">
          <text:p text:style-name="P205">Why did Jesus tell the <text:span text:style-name="T550">Daughters of Jerusalem </text:span>on the way to the cross that <text:span text:style-name="T551">Blessed are those who cannot bear</text:span>?</text:p>
          <text:list>
            <text:list-item>
              <text:p text:style-name="P206">We repeatedly see Jesus warning the Jews about the impending judgment that was coming their way<text:span text:style-name="T552"> - not their ancestors 2000+ years later</text:span>.</text:p>
            </text:list-item>
            <text:list-item>
              <text:p text:style-name="P207">If the Romans would kill Jesus, the "green", fruitful, living, useful tree,<text:line-break/>what will they do to a fruitless, useless, dry, dead tree like Jerusalem?</text:p>
            </text:list-item>
            <text:list-item>
              <text:p text:style-name="P204"><text:span text:style-name="T553">The starvation conditions were horrible during the siege; </text:span><text:span text:style-name="T554">it was an event that happened in that generation.</text:span></text:p>
            </text:list-item>
          </text:list>
        </text:list-item>
      </text:list>
      <text:h text:style-name="P208" text:outline-level="6">Sabbath</text:h>
      <text:list xml:id="list192357139451075" text:continue-numbering="true" text:style-name="L33">
        <text:list-item text:start-value="1">
          <text:p text:style-name="P204"><text:span text:style-name="T555">The folks fleeing will be </text:span><text:span text:style-name="T556">Christian</text:span><text:span text:style-name="T555"> Jews.</text:span></text:p>
          <text:list>
            <text:list-item>
              <text:p text:style-name="P204"><text:span text:style-name="T556">U</text:span><text:span text:style-name="T557">nbelieving Jews </text:span><text:span text:style-name="T556">may</text:span><text:span text:style-name="T557"> persecute Christian Jews for travelling on the Sabbath.</text:span></text:p>
            </text:list-item>
            <text:list-item>
              <text:p text:style-name="P204"><text:span text:style-name="T556">Also, i</text:span><text:span text:style-name="T558">f you were trying to go on a journey on the Sabbath, you would have no one to buy or sell you goods, and the city gates would likely be shut. </text:span></text:p>
            </text:list-item>
            <text:list-item>
              <text:p text:style-name="P204"><text:span text:style-name="T559">That would be an inconvenient day to leave </text:span><text:span text:style-name="T556">in 1st-century Jerusalem, </text:span><text:span text:style-name="T528">but not in the modern era.</text:span></text:p>
            </text:list-item>
            <text:list-item>
              <text:p text:style-name="P205">That is yet another reason why it is absurd to say this event is either a future-only event (which would make Jesus as false prophet), or dual fulfillment event (which has no exegetical justification).</text:p>
            </text:list-item>
            <text:list-item>
              <text:p text:style-name="P209">This is the 144,000 in Revelation.<text:line-break/>The futurist asserts the "Church" is gone in that chapter of Revelation, but these are Christian Jews, so they are part of the Church.<text:line-break/>See the Revelation commentary for more on that.</text:p>
            </text:list-item>
          </text:list>
        </text:list-item>
      </text:list>
      <text:h text:style-name="P208" text:outline-level="6">not be in the winter</text:h>
      <text:list text:style-name="L34">
        <text:list-item>
          <text:p text:style-name="P210">Again, this is a 1st century issue, not a modern one.</text:p>
        </text:list-item>
      </text:list>
      <text:h text:style-name="P11" text:outline-level="5" text:is-list-header="true"><text:bookmark-start text:name="__RefHeading___Toc332423_1347044286 Copy 1"/>Days of Vengeance<text:bookmark-end text:name="__RefHeading___Toc332423_1347044286 Copy 1"/></text:h>
      <text:p text:style-name="P10"><text:span text:style-name="T560">Luke 21:20-24</text:span><text:span text:style-name="T561"> is a parallel passage to </text:span><text:span text:style-name="T560">Matthew 24:15-22</text:span><text:span text:style-name="T562">, </text:span><text:span text:style-name="T563">where Jesus ties the fleeing to the mountains as the days of vengeance which were prophesied from 1000's of years earlier.</text:span></text:p>
      <text:p text:style-name="P10"><text:span text:style-name="T6">Luke 21:20-24<text:line-break/>20.</text:span><text:span text:style-name="T16"> “But when you see </text:span><text:span text:style-name="T17">Jerusalem surrounded by armies</text:span><text:span text:style-name="T16">, then know that its desolation is near.</text:span><text:line-break/><text:span text:style-name="T6">21.</text:span> <text:span text:style-name="T16">“Then </text:span><text:span text:style-name="T17">let those who are in Judea flee to the mountains</text:span><text:span text:style-name="T16">, let those who are in the midst of her depart, </text:span><text:soft-page-break/><text:span text:style-name="T16">and let not those who are in the country enter her.</text:span><text:line-break/><text:span text:style-name="T6">22.</text:span> <text:span text:style-name="T16">“For these are </text:span><text:span text:style-name="T17">the days of vengeance</text:span><text:span text:style-name="T16">, that </text:span><text:span text:style-name="T17">all things which are written may be fulfilled</text:span><text:span text:style-name="T16">.</text:span><text:line-break/><text:span text:style-name="T6">23. </text:span><text:span text:style-name="T16">“But </text:span><text:span text:style-name="T17">woe to those who are pregnant </text:span><text:span text:style-name="T16">and to those who are nursing </text:span><text:span text:style-name="T17">babies</text:span><text:span text:style-name="T16"> in those days! For there will be great distress in the land and </text:span><text:span text:style-name="T17">wrath</text:span><text:span text:style-name="T16"> upon </text:span><text:span text:style-name="T17">this people</text:span><text:span text:style-name="T16">.<text:line-break/></text:span><text:span text:style-name="T564">24.</text:span><text:span text:style-name="T565"> “And they will fall by the edge of the sword, and be led away captive into all nations. And </text:span><text:span text:style-name="T566">Jerusalem will be trampled by Gentiles until the times of the Gentiles are fulfilled</text:span><text:span text:style-name="T565">.</text:span></text:p>
      <text:h text:style-name="P44" text:outline-level="6"><text:span text:style-name="T17">the days of vengeance </text:span><text:span text:style-name="T567">for what?</text:span></text:h>
      <text:list xml:id="list192355241412222" text:continue-list="list192357139451075" text:style-name="L33">
        <text:list-item text:start-value="1">
          <text:p text:style-name="P211">Killing Messiah.</text:p>
        </text:list-item>
        <text:list-item>
          <text:p text:style-name="P212">All things that were written concerning this event</text:p>
        </text:list-item>
      </text:list>
      <text:h text:style-name="P89" text:outline-level="7">Luke 4:18 <text:span text:style-name="T568">(acceptable year of the LORD)</text:span></text:h>
      <text:p text:style-name="P213"><text:span text:style-name="T6">18. </text:span><text:span text:style-name="T16">“The Spirit of the LORD is upon Me,<text:line-break/>Because He has anointed Me<text:line-break/>To preach the gospel to the poor;<text:line-break/>He has sent Me to heal the brokenhearted,[fn]<text:line-break/>To proclaim liberty to the captives<text:line-break/>And recovery of sight to the blind,<text:line-break/>To set at liberty those who are oppressed;</text:span><text:line-break/><text:span text:style-name="T6">19. </text:span><text:span text:style-name="T16">To proclaim</text:span><text:span text:style-name="T17"> the acceptable year of the LORD</text:span><text:span text:style-name="T16">.”[fn]</text:span></text:p>
      <text:list xml:id="list192356019644470" text:continue-numbering="true" text:style-name="L33">
        <text:list-item text:start-value="1">
          <text:p text:style-name="P204"><text:span text:style-name="T569">Jesus read this from </text:span><text:span text:style-name="T570">Isaiah 61:1-2 </text:span><text:span text:style-name="T569">in a synagogue.<text:line-break/></text:span><text:span text:style-name="T567">He stopped right before the next line.<text:line-break/>Why?</text:span></text:p>
        </text:list-item>
        <text:list-item>
          <text:p text:style-name="P214"><text:span text:style-name="T292">Because He would not announce </text:span><text:span text:style-name="T571">the day of vengeance</text:span><text:span text:style-name="T292"> until this Olivet Discourse in </text:span><text:span text:style-name="T368">Matthew 24</text:span><text:span text:style-name="T292">, after He was rejected.</text:span><text:span text:style-name="T572"> In principle, Jesus gave yet another chance for repentance. They were not willing (</text:span><text:span text:style-name="T573">Matthew 23:37</text:span><text:span text:style-name="T572">) to repent.</text:span><text:span text:style-name="T292"><text:line-break/>The 1st century Jews had a chance – they blew it.</text:span></text:p>
        </text:list-item>
        <text:list-item>
          <text:p text:style-name="P211">Recall John the Baptist saying axe was already laid at the root.<text:line-break/>The only way to have turned the judgment of Jerusalem around would have been for the jewish nation to repent.</text:p>
        </text:list-item>
        <text:list-item>
          <text:p text:style-name="P204"><text:span text:style-name="T569">Jesus proclaimed both </text:span><text:span text:style-name="T571">the acceptable year </text:span><text:span text:style-name="T569">and </text:span><text:span text:style-name="T571">day of vengeance </text:span><text:span text:style-name="T569">to those in the 1st century. He applies both to </text:span><text:a xlink:type="simple" xlink:href="#33.24.3.25.v34 – this generation|outline" text:style-name="Internet_20_link" text:visited-style-name="Visited_20_Internet_20_Link"><text:span text:style-name="T567">this</text:span><text:span text:style-name="T569"> generation</text:span></text:a><text:span text:style-name="T569">, not a future one.</text:span></text:p>
        </text:list-item>
      </text:list>
      <text:h text:style-name="P89" text:outline-level="7"><text:span text:style-name="T569">D</text:span><text:span text:style-name="T292">aniel's 70 weeks</text:span></text:h>
      <text:p text:style-name="P215"><text:span text:style-name="T570">D</text:span><text:span text:style-name="T368">aniel 9:26-27<text:line-break/>26.</text:span><text:span text:style-name="T292"> </text:span><text:span text:style-name="T16">“And after the sixty-two weeks<text:line-break/></text:span><text:span text:style-name="T17">Messiah shall be cut off</text:span><text:span text:style-name="T16">, but not for Himself;<text:line-break/>And </text:span><text:span text:style-name="T17">the people of the prince</text:span><text:span text:style-name="T16"> who is to come<text:line-break/></text:span><text:span text:style-name="T17">Shall destroy the city and the sanctuary</text:span><text:span text:style-name="T16">.<text:line-break/>The </text:span><text:span text:style-name="T17">end</text:span><text:span text:style-name="T16"> of it shall be </text:span><text:span text:style-name="T17">with a flood</text:span><text:span text:style-name="T16">,<text:line-break/>And till the end of the war desolations are determined.</text:span><text:span text:style-name="T292"><text:line-break/></text:span><text:soft-page-break/><text:span text:style-name="T368">27.</text:span><text:span text:style-name="T292"> </text:span><text:span text:style-name="T16">Then </text:span><text:span text:style-name="T17">he shall confirm a covenant </text:span><text:span text:style-name="T16">with many for one week;<text:line-break/>But in the middle of the week<text:line-break/>He shall </text:span><text:span text:style-name="T17">bring an end to sacrifice and offering</text:span><text:span text:style-name="T16">.<text:line-break/>And on the wing of abominations shall be one who makes desolate,<text:line-break/>Even until the consummation, which is determined,<text:line-break/>Is poured out on the desolate.”</text:span></text:p>
      <text:list text:continue-numbering="true" text:style-name="L33">
        <text:list-item text:start-value="1">
          <text:p text:style-name="P216"><text:span text:style-name="T6">Daniel 9</text:span> prophesied of these days of vengeance.</text:p>
        </text:list-item>
        <text:list-item>
          <text:p text:style-name="P216"><text:span text:style-name="T6">Daniel's 70 week</text:span><text:span text:style-name="T574">s</text:span> prophecy said that</text:p>
          <text:list>
            <text:list-item>
              <text:p text:style-name="P216">Messiah the prince would killed.</text:p>
            </text:list-item>
            <text:list-item>
              <text:p text:style-name="P216">The Jews were the people of the prince who brought about their city(Jerusalem) and temple destruction as a result.</text:p>
              <text:list>
                <text:list-item>
                  <text:p text:style-name="P216">It happened by a flood(an army).</text:p>
                </text:list-item>
              </text:list>
            </text:list-item>
            <text:list-item>
              <text:p text:style-name="P216">During that time, Messiah confirmed a convenant, the one made to the fathers.</text:p>
            </text:list-item>
            <text:list-item>
              <text:p text:style-name="P217"><text:span text:style-name="T292">In the middle of the 70</text:span><text:span text:style-name="T575">th</text:span><text:span text:style-name="T292"> week Messiah was cut off.</text:span></text:p>
            </text:list-item>
            <text:list-item>
              <text:p text:style-name="P216">The Roman general made things desolate until he completed/consumated the judgment determined upon the desolate, the apostate Jewish nation.</text:p>
            </text:list-item>
            <text:list-item>
              <text:p text:style-name="P214"><text:span text:style-name="T292">Futurists hold that the 70</text:span><text:span text:style-name="T575">th</text:span><text:span text:style-name="T292"> week of daniel, which was 7 years, is extended to over 2000+ years, which would </text:span><text:span text:style-name="T576">therefore </text:span><text:span text:style-name="T292">make Jesus a false prophet for quoting Daniel the Prophet earlier in </text:span><text:span text:style-name="T368">Matthew 24:15</text:span><text:span text:style-name="T577"> </text:span><text:span text:style-name="T578">since nothing in the prophecy allows for a postponement. That's the most classic example of false prophecy - why would a Christian affirm a belief that logically disproves Christianity, if true?</text:span></text:p>
            </text:list-item>
          </text:list>
        </text:list-item>
      </text:list>
      <text:h text:style-name="P40" text:outline-level="4"><text:span text:style-name="T579">v</text:span><text:bookmark-start text:name="__RefHeading___Toc211172_3872114536"/>21 <text:span text:style-name="T580">a </text:span><text:span text:style-name="T581">great trib</text:span><text:span text:style-name="T582">ulation – nor ever will</text:span><text:bookmark-end text:name="__RefHeading___Toc211172_3872114536"/></text:h>
      <text:p text:style-name="P10"><text:span text:style-name="T583">21. </text:span><text:span text:style-name="T584">“For then there will be a </text:span><text:span text:style-name="T585">great tribulation</text:span><text:span text:style-name="T584">, such as has </text:span><text:span text:style-name="T586">not occurred</text:span><text:span text:style-name="T584"> since the </text:span><text:span text:style-name="T586">beginning</text:span><text:span text:style-name="T584"> of the world until now, </text:span><text:span text:style-name="T586">nor ever will</text:span><text:span text:style-name="T584">.</text:span></text:p>
      <text:h text:style-name="P68" text:outline-level="5" text:is-list-header="true">great tribulation</text:h>
      <text:h text:style-name="P44" text:outline-level="6"><text:span text:style-name="T587">F</text:span>ound<text:span text:style-name="T587"> Only</text:span> 3 times in the Bible</text:h>
      <text:list text:style-name="L35">
        <text:list-item>
          <text:p text:style-name="P218"><text:span text:style-name="T588">Where does the term "Great Tribulation" come from in the Bible?<text:line-break/></text:span><text:span text:style-name="T589">Found in 3 places. Here, and in </text:span><text:span text:style-name="T590">Revelation 7:14</text:span><text:span text:style-name="T589">, Revelation 2:22</text:span></text:p>
        </text:list-item>
      </text:list>
      <text:p text:style-name="P10"><text:span text:style-name="T590">Revelation 7:14<text:line-break/>14. </text:span><text:span text:style-name="T591">I said to him, “Sir, you know.” And he said to me, “These are the ones coming out of the </text:span><text:span text:style-name="T592">great tribulation</text:span><text:span text:style-name="T591">. They have washed their robes and made them white in the blood of the Lamb.</text:span><text:span text:style-name="T589"><text:line-break/></text:span><text:span text:style-name="T590">Revelation 2:22<text:line-break/>22.</text:span><text:span text:style-name="T589"> </text:span><text:span text:style-name="T591">Behold, I will throw her onto a sickbed, and those who commit adultery with her I will throw into </text:span><text:span text:style-name="T592">great tribulation</text:span><text:span text:style-name="T591">, unless they repent of her works,</text:span></text:p>
      <text:h text:style-name="P44" text:outline-level="6"><text:soft-page-break/>3.5-7 years?</text:h>
      <text:p text:style-name="P219">Where does anyone get the idea that there is a 3.5, to 7 years of a "Great" tribulation in the Bible?</text:p>
      <text:p text:style-name="P219">Revelation mentions a period of 3.5 years in three chapters, in 3 time denominations.</text:p>
      <text:p text:style-name="P10">In chpt 11, 12, 13, there is a 3.5 year period (1260 days) (42 months) (time, time, and half a time).<text:line-break/><text:span text:style-name="Strong_20_Emphasis">1,260 days</text:span> (Revelation 11:3; 12:6) <text:line-break/><text:span text:style-name="Strong_20_Emphasis">42 months</text:span> (Revelation 11:2; 13:5) <text:line-break/><text:span text:style-name="Strong_20_Emphasis">A time, times, and half a time</text:span> (Revelation 12:14) </text:p>
      <text:list text:style-name="L36">
        <text:list-item>
          <text:p text:style-name="P220">If we add those up, we get 3.5 + 3.5 +3.5 = 10.5 years.</text:p>
        </text:list-item>
        <text:list-item>
          <text:p text:style-name="P220">How do we decide there is only one, or two of them?</text:p>
        </text:list-item>
        <text:list-item>
          <text:p text:style-name="P221">Revelation does not say there are 2 periods of 3.5 years.</text:p>
        </text:list-item>
        <text:list-item>
          <text:p text:style-name="P221">See the Revelation Commentary for reasons why the 3.5 year mention is most probably referring to the same period of time and not different periods.</text:p>
        </text:list-item>
      </text:list>
      <text:p text:style-name="P222"/>
      <text:h text:style-name="P44" text:outline-level="6">Escape from Persecution?</text:h>
      <text:list xml:id="list2413546216" text:style-name="L37">
        <text:list-item>
          <text:p text:style-name="P223">Futurists often cite these "Great Tribulation" verses as an escape from persecution for the last Generation of Christians before Christ's return. But even if Revelation 7:14 were future, these Christians are being martyred. Of course, many futurists will assert the "Church" is removed by that time in Revelation, but a follower of Christ is always part of God's people. There is no Biblical basis to biforcate God's people into two, for whom Christ shed His blood to make into one body.</text:p>
        </text:list-item>
        <text:list-item>
          <text:p text:style-name="P223">Here, Jesus' 1st century disciples were told to flee from this Great Tribulation.<text:line-break/>Of course, the futurist puts these events into the future, and we will address the objections, but nothing in the passage has indicated anything in the future so far.</text:p>
        </text:list-item>
        <text:list-item>
          <text:p text:style-name="P224"><text:span text:style-name="T587">Futurists</text:span> often refer to "tribulation" and "<text:span text:style-name="T9">the</text:span> Great Tribulation" as a period of time before the end of the world, before Jesus comes back.</text:p>
        </text:list-item>
      </text:list>
      <text:h text:style-name="P44" text:outline-level="6">Dispensational 7 year tribulation view</text:h>
      <text:list xml:id="list192356791508178" text:continue-numbering="true" text:style-name="L37">
        <text:list-item text:start-value="1">
          <text:p text:style-name="P224">The Dispensational view believes that there will be a 7 year period before Jesus comes back.</text:p>
          <text:list>
            <text:list-item>
              <text:p text:style-name="P224">The 7 years are said to begin with the rapture of the Church, and ended with the coming of Christ with His angels in judgment.</text:p>
            </text:list-item>
          </text:list>
        </text:list-item>
        <text:list-item>
          <text:p text:style-name="P224">The first half is believed to be "tribulation"<text:line-break/>The second half is said to be the "Great Tribulation"<text:span text:style-name="T587">, a completely arbitrary distinction with no Biblical support.</text:span></text:p>
        </text:list-item>
        <text:list-item>
          <text:p text:style-name="P224">This teaching is so widespread that <text:span text:style-name="T593">man</text:span> Christians never <text:span text:style-name="T593">seem to see</text:span> if <text:span text:style-name="T594">a 7 year tribulation is</text:span> is taught anywhere in the Bible.</text:p>
        </text:list-item>
      </text:list>
      <text:h text:style-name="P225" text:outline-level="6"><text:soft-page-break/>Daniel's 70th week</text:h>
      <text:list text:style-name="L38">
        <text:list-item>
          <text:p text:style-name="P226"><text:span text:style-name="T595">Some try to add</text:span><text:span text:style-name="T596"> Daniel 9:24-27</text:span><text:span text:style-name="T595"> as the source</text:span><text:span text:style-name="T589"> of a 7 year Great Tribulation</text:span><text:span text:style-name="T595">,<text:line-break/>where the 70</text:span><text:span text:style-name="T597">th</text:span><text:span text:style-name="T595"> week of Daniel is said to not have come yet and is still future.</text:span></text:p>
        </text:list-item>
      </text:list>
      <text:list xml:id="list192356619511319" text:continue-list="list192356791508178" text:style-name="L37">
        <text:list-item>
          <text:list>
            <text:list-item>
              <text:p text:style-name="P227">Since each prophetic week of Daniel is 7 years long, the 70<text:span text:style-name="T598">th</text:span> week of Daniel should also be 7 weeks long.</text:p>
            </text:list-item>
            <text:list-item>
              <text:p text:style-name="P227">There is no Biblical support for the 70<text:span text:style-name="T598">th</text:span> week lasting over 2000 years. </text:p>
              <text:list>
                <text:list-item>
                  <text:p text:style-name="P228"><text:span text:style-name="T599">The Bible most definitely does not call the 70</text:span><text:span text:style-name="T600">th</text:span><text:span text:style-name="T599"> week of Daniel "the tribulation".</text:span></text:p>
                </text:list-item>
                <text:list-item>
                  <text:p text:style-name="P229">We will address "this generation" when we get to that verse.</text:p>
                </text:list-item>
              </text:list>
            </text:list-item>
          </text:list>
        </text:list-item>
      </text:list>
      <text:h text:style-name="P44" text:outline-level="6">Revelation 7:14</text:h>
      <text:p text:style-name="P230"><text:span text:style-name="T601">14.</text:span><text:span text:style-name="T602"> </text:span><text:span text:style-name="T603">And I [fn]said to him, “My lord, you know.” And he said to me, “These are the ones who come out of </text:span><text:span text:style-name="T604">the great tribulation</text:span><text:span text:style-name="T603">, and they washed their robes and made them white in the blood of the Lamb.</text:span></text:p>
      <text:list text:continue-numbering="true" text:style-name="L37">
        <text:list-item text:start-value="1">
          <text:p text:style-name="P231">This is probably referring to the same time period Jesus is talking about right here in Matthew.</text:p>
        </text:list-item>
        <text:list-item>
          <text:p text:style-name="P231">But when is this Great Tribulation?</text:p>
          <text:list>
            <text:list-item>
              <text:p text:style-name="P232">Per Jesus, it was for the 1st century Jews.</text:p>
            </text:list-item>
          </text:list>
        </text:list-item>
        <text:list-item>
          <text:p text:style-name="P231">Jesus told us:<text:line-break/>"<text:span text:style-name="T605">this</text:span><text:span text:style-name="T606"> generation</text:span><text:span text:style-name="T95"> </text:span><text:span text:style-name="T93">will not pass away until</text:span><text:span text:style-name="T95"> </text:span><text:span text:style-name="T605">all</text:span><text:span text:style-name="T95"> </text:span><text:span text:style-name="T93">these things</text:span><text:span text:style-name="T95"> </text:span><text:span text:style-name="T606">take place</text:span><text:span text:style-name="T95">".</text:span></text:p>
        </text:list-item>
        <text:list-item>
          <text:p text:style-name="P233"><text:span text:style-name="T6">23. </text:span><text:span text:style-name="T48">"</text:span><text:span text:style-name="T607">“Then if anyone says </text:span><text:span text:style-name="T608">to you</text:span><text:span text:style-name="T607">, ‘Behold, here is the [fn]Christ,’ or ‘[fn]There He is,’ do not believe him.</text:span><text:span text:style-name="T48">"</text:span></text:p>
          <text:list>
            <text:list-item>
              <text:p text:style-name="P234">Jesus tells his disciples, the 4 men He was speaking to, that they would see people claiming to be the Christ.<text:line-break/>Jesus tells them not to follow them.</text:p>
            </text:list-item>
            <text:list-item>
              <text:p text:style-name="P235"><text:span text:style-name="T6">24.</text:span><text:span text:style-name="T607"> "</text:span><text:span text:style-name="T609">Therefore </text:span><text:span text:style-name="T610">when you see</text:span><text:span text:style-name="T609"> the ABOMINATION OF DESOLATION</text:span><text:span text:style-name="T611">..."</text:span></text:p>
              <text:list>
                <text:list-item>
                  <text:p text:style-name="P235"><text:span text:style-name="T611">J</text:span><text:span text:style-name="T48">esus is talking to his disciples in front of him, not folks 1000's of years later.</text:span></text:p>
                </text:list-item>
                <text:list-item>
                  <text:p text:style-name="P234">As seen in the v15 commentary, we see from the parallel gospel of Luke where Luke interprets the abomination of desolation hebraism into a phrase Gentiles could understand, which is that the sign to flee was the armies surrounding the city.</text:p>
                </text:list-item>
              </text:list>
            </text:list-item>
          </text:list>
        </text:list-item>
      </text:list>
      <text:h text:style-name="P236" text:outline-level="6">Luke 21 ties the abomination to 70 AD</text:h>
      <text:h text:style-name="P89" text:outline-level="7"><text:span text:style-name="T612">L</text:span>uke 21:23<text:span text:style-name="T612"> (there will be great distress)</text:span></text:h>
      <text:p text:style-name="P237"><text:span text:style-name="T470">20. </text:span><text:span text:style-name="T472">“But </text:span><text:span text:style-name="T613">when you see Jerusalem surrounded by armies</text:span><text:span text:style-name="T472">, then know that its desolation is near.<text:line-break/></text:span><text:span text:style-name="T470">21. </text:span><text:span text:style-name="T472">“Then let those who are in Judea flee to the mountains, let those who are in the midst of her depart, and let not those who are in the country enter her.<text:line-break/></text:span><text:span text:style-name="T470">22.</text:span><text:span text:style-name="T472"> “For these are the days of vengeance, that all things which are written may be fulfilled.</text:span><text:span text:style-name="T470"><text:line-break/>23. </text:span><text:span text:style-name="T612">“But woe to those who are pregnant and to those who are nursing babies in those days! For there will be </text:span><text:span text:style-name="T614">great distress</text:span><text:span text:style-name="T612"> in the land and </text:span><text:span text:style-name="T614">wrath upon this people</text:span><text:span text:style-name="T612">.</text:span></text:p>
      <text:h text:style-name="P44" text:outline-level="6"><text:soft-page-break/>in the land (see below)</text:h>
      <text:h text:style-name="P44" text:outline-level="6">wrath upon this people (see below)</text:h>
      <text:list text:style-name="L39">
        <text:list-item>
          <text:p text:style-name="P238">Luke, the Gentile, in this parallel gospel passage interprets Matthew 21's "great tribulation"</text:p>
        </text:list-item>
        <text:list-item>
          <text:p text:style-name="P239"><text:span text:style-name="T540">C</text:span><text:span text:style-name="T615">ompare<text:line-break/>Matthew 24:19-20<text:line-break/></text:span><text:span text:style-name="T540">19. </text:span><text:span text:style-name="T541">And alas for women who are </text:span><text:span text:style-name="T616">pregnant</text:span><text:span text:style-name="T541"> and for those who are </text:span><text:span text:style-name="T616">nursing infants</text:span><text:span text:style-name="T541"> in those days!</text:span><text:span text:style-name="T527"><text:line-break/></text:span><text:span text:style-name="T543">20. </text:span><text:span text:style-name="T544">But pray that your flight will </text:span><text:span text:style-name="T545">not be in the winter</text:span><text:span text:style-name="T544">, or on a </text:span><text:span text:style-name="T545">Sabbath<text:line-break/></text:span><text:span text:style-name="T617">21. </text:span><text:span text:style-name="T618">“For then </text:span><text:span text:style-name="T619">there will be a </text:span><text:span text:style-name="T620">great tribulation</text:span><text:span text:style-name="T618">, such as has </text:span><text:span text:style-name="T621">not occurred</text:span><text:span text:style-name="T618"> since the </text:span><text:span text:style-name="T621">beginning</text:span><text:span text:style-name="T618"> of the world until now, </text:span><text:span text:style-name="T621">nor ever will</text:span><text:span text:style-name="T618">.</text:span><text:span text:style-name="T545"><text:line-break/></text:span><text:span text:style-name="T470">Luke 21:23</text:span><text:span text:style-name="T614"><text:line-break/></text:span><text:span text:style-name="T470">23. </text:span><text:span text:style-name="T622">“But woe to those who are </text:span><text:span text:style-name="T623">pregnant</text:span><text:span text:style-name="T622"> and to those who are </text:span><text:span text:style-name="T623">nursing babies</text:span><text:span text:style-name="T622"> in those days! For </text:span><text:span text:style-name="T624">there will be </text:span><text:span text:style-name="T625">great distress</text:span><text:span text:style-name="T622"> in </text:span><text:span text:style-name="T626">the land</text:span><text:span text:style-name="T622"> and </text:span><text:span text:style-name="T614">wrath upon this people</text:span><text:span text:style-name="T622">.</text:span></text:p>
          <text:list>
            <text:list-item>
              <text:p text:style-name="P239"><text:span text:style-name="T626">the land</text:span><text:span text:style-name="T622"> </text:span><text:span text:style-name="T627">- in the Luke parallel, tells us plainly that the tribulation/distress was to come upon the land </text:span><text:span text:style-name="T589">o</text:span><text:span text:style-name="T627">f </text:span><text:span text:style-name="T589">1st century, </text:span><text:span text:style-name="T627">ancient Israel</text:span></text:p>
            </text:list-item>
            <text:list-item>
              <text:p text:style-name="P239"><text:span text:style-name="T614">wrath upon this people </text:span><text:span text:style-name="T627">- Luke in the parallel passage tells us the wrath was to be upon thie ancient, apostate Jews who remained in Jerusalem - the land.</text:span></text:p>
            </text:list-item>
          </text:list>
        </text:list-item>
      </text:list>
      <text:h text:style-name="P68" text:outline-level="5">not occurred since the beginning of the world until now</text:h>
      <text:list xml:id="list1424825705" text:style-name="L40">
        <text:list-item>
          <text:list>
            <text:list-item>
              <text:p text:style-name="P240">Does the Bible ever use this language is a less than literal way?</text:p>
            </text:list-item>
            <text:list-item>
              <text:p text:style-name="P241"><text:span text:style-name="T628">The Great Flood easily outdoes the tribulation/destruction of AD 70, </text:span><text:span text:style-name="T629">WWI and WWII.<text:line-break/></text:span><text:span text:style-name="T630">E</text:span><text:span text:style-name="T631">verything that breathed air except for all on the ark died.</text:span></text:p>
            </text:list-item>
            <text:list-item>
              <text:p text:style-name="P241"><text:span text:style-name="T632">Solomon's </text:span><text:span text:style-name="T633">temple</text:span><text:span text:style-name="T634">(the first one)</text:span><text:span text:style-name="T633"> was destroyed in the OT before.</text:span></text:p>
            </text:list-item>
            <text:list-item>
              <text:p text:style-name="P241"><text:span text:style-name="T629">Notice how </text:span><text:span text:style-name="T635">back in the OT </text:span><text:span text:style-name="T636">where </text:span><text:span text:style-name="T629">this </text:span><text:span text:style-name="T636">language is </text:span><text:span text:style-name="T629">most often(maybe always)</text:span><text:span text:style-name="T636"> </text:span><text:span text:style-name="T637">hyperbolic </text:span><text:span text:style-name="T638">(an extreme exaggeration): </text:span></text:p>
            </text:list-item>
          </text:list>
        </text:list-item>
      </text:list>
      <text:h text:style-name="P44" text:outline-level="6">Exodus 11:6 <text:span text:style-name="T27">(death of firstborn in Egypt)</text:span></text:h>
      <text:list xml:id="list192355540376684" text:continue-numbering="true" text:style-name="L40">
        <text:list-item>
          <text:list>
            <text:list-item>
              <text:list>
                <text:list-item>
                  <text:p text:style-name="P241"><text:span text:style-name="T639">Exodus 11:6</text:span><text:span text:style-name="T635">, </text:span><text:span text:style-name="T640">on the</text:span><text:span text:style-name="T635"> 10</text:span><text:span text:style-name="T641">th</text:span><text:span text:style-name="T635"> plague in Egypt: <text:line-break/></text:span><text:span text:style-name="T642">6. </text:span><text:span text:style-name="T643">‘Moreover, there shall be a great cry in all the land of Egypt, </text:span><text:span text:style-name="T644">such as there has not been before and such as shall never be again.</text:span></text:p>
                </text:list-item>
              </text:list>
            </text:list-item>
          </text:list>
        </text:list-item>
      </text:list>
      <text:h text:style-name="P44" text:outline-level="6">Exodus 10:14 <text:span text:style-name="T27">(Locust plague in Egypt)</text:span></text:h>
      <text:p text:style-name="P10"><text:span text:style-name="T645">14. </text:span><text:span text:style-name="T646">The locusts came up over all the land of Egypt and settled in all the territory of Egypt; they were very [fn]numerous. </text:span><text:span text:style-name="T647">There had never been so many [fn]locusts, nor would there be so many [fn]again</text:span><text:span text:style-name="T646">.</text:span></text:p>
      <text:h text:style-name="P44" text:outline-level="6"><text:span text:style-name="T648">Ezekiel 5:9 </text:span><text:span text:style-name="T27">(Babylons to destroy OT temple temple destruction)</text:span></text:h>
      <text:p text:style-name="P10"><text:span text:style-name="T642">9. </text:span><text:span text:style-name="T649">And because of all your abominations I will do with you what I have never yet done, and</text:span><text:span text:style-name="T648"> </text:span><text:span text:style-name="T650">the like of which I will never do again</text:span><text:span text:style-name="T648">.</text:span></text:p>
      <text:list xml:id="list192355275834571" text:continue-numbering="true" text:style-name="L40">
        <text:list-item>
          <text:list>
            <text:list-item text:start-value="1">
              <text:p text:style-name="P241"><text:span text:style-name="T640">on </text:span><text:span text:style-name="T651">God declaring the Babylonians destroying the OT temple</text:span></text:p>
            </text:list-item>
          </text:list>
        </text:list-item>
      </text:list>
      <text:h text:style-name="P44" text:outline-level="6"><text:soft-page-break/>2 kings 18:5 <text:span text:style-name="T27">(King Hezekiah – said to be the best)</text:span></text:h>
      <text:p text:style-name="P10"><text:span text:style-name="T652">5. </text:span><text:span text:style-name="T653">He trusted in the LORD, the God of Israel, so that there was none like him among all the kings of Judah </text:span><text:span text:style-name="T654">after him</text:span><text:span text:style-name="T655">, </text:span><text:span text:style-name="T654">nor among those who were before</text:span><text:span text:style-name="T655"> </text:span><text:span text:style-name="T653">him.</text:span></text:p>
      <text:list xml:id="list192356093665424" text:continue-numbering="true" text:style-name="L40">
        <text:list-item text:start-value="1">
          <text:p text:style-name="P241"><text:span text:style-name="T656">would you say he</text:span><text:span text:style-name="T27">(Hezekiah)</text:span><text:span text:style-name="T656"> was the best </text:span><text:span text:style-name="T27">king</text:span><text:span text:style-name="T656">?<text:line-break/>look at king Josiah from the same book...</text:span></text:p>
        </text:list-item>
      </text:list>
      <text:h text:style-name="P44" text:outline-level="6">2 kings 23:25 <text:span text:style-name="T27">(King Josiah – said to be the best)</text:span></text:h>
      <text:p text:style-name="P10"><text:span text:style-name="T657">25. </text:span><text:span text:style-name="T658">Before him there was</text:span><text:span text:style-name="T659"> </text:span><text:span text:style-name="T660">no king like him</text:span><text:span text:style-name="T658">, who turned to the LORD with all his heart and with all his soul and with all his might, according to all the Law of Moses, </text:span><text:span text:style-name="T661">nor did any like him arise after him</text:span><text:span text:style-name="T658">.</text:span></text:p>
      <text:list xml:id="list192356725202020" text:continue-numbering="true" text:style-name="L40">
        <text:list-item text:start-value="1">
          <text:p text:style-name="P241"><text:span text:style-name="T662">The good news is that you don't have to "wiggle" your way out of this one because understanding it as hyperbole is exactly how the OT </text:span><text:span text:style-name="T663">uses the phrase</text:span><text:span text:style-name="T662">.<text:line-break/></text:span><text:span text:style-name="T664">This is dramatic speech emphasizing the remarkable nature of the event about to unfold.</text:span></text:p>
          <text:list>
            <text:list-item>
              <text:p text:style-name="P242">Both Hezekiah and Josiah were good kings, but we must understand that the ancient Hebrew reader would read this as a hyperbole, to say both are the best king.</text:p>
            </text:list-item>
            <text:list-item>
              <text:p text:style-name="P242">It's not a lie or contradiction if that's how they spoke back in that time period.</text:p>
            </text:list-item>
          </text:list>
        </text:list-item>
      </text:list>
      <text:h text:style-name="P243" text:outline-level="6">What if we ignore the context?</text:h>
      <text:list xml:id="list192355259339268" text:continue-numbering="true" text:style-name="L40">
        <text:list-item text:start-value="1">
          <text:p text:style-name="P241"><text:span text:style-name="T665">Does this </text:span><text:span text:style-name="T657">Matthew 24:1-34 </text:span><text:span text:style-name="T27">prediction by Jesus</text:span><text:span text:style-name="T665"> </text:span><text:span text:style-name="T666">happen</text:span><text:span text:style-name="T665"> </text:span><text:span text:style-name="T666">once</text:span><text:span text:style-name="T665"> or </text:span><text:span text:style-name="T666">twice</text:span><text:span text:style-name="T665">? </text:span></text:p>
        </text:list-item>
        <text:list-item>
          <text:p text:style-name="P241"><text:span text:style-name="T665">Once </text:span><text:span text:style-name="T667">we affirm that we are to ignore the Hebrew id</text:span><text:span text:style-name="T663">i</text:span><text:span text:style-name="T667">om used by Jesus, that means: </text:span><text:span text:style-name="T665"><text:line-break/></text:span><text:span text:style-name="T666">Nothing</text:span><text:span text:style-name="T665"> in the </text:span><text:span text:style-name="T666">future</text:span><text:span text:style-name="T665"> and </text:span><text:span text:style-name="T666">nothing</text:span><text:span text:style-name="T665"> in the </text:span><text:span text:style-name="T666">past</text:span><text:span text:style-name="T665"> by definition means </text:span><text:span text:style-name="T668">it cannot be fulfilled more than once</text:span><text:span text:style-name="T665">.</text:span></text:p>
          <text:list>
            <text:list-item>
              <text:p text:style-name="P241"><text:span text:style-name="T669">Hence, if we say this tribulation was at AD 70 and will happen again in the future</text:span><text:span text:style-name="T667">(dual-fulfillment)</text:span><text:span text:style-name="T669">,<text:line-break/>we make Jesus </text:span><text:span text:style-name="T667">out to be a false prophet.</text:span></text:p>
            </text:list-item>
            <text:list-item>
              <text:p text:style-name="P240">AD 70 and a future 2/3rd slaughter of Jews in the future <text:span text:style-name="T437">cannot </text:span><text:span text:style-name="T670">both</text:span><text:span text:style-name="T437"> be the greatest tribulation</text:span>. There can only ONE greatest.</text:p>
            </text:list-item>
            <text:list-item>
              <text:p text:style-name="P244">Remember Jesus saying "all these things" in <text:span text:style-name="T6">Matt</text:span><text:span text:style-name="T671">hew</text:span><text:span text:style-name="T6"> 24:34</text:span> will occur in "<text:span text:style-name="T17">this generation</text:span>", <text:span text:style-name="T667">so it definitely happened at least once, in our past.</text:span></text:p>
              <text:list>
                <text:list-item>
                  <text:p text:style-name="P240">If the futurist then compromises and switches to accepting hyperbole, why not use the clearly established Biblical pattern instead of what only makes his theolgogical framework possible?</text:p>
                </text:list-item>
              </text:list>
            </text:list-item>
            <text:list-item>
              <text:p text:style-name="P244">Jesus mentioning the Great Flood right after <text:span text:style-name="T672">this statement</text:span><text:line-break/><text:span text:style-name="T672">makes it even more obvious that Jesus used the phrase hyperbolically, just as the rest of the O</text:span><text:span text:style-name="T593">ld Testament</text:span><text:span text:style-name="T672"> did</text:span><text:span text:style-name="T593">.</text:span></text:p>
            </text:list-item>
          </text:list>
        </text:list-item>
        <text:list-item>
          <text:p text:style-name="P245">If one still thinks this passage is future, they are likely either unfamliar with Old testament prophetic literature, Jewish idioms, or have not read the writings of Josephus on how horrible and inhumane the conditions were in Jerusalem during and after the siege.</text:p>
        </text:list-item>
      </text:list>
      <text:h text:style-name="P89" text:outline-level="7"><text:soft-page-break/>Why <text:span text:style-name="T667">anyone holds a </text:span>2nd Fulfillment?</text:h>
      <text:list text:continue-numbering="true" text:style-name="L40">
        <text:list-item text:start-value="1">
          <text:p text:style-name="P246">Why do people want to make this "great tribulation" future?</text:p>
          <text:list>
            <text:list-item>
              <text:p text:style-name="P246">Dispensationalists need it for their endtimes view to be possible, <text:span text:style-name="T673">especially for the Daniel reference from Jesus </text:span><text:span text:style-name="T674">and several Revel</text:span><text:span text:style-name="T675">a</text:span><text:span text:style-name="T674">tion passages</text:span>.</text:p>
            </text:list-item>
            <text:list-item>
              <text:p text:style-name="P247">There are Historic and other Premillenialist views which hold Daniel 9 and Matthew 24:1-34 are already in our past, while still affirming a 1000 year rule of Christ on earth.</text:p>
            </text:list-item>
          </text:list>
        </text:list-item>
      </text:list>
      <text:h text:style-name="P40" text:outline-level="4">v<text:bookmark-start text:name="__RefHeading___Toc155229_573321154"/>22 days cut short<text:bookmark-end text:name="__RefHeading___Toc155229_573321154"/></text:h>
      <text:p text:style-name="P248"><text:span text:style-name="T6">22. </text:span><text:span text:style-name="T607">“And unless those days had been </text:span><text:span text:style-name="T676">cut short</text:span><text:span text:style-name="T607">, </text:span><text:span text:style-name="T676">no life would have been saved</text:span><text:span text:style-name="T607">; but for the sake of the elect those days will be cut short.</text:span></text:p>
      <text:h text:style-name="P68" text:outline-level="5" text:is-list-header="true">cut short</text:h>
      <text:list xml:id="list2805414546" text:style-name="L41">
        <text:list-item>
          <text:p text:style-name="P249"><text:span text:style-name="T677">The Jewish war la</text:span><text:span text:style-name="T678">st</text:span><text:span text:style-name="T677">ed 3.5 years.</text:span></text:p>
        </text:list-item>
        <text:list-item>
          <text:p text:style-name="P250">When Vespasian came against Jerusalem, he had to go back to Rome so that he could be crowned as emperor.</text:p>
        </text:list-item>
        <text:list-item>
          <text:p text:style-name="P250">He then sent Titus to Jerusalem to conquer Jerusalem.</text:p>
        </text:list-item>
        <text:list-item>
          <text:p text:style-name="P251"><text:span text:style-name="T48">The gap of time between those two armies gave plenty of time for the Christian Jews to escape. </text:span><text:span text:style-name="T679">They went to Pella, which is in the mountains, exactly where Jesus told them to go.</text:span></text:p>
        </text:list-item>
        <text:list-item>
          <text:p text:style-name="P252"><text:span text:style-name="T679">A</text:span><text:span text:style-name="T48">lso, there was great famine – if starvation lasted too long, all would die.<text:line-break/>While we may not know exactly which event refers to how God cut the days short, we have plenty of possible options to pick from.</text:span></text:p>
        </text:list-item>
      </text:list>
      <text:h text:style-name="P44" text:outline-level="6" text:is-list-header="true">Church History Corroboration</text:h>
      <text:list text:continue-numbering="true" text:style-name="L41">
        <text:list-item text:start-value="1">
          <text:p text:style-name="P253"><text:span text:style-name="T6">Eusebius wrote:</text:span><text:line-break/>"<text:span text:style-name="T17">The people of the church in Jerusalem had been commanded by a revelation</text:span><text:span text:style-name="T680">, vouchsafed to</text:span> <text:span text:style-name="T680">approved men there before the war, to</text:span> <text:span text:style-name="T17">leave the city</text:span> <text:span text:style-name="T680">and to</text:span> <text:span text:style-name="T17">dwell in a certain town</text:span> <text:span text:style-name="T680">of Perea</text:span> <text:span text:style-name="T17">called</text:span> <text:span text:style-name="T17">Pella</text:span>. <text:span text:style-name="T680">And when those that believed in Christ had come thither from Jerusalem, then, as if the royal city of the Jews and the whole land of Judea were entirely destitute of holy men, the judgment of God at length overtook those who had committed such outrages against Christ and his apostles, and totally destroyed that generation of impious men.”</text:span>" (Eccl. Hist. 3:5:3; cp. Matt 24:16; Epiphanius, De pond. 15)</text:p>
        </text:list-item>
        <text:list-item>
          <text:p text:style-name="P254"><text:span text:style-name="T6">Ephipanius o</text:span><text:span text:style-name="T681">f</text:span><text:span text:style-name="T6"> Salamis, Cyprus</text:span> <text:span text:style-name="T682">(a bishop)</text:span> in the 3rd century wrote this:<text:line-break/>"<text:span text:style-name="T680">“So Aquila, while he was in Jerusalem, also saw the disciples of the disciples of the apostles flourishing in the faith and working great signs, healings, and other miracles. For they were such as had come back from the city of Pella to Jerusalem and were living there and teaching. For when the city was about to be taken and destroyed by the Romans, </text:span><text:span text:style-name="T397">it was revealed in advance to all the disciples by an angel of God that they should remove from the city, as it was going to be completely destroyed</text:span><text:span text:style-name="T680">. </text:span><text:span text:style-name="T397">They sojourned</text:span><text:span text:style-name="T680"> as emigrants </text:span><text:span text:style-name="T397">in Pella</text:span><text:span text:style-name="T680">, the city above </text:span><text:soft-page-break/><text:span text:style-name="T680">mentioned in Transjordania. And this city is said to be of the Decapolis.” —Epiphanius, On Weights and Measures 15</text:span>"</text:p>
        </text:list-item>
      </text:list>
      <text:h text:style-name="P68" text:outline-level="5">no life would have been saved</text:h>
      <text:list xml:id="list2225270404" text:style-name="L42">
        <text:list-item>
          <text:p text:style-name="P255">Note that the mention of no flesh being saved is sometimes often in the Old Testament of Israel being saved, in a given geographical area though not in every case</text:p>
        </text:list-item>
      </text:list>
      <text:h text:style-name="P44" text:outline-level="6"><text:span text:style-name="Strong_20_Emphasis">Joel 2:28-32</text:span> </text:h>
      <text:list text:continue-numbering="true" text:style-name="L42">
        <text:list-item>
          <text:p text:style-name="P256"><text:span text:style-name="Strong_20_Emphasis">Joel 2:28-32</text:span> </text:p>
        </text:list-item>
      </text:list>
      <text:list text:style-name="L43">
        <text:list-item>
          <text:p text:style-name="P257"><text:span text:style-name="Strong_20_Emphasis">Text</text:span>: "And it shall come to pass afterward, that I will pour out my spirit upon all flesh... And it shall come to pass, that whosoever shall call on the name of the Lord shall be delivered: for in mount Zion and in Jerusalem shall be deliverance, as the Lord hath said, and in the remnant whom the Lord shall call." </text:p>
        </text:list-item>
        <text:list-item>
          <text:p text:style-name="P258"><text:span text:style-name="Strong_20_Emphasis">Context</text:span>: This prophecy highlights God’s salvation for Israel and others who call on Him. The mention of "all flesh" receiving God’s Spirit points to a time of restoration, with a focus on the remnant of Israel being saved from destruction.</text:p>
        </text:list-item>
      </text:list>
      <text:h text:style-name="P40" text:outline-level="4">v<text:bookmark-start text:name="__RefHeading___Toc155231_573321154"/>23-26 <text:span text:style-name="T683">more</text:span> false messiah <text:span text:style-name="T683">warnings</text:span><text:bookmark-end text:name="__RefHeading___Toc155231_573321154"/></text:h>
      <text:p text:style-name="P259"><text:span text:style-name="T6">23. </text:span><text:span text:style-name="T607">“</text:span><text:span text:style-name="T676">Then</text:span><text:span text:style-name="T607"> if anyone says to you, ‘Behold, here is the [fn]Christ,’ or ‘[fn]There He is,’ do not believe him.</text:span><text:span text:style-name="T48"><text:line-break/></text:span><text:span text:style-name="T684">24. </text:span><text:span text:style-name="T685">“For false christs and false prophets will arise and will [fn]show great [fn]signs and wonders, so as to deceive, if possible, even the [fn]elect.</text:span><text:span text:style-name="T686"><text:line-break/></text:span><text:span text:style-name="T687">25. </text:span><text:span text:style-name="T688">See, I have told you beforehand.</text:span><text:span text:style-name="T689"><text:line-break/></text:span><text:span text:style-name="T690">26. </text:span><text:span text:style-name="T691">So, if they say to you, ‘Look, he is in the wilderness,’ do not go out. If they say, ‘Look, he is in the inner rooms,’ do not believe it.</text:span></text:p>
      <text:h text:style-name="P68" text:outline-level="5" text:is-list-header="true">Then</text:h>
      <text:list text:style-name="L44">
        <text:list-item>
          <text:p text:style-name="P260">At that time, after the previous events happened, which includes the surrounding by armies.</text:p>
          <text:list>
            <text:list-item>
              <text:p text:style-name="P260">Josephus has many records of people who claimed to be speaking for God or be God's annointed one to save the people during the siege.</text:p>
            </text:list-item>
          </text:list>
        </text:list-item>
        <text:list-item>
          <text:p text:style-name="P261"><text:span text:style-name="T663">J</text:span>esus warns of false teachers and false <text:span text:style-name="T663">c</text:span>hrists. </text:p>
        </text:list-item>
        <text:list-item>
          <text:p text:style-name="P261"><text:span text:style-name="T692">Don't go looking for Jesus. </text:span><text:span text:style-name="T693">Why</text:span><text:span text:style-name="T692">?<text:line-break/>This 70 AD visit </text:span><text:span text:style-name="T694">was</text:span><text:span text:style-name="T692"> </text:span><text:span text:style-name="T695">not an in-person visit</text:span><text:span text:style-name="T694">. <text:line-break/>It was</text:span><text:span text:style-name="T692"> not be like the last one where Jesus shows up in the flesh. </text:span></text:p>
          <text:list>
            <text:list-item>
              <text:p text:style-name="P262"><text:span text:style-name="T694">We will address this in detail with the 'coming on the clouds' verse.<text:line-break/></text:span>See v30 commentary on the exegetical reasons why this was not to be an in-person type of coming.</text:p>
            </text:list-item>
          </text:list>
        </text:list-item>
      </text:list>
      <text:h text:style-name="P40" text:outline-level="4"><text:soft-page-break/>v<text:bookmark-start text:name="__RefHeading___Toc155233_573321154"/>27 lighting from east to west<text:bookmark-end text:name="__RefHeading___Toc155233_573321154"/></text:h>
      <text:p text:style-name="P10"><text:span text:style-name="T690">27. </text:span><text:span text:style-name="T696">For as the</text:span><text:span text:style-name="T697"> </text:span><text:span text:style-name="T698">lightning</text:span><text:span text:style-name="T697"> </text:span><text:span text:style-name="T696">comes from the</text:span><text:span text:style-name="T697"> </text:span><text:span text:style-name="T698">east</text:span><text:span text:style-name="T697"> </text:span><text:span text:style-name="T696">and shines as far as the</text:span><text:span text:style-name="T697"> </text:span><text:span text:style-name="T698">west</text:span><text:span text:style-name="T697">, </text:span><text:span text:style-name="T696">so will be the</text:span><text:span text:style-name="T697"> </text:span><text:span text:style-name="T698">coming</text:span><text:span text:style-name="T699">[</text:span><text:span text:style-name="T700">Greek:</text:span><text:span text:style-name="T699">parousia]</text:span><text:span text:style-name="T697"> </text:span><text:span text:style-name="T696">of the</text:span><text:span text:style-name="T697"> </text:span><text:span text:style-name="T698">Son of Man</text:span><text:span text:style-name="T697">.</text:span></text:p>
      <text:h text:style-name="P68" text:outline-level="5" text:is-list-header="true">as the lightning comes<text:span text:style-name="T292"> -</text:span> the coming of the Son of Man</text:h>
      <text:list xml:id="list3183039328" text:style-name="L45">
        <text:list-item>
          <text:p text:style-name="P263"><text:span text:style-name="T701">Is this the </text:span><text:span text:style-name="T292">2nd coming?</text:span></text:p>
          <text:list>
            <text:list-item>
              <text:p text:style-name="P264">People who believe this verse is talking about Jesus' 2nd coming argue this way:</text:p>
              <text:list>
                <text:list-item>
                  <text:p text:style-name="P265">The Greek "parousia" word is used.</text:p>
                </text:list-item>
                <text:list-item>
                  <text:p text:style-name="P266"><text:span text:style-name="T702">The </text:span><text:span text:style-name="T703">previous verse</text:span><text:span text:style-name="T702"> said </text:span><text:span text:style-name="T703">not to go looking for Jesus</text:span><text:span text:style-name="T702">.</text:span></text:p>
                </text:list-item>
                <text:list-item>
                  <text:p text:style-name="P267"><text:span text:style-name="T704">W</text:span><text:span text:style-name="T702">hatever coming of Jesus is happening here would be said to happen fast as lightning, so that no one sees Him.</text:span></text:p>
                </text:list-item>
                <text:list-item>
                  <text:p text:style-name="P265"><text:span text:style-name="T705">Is Jesus 2</text:span>nd coming is compared to lighting <text:span text:style-name="T705">here?</text:span></text:p>
                </text:list-item>
                <text:list-item>
                  <text:p text:style-name="P268"><text:span text:style-name="T706">In </text:span><text:span text:style-name="T707">1 Cor</text:span><text:span text:style-name="T708">inthians</text:span><text:span text:style-name="T707"> 15</text:span><text:span text:style-name="T706">, Paul says it will be in the moment, in the twinkling of an eye.</text:span></text:p>
                </text:list-item>
              </text:list>
            </text:list-item>
            <text:list-item>
              <text:p text:style-name="P269"><text:span text:style-name="T709">We usually think of lighting as "fast", </text:span><text:span text:style-name="T710">but is that the characteristic of lighting that Jesus was asking us to consider?</text:span></text:p>
            </text:list-item>
            <text:list-item>
              <text:p text:style-name="P270">Does lighting come from the east and go to the west?<text:line-break/>No, it goes up and down.<text:line-break/>So what else could Jesus be talking about?</text:p>
            </text:list-item>
          </text:list>
        </text:list-item>
      </text:list>
      <text:h text:style-name="P44" text:outline-level="6">Light<text:span text:style-name="T705">(bright shining)</text:span> in<text:span text:style-name="T705">s</text:span>tead of lightning</text:h>
      <text:list xml:id="list192356920119467" text:continue-numbering="true" text:style-name="L45">
        <text:list-item>
          <text:list>
            <text:list-item text:start-value="1">
              <text:p text:style-name="P270">"lighting" may not be the best translation for this verse.<text:line-break/>Here's why:</text:p>
            </text:list-item>
            <text:list-item>
              <text:p text:style-name="P268"><text:span text:style-name="T711">The Greek word for lightning here is "</text:span><text:bookmark text:name="yui-gen55 Copy 1"/><text:bookmark text:name="yui-gen55"/><text:span text:style-name="Emphasis"><text:span text:style-name="T712">astrapē</text:span></text:span><text:span text:style-name="T711">"<text:line-break/>which can mean "</text:span><text:span text:style-name="T713">lightning</text:span><text:span text:style-name="T711">" or "</text:span><text:span text:style-name="T713">the gleam of a lamp</text:span><text:span text:style-name="T711">"</text:span></text:p>
            </text:list-item>
            <text:list-item>
              <text:p text:style-name="P271"><text:span text:style-name="T368">Luke 11:36 </text:span><text:span text:style-name="T702">uses that Greek word like this:<text:line-break/></text:span><text:span text:style-name="T368">36.</text:span><text:span text:style-name="T702"> </text:span><text:span text:style-name="T607">“If then your whole body is full of light, having no part dark, the whole body will be full of light, as when the </text:span><text:span text:style-name="T714">bright shining</text:span><text:span text:style-name="T676"> </text:span><text:span text:style-name="T607">of a lamp gives you light.”</text:span></text:p>
              <text:list>
                <text:list-item>
                  <text:p text:style-name="P272">The shining of the lamp gives you light.</text:p>
                </text:list-item>
                <text:list-item>
                  <text:p text:style-name="P273"><text:span text:style-name="T702">What if we replaced the word "lightning?"<text:line-break/>"as the </text:span><text:span text:style-name="T714">bright shining</text:span><text:span text:style-name="T702"> comes from the </text:span><text:span text:style-name="T703">east to the west</text:span><text:span text:style-name="T702">"</text:span></text:p>
                </text:list-item>
                <text:list-item>
                  <text:p text:style-name="P274">Do we know anything that does that today?<text:line-break/>The sun.</text:p>
                  <text:list>
                    <text:list-item>
                      <text:p text:style-name="P270">yes, the sun moves from east to west.<text:line-break/>Even the ancients knew that. <text:line-break/>They were outside way more than 21st century, city folks are.</text:p>
                    </text:list-item>
                  </text:list>
                </text:list-item>
                <text:list-item>
                  <text:p text:style-name="P275"><text:soft-page-break/><text:span text:style-name="T48">What would it mean if we compare Jesus' coming to the sunshine?<text:line-break/>Visible to all. No one could miss it.<text:line-break/></text:span><text:span text:style-name="T715">(this contrasts from people saying they found Jesus – they wouldn't have to tell you – it would be obvious, Jesus said)</text:span></text:p>
                </text:list-item>
              </text:list>
            </text:list-item>
          </text:list>
        </text:list-item>
      </text:list>
      <text:h text:style-name="P11" text:outline-level="5" text:is-list-header="true"><text:span text:style-name="T716">Lightning shines </text:span>East to West?</text:h>
      <text:list xml:id="list192356928657533" text:continue-numbering="true" text:style-name="L45">
        <text:list-item text:start-value="1">
          <text:p text:style-name="P276">Is that a bad translation?</text:p>
        </text:list-item>
        <text:list-item>
          <text:p text:style-name="P277"><text:span text:style-name="T716">D</text:span>id Jesus say "east to west", <text:span text:style-name="T716">and lighting in the same sentence</text:span>?</text:p>
          <text:list>
            <text:list-item>
              <text:p text:style-name="P277">We usually think of lightning from up to down, from a cloud.<text:line-break/><text:span text:style-name="T716">Not left-to-right, east-to-west.</text:span></text:p>
              <text:list>
                <text:list-item>
                  <text:p text:style-name="P276">It is the sun that shines east to west.</text:p>
                </text:list-item>
                <text:list-item>
                  <text:p text:style-name="P276">But why would Jesus say that as the sunlight shines from east to west over the horizon?</text:p>
                </text:list-item>
              </text:list>
            </text:list-item>
            <text:list-item>
              <text:p text:style-name="P278"><text:span text:style-name="T48">Did Jesus mean "lighting" as a bolt of lightning?<text:line-break/></text:span><text:span text:style-name="T717">Or c</text:span><text:span text:style-name="T48">ould it mean a light like a lamp, as in radiance?</text:span></text:p>
            </text:list-item>
          </text:list>
        </text:list-item>
      </text:list>
      <text:h text:style-name="P44" text:outline-level="6">70 AD?</text:h>
      <text:list text:continue-numbering="true" text:style-name="L45">
        <text:list-item text:start-value="1">
          <text:p text:style-name="P279">If Jesus' coming as lighting, where the characteristic of "bright shining" is used instead of "fast" for lighting, it could be that Jesus meant His judgment on Jerusalem would be obvious to all, just as a bright shining light in the sky like the sun is obvious for all to see.</text:p>
        </text:list-item>
        <text:list-item>
          <text:p text:style-name="P268"><text:span text:style-name="T718">Lightning</text:span><text:span text:style-name="T719"> </text:span><text:span text:style-name="T720">motif/concept</text:span></text:p>
          <text:list>
            <text:list-item>
              <text:p text:style-name="P268"><text:span text:style-name="T721">Lighting does </text:span><text:span text:style-name="T722">sometimes </text:span><text:span text:style-name="T721">have a judgment concept/motif to it, </text:span><text:span text:style-name="T722">especially when you imagine clouds</text:span><text:span text:style-name="T721">.</text:span></text:p>
            </text:list-item>
            <text:list-item>
              <text:p text:style-name="P268"><text:span text:style-name="T723">T</text:span><text:span text:style-name="T724">his could </text:span><text:span text:style-name="T725">also </text:span><text:span text:style-name="T724">refer to how this event will be apparent for all in Jerusalem to see; Jesus saying that He saw Satan fall like lightning from heaven suggests a non-literal interpretation for whatever is referred to by that.</text:span></text:p>
            </text:list-item>
            <text:list-item>
              <text:p text:style-name="P280">Did Jesus literally see Satan fall like lightning after hearing the report of the 70 men He sent out casting out demons in His name? (Luke 10:17-18)</text:p>
            </text:list-item>
            <text:list-item>
              <text:p text:style-name="P270">Jesus said "the ruler of this world is cast out", which matches the Revelation passage of the war in heaven with the dragon being cast out of heaven, which is linked to Christ's work on the cross.</text:p>
            </text:list-item>
            <text:list-item>
              <text:p text:style-name="P270">It could be that in that Greek use of this "astrape" word for Satan being cast to the earth could carry a motif of judgment against Satan, in whatever capacity/significance Satan's removal from heaven carried with it.</text:p>
            </text:list-item>
            <text:list-item>
              <text:p text:style-name="P281">A further of the Old Testament prophets may help.</text:p>
            </text:list-item>
          </text:list>
        </text:list-item>
      </text:list>
      <text:h text:style-name="P11" text:outline-level="5" text:is-list-header="true"><text:soft-page-break/>Conclusion</text:h>
      <text:h text:style-name="P44" text:outline-level="6">Secret Rapture?</text:h>
      <text:list xml:id="list2674453290" text:style-name="L46">
        <text:list-item>
          <text:p text:style-name="P282">For a 'secret' rapture, where no one sees Jesus on earth, and there are people who remain on the earth, the sun going east to west doesn't fit, <text:line-break/>because the sun in the sky is the most obvious thing when you go outside during the day.</text:p>
          <text:list>
            <text:list-item>
              <text:p text:style-name="P282">The 'secret' rapture view requires this verse to be translated as "lightning" instead of the bright light of the sun. The brightness that goes from the east to the west.</text:p>
            </text:list-item>
          </text:list>
        </text:list-item>
      </text:list>
      <text:h text:style-name="P44" text:outline-level="6">Translations</text:h>
      <text:list text:style-name="L47">
        <text:list-item>
          <text:p text:style-name="P283">Since both futurists and preterist understandings of this verse both have possibilities with the translation, we must measure which interpretation is correct, based on other factors than just this verse.</text:p>
          <text:list>
            <text:list-item>
              <text:p text:style-name="P283">If, for instance, one interpretation would contradict a plan teaching of Jesus, that should tip the balance for which interpetation is correct.</text:p>
            </text:list-item>
          </text:list>
        </text:list-item>
      </text:list>
      <text:h text:style-name="P44" text:outline-level="6">The Last Day</text:h>
      <text:list text:continue-list="list2674453290" text:style-name="L46">
        <text:list-item text:start-value="1">
          <text:p text:style-name="P282">Alternatively, if the last day and last hour happens when Jesus returns, it will be more obvious than the sun in the sky that Jesus returned, because it is the day of final judgment for all humanity, there will be no question that He returned.<text:line-break/><text:span text:style-name="T726">All the righteous will have been raised - not separated by 3.5 to 7 years.<text:line-break/>See the resurrection commentary for details.</text:span></text:p>
          <text:list>
            <text:list-item>
              <text:p text:style-name="P282"><text:span text:style-name="T726">T</text:span>here will be no one left on the earth because the heavens and earth will be burned with fervent heat per 2 Peter 3<text:span text:style-name="T726">, upon Christ's return</text:span>.</text:p>
            </text:list-item>
          </text:list>
        </text:list-item>
      </text:list>
      <text:h text:style-name="P40" text:outline-level="4">v<text:bookmark-start text:name="__RefHeading___Toc155235_573321154"/>28 corpse – vultures gather<text:bookmark-end text:name="__RefHeading___Toc155235_573321154"/></text:h>
      <text:p text:style-name="P284"><text:span text:style-name="T6">28. </text:span><text:span text:style-name="T16">Wherever the </text:span><text:span text:style-name="T17">corpse</text:span><text:span text:style-name="T16"> is, there the vultures will gather.</text:span></text:p>
      <text:h text:style-name="P68" text:outline-level="5" text:is-list-header="true">corpse</text:h>
      <text:list xml:id="list3981785929" text:style-name="L48">
        <text:list-item>
          <text:p text:style-name="P285">What <text:span text:style-name="T17">corpse</text:span>?</text:p>
          <text:list>
            <text:list-item>
              <text:p text:style-name="P286">If Jesus was talking about His 2nd coming in the previous verse, this next verse about corpses would be nonsense.<text:line-break/>This coming of Jesus results in corpses, but whose corpses?</text:p>
            </text:list-item>
            <text:list-item>
              <text:p text:style-name="P287">What kind of coming of Jesus makes sense for this?</text:p>
            </text:list-item>
          </text:list>
        </text:list-item>
        <text:list-item>
          <text:p text:style-name="P288">Where will they be taken?<text:line-break/>Into heaven right? The <text:span text:style-name="T705">(secret) </text:span>rapture!</text:p>
          <text:list>
            <text:list-item>
              <text:p text:style-name="P288">No, Jesus said you will see corpses <text:span text:style-name="T705">on the result He is talking about</text:span>.<text:line-break/>Those who are taken are killed physically.</text:p>
            </text:list-item>
            <text:list-item>
              <text:p text:style-name="P288"><text:soft-page-break/>Their bodies will lie around and be visible.<text:line-break/>The wicked are killed in a judgment of God.</text:p>
            </text:list-item>
            <text:list-item>
              <text:p text:style-name="P289">The Son of Man's <text:span text:style-name="T726">coming in </text:span>judgment on Jerusalem would result in dead bodies of the slain, and there were many.</text:p>
            </text:list-item>
            <text:list-item>
              <text:p text:style-name="P290"><text:span text:style-name="T727">Here is a a</text:span><text:span text:style-name="T728"> proverb – common saying, </text:span><text:span text:style-name="T727">of the 1st century...</text:span><text:span text:style-name="T6"><text:line-break/></text:span></text:p>
            </text:list-item>
          </text:list>
        </text:list-item>
      </text:list>
      <text:h text:style-name="P44" text:outline-level="6">Job 39:27-30 <text:span text:style-name="T705">(eagle, where the slain are, there he is)</text:span></text:h>
      <text:p text:style-name="P291"><text:span text:style-name="T6">27.</text:span><text:span text:style-name="T48"> </text:span><text:span text:style-name="T607">"Is it at your command that the eagle goes on high And raises his nest high?</text:span><text:span text:style-name="T48"><text:line-break/></text:span><text:span text:style-name="T6">30.</text:span><text:span text:style-name="T48"> </text:span><text:span text:style-name="T607">"His young ones also suck up blood; And </text:span><text:span text:style-name="T729">where the slain are, there is he</text:span><text:span text:style-name="T607">."</text:span></text:p>
      <text:list text:style-name="L49">
        <text:list-item>
          <text:p text:style-name="P292"><text:span text:style-name="T730">talks about where the dead are, there the eagles/</text:span><text:span text:style-name="T731">vultures</text:span><text:span text:style-name="T730"> are.</text:span></text:p>
          <text:list>
            <text:list-item>
              <text:p text:style-name="P293">It's like saying – "where there's smoke, there's obviously fire".</text:p>
            </text:list-item>
            <text:list-item>
              <text:p text:style-name="P293">The prophets and personalities of the Old Testament give several instances of birds eating dead human corpses on a day of great slaughter too.</text:p>
            </text:list-item>
          </text:list>
        </text:list-item>
      </text:list>
      <text:list xml:id="list192356288834885" text:continue-list="list3981785929" text:style-name="L48">
        <text:list-item>
          <text:list>
            <text:list-item>
              <text:list>
                <text:list-item>
                  <text:p text:style-name="P294"><text:span text:style-name="T732">Perhaps the idea of a vulture or eagle is to circle around until the animal is dead<text:line-break/>so that when the conditions are right, it's dinner time </text:span><text:span text:style-name="T733">for the vultures/eagles</text:span><text:span text:style-name="T732">.<text:line-break/></text:span><text:span text:style-name="T734">So when the conditions are right </text:span><text:span text:style-name="T735">(such as the rebellion mentioned in <text:line-break/>2 Thessalonians 2</text:span><text:span text:style-name="T734">, Jesus' judgment will come upon Jerusalem.</text:span></text:p>
                </text:list-item>
                <text:list-item>
                  <text:p text:style-name="P287">or, this simply could mean when this event happens, there will be many dead bodies.</text:p>
                </text:list-item>
              </text:list>
            </text:list-item>
          </text:list>
        </text:list-item>
      </text:list>
      <text:p text:style-name="P284">Some translations use "eagle" instead of vulture.<text:line-break/>Eagle was a mascott for the Roman military.<text:line-break/>Corpses were in abudance in the AD 70 destruction.</text:p>
      <text:p text:style-name="P295">Luke mentions the corpses too, when talking about this same event, where the Christian Jews were supposed to flee Jerusalem...</text:p>
      <text:h text:style-name="P44" text:outline-level="6"><text:span text:style-name="T736"><text:s/></text:span><text:span text:style-name="T737">Luke 17:</text:span><text:span text:style-name="T738">31-</text:span><text:span text:style-name="T739">37 </text:span><text:span text:style-name="T738">(on that day, corpse-vulture)</text:span></text:h>
      <text:list text:continue-numbering="true" text:style-name="L48">
        <text:list-item>
          <text:list>
            <text:list-item>
              <text:p text:style-name="P294"><text:span text:style-name="T737">31.</text:span><text:span text:style-name="T740"> </text:span><text:span text:style-name="T741">“On </text:span><text:span text:style-name="T742">that day</text:span><text:span text:style-name="T741">, the one who is on the housetop and whose goods are in the house must not go down to take them out, and likewise the one who is in the field must not turn back.<text:line-break/></text:span><text:span text:style-name="T743">34. </text:span><text:span text:style-name="T741">"I tell you, </text:span><text:span text:style-name="T742">on that night</text:span><text:span text:style-name="T741"> there will be two in one bed; </text:span><text:span text:style-name="T742">one</text:span><text:span text:style-name="T741"> will be </text:span><text:span text:style-name="T742">taken</text:span><text:span text:style-name="T741"> and the </text:span><text:span text:style-name="T742">other</text:span><text:span text:style-name="T741"> will be </text:span><text:span text:style-name="T742">left</text:span><text:span text:style-name="T741">.</text:span><text:span text:style-name="T740"><text:line-break/></text:span><text:span text:style-name="T744">37.</text:span><text:span text:style-name="T733"> </text:span><text:span text:style-name="T741">And they said to him, “</text:span><text:span text:style-name="T742">Where, Lord</text:span><text:span text:style-name="T741">?” He said to them, “</text:span><text:span text:style-name="T742">Where the corpse[fn] is, there the vultures[fn] will gather</text:span><text:span text:style-name="T741">.”</text:span></text:p>
            </text:list-item>
            <text:list-item>
              <text:p text:style-name="P285">Jesus could also simply be stating that after the abomination of desolation and destruction of the temple, there will be lots of corpses.</text:p>
            </text:list-item>
            <text:list-item>
              <text:p text:style-name="P287">Note that this coming of Jesus is said to result in lots of dead bodies, not millions of people that dissapear (the secret rapture).</text:p>
            </text:list-item>
          </text:list>
        </text:list-item>
      </text:list>
      <text:h text:style-name="P44" text:outline-level="6"><text:soft-page-break/>David Guzik Commentary:</text:h>
      <text:p text:style-name="P10"><text:span text:style-name="T735">"</text:span><text:span text:style-name="T745">This is a difficult statement. It was probably a figure of speech with the idea, “when judgment is ripe, it will surely come.”</text:span><text:span text:style-name="T735">"</text:span></text:p>
      <text:list text:style-name="L50">
        <text:list-item>
          <text:p text:style-name="P296">Of course it's a difficult statement to understand, if you take this part of what Jesus is saying to be a (secret) rapture.</text:p>
        </text:list-item>
      </text:list>
      <text:h text:style-name="P40" text:outline-level="4">v<text:bookmark-start text:name="__RefHeading___Toc155237_573321154"/>29 immediately after – <text:span text:style-name="T746">sun/moon</text:span> darkened<text:bookmark-end text:name="__RefHeading___Toc155237_573321154"/></text:h>
      <text:p text:style-name="P10"><text:span text:style-name="T747">29. </text:span><text:span text:style-name="T748">“</text:span><text:span text:style-name="T749">Immediately after the tribulation of those days</text:span><text:span text:style-name="T748"> the </text:span><text:span text:style-name="T750">sun</text:span><text:span text:style-name="T748"> will be </text:span><text:span text:style-name="T750">darkened</text:span><text:span text:style-name="T748">, and the </text:span><text:span text:style-name="T750">moon</text:span><text:span text:style-name="T748"> will </text:span><text:span text:style-name="T750">not</text:span><text:span text:style-name="T748"> give its </text:span><text:span text:style-name="T750">light</text:span><text:span text:style-name="T748">, and the </text:span><text:span text:style-name="T750">stars</text:span><text:span text:style-name="T748"> will </text:span><text:span text:style-name="T750">fall</text:span><text:span text:style-name="T748"> from heaven, and the powers of the heavens will be </text:span><text:span text:style-name="T750">shaken</text:span><text:span text:style-name="T748">.</text:span></text:p>
      <text:p text:style-name="P297">Immediately after the tribulation of those days</text:p>
      <text:list xml:id="list4291933212" text:style-name="L51">
        <text:list-item>
          <text:p text:style-name="P298"><text:span text:style-name="T751">Jesus could not yet be talking about His 2nd coming/advent because what He is mentioning here happens "immediately after" the tribulation mentioned right before this, which </text:span><text:span text:style-name="T752">we so far have shown </text:span><text:span text:style-name="T753">most reasonably </text:span><text:span text:style-name="T752">happened in 70 AD.</text:span></text:p>
        </text:list-item>
      </text:list>
      <text:h text:style-name="P299" text:outline-level="5" text:is-list-header="true"><text:span text:style-name="T754">Sun/</text:span><text:span text:style-name="T746">moon darkened</text:span><text:span text:style-name="T754"> </text:span><text:span text:style-name="T746">+ stars falling</text:span></text:h>
      <text:list xml:id="list192356209052238" text:continue-numbering="true" text:style-name="L51">
        <text:list-item text:start-value="1">
          <text:p text:style-name="P298"><text:span text:style-name="T755">Are these heavenly bodies falling s</text:span><text:span text:style-name="T756">upernatural events? No</text:span></text:p>
        </text:list-item>
      </text:list>
      <text:list xml:id="list135262783" text:style-name="L52">
        <text:list-item>
          <text:list>
            <text:list-item>
              <text:p text:style-name="P300"><text:span text:style-name="T757">Familiarity with the Old Testament prophets will show that t</text:span><text:span text:style-name="T758">his is </text:span><text:span text:style-name="T759">Jewish </text:span><text:span text:style-name="T758">hyperbolic language</text:span><text:span text:style-name="T760">(Hebraisms)</text:span><text:span text:style-name="T758"> about the collapse</text:span><text:span text:style-name="T761">/fall</text:span><text:span text:style-name="T758"> of a nation.</text:span></text:p>
            </text:list-item>
            <text:list-item>
              <text:p text:style-name="P301"><text:span text:style-name="T758">I</text:span><text:span text:style-name="T292">t's equivalent to our modern phrase "</text:span><text:span text:style-name="T762">I'm going to knock your lights out</text:span><text:span text:style-name="T292">".</text:span></text:p>
            </text:list-item>
          </text:list>
        </text:list-item>
      </text:list>
      <text:h text:style-name="P44" text:outline-level="6">Genesis 1:<text:span text:style-name="T746">16-18 (Sun and Moon to rule day and night)</text:span></text:h>
      <text:p text:style-name="P302"><text:span text:style-name="T6">18. </text:span><text:span text:style-name="T16">and to </text:span><text:span text:style-name="T397">rule</text:span><text:span text:style-name="T16"> over the </text:span><text:span text:style-name="T17">day</text:span><text:span text:style-name="T16"> and over the </text:span><text:span text:style-name="T17">night</text:span><text:span text:style-name="T16">, and to divide the light from the darkness. And God saw that it was good.</text:span></text:p>
      <text:list xml:id="list192356553461170" text:continue-numbering="true" text:style-name="L52">
        <text:list-item text:start-value="1">
          <text:p text:style-name="P300"><text:span text:style-name="T758">God set the sun and the moon to </text:span><text:span text:style-name="T763">rule/govern</text:span><text:span text:style-name="T758"> day an</text:span><text:span text:style-name="T764">d</text:span><text:span text:style-name="T758"> night.</text:span></text:p>
          <text:list>
            <text:list-item>
              <text:p text:style-name="P300"><text:span text:style-name="T765">M</text:span><text:span text:style-name="T766">any places in scripture use that governing imagery in a non-literal way to describe the governing authority of nations being taken out.</text:span></text:p>
            </text:list-item>
            <text:list-item>
              <text:p text:style-name="P300"><text:span text:style-name="T765">T</text:span><text:span text:style-name="T767">he moon does not literally govern anything; it's a chunk of rock that floats.<text:line-break/></text:span><text:span text:style-name="T768">Instead, we see this language as the Hebraism that it is.<text:line-break/></text:span><text:span text:style-name="T766">Surely none of us think </text:span><text:span text:style-name="T769">the moon is </text:span><text:span text:style-name="T766">literally </text:span><text:span text:style-name="T769">a governor/</text:span><text:span text:style-name="T766">ruler</text:span><text:span text:style-name="T769">.</text:span></text:p>
              <text:list>
                <text:list-item>
                  <text:p text:style-name="P303"><text:span text:style-name="T770">D</text:span><text:span text:style-name="T292">o a web search and you'll see that heavenly bodies are on the flags of many countries today, so the concept was not completely lost to history.</text:span></text:p>
                </text:list-item>
              </text:list>
            </text:list-item>
            <text:list-item>
              <text:p text:style-name="P304">Revelation 12:1-2 has the woman clothed with the sun,the moon under her feet, and a crown of 12 stars on her head. Bible expositors have had no problem identifying these heavenly bodies as representing the beginnings of what became large governing, political principalities.</text:p>
            </text:list-item>
            <text:list-item>
              <text:p text:style-name="P304">Recall Joseph's dream about his family members who were represented as heavenly bodies bowing down to him.</text:p>
            </text:list-item>
            <text:list-item>
              <text:p text:style-name="P304"><text:soft-page-break/>It is not hard to find these Biblical examples. </text:p>
            </text:list-item>
          </text:list>
        </text:list-item>
      </text:list>
      <text:h text:style-name="P44" text:outline-level="6"><text:bookmark-start text:name="__RefHeading___Toc332425_1347044286"/><text:span text:style-name="T771">O</text:span><text:span text:style-name="T368">ld Testament Example – Judgment on Babylon</text:span><text:bookmark-end text:name="__RefHeading___Toc332425_1347044286"/></text:h>
      <text:list xml:id="list192357061438258" text:continue-numbering="true" text:style-name="L52">
        <text:list-item text:start-value="1">
          <text:p text:style-name="P300"><text:span text:style-name="T769">We will demonstrate that </text:span><text:span text:style-name="T772">Jesus </text:span><text:span text:style-name="T769">in </text:span><text:span text:style-name="T773">Matthew 24</text:span><text:span text:style-name="T769"> </text:span><text:span text:style-name="T772">is </text:span><text:span text:style-name="T774">pronouncing judgment on an evil nation</text:span><text:span text:style-name="T775"> with the AD 70 judgment </text:span><text:span text:style-name="T769">and that there is no Biblical basis to believe He is speaking about literal heavenly bodies</text:span><text:span text:style-name="T774">.<text:line-break/></text:span><text:span text:style-name="T769">Jesus spoke the language of the prophets, so let's take a look...</text:span><text:span text:style-name="T774"><text:line-break/></text:span><text:span text:style-name="T776">Compare with </text:span><text:span text:style-name="T777">Isaiah</text:span><text:span text:style-name="T776">.</text:span></text:p>
          <text:list>
            <text:list-item>
              <text:p text:style-name="P303"><text:span text:style-name="T776">H</text:span><text:span text:style-name="T292">ere we see God declaring judgment on Babylon...</text:span></text:p>
            </text:list-item>
          </text:list>
        </text:list-item>
      </text:list>
      <text:h text:style-name="P89" text:outline-level="7"><text:span text:style-name="T778">Isaiah </text:span><text:span text:style-name="T779">13:</text:span><text:span text:style-name="T780">9-1</text:span><text:span text:style-name="T778">0</text:span><text:span text:style-name="T781">+13</text:span><text:span text:style-name="T782"> </text:span><text:span text:style-name="T773">(Judgment on Babylon)</text:span></text:h>
      <text:p text:style-name="P10"><text:span text:style-name="T783">9. </text:span><text:span text:style-name="T784">Behold, </text:span><text:span text:style-name="T785">the day of the LORD </text:span><text:span text:style-name="T784">comes,<text:line-break/>cruel, with wrath and fierce anger,<text:line-break/>to make the land a </text:span><text:span text:style-name="T785">desolation</text:span><text:span text:style-name="T784"><text:line-break/>and to destroy its sinners from it.</text:span><text:span text:style-name="T786"><text:line-break/></text:span><text:span text:style-name="T783">10. </text:span><text:span text:style-name="T787">For the </text:span><text:span text:style-name="T788">stars</text:span><text:span text:style-name="T787"> of the heavens and their constellations<text:line-break/>will </text:span><text:span text:style-name="T788">not give </text:span><text:span text:style-name="T787">their </text:span><text:span text:style-name="T788">light</text:span><text:span text:style-name="T787">;<text:line-break/>the </text:span><text:span text:style-name="T788">sun</text:span><text:span text:style-name="T787"> will be </text:span><text:span text:style-name="T788">dark</text:span><text:span text:style-name="T787"> at its rising,<text:line-break/>and the </text:span><text:span text:style-name="T788">moon</text:span><text:span text:style-name="T787"> will </text:span><text:span text:style-name="T788">not shed </text:span><text:span text:style-name="T787">its </text:span><text:span text:style-name="T788">light</text:span><text:span text:style-name="T787">.</text:span><text:span text:style-name="T789"><text:line-break/></text:span><text:span text:style-name="T781">13. </text:span><text:span text:style-name="T790">Therefore I will make the </text:span><text:span text:style-name="T791">heavens tremble</text:span><text:span text:style-name="T790">, <text:line-break/>and the earth will be </text:span><text:span text:style-name="T791">shaken</text:span><text:span text:style-name="T790"> out of its place, <text:line-break/>at the wrath of the LORD of hosts <text:line-break/>in </text:span><text:span text:style-name="T791">the day of </text:span><text:span text:style-name="T790">his fierce anger.</text:span></text:p>
      <text:list xml:id="list192355257305849" text:continue-numbering="true" text:style-name="L52">
        <text:list-item text:start-value="1">
          <text:p text:style-name="P305">This already happened; "<text:span text:style-name="T785">the day of the LORD</text:span>" is not always the end of the world.</text:p>
          <text:list>
            <text:list-item>
              <text:p text:style-name="P306">Note that there are multiple days of the LORD. <text:line-break/>They are days/seasons of judgment that God executes.</text:p>
            </text:list-item>
          </text:list>
        </text:list-item>
        <text:list-item>
          <text:p text:style-name="P307"><text:span text:style-name="T6">Isaiah 13:13</text:span> says God would make "<text:span text:style-name="T790">the </text:span><text:span text:style-name="T791">heavens tremble</text:span>" and "<text:span text:style-name="T790">the earth will be </text:span><text:span text:style-name="T791">shaken</text:span><text:span text:style-name="T790"> out of its place</text:span>" on that judgment.</text:p>
        </text:list-item>
        <text:list-item>
          <text:p text:style-name="P308"><text:span text:style-name="T6">2 Peter 3 </text:span>says that Christ' 2nd coming will cause the heavens and earth to pass away. <text:span text:style-name="T792">Isaiah 13</text:span><text:span text:style-name="T793"> is obviously not literal – otherwise there would be no earth left. </text:span><text:span text:style-name="T794">We wouldn't be here.</text:span></text:p>
        </text:list-item>
      </text:list>
      <text:h text:style-name="P11" text:outline-level="5" text:is-list-header="true">Isaiah <text:bookmark-start text:name="__RefHeading___Toc332427_1347044286"/>13:17 (God used armies to judge with, not heavenly bodies)<text:bookmark-end text:name="__RefHeading___Toc332427_1347044286"/></text:h>
      <text:list text:continue-numbering="true" text:style-name="L52">
        <text:list-item>
          <text:list>
            <text:list-item>
              <text:list>
                <text:list-item>
                  <text:p text:style-name="P300"><text:span text:style-name="T795">How did God accomplish th</text:span><text:span text:style-name="T796">at </text:span><text:span text:style-name="T797">Babylonian</text:span><text:span text:style-name="T798"> judgment</text:span><text:span text:style-name="T795">?<text:line-break/>With </text:span><text:span text:style-name="T799">humans</text:span><text:span text:style-name="T795">.<text:line-break/>See </text:span><text:span text:style-name="T798">Isaiah 13:17</text:span><text:span text:style-name="T795"><text:line-break/></text:span><text:span text:style-name="T800">1</text:span><text:span text:style-name="T801">7.</text:span><text:span text:style-name="T802"> </text:span><text:span text:style-name="T787">Behold, I am </text:span><text:span text:style-name="T788">stirring up the </text:span><text:span text:style-name="T803">Medes</text:span><text:span text:style-name="T788"> against them</text:span><text:span text:style-name="T787">,<text:line-break/>who have no regard for silver<text:line-break/>and do not delight in gold.</text:span></text:p>
                  <text:list>
                    <text:list-item>
                      <text:p text:style-name="P300"><text:span text:style-name="T804">Who was Stirred up against Jerusalem in 70 AD? The Romans.<text:line-break/></text:span><text:span text:style-name="T805">This is judgment on a wicked nation </text:span><text:span text:style-name="T806">(Israel)</text:span><text:span text:style-name="T805">.</text:span></text:p>
                    </text:list-item>
                    <text:list-item>
                      <text:p text:style-name="P309"><text:soft-page-break/><text:span text:style-name="T805">D</text:span><text:span text:style-name="T292">avid Guzik says</text:span></text:p>
                      <text:list>
                        <text:list-item>
                          <text:p text:style-name="P310">"<text:span text:style-name="T14">Isaiah finished his prophetic career in 685 B.C., almost 100 years before Judah finally fell before the Babylonian Empire (586 B.C.). At the time of this prophecy, Babylon was a significant nation, but they were definitely behind the Assyrian Empire in status. Yet the LORD who knows the end of all things can speak of the judgment on the pride of Babylon hundreds of years before the judgment comes.</text:span>"</text:p>
                        </text:list-item>
                        <text:list-item>
                          <text:p text:style-name="P309"><text:span text:style-name="T807">A</text:span><text:span text:style-name="T297">ccording to Guzik, </text:span><text:span text:style-name="T808">who is a premillenial/Dispensational scholar,</text:span><text:span text:style-name="T297"> this event happened in history</text:span><text:span text:style-name="T292">.</text:span></text:p>
                        </text:list-item>
                        <text:list-item>
                          <text:p text:style-name="P311">After acknowledging the fulfilment of the prophecy, Guzik then changes course and presupposes that "<text:span text:style-name="T17">the day of the LORD</text:span>" <text:line-break/>is a "season of judgment when the LORD sets things right", citing that it is mentioned 26 times in the Bible.</text:p>
                          <text:list>
                            <text:list-item>
                              <text:p text:style-name="P312"><text:span text:style-name="T292">From that, Guzik uses "</text:span><text:span text:style-name="T17">the day of the LORD</text:span><text:span text:style-name="T292">" phrase to say that Isaiah passage </text:span><text:span text:style-name="T368">also</text:span><text:span text:style-name="T292"> has a </text:span><text:span text:style-name="T297">future fulfillment</text:span><text:span text:style-name="T292">, </text:span><text:span text:style-name="T807">which has no biblical basis</text:span><text:span text:style-name="T809">.</text:span><text:span text:style-name="T810"><text:line-break/></text:span><text:span text:style-name="T811">See "</text:span><text:a xlink:type="simple" xlink:href="#2.6.The day of the Lord|outline" text:style-name="Internet_20_link" text:visited-style-name="Visited_20_Internet_20_Link">The day of the LORD</text:a><text:span text:style-name="T811">" for commentary on that.</text:span></text:p>
                            </text:list-item>
                            <text:list-item>
                              <text:p text:style-name="P313"><text:span text:style-name="T811">T</text:span><text:span text:style-name="T812">he only reason to make this a dual fulfillment prophecy is because it has to be, in order for the premillenial theological theory to possibly be true.<text:line-break/>You will not find a Biblical basis for a dual fulfillment.</text:span></text:p>
                            </text:list-item>
                            <text:list-item>
                              <text:p text:style-name="P314">Certainly no Christian beli<text:span text:style-name="T813">e</text:span>ves Jesus will be born on Bethlehem and die on a cross again.<text:line-break/>We can't arbitrarily make a prophecy a dual fulfillment just because it makes our theories look good.</text:p>
                            </text:list-item>
                          </text:list>
                        </text:list-item>
                      </text:list>
                    </text:list-item>
                  </text:list>
                </text:list-item>
              </text:list>
            </text:list-item>
          </text:list>
        </text:list-item>
      </text:list>
      <text:h text:style-name="P11" text:outline-level="5" text:is-list-header="true">Ezekiel <text:bookmark-start text:name="__RefHeading___Toc332429_1347044286"/>32:7-8 (heavens darkened)<text:bookmark-end text:name="__RefHeading___Toc332429_1347044286"/></text:h>
      <text:list xml:id="list192355643386510" text:continue-list="list192356209052238" text:style-name="L51">
        <text:list-item>
          <text:list>
            <text:list-item>
              <text:p text:style-name="P298"><text:span text:style-name="T814">Another example of heavenly bodies becoming dark, <text:line-break/></text:span><text:span text:style-name="T815">in a judgment proclamation on Egypt</text:span><text:span text:style-name="T814">:<text:line-break/></text:span><text:span text:style-name="T816">E</text:span><text:span text:style-name="T817">zekiel </text:span><text:span text:style-name="T818">32:7-8</text:span><text:span text:style-name="T819"><text:line-break/></text:span><text:span text:style-name="T818">7. </text:span><text:span text:style-name="T819">"</text:span><text:span text:style-name="T820">When I </text:span><text:span text:style-name="T821">blot</text:span><text:span text:style-name="T820"> you </text:span><text:span text:style-name="T821">out</text:span><text:span text:style-name="T820">, I will </text:span><text:span text:style-name="T821">cover</text:span><text:span text:style-name="T820"> the </text:span><text:span text:style-name="T821">heavens</text:span><text:span text:style-name="T820"><text:line-break/>and make their </text:span><text:span text:style-name="T821">stars dark</text:span><text:span text:style-name="T820">;<text:line-break/>I will </text:span><text:span text:style-name="T821">cover</text:span><text:span text:style-name="T820"> the </text:span><text:span text:style-name="T821">sun</text:span><text:span text:style-name="T820"> with a cloud,<text:line-break/>and the moon shall not give its light.</text:span><text:span text:style-name="T819">"<text:line-break/></text:span><text:span text:style-name="T822">8. </text:span><text:span text:style-name="T823">"</text:span><text:span text:style-name="T824">All the bright lights of heaven<text:line-break/>will I make dark over you,<text:line-break/>and put </text:span><text:span text:style-name="T825">darkness</text:span><text:span text:style-name="T824"> on your </text:span><text:span text:style-name="T825">land</text:span><text:span text:style-name="T824">,<text:line-break/>declares the Lord GOD.</text:span><text:span text:style-name="T823">"</text:span></text:p>
              <text:list>
                <text:list-item>
                  <text:p text:style-name="P298"><text:span text:style-name="T826">This is not "end of the world" language,<text:line-break/>but judgment language, which Jews who heard Jesus would be familiar with.<text:line-break/></text:span><text:soft-page-break/><text:span text:style-name="T827">If we were more familiar with OT prophets,<text:line-break/>we would be much less likely to misinterpret passages like Matt 24.</text:span></text:p>
                </text:list-item>
                <text:list-item>
                  <text:p text:style-name="P315">One Dispensationalist argument is to say these verses about heaven bodies falling and dimming are all future because of a phrase "<text:span text:style-name="T17">the day of the LORD</text:span>" which appears next to many of them.</text:p>
                  <text:list>
                    <text:list-item>
                      <text:p text:style-name="P315">The problem here is that <text:span text:style-name="T6">Ezekiel 32</text:span> <text:span text:style-name="T9">has no such phrase</text:span> is included there.</text:p>
                    </text:list-item>
                    <text:list-item>
                      <text:p text:style-name="P315"><text:span text:style-name="T6">David Guzik's (Dispensational view) commentary</text:span> says:<text:tab/></text:p>
                      <text:list>
                        <text:list-item>
                          <text:p text:style-name="P315">"<text:span text:style-name="T14">“It would be as if ‘a great darkness covered the land’ (Ezekiel 32:7-8), demonstrating that </text:span><text:span text:style-name="T455">Egypt’s great sun gods were impotent to help</text:span><text:span text:style-name="T14">.” (Alexander)</text:span>"</text:p>
                        </text:list-item>
                        <text:list-item>
                          <text:p text:style-name="P315">"<text:span text:style-name="T14">When I put out your light: “The term kaba, which is used concretely of snuffing out a wick or a lamp, is occasionally </text:span><text:span text:style-name="T455">used figuratively of death</text:span><text:span text:style-name="T14">.</text:span>” <text:span text:style-name="T14">(Block)</text:span>"</text:p>
                        </text:list-item>
                      </text:list>
                    </text:list-item>
                    <text:list-item>
                      <text:p text:style-name="P316"><text:span text:style-name="T828">E</text:span><text:span text:style-name="T292">ven a Dispensationalist/</text:span><text:span text:style-name="T769">premillenial</text:span><text:span text:style-name="T292"> commentary reveals these heavenly light </text:span><text:span text:style-name="T829">manipulations are not literal in this case.<text:line-break/></text:span><text:span text:style-name="T769">Here w</text:span><text:span text:style-name="T830">e see a Dispensational acceptance of this prophetic Hebraism being interpreted correctly.</text:span></text:p>
                    </text:list-item>
                    <text:list-item>
                      <text:p text:style-name="P316">"<text:span text:style-name="T831">I will blot you out" at the beginning of the verse indicates God will eliminate that group of people.<text:line-break/>The rest of the language is not expected to be literal.<text:line-break/>I think most nations would love if God's judgment was only a few overcast days.<text:line-break/>It's dubious/</text:span><text:span text:style-name="T832">naive</text:span><text:span text:style-name="T831"> to think that was how God judged nations.</text:span></text:p>
                    </text:list-item>
                  </text:list>
                </text:list-item>
              </text:list>
            </text:list-item>
            <text:list-item>
              <text:p text:style-name="P317"><text:span text:style-name="T833">Back to Isaiah:</text:span><text:span text:style-name="T834"><text:line-break/></text:span><text:span text:style-name="T835">Isaiah 13:10</text:span><text:span text:style-name="T834"><text:line-break/></text:span><text:span text:style-name="T836">10.</text:span><text:span text:style-name="T832"> </text:span><text:span text:style-name="T834">"</text:span><text:span text:style-name="T837">For the </text:span><text:span text:style-name="T838">stars</text:span><text:span text:style-name="T839"> of the heavens and their constellations</text:span><text:span text:style-name="T837"><text:line-break/>will </text:span><text:span text:style-name="T838">not give</text:span><text:span text:style-name="T837"> their </text:span><text:span text:style-name="T838">light</text:span><text:span text:style-name="T837">;<text:line-break/>the </text:span><text:span text:style-name="T838">sun</text:span><text:span text:style-name="T837"> will be </text:span><text:span text:style-name="T838">dark</text:span><text:span text:style-name="T837"> at its rising,<text:line-break/>and the </text:span><text:span text:style-name="T838">moon</text:span><text:span text:style-name="T837"> will </text:span><text:span text:style-name="T838">not</text:span><text:span text:style-name="T837"> shed its </text:span><text:span text:style-name="T838">light</text:span><text:span text:style-name="T837">.</text:span><text:span text:style-name="T834">"</text:span></text:p>
              <text:list>
                <text:list-item>
                  <text:p text:style-name="P318">Did the sun, moon, and stars cease to literally shine?</text:p>
                </text:list-item>
              </text:list>
            </text:list-item>
          </text:list>
        </text:list-item>
      </text:list>
      <text:h text:style-name="P11" text:outline-level="5" text:is-list-header="true">Isaiah <text:bookmark-start text:name="__RefHeading___Toc332431_1347044286"/>34:4 <text:span text:style-name="T832">(Edomites judged)</text:span><text:bookmark-end text:name="__RefHeading___Toc332431_1347044286"/></text:h>
      <text:list xml:id="list192355853413440" text:continue-numbering="true" text:style-name="L51">
        <text:list-item>
          <text:p text:style-name="P298"><text:span text:style-name="T840">Here is an another example in the Old Testament of the destruction of a nation.</text:span><text:span text:style-name="T841"><text:line-break/></text:span><text:span text:style-name="T842">Isaiah 34:4 </text:span><text:span text:style-name="T841">is an example, where God declares judgmen</text:span><text:span text:style-name="T843">t</text:span><text:span text:style-name="T841"> the now-extinct Edomites.<text:line-break/></text:span><text:span text:style-name="T844">4. </text:span><text:span text:style-name="T841">"</text:span><text:span text:style-name="T845">And all </text:span><text:span text:style-name="T846">the host of heaven</text:span><text:span text:style-name="T845"> will </text:span><text:span text:style-name="T846">rot away</text:span><text:span text:style-name="T845">,<text:line-break/>And the </text:span><text:span text:style-name="T846">sky</text:span><text:span text:style-name="T845"> will be </text:span><text:span text:style-name="T846">rolled up like a scroll</text:span><text:span text:style-name="T845">;<text:line-break/>All their hosts will also wither away<text:line-break/>As a leaf withers from the vine,<text:line-break/>Or as one withers from the fig tree.</text:span><text:span text:style-name="T841">"</text:span></text:p>
          <text:list>
            <text:list-item>
              <text:list>
                <text:list-item>
                  <text:p text:style-name="P319">This happened 600 years before Christ.</text:p>
                </text:list-item>
                <text:list-item>
                  <text:p text:style-name="P320"><text:soft-page-break/>They are extinct, so there can't be a future fulfillment.<text:line-break/><text:span text:style-name="T847">Herod may have been part Edomite, but the Edomite civilization was erased from the human genetic pool.</text:span></text:p>
                </text:list-item>
                <text:list-item>
                  <text:p text:style-name="P319">All the stars are said to fall as a leaf falls from a fig tre<text:span text:style-name="T832">e</text:span>.<text:line-break/>This is the language of the destruction of a nation.<text:line-break/>They are not meant to be taken literally; they are <text:span text:style-name="T848">Hebrew</text:span> <text:span text:style-name="T848">idoms</text:span>.</text:p>
                </text:list-item>
              </text:list>
            </text:list-item>
          </text:list>
        </text:list-item>
        <text:list-item>
          <text:p text:style-name="P321">The language used about the heavens going dark could be partially literal in the sense that when you see smoke above a city, the sky can look red (those in smog areas can attest to that even today), and the sky can become dark.</text:p>
        </text:list-item>
      </text:list>
      <text:h text:style-name="P11" text:outline-level="5" text:is-list-header="true">Amos <text:bookmark-start text:name="__RefHeading___Toc332433_1347044286"/>8:9 (586 BC Babylonian invasion of Jerusalem)<text:bookmark-end text:name="__RefHeading___Toc332433_1347044286"/></text:h>
      <text:p text:style-name="P322"><text:span text:style-name="T6">Amos 8:9<text:line-break/>9.</text:span><text:span text:style-name="T16"> “And it shall come to pass in that day,” says the Lord GOD,<text:line-break/>“That </text:span><text:span text:style-name="T17">I will make the sun go down at noon</text:span><text:span text:style-name="T16">,<text:line-break/>And I will </text:span><text:span text:style-name="T17">darken the earth in broad daylight</text:span><text:span text:style-name="T16">;</text:span><text:line-break/><text:span text:style-name="T6">10. </text:span><text:span text:style-name="T16">I will turn your feasts into </text:span><text:span text:style-name="T17">mourning</text:span><text:span text:style-name="T16">,<text:line-break/>And all your songs into </text:span><text:span text:style-name="T17">lamentation</text:span><text:span text:style-name="T16">;<text:line-break/>I will bring </text:span><text:span text:style-name="T17">sackcloth</text:span><text:span text:style-name="T16"> on every waist,<text:line-break/>And </text:span><text:span text:style-name="T17">baldness</text:span><text:span text:style-name="T16"> on every head;<text:line-break/>I will make it like </text:span><text:span text:style-name="T17">mourning</text:span><text:span text:style-name="T16"> for an only son,<text:line-break/>And its end like a bitter day.</text:span><text:line-break/><text:span text:style-name="T6">11. </text:span><text:span text:style-name="T16">“Behold, the days are coming,” says the Lord GOD,<text:line-break/>“That I will send a </text:span><text:span text:style-name="T17">famine</text:span><text:span text:style-name="T16"> on the land,<text:line-break/>Not a famine of bread,<text:line-break/>Nor a thirst for water,<text:line-break/>But of hearing the words of the LORD.</text:span></text:p>
      <text:list text:style-name="L53">
        <text:list-item>
          <text:p text:style-name="P323">For an event in our past, for which the Babylonians conquered Jeruslaem, darkness of heavenly bodies indicated a time of great suffering.</text:p>
        </text:list-item>
        <text:list-item>
          <text:p text:style-name="P324"><text:span text:style-name="T849">This is unlike the plague of darkness on Egypt, which literally did happen.<text:line-break/>Literal darkness alone does not cause a </text:span><text:span text:style-name="T850">famine</text:span><text:span text:style-name="T849"> </text:span><text:span text:style-name="T851">of hearing</text:span><text:span text:style-name="T849"> </text:span><text:span text:style-name="T851">the words of the LORD</text:span><text:span text:style-name="T849">.<text:line-break/></text:span></text:p>
        </text:list-item>
      </text:list>
      <text:h text:style-name="P40" text:outline-level="4"><text:span text:style-name="T852">v</text:span><text:bookmark-start text:name="__RefHeading___Toc33067_3118480764"/><text:span text:style-name="T852">30 </text:span>Coming on the Clouds<text:bookmark-end text:name="__RefHeading___Toc33067_3118480764"/></text:h>
      <text:p text:style-name="P10"><text:span text:style-name="T853">30. </text:span><text:span text:style-name="T854">Then will appear </text:span><text:span text:style-name="T855">in heaven</text:span><text:span text:style-name="T856"> the sign of the Son of Man</text:span><text:span text:style-name="T854">, and then all </text:span><text:span text:style-name="T856">the tribes of the earth</text:span><text:span text:style-name="T854"> </text:span><text:span text:style-name="T856">will mourn</text:span><text:span text:style-name="T854">, and they will see the Son of Man </text:span><text:span text:style-name="T856">coming on the clouds of heaven</text:span><text:span text:style-name="T854"> with </text:span><text:span text:style-name="T856">power</text:span><text:span text:style-name="T854"> and great glory.</text:span></text:p>
      <text:list xml:id="list841143208" text:style-name="L54">
        <text:list-item>
          <text:p text:style-name="P325">coming on the clouds of heaven</text:p>
          <text:list>
            <text:list-item>
              <text:p text:style-name="P326">Remember that the only part of the scriptures Jesus' audience had at this point was the old testament, so we must look to that scripture to see how Jesus' language is used.</text:p>
            </text:list-item>
            <text:list-item>
              <text:p text:style-name="P327"><text:soft-page-break/>If it can be proven that the Bible uses "<text:span text:style-name="T856">coming on the clouds</text:span>" as a non-literal, poetic way of God bringing judgment against nations, then we should not be led to believe Jesus intended to be understood as people literally seeing Him in the sky on top of clouds for this event.</text:p>
            </text:list-item>
          </text:list>
        </text:list-item>
      </text:list>
      <text:h text:style-name="P11" text:outline-level="5" text:is-list-header="true"><text:span text:style-name="T857">G</text:span><text:span text:style-name="T6">od judging nations</text:span></text:h>
      <text:h text:style-name="P44" text:outline-level="6"><text:span text:style-name="T857">Isa</text:span><text:span text:style-name="T858">iah</text:span><text:span text:style-name="T857"> 19:</text:span><text:span text:style-name="T859">1 </text:span><text:span text:style-name="T860">(</text:span><text:span text:style-name="T861">Assyrians destroy Egypt</text:span><text:span text:style-name="T860">)</text:span></text:h>
      <text:p text:style-name="P328"><text:span text:style-name="T857">Isa</text:span><text:span text:style-name="T858">iah</text:span><text:span text:style-name="T857"> 19:</text:span><text:span text:style-name="T859">1</text:span><text:span text:style-name="T862"> </text:span><text:span text:style-name="T863">(</text:span><text:span text:style-name="T862">shows God coming to judge Egypt </text:span><text:span text:style-name="T863">via the Assyrians)</text:span><text:span text:style-name="T862"> <text:line-break/></text:span><text:span text:style-name="T864">1. </text:span><text:span text:style-name="T865">An oracle concerning Egypt.<text:line-break/>Behold, </text:span><text:span text:style-name="T866">the LORD is riding on a swift cloud</text:span><text:span text:style-name="T865"><text:line-break/></text:span><text:span text:style-name="T866">and </text:span><text:span text:style-name="T867">comes to</text:span><text:span text:style-name="T868"> </text:span><text:span text:style-name="T866">Egypt</text:span><text:span text:style-name="T865">;<text:line-break/>and the </text:span><text:span text:style-name="T869">idols</text:span><text:span text:style-name="T865"> of Egypt will </text:span><text:span text:style-name="T869">tremble</text:span><text:span text:style-name="T865"> at his presence,<text:line-break/>and the heart of the Egyptians will melt within them.</text:span></text:p>
      <text:list xml:id="list192356433608069" text:continue-numbering="true" text:style-name="L54">
        <text:list-item text:start-value="1">
          <text:p text:style-name="P329">We later <text:span text:style-name="T870">read</text:span> that God uses the Assyrian armies to do the judgment on behalf of God.</text:p>
        </text:list-item>
        <text:list-item>
          <text:p text:style-name="P330">God does not come bodily on a cloud to Egypt.<text:line-break/><text:span text:style-name="T871">If He did, we have no Biblical support for it.</text:span></text:p>
        </text:list-item>
        <text:list-item>
          <text:p text:style-name="P331"><text:span text:style-name="T872">What that OT prophetic phrasing means is that </text:span><text:span text:style-name="T873">God's presence will be felt </text:span><text:span text:style-name="T874">by the effects of what happens</text:span><text:span text:style-name="T873">.</text:span></text:p>
          <text:list>
            <text:list-item>
              <text:p text:style-name="P332"><text:span text:style-name="T873">W</text:span><text:span text:style-name="T48">ho else felt the effects of God's judgment?</text:span></text:p>
            </text:list-item>
            <text:list-item>
              <text:p text:style-name="P332"><text:span text:style-name="T48">It would be so severe, that even the "</text:span><text:span text:style-name="T875">idols</text:span><text:span text:style-name="T876"> of Egypt</text:span><text:span text:style-name="T48">" are said to </text:span><text:span text:style-name="T875">tremble</text:span><text:span text:style-name="T48">/quake at God's presence. Inanimate objects don't get scared and tremble when they are scared.<text:line-break/>This is non-literal imagery to give a vivid imagery of how serious the judgment would be against Egypt.<text:line-break/>Their "</text:span><text:span text:style-name="T876">heart</text:span><text:span text:style-name="T48">"s would not literally "</text:span><text:span text:style-name="T876">melt</text:span><text:span text:style-name="T48">".<text:line-break/>But it gives you a poetic, vivid imagery of just how severe the judgment will be.</text:span></text:p>
            </text:list-item>
          </text:list>
        </text:list-item>
        <text:list-item>
          <text:p text:style-name="P333">As seen in the other prophetic passages cited, judgment by God is not always met with literal plagues as in Egypt, but by human armies.</text:p>
        </text:list-item>
      </text:list>
      <text:h text:style-name="P44" text:outline-level="6">Micah 1:3-4 <text:span text:style-name="T871">(</text:span><text:span text:style-name="T863">Babylonians destroy Jerusalem</text:span><text:span text:style-name="T871">)</text:span></text:h>
      <text:p text:style-name="P334"><text:span text:style-name="T6">Micah 1:3-4 </text:span>– God comi<text:span text:style-name="T877">ng</text:span> in judgment against Jerusalem via the Babylonians<text:line-break/><text:span text:style-name="T6">3. </text:span><text:span text:style-name="T16">For behold,</text:span><text:span text:style-name="T17"> the LORD is coming</text:span><text:span text:style-name="T16"> forth from His place.<text:line-break/>He will come down and tread on the high places of the [fn]earth.</text:span><text:line-break/><text:span text:style-name="T6">4. </text:span><text:span text:style-name="T17">The mountains will melt under Him</text:span><text:span text:style-name="T16"><text:line-break/>And the </text:span><text:span text:style-name="T17">valleys will be split</text:span><text:span text:style-name="T16">,<text:line-break/>Like wax before the fire,<text:line-break/>Like water poured down a steep place.</text:span></text:p>
      <text:list xml:id="list192356916203178" text:continue-numbering="true" text:style-name="L54">
        <text:list-item text:start-value="1">
          <text:p text:style-name="P335">This already happened in history.<text:line-break/>The example of prophetic apocalyptic Hebraisms are highlighted in verse 4 to help militate against the Dispensationalist notion of claiming to have a "literal" interpretation of scriptures. <text:line-break/><text:soft-page-break/>When we put a 21st century reader expectation and add a meaning that was not intended by the writer, we will ultimately get wrong interpretations.</text:p>
        </text:list-item>
        <text:list-item>
          <text:p text:style-name="P327">If God has a habit of having His coming in judgment use non literal imagery, why would we expect <text:span text:style-name="T6">Matthew 24</text:span>'s coming of <text:span text:style-name="T863">Jesus</text:span> in judgment against the old Jersualem to be likewise?</text:p>
        </text:list-item>
        <text:list-item>
          <text:p text:style-name="P327">We see a pattern of Jerusalem repeatedly getting judged for wickedness, and the language which describes it is often not literal language.</text:p>
        </text:list-item>
      </text:list>
      <text:h text:style-name="P44" text:outline-level="6">Ezekiel 30:3 (Judgment pronounced against Egypt)</text:h>
      <text:p text:style-name="P336"><text:span text:style-name="T6">Ezekiel 30:3<text:line-break/>3.</text:span><text:span text:style-name="T48"> </text:span><text:span text:style-name="T607">For the day is near,<text:line-break/>Even </text:span><text:span text:style-name="T676">the day of the LORD is near</text:span><text:span text:style-name="T607">;<text:line-break/></text:span><text:span text:style-name="T676">It will be a day of clouds</text:span><text:span text:style-name="T607">, the time of the Gentiles.</text:span></text:p>
      <text:list text:style-name="L55">
        <text:list-item>
          <text:p text:style-name="P337">Note that the word for Gentiles could be translated as "heathen" or "nations".</text:p>
        </text:list-item>
        <text:list-item>
          <text:p text:style-name="P337">At that time, Gentiles were 99.9% heathens.</text:p>
        </text:list-item>
        <text:list-item>
          <text:p text:style-name="P337">We certainly are not led to beli<text:span text:style-name="T813">e</text:span>ve God was going to judge Egypt with an ove<text:span text:style-name="T813">r</text:span><text:span text:style-name="T878">c</text:span>ast day of clouds.</text:p>
        </text:list-item>
        <text:list-item>
          <text:p text:style-name="P337">If that were the case, nations would beg for God to "judge" them, so they could get "good" weather.</text:p>
        </text:list-item>
        <text:list-item>
          <text:p text:style-name="P337">If you read the rest of the chapter, you would see this reference to "clouds" spoke of God's judgment.</text:p>
        </text:list-item>
        <text:list-item>
          <text:p text:style-name="P338"><text:span text:style-name="T6">Matthew 24:30</text:span><text:span text:style-name="T48"> therefore has a strong basis to be understood in the same way, not that we literally see God in clouds, but that the effects of His judgment would be felt, which they were in the AD 70 destruction of Jerusalem.</text:span></text:p>
        </text:list-item>
      </text:list>
      <text:h text:style-name="P11" text:outline-level="5" text:is-list-header="true">Jesus Judging the Church</text:h>
      <text:h text:style-name="P44" text:outline-level="6">Revelation 2:4-5 (Jesus came to Churches)</text:h>
      <text:p text:style-name="P339"><text:span text:style-name="T6">Revelation 2:4-5</text:span><text:line-break/><text:span text:style-name="T879">4. </text:span><text:span text:style-name="T880">But I have this against you, that you have abandoned the love you had at first.</text:span><text:span text:style-name="T881"><text:line-break/></text:span><text:span text:style-name="T879">5. </text:span><text:span text:style-name="T880">Remember therefore from where you have fallen; repent, and do the works you did at first. If not, </text:span><text:span text:style-name="T882">I will come to you and remove your lampstand</text:span><text:span text:style-name="T880"> from its place, </text:span><text:span text:style-name="T882">unless you repent</text:span><text:span text:style-name="T880">.</text:span></text:p>
      <text:list xml:id="list192356723038822" text:continue-list="list192356916203178" text:style-name="L54">
        <text:list-item text:start-value="1">
          <text:p text:style-name="P340"><text:span text:style-name="T883">N</text:span>ote that not all comings of Jesus are equal.</text:p>
          <text:list>
            <text:list-item>
              <text:p text:style-name="P331"><text:span text:style-name="T884">Here</text:span><text:span text:style-name="T885">, Jesus threatened to 'come' to a Church to remove th</text:span><text:span text:style-name="T884">eir</text:span><text:span text:style-name="T885"> lampstand</text:span></text:p>
            </text:list-item>
            <text:list-item>
              <text:p text:style-name="P327">It was a kind of judgment.</text:p>
            </text:list-item>
            <text:list-item>
              <text:p text:style-name="P327">Likewise, when Jesus returns, He will not only raise the just and the unjust, and glorify His saints, He will also be coming for judgment on the wicked.</text:p>
            </text:list-item>
            <text:list-item>
              <text:p text:style-name="P327"><text:soft-page-break/>Jesus' first coming was not one that we find judgment in, but He proclaimed the judgment which came shortly after in AD 70. It was by God's grace that the judgment was delayed for a generation after Jesus ascended.</text:p>
            </text:list-item>
          </text:list>
        </text:list-item>
        <text:list-item>
          <text:p text:style-name="P341">unless you repent</text:p>
          <text:list>
            <text:list-item>
              <text:p text:style-name="P342"><text:span text:style-name="T881">L</text:span><text:span text:style-name="T48">ikewise, 1st century ethnic Israel did not repent, so they were judged in AD 70.</text:span></text:p>
            </text:list-item>
          </text:list>
        </text:list-item>
      </text:list>
      <text:h text:style-name="P343" text:outline-level="5" text:is-list-header="true">Clouds used as dominion/glory imagery</text:h>
      <text:h text:style-name="P44" text:outline-level="6">Daniel 7:13-14 (Jesus' ascension in to heaven)</text:h>
      <text:p text:style-name="P344">Daniel 7:13-14<text:line-break/>13. <text:span text:style-name="T607">“I was watching in the night visions,<text:line-break/>And behold, </text:span><text:span text:style-name="T676">One like the Son of Man,<text:line-break/>Coming with the clouds of heaven</text:span><text:span text:style-name="T607">!<text:line-break/>He came to the Ancient of Days,<text:line-break/>And they brought Him near before Him.</text:span><text:span text:style-name="T48"><text:line-break/></text:span>14.<text:span text:style-name="T48"> </text:span><text:span text:style-name="T607">Then to Him was given </text:span><text:span text:style-name="T676">dominion</text:span><text:span text:style-name="T607"> and glory and a kingdom,<text:line-break/>That all peoples, nations, and languages should serve Him.<text:line-break/>His dominion is an everlasting dominion,<text:line-break/>Which shall not pass away,<text:line-break/>And His kingdom the one<text:line-break/>Which shall not be destroyed.</text:span></text:p>
      <text:list text:style-name="L56">
        <text:list-item>
          <text:p text:style-name="P345">God had given Daniel a vision of Jesus on the other side of the clouds in heaven, after His ascension from Earth.</text:p>
        </text:list-item>
        <text:list-item>
          <text:p text:style-name="P346">The one who rides on the clouds is a description of glory, but also of the right to rule, and by extension to administer justice and pronouncing judgment in the process.</text:p>
        </text:list-item>
      </text:list>
      <text:h text:style-name="P44" text:outline-level="6"><text:span text:style-name="T886">P</text:span><text:span text:style-name="T6">salm 104:3 </text:span><text:span text:style-name="T861">(clouds as God's chariot)</text:span></text:h>
      <text:p text:style-name="P347"><text:span text:style-name="T887">P</text:span>salm 104:3<text:line-break/>3. <text:span text:style-name="T607">He lays the beams of His upper chambers in the waters,<text:line-break/></text:span><text:span text:style-name="T676">Who makes the clouds His chariot</text:span><text:span text:style-name="T607">,<text:line-break/>Who walks on the wings of the wind,</text:span></text:p>
      <text:list text:style-name="L57">
        <text:list-item>
          <text:p text:style-name="P348">The Psalmist mentions God riding the clouds as if on a chariot as an imagery to speak of God's greatness.</text:p>
        </text:list-item>
      </text:list>
      <text:h text:style-name="P11" text:outline-level="5" text:is-list-header="true"><text:span text:style-name="T886">C</text:span><text:span text:style-name="T6">louds as judgment imagery</text:span></text:h>
      <text:h text:style-name="P44" text:outline-level="6"><text:span text:style-name="T886">N</text:span><text:span text:style-name="T6">ahum 1:3 (clouds as imagery of judgment)</text:span></text:h>
      <text:p text:style-name="P349"><text:span text:style-name="T6">Nahum 1:3<text:line-break/>3. </text:span><text:span text:style-name="T607">The LORD is slow to anger and great in </text:span><text:span text:style-name="T676">power</text:span><text:span text:style-name="T607">,<text:line-break/>And will </text:span><text:span text:style-name="T676">not</text:span><text:span text:style-name="T607"> at all </text:span><text:span text:style-name="T676">acquit</text:span><text:span text:style-name="T607"> the wicked.<text:line-break/></text:span><text:span text:style-name="T676">The LORD</text:span><text:span text:style-name="T607"> has His way<text:line-break/></text:span><text:soft-page-break/><text:span text:style-name="T607">In the whirlwind and </text:span><text:span text:style-name="T676">in the storm</text:span><text:span text:style-name="T607">,<text:line-break/>And </text:span><text:span text:style-name="T676">the clouds are the dust of His feet</text:span><text:span text:style-name="T607">.</text:span></text:p>
      <text:list text:style-name="L58">
        <text:list-item>
          <text:p text:style-name="P350">Here, God is said to pronounce judment against Nineveh, and God's judgment is likened to weather phenomena, amongst other non-literal imagery such a mountains quaking and melting before Him.</text:p>
        </text:list-item>
      </text:list>
      <text:h text:style-name="P44" text:outline-level="6">Revelation 14:14 <text:span text:style-name="T888">(Jesus judges Jerusalem)</text:span></text:h>
      <text:p text:style-name="P351">Revelation 14:14<text:line-break/>14.<text:span text:style-name="T607"> Then I looked, and behold, </text:span><text:span text:style-name="T676">a white cloud, and on the cloud sat One like the Son of Man</text:span><text:span text:style-name="T607">, having on His head a golden </text:span><text:span text:style-name="T676">crown</text:span><text:span text:style-name="T607">, and </text:span><text:span text:style-name="T676">in His hand a sharp sickle</text:span><text:span text:style-name="T607">.<text:line-break/></text:span><text:span text:style-name="T292">15.</text:span><text:span text:style-name="T607"> And another angel came out of the temple, crying with a loud voice </text:span><text:span text:style-name="T676">to Him who sat on the cloud</text:span><text:span text:style-name="T607">, “Thrust in Your sickle and reap, for the time has come for You[fn] to reap, for the harvest of the earth is ripe.”</text:span></text:p>
      <text:list text:style-name="L59">
        <text:list-item>
          <text:p text:style-name="P352"><text:span text:style-name="T48">Jesus was the divine Son of Man, whose right it is to judge (</text:span><text:span text:style-name="T676">in His hand a sharp sickle</text:span><text:span text:style-name="T48">).</text:span></text:p>
        </text:list-item>
        <text:list-item>
          <text:p text:style-name="P353">Here, Jesus is said to be on the clouds.</text:p>
        </text:list-item>
        <text:list-item>
          <text:p text:style-name="P352"><text:span text:style-name="T48">Of course, the futurist believes this Revelation passages is future, but </text:span><text:span text:style-name="T889">the point we are making here is that the clouds refer to dominion, glory/greatness, and the right to judge.</text:span></text:p>
        </text:list-item>
        <text:list-item>
          <text:p text:style-name="P354">At this point, we are also not demonstrating why the passage speaks of Jerusalem and not of somewhere else<text:span text:style-name="T726"> at this point</text:span>. The Revelation commentary touches on that topic.</text:p>
        </text:list-item>
      </text:list>
      <text:h text:style-name="P11" text:outline-level="5" text:is-list-header="true"><text:span text:style-name="T886">T</text:span><text:span text:style-name="T6">hey will see Jesus on the clouds</text:span></text:h>
      <text:h text:style-name="P44" text:outline-level="6">Matthew 26:64 <text:span text:style-name="T871">(Caiaphas will see Jesus coming on the clouds) </text:span></text:h>
      <text:p text:style-name="P355"><text:span text:style-name="T6">Matthew 26:64<text:line-break/>64. </text:span><text:span text:style-name="T16">Jesus said to him, “It is as you said. Nevertheless, </text:span><text:span text:style-name="T17">I say to you, hereafter </text:span><text:span text:style-name="T890">you will see</text:span><text:span text:style-name="T17"> the Son of Man sitting at the right hand of the Power, and coming on the clouds of heaven</text:span><text:span text:style-name="T16">.”</text:span></text:p>
      <text:list xml:id="list192356230119175" text:continue-list="list192356723038822" text:style-name="L54">
        <text:list-item text:start-value="1">
          <text:p text:style-name="P331"><text:span text:style-name="T891">Recall Jesus telling the high priest that </text:span><text:span text:style-name="T892">he[the high priest]</text:span><text:span text:style-name="T891"> </text:span><text:span text:style-name="T893">will</text:span><text:span text:style-name="T891"> "</text:span><text:span text:style-name="T892">see</text:span><text:span text:style-name="T891">" the Son of Man coming in judgment<text:line-break/>"</text:span><text:span text:style-name="T894">at the right hand of the Power, and </text:span><text:span text:style-name="T895">coming on the clouds of heaven </text:span><text:span text:style-name="T891">."<text:line-break/>This is judgment language which is not meant to be understood </text:span><text:span text:style-name="T896">as 21st century literature</text:span><text:span text:style-name="T891">, </text:span><text:span text:style-name="T896">rather in the context of the Old Testament prophets, </text:span><text:span text:style-name="T891">as we can see in these several usages in the scriptures for how it is used elsewhere.</text:span></text:p>
        </text:list-item>
        <text:list-item>
          <text:p text:style-name="P356">Just as the idols in Egypt, Caiaphas would feel the effects of God's judgment.</text:p>
        </text:list-item>
        <text:list-item>
          <text:p text:style-name="P357">at the right hand of the Power</text:p>
          <text:list>
            <text:list-item>
              <text:p text:style-name="P358">Do we expect Caiaphas saw Jesus sitting on the throne, or that he instead <text:span text:style-name="T17">saw</text:span> evidence that Jesus was on His throne?</text:p>
              <text:list>
                <text:list-item>
                  <text:p text:style-name="P358">Jesus ascended</text:p>
                </text:list-item>
                <text:list-item>
                  <text:p text:style-name="P358">Was raised</text:p>
                </text:list-item>
                <text:list-item>
                  <text:p text:style-name="P358"><text:soft-page-break/>Jesus' kingdom was established and spread through the known world by AD 70, in the Roman empire (which the apostle Paul tells us).</text:p>
                </text:list-item>
                <text:list-item>
                  <text:p text:style-name="P358">Pentecost was also Jesus' demonstration of power, a generation before AD 70 happened.</text:p>
                </text:list-item>
                <text:list-item>
                  <text:p text:style-name="P358">But Jesus' power and kingship was undeniably seen in the AD 70 destruction of Jerusalem.</text:p>
                </text:list-item>
              </text:list>
            </text:list-item>
            <text:list-item>
              <text:p text:style-name="P358">There are several examples in the scripture where Jesus mean "see" to mean feel/experience, instead of physical eye sight.</text:p>
            </text:list-item>
            <text:list-item>
              <text:p text:style-name="P358">Jesus told His disciples that they would 'see' Him, but that the world would not see Him, after He departs. It's not a 'physical', 'literal' sight that Jesus was talking about.</text:p>
              <text:list>
                <text:list-item>
                  <text:p text:style-name="P358">Instead, you can "see" Jesus by His effects.</text:p>
                </text:list-item>
              </text:list>
            </text:list-item>
          </text:list>
        </text:list-item>
      </text:list>
      <text:h text:style-name="P44" text:outline-level="6"><text:span text:style-name="T886">Matt</text:span><text:span text:style-name="T860">hew</text:span><text:span text:style-name="T886"> 16:28 </text:span><text:span text:style-name="T860">(there are some standing here)</text:span></text:h>
      <text:p text:style-name="P10"><text:span text:style-name="T886">Matt</text:span><text:span text:style-name="T860">hew</text:span><text:span text:style-name="T886"> 16:28</text:span><text:span text:style-name="T897"><text:line-break/></text:span><text:span text:style-name="T898">28.</text:span><text:span text:style-name="T899"> </text:span><text:span text:style-name="T900">truly I say to you, there are </text:span><text:span text:style-name="T901">some here who will not taste death until they see the son of man co</text:span><text:span text:style-name="T902">m</text:span><text:span text:style-name="T901">ing in His kingdom</text:span><text:span text:style-name="T900">.</text:span></text:p>
      <text:list xml:id="list192357183339564" text:continue-numbering="true" text:style-name="L54">
        <text:list-item text:start-value="1">
          <text:p text:style-name="P359">Either they saw the evidence that Jesus kingdom had come, via this AD 70 prophecy fulfillment</text:p>
        </text:list-item>
        <text:list-item>
          <text:p text:style-name="P359">or the<text:span text:style-name="T903">y</text:span> saw the kingdom happen in Acts chapter 2 during Pentecost.</text:p>
          <text:list>
            <text:list-item>
              <text:p text:style-name="P359">Others say the mt. of transfiguration, though that seems less likely because Jesus had not </text:p>
            </text:list-item>
          </text:list>
        </text:list-item>
        <text:list-item>
          <text:p text:style-name="P327">A fulfillment in 70 AD would be pretty consistent with the idea of God coming to a peoples involving judgment.</text:p>
          <text:list>
            <text:list-item>
              <text:p text:style-name="P327">But keep in mind that God does not judge His own people with these sort of "coming"s.</text:p>
            </text:list-item>
            <text:list-item>
              <text:p text:style-name="P327">There are Bible passages which specify that.</text:p>
            </text:list-item>
          </text:list>
        </text:list-item>
      </text:list>
      <text:h text:style-name="P11" text:outline-level="5" text:is-list-header="true">Literal vs. Figure of Speech</text:h>
      <text:list text:continue-numbering="true" text:style-name="L54">
        <text:list-item text:start-value="1">
          <text:p text:style-name="P327">If God utilized Hebrew idoms of their day, for their language, time, and culture, why should we refuse to acknowledge them as idoms of language?</text:p>
        </text:list-item>
        <text:list-item>
          <text:p text:style-name="P332"><text:span text:style-name="T48">We have our own idioms in language for our day which future generations could likewise interpret as literal.<text:line-break/>A 30</text:span><text:span text:style-name="T904">th</text:span><text:span text:style-name="T48"> century person could read a 20</text:span><text:span text:style-name="T904">th</text:span><text:span text:style-name="T48"> century newspaper about a sports team "murdering" another sports team and interpret that literally, when it really was a figure of speech meaning one team won the game with very little opposition.</text:span></text:p>
        </text:list-item>
      </text:list>
      <text:h text:style-name="P44" text:outline-level="6"><text:span text:style-name="T905">Where</text:span><text:span text:style-name="T906"> is the sign?</text:span></text:h>
      <text:list text:continue-list="list192355853413440" text:style-name="L51">
        <text:list-item>
          <text:list>
            <text:list-item>
              <text:list>
                <text:list-item text:start-value="1">
                  <text:p text:style-name="P360"><text:span text:style-name="T907">S</text:span>ome translations say <text:span text:style-name="T431">the sign </text:span><text:span text:style-name="T908">of the son of man </text:span><text:span text:style-name="T9">is in heaven</text:span><text:span text:style-name="T908">(ESV,</text:span><text:span text:style-name="T909">NKJV,NASB)</text:span>.<text:line-break/>Some say the <text:span text:style-name="T910">sign </text:span><text:span text:style-name="T911">of the</text:span><text:span text:style-name="T910"> </text:span><text:span text:style-name="T9">Son of Man</text:span> <text:span text:style-name="T9">in </text:span><text:span text:style-name="T912">heaven</text:span><text:span text:style-name="T908">(KJV,</text:span><text:span text:style-name="T913">ASB,NIV)</text:span><text:line-break/>Both are gramatically correct.<text:line-break/>Translations vary on the interpretation.<text:line-break/><text:span text:style-name="T912">Either</text:span><text:span text:style-name="T911"> <text:line-break/></text:span><text:soft-page-break/><text:span text:style-name="T911">the </text:span><text:span text:style-name="T914">sign</text:span><text:span text:style-name="T911"> is </text:span><text:span text:style-name="T912">in heaven</text:span><text:span text:style-name="T911"> </text:span><text:span text:style-name="T908">(ESV,</text:span><text:span text:style-name="T909">NKJV,NASB)</text:span><text:span text:style-name="T911"><text:line-break/>or <text:line-break/>the </text:span><text:span text:style-name="T914">Son of Man</text:span><text:span text:style-name="T911"> is </text:span><text:span text:style-name="T912">in heaven</text:span><text:span text:style-name="T911">. </text:span><text:span text:style-name="T908">(KJV,</text:span><text:span text:style-name="T913">ASB,NIV)</text:span></text:p>
                </text:list-item>
              </text:list>
            </text:list-item>
          </text:list>
        </text:list-item>
      </text:list>
      <text:h text:style-name="P44" text:outline-level="6"><text:span text:style-name="T905">What</text:span><text:span text:style-name="T906"> is a sign?</text:span></text:h>
      <text:list xml:id="list1686511399" text:style-name="L60">
        <text:list-item>
          <text:list>
            <text:list-item>
              <text:p text:style-name="P361"><text:span text:style-name="T915">a </text:span><text:span text:style-name="T916">sign<text:line-break/></text:span><text:span text:style-name="T917">is typically a </text:span><text:span text:style-name="T918">physical reality</text:span><text:span text:style-name="T917"> that </text:span><text:span text:style-name="T919">confirms</text:span><text:span text:style-name="T917"> a </text:span><text:span text:style-name="T918">spiritual truth</text:span><text:span text:style-name="T917">.<text:line-break/>ie.) Rainbow as a sign of no more worldwide floods<text:line-break/>ie.) circumcision as a sign of the covenant of God.<text:line-break/></text:span><text:span text:style-name="T920">ie.) Aaron's rod that budded was a sign to show he was chosen by God for a task<text:line-break/></text:span><text:span text:style-name="T921">We ask, <text:line-break/>what is the sign of v30?</text:span></text:p>
            </text:list-item>
          </text:list>
        </text:list-item>
      </text:list>
      <text:h text:style-name="P44" text:outline-level="6"><text:span text:style-name="T922">W</text:span><text:span text:style-name="T905">hose</text:span><text:span text:style-name="T906"> sign is it?</text:span></text:h>
      <text:list xml:id="list192356579356487" text:continue-numbering="true" text:style-name="L60">
        <text:list-item text:start-value="2">
          <text:p text:style-name="P361"><text:span text:style-name="T915">the sign </text:span><text:span text:style-name="T856">of the Son of Man</text:span></text:p>
        </text:list-item>
        <text:list-item>
          <text:p text:style-name="P361"><text:span text:style-name="T923">the sign in heaven </text:span><text:span text:style-name="T924">is </text:span><text:span text:style-name="T923">"</text:span><text:span text:style-name="T925">of</text:span><text:span text:style-name="T923">" the Son of Man.</text:span></text:p>
          <text:list>
            <text:list-item>
              <text:p text:style-name="P361"><text:span text:style-name="T926">T</text:span><text:span text:style-name="T923">he sign </text:span><text:span text:style-name="T927">belongs</text:span><text:span text:style-name="T923"> to </text:span><text:span text:style-name="T927">Jesus</text:span><text:span text:style-name="T923">.</text:span></text:p>
            </text:list-item>
          </text:list>
        </text:list-item>
        <text:list-item>
          <text:p text:style-name="P362"><text:span text:style-name="T928">R</text:span>egardless of what you think the sign is, humans can't see signs that are "in heaven",<text:line-break/>so the only sign that would make sense for God to perform is a sign that is on earth where humans can see it.</text:p>
          <text:list>
            <text:list-item>
              <text:p text:style-name="P362">Jesus makes it clear that the armies surrounding and destroying Jerusalem was that sign.<text:line-break/><text:span text:style-name="T929">That was </text:span><text:span text:style-name="T930">the sign that Jesus is now reigning in Heaven</text:span><text:span text:style-name="T929">.<text:line-break/></text:span><text:span text:style-name="T931">Christ is ruling from His throne; </text:span><text:span text:style-name="T932">He isn't their victim. </text:span><text:span text:style-name="T933">He is their judge</text:span><text:span text:style-name="T934">.</text:span></text:p>
            </text:list-item>
            <text:list-item>
              <text:p text:style-name="P363">Josephus reported that during the Jewish war that there were <text:span text:style-name="T935">reports of </text:span>soldiers in armor running about in the clouds, <text:span text:style-name="T935">so it could be that there was a literal sign in the sky</text:span>.</text:p>
            </text:list-item>
          </text:list>
        </text:list-item>
        <text:list-item>
          <text:p text:style-name="P361"><text:span text:style-name="T936">To the Jew, the "son of man" title refers to the </text:span><text:span text:style-name="T937">divine Son of Man in </text:span><text:span text:style-name="T936">Daniel chapter 7:13<text:line-break/></text:span><text:span text:style-name="T938">13. </text:span><text:span text:style-name="T936">"...</text:span><text:span text:style-name="T939">And behold, with the clouds of heaven<text:line-break/>One like a Son of Man was coming,<text:line-break/>And He came up to the Ancient of Days</text:span><text:span text:style-name="T936">"</text:span></text:p>
          <text:list>
            <text:list-item>
              <text:p text:style-name="P361"><text:span text:style-name="T940">This sign confirms </text:span><text:span text:style-name="T941">that reality.</text:span></text:p>
            </text:list-item>
          </text:list>
        </text:list-item>
      </text:list>
      <text:h text:style-name="P44" text:outline-level="6"><text:span text:style-name="T437">What</text:span> is the sign?</text:h>
      <text:list xml:id="list192355518993830" text:continue-numbering="true" text:style-name="L60">
        <text:list-item text:start-value="2">
          <text:p text:style-name="P364">The sign "in heaven"?</text:p>
          <text:list>
            <text:list-item>
              <text:list>
                <text:list-item>
                  <text:p text:style-name="P365">The sign may be the smoke of the temple being destroyed.</text:p>
                </text:list-item>
              </text:list>
            </text:list-item>
          </text:list>
        </text:list-item>
        <text:list-item>
          <text:p text:style-name="P366">the sign is the sign that signifies the son of Man in heaven – that the LORD is no longer on earth, but is seated in heaven. What sign confirms that the lord is sitting on the throne in heaven? The destruction of Jerusalem.</text:p>
        </text:list-item>
        <text:list-item>
          <text:p text:style-name="P367">Look at <text:span text:style-name="T6">Acts 2:17-21</text:span>, which is the apostle Peter quoting Joel 2:28-32<text:line-break/><text:span text:style-name="T6">Acts 2:<text:line-break/></text:span><text:soft-page-break/><text:span text:style-name="T6">19. </text:span>"<text:span text:style-name="T16">‘AND </text:span><text:span text:style-name="T17">I WILL PUT WONDERS</text:span><text:span text:style-name="T16"> IN THE SKY ABOVE<text:line-break/>AND </text:span><text:span text:style-name="T890">SIGNS</text:span><text:span text:style-name="T16"> ON THE EARTH BELOW,<text:line-break/>BLOOD, AND FIRE, AND VAPOR OF SMOKE.</text:span>"<text:line-break/><text:span text:style-name="T6">20. </text:span>"<text:span text:style-name="T16">‘THE SUN WILL BE TURNED INTO DARKNESS<text:line-break/>AND THE MOON INTO BLOOD,<text:line-break/>BEFORE THE GREAT AND AWESOME DAY OF THE [fn]LORD COMES.</text:span>"<text:line-break/><text:span text:style-name="T6">21. </text:span>"<text:span text:style-name="T16">‘AND IT WILL BE THAT EVERYONE WHO CALLS ON THE NAME OF THE [fn]LORD WILL BE SAVED.’</text:span>"</text:p>
          <text:list>
            <text:list-item>
              <text:p text:style-name="P367">This was <text:span text:style-name="T942">written</text:span> before the AD 70 temple destruction, but the first half of the prophecy about God's spirit being poured out at Pentecost was what Peter was referring to.</text:p>
              <text:list>
                <text:list-item>
                  <text:p text:style-name="P367">It could be that the apocalyptic language about the heavenly bodies being darkened, coupled with the fire and smoke are descriptions of the ethnic nation of Israel falling under the temple destruction <text:span text:style-name="T942">which would soon happen</text:span>.</text:p>
                </text:list-item>
                <text:list-item>
                  <text:p text:style-name="P368">Of course, it was only the Jewish Christians who had called upon the name of the Lord, the faithful remnant, who were spared.</text:p>
                  <text:list>
                    <text:list-item>
                      <text:p text:style-name="P361"><text:span text:style-name="T943">The old covenant era/age/aeon had ended, and making it clear that Jesus was Who He said He was, and beckoning all to call on His name for salvation </text:span><text:span text:style-name="T944">as a result</text:span><text:span text:style-name="T943">.</text:span></text:p>
                      <text:list>
                        <text:list-item>
                          <text:list>
                            <text:list-item>
                              <text:p text:style-name="P369">The sign could be looking at the smoke billowing inot the heavens<text:line-break/>or the fact that the prophecy fulfillment proves Jesus is seated at the right hand of God the Father.</text:p>
                            </text:list-item>
                          </text:list>
                        </text:list-item>
                      </text:list>
                    </text:list-item>
                  </text:list>
                </text:list-item>
              </text:list>
            </text:list-item>
            <text:list-item>
              <text:p text:style-name="P370">The sign could have been <text:span text:style-name="T726">also </text:span>literal:<text:line-break/><text:span text:style-name="T406">On the twenty-first day of the month of Artemisius [Jyar], a certain prodigious and incredible phenomenon appeared; I suppose the account of it would seem to be a fable, were it not related by those that saw it, and were not the events that followed it of so considerable a nature as to deserve such signals; for, before sunsetting, chariots and troops of soldiers in their armor were seen running about among the clouds, and surrounding of cities. (Josephus The Wars of the Jews 6.5.3.)</text:span></text:p>
            </text:list-item>
          </text:list>
        </text:list-item>
      </text:list>
      <text:h text:style-name="P11" text:outline-level="5">the tribes of the earth <text:span text:style-name="T945">will mourn</text:span></text:h>
      <text:list xml:id="list192355861783313" text:continue-numbering="true" text:style-name="L60">
        <text:list-item text:start-value="2">
          <text:p text:style-name="P361"><text:span text:style-name="T946">"</text:span><text:span text:style-name="T947">earth" is the Greek word "</text:span><text:bookmark text:name="yui-gen75 Copy 1"/><text:bookmark text:name="yui-gen75"/><text:span text:style-name="Emphasis"><text:span text:style-name="T948">gē</text:span></text:span><text:span text:style-name="T947">" which can mean "land" or </text:span><text:span text:style-name="T949">entire </text:span><text:span text:style-name="T947">planet Earth.</text:span></text:p>
        </text:list-item>
        <text:list-item>
          <text:p text:style-name="P361"><text:span text:style-name="T947">U</text:span><text:span text:style-name="T950">sually it is Israel divided into tribes, not "land" divided into tribes,<text:line-break/>so </text:span><text:span text:style-name="T947">"</text:span><text:span text:style-name="T950">tribes" indicates the tribes of Israel </text:span></text:p>
        </text:list-item>
        <text:list-item>
          <text:p text:style-name="P371"><text:span text:style-name="T950">T</text:span><text:span text:style-name="T292">he "tribes of the earth" is non-sensical if not the 12 tribes of Israel.<text:line-break/>"nations" are the peoples of the earth. <text:line-break/>Those familiar with the bible know that "tribes" refers to Israel, not Gentile nations.</text:span></text:p>
        </text:list-item>
      </text:list>
      <text:h text:style-name="P44" text:outline-level="6">Zechariah 12:10<text:span text:style-name="T726"> (they will mourn for Him)</text:span></text:h>
      <text:list xml:id="list192355703758627" text:continue-numbering="true" text:style-name="L60">
        <text:list-item>
          <text:p text:style-name="P361"><text:span text:style-name="T951">Zechariah 12:10</text:span><text:span text:style-name="T952"> says<text:line-break/></text:span><text:span text:style-name="T953">10.</text:span><text:span text:style-name="T954"> </text:span><text:span text:style-name="T952">"</text:span><text:span text:style-name="T955">“And </text:span><text:span text:style-name="T956">I will pour out </text:span><text:span text:style-name="T955">on the house of David and on the inhabitants of Jerusalem [fn]</text:span><text:span text:style-name="T956">the Spirit</text:span><text:span text:style-name="T955"> of </text:span><text:soft-page-break/><text:span text:style-name="T955">grace and of supplication, so that they will look on Me whom they have pierced; and </text:span><text:span text:style-name="T956">they will mourn for Him</text:span><text:span text:style-name="T955">, as one mourns for an only son, and they will weep bitterly over Him like the bitter weeping over a firstborn.</text:span><text:span text:style-name="T952">"</text:span></text:p>
          <text:list>
            <text:list-item>
              <text:p text:style-name="P372">which talks about all the inhabitants of Jerusalem mourning.</text:p>
            </text:list-item>
            <text:list-item>
              <text:p text:style-name="P373">All of Israel certainly did mourn over the destruction of Jerusalem.</text:p>
            </text:list-item>
            <text:list-item>
              <text:p text:style-name="P368">God did pour out His Spirit.<text:line-break/>See Pentecost, which was mostly Jews being saved.<text:line-break/>They were gathered from all the nations of the diaspora.<text:line-break/>To what? To the Mighty God as the scriptures foretold.<text:line-break/>It was the faithful remnant of Israel, the Christian Jews who mourned over what their nation had done - in piercing (executing) the Son of God.</text:p>
            </text:list-item>
          </text:list>
        </text:list-item>
        <text:list-item>
          <text:p text:style-name="P374">Jeremiah prophesied of the 586 BC destruction of Jerusalem.<text:line-break/>Look at the similar elements Jesus is using for the AD 70 destruction.</text:p>
        </text:list-item>
      </text:list>
      <text:h text:style-name="P44" text:outline-level="6"><text:span text:style-name="T957">Jeremiah 4:</text:span><text:span text:style-name="T958">24,</text:span><text:span text:style-name="T957">27-28</text:span><text:span text:style-name="T959"> (the earth will mourn)</text:span></text:h>
      <text:list text:continue-numbering="true" text:style-name="L60">
        <text:list-item>
          <text:list>
            <text:list-item>
              <text:p text:style-name="P361"><text:span text:style-name="T960">Jeremiah 4:</text:span><text:span text:style-name="T961">24,</text:span><text:span text:style-name="T960">27-28</text:span><text:span text:style-name="T962"> (prophecy of Judah's </text:span><text:span text:style-name="T963">devastation </text:span><text:span text:style-name="T964">in 586 BC</text:span><text:span text:style-name="T962">)<text:line-break/></text:span><text:span text:style-name="T961">24. </text:span><text:span text:style-name="T965">I looked on the </text:span><text:span text:style-name="T966">mountains</text:span><text:span text:style-name="T965">, and behold, they were </text:span><text:span text:style-name="T966">quaking</text:span><text:span text:style-name="T965">,<text:line-break/>And all the </text:span><text:span text:style-name="T966">hills jolted back and forth</text:span><text:span text:style-name="T965">.</text:span><text:span text:style-name="T967"><text:line-break/></text:span><text:span text:style-name="T960">27.</text:span><text:span text:style-name="T962"> </text:span><text:span text:style-name="T968">For this is what the LORD says:<text:line-break/>“The whole land shall be a desolation,<text:line-break/>Yet I will not execute a complete destruction.</text:span><text:span text:style-name="T962"><text:line-break/></text:span><text:span text:style-name="T960">28.</text:span><text:span text:style-name="T962"> </text:span><text:span text:style-name="T968">“For this </text:span><text:span text:style-name="T969">the earth will mourn</text:span><text:span text:style-name="T968">,<text:line-break/>And </text:span><text:span text:style-name="T970">the heavens above will become dark</text:span><text:span text:style-name="T968">,<text:line-break/>Because I have spoken, I have purposed,<text:line-break/>And I have not [fn]changed My mind, nor will I turn from it.”</text:span></text:p>
              <text:list>
                <text:list-item>
                  <text:p text:style-name="P374">Jesus mentioned heavenly bodies not giving their light.</text:p>
                </text:list-item>
                <text:list-item>
                  <text:p text:style-name="P361"><text:span text:style-name="T964">"</text:span><text:span text:style-name="T971">the earth will mourn</text:span><text:span text:style-name="T964">" – "</text:span><text:span text:style-name="T856">the tribes of t</text:span><text:span text:style-name="T855">he earth </text:span><text:span text:style-name="T972">will mourn</text:span><text:span text:style-name="T964">"<text:line-break/></text:span><text:span text:style-name="T973">Notice the phrase similiarity between Jesus' words and Jeremiah.</text:span></text:p>
                </text:list-item>
              </text:list>
            </text:list-item>
          </text:list>
        </text:list-item>
      </text:list>
      <text:h text:style-name="P40" text:outline-level="4"><text:span text:style-name="T974">v</text:span><text:bookmark-start text:name="__RefHeading___Toc36541_2972615618"/><text:span text:style-name="T974">31 </text:span><text:span text:style-name="T973">A</text:span><text:span text:style-name="T292">ngels sent forth </text:span><text:span text:style-name="T975">(this part began and is ongoing)</text:span><text:bookmark-end text:name="__RefHeading___Toc36541_2972615618"/></text:h>
      <text:p text:style-name="P10"><text:span text:style-name="T853">31. </text:span><text:span text:style-name="T854">And he </text:span><text:span text:style-name="T856">will send out </text:span><text:span text:style-name="T854">his </text:span><text:span text:style-name="T856">angels</text:span><text:span text:style-name="T854"> with a loud </text:span><text:span text:style-name="T856">trumpet</text:span><text:span text:style-name="T854"> call, and they will gather </text:span><text:span text:style-name="T856">his elect</text:span><text:span text:style-name="T854"> from the four winds, from one end of heaven to the other.</text:span></text:p>
      <text:list xml:id="list3032814177" text:style-name="L61">
        <text:list-item>
          <text:p text:style-name="P375"><text:span text:style-name="T928">T</text:span>here is no reason for a Christian to jump to the conclusion of declaring Jesus as a false prophet. There are many consideri<text:span text:style-name="T976">ons</text:span> for what Jesus may have meant with this verse which are completely possible, depending on which one He meant.<text:line-break/>Verse 34 says this would happen in "this generation"<text:span text:style-name="T977"> (more detail when we get there)</text:span>.<text:line-break/>Do <text:span text:style-name="T977">we</text:span> believe Jesus?</text:p>
        </text:list-item>
      </text:list>
      <text:h text:style-name="P11" text:outline-level="5"><text:soft-page-break/><text:span text:style-name="T368">Luke </text:span><text:span text:style-name="T978">21</text:span><text:span text:style-name="T368">:27-</text:span><text:span text:style-name="T978">28</text:span><text:span text:style-name="T979"> (</text:span><text:span text:style-name="T980">P</text:span>arallel Luke account<text:span text:style-name="T977">)</text:span></text:h>
      <text:p text:style-name="P376"><text:span text:style-name="T368">27. </text:span><text:span text:style-name="T607">“Then </text:span><text:span text:style-name="T676">they</text:span><text:span text:style-name="T607"> will see the Son of Man coming in a cloud with power and great glory.</text:span><text:span text:style-name="T702"><text:line-break/></text:span><text:span text:style-name="T368">28.</text:span><text:span text:style-name="T702"> </text:span><text:span text:style-name="T607">“Now when these things begin to happen, look up and lift up your heads, because </text:span><text:span text:style-name="T676">your redemption draws near</text:span><text:span text:style-name="T607">.”</text:span></text:p>
      <text:list text:continue-numbering="true" text:style-name="L61">
        <text:list-item text:start-value="1">
          <text:p text:style-name="P377"><text:span text:style-name="T702">Jesus was speaking to His disciples, who were the true remnant of Israel.<text:line-break/>When the AD 70 Jerusalem destruction happens, Jesus is saying for them to "look up", which means to be 'elated', or 'excited'/'joyful'. <text:line-break/>They were to be elated that they have been spared the destruction from the Roman armies which was to come</text:span><text:span text:style-name="T981">, and that they were being delivered from the hands of the biggest 1st century persecutor of the Church - apostate Jews</text:span><text:span text:style-name="T702">.<text:line-break/></text:span><text:span text:style-name="T982">"</text:span><text:span text:style-name="T983">Redemption</text:span><text:span text:style-name="T982">" doesn't only refer to Jesus' work on the cross.<text:line-break/>In this case, and in others, "</text:span><text:span text:style-name="T983">redemption</text:span><text:span text:style-name="T982">" is used to mean "</text:span><text:span text:style-name="T984">deliverance</text:span><text:span text:style-name="T982"> from calamity".<text:line-break/>The remnant would be delivered from the calamity and should be joyful that God delivered them.</text:span></text:p>
          <text:list>
            <text:list-item>
              <text:p text:style-name="P378"><text:span text:style-name="T985">D</text:span><text:span text:style-name="T368">aniel 12:1<text:line-break/>1.</text:span><text:span text:style-name="T702"> ... </text:span><text:span text:style-name="T607">And at that time your people shall be </text:span><text:span text:style-name="T986">delivered</text:span><text:span text:style-name="T607">,<text:line-break/>Every one who is found written in the book.</text:span></text:p>
              <text:list>
                <text:list-item>
                  <text:p text:style-name="P379">The saints, the remnant of Israel were saved</text:p>
                </text:list-item>
                <text:list-item>
                  <text:p text:style-name="P380">God's people are always delivered - those of the true Isarel.<text:line-break/>The apostate are never saved.<text:line-break/>Though Israel be as the sand of the sea, only a remannt will be saved.<text:line-break/>See Romans 11 exegesis for Paul's defense of God's claim that He would save all of Israel. God always save those of the true Israel, which is the way that all Israel will be saved.</text:p>
                </text:list-item>
              </text:list>
            </text:list-item>
          </text:list>
        </text:list-item>
        <text:list-item>
          <text:p text:style-name="P381"><text:span text:style-name="T987">his elect</text:span><text:span text:style-name="T988"> </text:span></text:p>
          <text:list>
            <text:list-item>
              <text:p text:style-name="P382">There are lots of Old Testament passages talking about God gathering the remnant of Israel back to Jerusalem, which was the type of what is the spiritual Jerusalem in the New Testament. Verse 14 already said the gospel would reach the whole oikumene(Roman Empire), but certainly all the Jews in the region who were God's elect were gathered from all cardinal direction within the Roman Empire by the time the AD 70 Jerusalem destruction happened.</text:p>
            </text:list-item>
          </text:list>
        </text:list-item>
        <text:list-item>
          <text:p text:style-name="P381"><text:span text:style-name="T988">he </text:span><text:span text:style-name="T987">will send out </text:span><text:span text:style-name="T988">his </text:span><text:span text:style-name="T987">angels</text:span><text:span text:style-name="T988"> with a loud </text:span><text:span text:style-name="T987">trumpet</text:span><text:span text:style-name="T988"> call, and they will gather </text:span><text:span text:style-name="T987">his elect</text:span></text:p>
          <text:list>
            <text:list-item>
              <text:p text:style-name="P383"><text:span text:style-name="T928">I</text:span>s God calling His elect back.<text:line-break/>The leaders in Pella's mountains called a gathering of the elect from all directions (the 4 winds) to have an assembly.<text:line-break/>Eusebius records that after the conquest of Jerusalem, Simeon, the apostles, and the disciples of Christ came together from all directions to take counc<text:span text:style-name="T989">i</text:span>l as to who was worthy to succeed James.</text:p>
            </text:list-item>
            <text:list-item>
              <text:p text:style-name="P384"><text:soft-page-break/>Epiphanius documented that some of the saints who had fled to Pella returned to Jerusalem to minister there, which Aquila witnessed during his 129 AD visit.<text:line-break/><text:span text:style-name="T406">So aquila, while he was in Jerusalem, also saw the disciples of the apostles flourishing in the faith and working great signs, healings and wonders.<text:line-break/>For they had returned from the city of Pella to Jerusalem and were teaching. For when the city was about to be seized by the Romans, all t</text:span><text:span text:style-name="T990">h</text:span><text:span text:style-name="T406">e disciples were forewarned by an angel to migrate from the city, since it was abou</text:span><text:span text:style-name="T991">t</text:span><text:span text:style-name="T406"> to be completely destroyed.<text:line-break/></text:span><text:span text:style-name="T992">After they migrated, they settled in Pell</text:span><text:span text:style-name="T991">a</text:span><text:span text:style-name="T992">, the city previously mentioned, across the Jordan, which is said to be of the Decapolis. But after Jerusalem was destroyed, they returned, as I said, and perfo</text:span><text:span text:style-name="T990">rmed</text:span><text:span text:style-name="T992"> great signs.</text:span></text:p>
              <text:list>
                <text:list-item>
                  <text:p text:style-name="P385">Some stayed in Pella and others to the Roman Empire's reaches.<text:line-break/>Jesus sent His disciples out <text:span text:style-name="T993">to</text:span> preach the gospel to th<text:span text:style-name="T994">e</text:span> House of Israel, and to the Roman Empire's gentile population.</text:p>
                </text:list-item>
              </text:list>
            </text:list-item>
            <text:list-item>
              <text:p text:style-name="P386">Adam Clarke commentary:<text:line-break/><text:span text:style-name="T6">He shall send his angels</text:span> - "<text:span text:style-name="T406">his messengers, the apostles, and their successsors in the Christian ministry</text:span>"<text:line-break/><text:span text:style-name="T6">with a great sound of a trumpet</text:span> – "<text:span text:style-name="T406">Or, a loud-sounding trumpet – the earnest affectionate call of the Gospel of peace, life, and salvation.<text:line-break/></text:span><text:span text:style-name="T995">Shall gather together his elect – "It is worth serious observation, that the Christian religion spread and prevailed mightily after </text:span><text:span text:style-name="T996">this</text:span><text:span text:style-name="T995"> period: and nothi</text:span><text:span text:style-name="T996">ng</text:span><text:span text:style-name="T995"> </text:span><text:span text:style-name="T996">c</text:span><text:span text:style-name="T995">ontributed more to the success of the Gospel than the destru</text:span><text:span text:style-name="T997">c</text:span><text:span text:style-name="T995">tion of Jerusalem happeni</text:span><text:span text:style-name="T996">ng</text:span><text:span text:style-name="T995"> in the very time and manner, and with the very circumstances, so particularly foretold by our Lord. It was after this period that the kingdom of Christ began, and his reign was established in almost every part of the world.</text:span><text:span text:style-name="T998">"</text:span></text:p>
            </text:list-item>
            <text:list-item>
              <text:p text:style-name="P387">John Lightfoot commentary (1675)<text:line-break/><text:span text:style-name="T6">And he shall send his angels </text:span>– "<text:span text:style-name="T406">When Jerusalem shall be reduced to ashes, and that wicked nation cut off and rejected, then shall the Son of man send his mi</text:span><text:span text:style-name="T999">n</text:span><text:span text:style-name="T406">sters with the trumpet of the gospel, and they shall gather together his elect of the several nations from the four corners of heaven.</text:span>"</text:p>
            </text:list-item>
          </text:list>
        </text:list-item>
        <text:list-item>
          <text:p text:style-name="P381"><text:span text:style-name="T1000">Angels</text:span><text:span text:style-name="T1001">?</text:span></text:p>
          <text:list>
            <text:list-item>
              <text:p text:style-name="P388">we can't look at this verse in isolation. What is the context?</text:p>
            </text:list-item>
            <text:list-item>
              <text:p text:style-name="P381"><text:span text:style-name="T1002">who are the angels? It is the word "messenger", which could be a human – Matt 11:10, </text:span><text:span text:style-name="T1003">Mark 1:2,</text:span><text:span text:style-name="T1004">10</text:span><text:span text:style-name="T1003">, </text:span><text:span text:style-name="T1002">luke 7:24,</text:span><text:span text:style-name="T1005">27</text:span><text:span text:style-name="T1002"> has humans as messengers (angelos).</text:span></text:p>
            </text:list-item>
          </text:list>
        </text:list-item>
        <text:list-item>
          <text:p text:style-name="P389"><text:span text:style-name="T368">Matthew 22:7</text:span><text:span text:style-name="T292"> is the parable of the wedding feast.<text:line-break/>When those from the nearby city did not come...<text:line-break/></text:span><text:span text:style-name="T368">7.</text:span><text:span text:style-name="T292"> "</text:span><text:span text:style-name="T16">“Now the king was angry, and he sent his armies and destroyed those murderers and set their city on fire.</text:span><text:span text:style-name="T292">" </text:span><text:span text:style-name="T17">(AD 70 Jerusalem destruction)</text:span><text:span text:style-name="T292"><text:line-break/></text:span><text:span text:style-name="T368">8.</text:span><text:span text:style-name="T292"> "</text:span><text:span text:style-name="T16">“Then he *said to his slaves, ‘The wedding feast is ready, but those who were invited were not worthy.</text:span><text:span text:style-name="T292">"</text:span><text:span text:style-name="T17"> (next, the master sends his servants to evangelize the whole world)</text:span></text:p>
        </text:list-item>
        <text:list-item>
          <text:p text:style-name="P381"><text:soft-page-break/><text:span text:style-name="T1006">Just like the parable, after burning their city, He sents out<text:line-break/></text:span><text:span text:style-name="T1007">His messengers, the apostles, evangelists, and missionaries, who will gather the elect into the Church body </text:span><text:span text:style-name="T1008">from all parts of the world, which has been going on for the past 2000 years</text:span><text:span text:style-name="T1007">. </text:span><text:span text:style-name="T1009">This part is still happening</text:span><text:span text:style-name="T1010">.</text:span></text:p>
        </text:list-item>
        <text:list-item>
          <text:p text:style-name="P390">After AD 70, the Jewish Chrsitians spread out. They were God's initial messengers in the 1st century.</text:p>
          <text:list>
            <text:list-item>
              <text:p text:style-name="P391"><text:span text:style-name="T1010">I</text:span><text:span text:style-name="T292">n verse 34 where jesus said "</text:span><text:span text:style-name="T16">this generation will not pass away until all these thi</text:span><text:span text:style-name="T1011">ng</text:span><text:span text:style-name="T16">s take place</text:span><text:span text:style-name="T292">" did not indicate the evangelism effort to the whole world will be completed</text:span><text:span text:style-name="T1012"> yet</text:span><text:span text:style-name="T292">, but that it would have been started/begun.<text:line-break/></text:span><text:span text:style-name="T1013">Jesus' messengers did go out </text:span><text:span text:style-name="T1014">and His elect are still being gathered</text:span><text:span text:style-name="T1013">.</text:span></text:p>
            </text:list-item>
            <text:list-item>
              <text:p text:style-name="P392"><text:span text:style-name="T1013">E</text:span><text:span text:style-name="T292">arlier in Verse 14, Jesus said the gospel would go throughout the Roman empire before the </text:span><text:span text:style-name="T1015">temple would be destroyed, </text:span><text:span text:style-name="T1016">which it did</text:span><text:span text:style-name="T1015">.<text:line-break/>Just like the parable, </text:span><text:span text:style-name="T1016">the king invited those nearby (the Jews) who rejected the invitation, the king destroyed their city, then sent invitations out to strangers from further away (the gentiles)</text:span><text:span text:style-name="T1015">.</text:span></text:p>
            </text:list-item>
          </text:list>
        </text:list-item>
        <text:list-item>
          <text:p text:style-name="P393"><text:span text:style-name="T1002">G</text:span><text:span text:style-name="T292">athered from where?</text:span></text:p>
          <text:list>
            <text:list-item>
              <text:p text:style-name="P394">It doesn't say the Earth.</text:p>
            </text:list-item>
            <text:list-item>
              <text:p text:style-name="P394">It says the 4 winds. The 4 compass directions, which means in all directions in the entire world.</text:p>
            </text:list-item>
            <text:list-item>
              <text:p text:style-name="P394">Where are they gathered to? Into the kingdom of heaven.</text:p>
            </text:list-item>
          </text:list>
        </text:list-item>
        <text:list-item>
          <text:p text:style-name="P395">When?</text:p>
          <text:list>
            <text:list-item>
              <text:p text:style-name="P396">This gathering starts <text:span text:style-name="T1017">toward the rest of the world </text:span>after the AD 70 destruction.</text:p>
            </text:list-item>
          </text:list>
        </text:list-item>
        <text:list-item>
          <text:p text:style-name="P397">What's with the trumpet?</text:p>
          <text:list>
            <text:list-item>
              <text:p text:style-name="P381"><text:span text:style-name="T1018">Heralds have trumpets to announce the king's order,<text:line-break/>which is to gather the elect from the nations of the world.<text:line-break/>Christians are messengers of God's gospel to get the good news out, so that the elect may be gathered unto God.<text:line-break/></text:span><text:span text:style-name="T1019">The trumpet could also refer the trumpet blown at the year of jubilee, </text:span><text:span text:style-name="T1020">giving a theme of redemption to the Jewish-minded audience.</text:span></text:p>
            </text:list-item>
          </text:list>
        </text:list-item>
        <text:list-item>
          <text:p text:style-name="P398">Was this completed?</text:p>
          <text:list>
            <text:list-item>
              <text:p text:style-name="P398">The "gospel of the kingdom" did go throughout the Roman empire as verse 14 said.</text:p>
            </text:list-item>
          </text:list>
        </text:list-item>
        <text:list-item>
          <text:p text:style-name="P399">Eusebius in <text:span text:style-name="T1021">AD </text:span>325 applied the Matthew 24 chapter to the AD 70 destruction.<text:line-break/>It on<text:span text:style-name="T993">l</text:span>y became popular to apply this passage to the end of the world in more recent times.</text:p>
        </text:list-item>
      </text:list>
      <text:h text:style-name="P40" text:outline-level="4"><text:soft-page-break/><text:span text:style-name="T1022">v</text:span><text:bookmark-start text:name="__RefHeading___Toc33069_3118480764"/>32 – Fig Tree Parable<text:bookmark-end text:name="__RefHeading___Toc33069_3118480764"/></text:h>
      <text:p text:style-name="P400"><text:span text:style-name="T6">32. </text:span><text:span text:style-name="T16">Now learn the parable from the </text:span><text:span text:style-name="T466">fig tree</text:span><text:span text:style-name="T16">: when its branch has already become tender and puts forth its leaves, you know that summer is near;</text:span></text:p>
      <text:h text:style-name="P11" text:outline-level="5">Fig tree</text:h>
      <text:list xml:id="list3429042395" text:style-name="L62">
        <text:list-item>
          <text:p text:style-name="P401"><text:span text:style-name="T1023">Just as the Jews knew how to tell the seasons by the signs of a fig tree,<text:line-break/>Jesus is likening the signs He just gave to that; lookout for the signs to know when judgment is near.<text:line-break/>"</text:span><text:span text:style-name="T1024">Christ was usin</text:span><text:span text:style-name="T1025">g </text:span><text:span text:style-name="T1024">a natural illustration, because the fig tree br</text:span><text:span text:style-name="T1026">ings</text:span><text:span text:style-name="T1024"> forth new leaves late in the spring, the budding of the leaves is evidence that summer is near.</text:span><text:span text:style-name="T1027">" <text:line-break/>-John Walvoord</text:span></text:p>
        </text:list-item>
        <text:list-item>
          <text:p text:style-name="P401"><text:span text:style-name="T1028">It may be coincidence, but this describes the time of when Titus surrounded Jerusalem with his legions </text:span><text:span text:style-name="T1029">when the fig leaves wou</text:span><text:span text:style-name="T1030">ld</text:span><text:span text:style-name="T1029"> have been falling</text:span></text:p>
          <text:list>
            <text:list-item>
              <text:list>
                <text:list-item>
                  <text:p text:style-name="P402">v34 gives strong evidence that Jesus must have meant this mention of the fig tree to link to a sign that AD 70 was about to come.<text:line-break/>How that was a sign to the disciples may not be apparent in the gospel account, but it is fair to presume the disciples knew what Jesus meant.</text:p>
                </text:list-item>
              </text:list>
            </text:list-item>
            <text:list-item>
              <text:p text:style-name="P403">Some people point to Israel being represented as a fig tree.<text:line-break/><text:span text:style-name="T1031">Matt</text:span><text:span text:style-name="T1032">hew</text:span><text:span text:style-name="T1031"> 21:</text:span><text:span text:style-name="T1033">18-20</text:span> <text:span text:style-name="T1034">has</text:span> Jesus curse a fig tree and says no fruit would come from it.</text:p>
              <text:list>
                <text:list-item>
                  <text:p text:style-name="P402"><text:span text:style-name="T1031">Hosea 9:10</text:span><text:span text:style-name="T337"> mentions Israel as a fig tree. See the commentary there: <text:line-break/></text:span><text:span text:style-name="T1031">10. </text:span><text:span text:style-name="T1035">"I found </text:span><text:span text:style-name="T1036">Israel Like grapes in the wilderness</text:span><text:span text:style-name="T1035">; I saw your </text:span><text:span text:style-name="T1036">fathers</text:span><text:span text:style-name="T1035"> As </text:span><text:span text:style-name="T1036">the firstfruits on the fig tree</text:span><text:span text:style-name="T1035"> in its first season. [But] they went to Baal Peor, And separated themselves [to that] shame; They became an abomination like the thing they loved.</text:span></text:p>
                </text:list-item>
                <text:list-item>
                  <text:p text:style-name="P403">Matt<text:span text:style-name="T1034">hew</text:span> 24 is a leaves-only tree <text:span text:style-name="T1037">(no fruit)</text:span>.</text:p>
                </text:list-item>
              </text:list>
            </text:list-item>
          </text:list>
        </text:list-item>
      </text:list>
      <text:h text:style-name="P44" text:outline-level="6">Luke says 'the fig tree and all the trees'</text:h>
      <text:h text:style-name="P89" text:outline-level="7"><text:span text:style-name="T1038">L</text:span><text:span text:style-name="T1031">uke 21:</text:span><text:span text:style-name="T1039">29</text:span></text:h>
      <text:p text:style-name="P404"><text:span text:style-name="T1039">29. </text:span><text:span text:style-name="T1040">Then He spoke to them a parable: “Look at </text:span><text:span text:style-name="T1041">the fig tree</text:span><text:span text:style-name="T1040">, </text:span><text:span text:style-name="T1041">and all the trees</text:span><text:span text:style-name="T1040">.</text:span></text:p>
      <text:list xml:id="list192356148377220" text:continue-numbering="true" text:style-name="L62">
        <text:list-item text:start-value="1">
          <text:p text:style-name="P405"><text:span text:style-name="T1042">The </text:span><text:span text:style-name="T1038">L</text:span><text:span text:style-name="T1031">uke 21:</text:span><text:span text:style-name="T1039">29</text:span><text:span text:style-name="T337"> parallel has Jesus saying to look at the fig trees </text:span><text:span text:style-name="T1043">and other trees</text:span><text:span text:style-name="T1044">, so Jesus was not picking out a certain kind of tree</text:span><text:span text:style-name="T337">.</text:span></text:p>
        </text:list-item>
      </text:list>
      <text:h text:style-name="P406" text:outline-level="5">Fig Tree not always Israel</text:h>
      <text:h text:style-name="P44" text:outline-level="6">Judges 9:10-11</text:h>
      <text:p text:style-name="P10"><text:span text:style-name="T1045">10.</text:span><text:span text:style-name="T1046"> </text:span><text:span text:style-name="T1047">And the trees said to the fig tree, ‘You come and reign over us.’<text:line-break/></text:span><text:span text:style-name="T1045">11. </text:span><text:span text:style-name="T1047">But the fig tree said to them, ‘Shall I leave my sweetness and my good fruit and go hold sway over the trees?’ </text:span></text:p>
      <text:list xml:id="list192355414013926" text:continue-numbering="true" text:style-name="L62">
        <text:list-item>
          <text:p text:style-name="P401"><text:span text:style-name="T1048">This Judges 9 </text:span><text:span text:style-name="T1049">fig tree that is obviously not Israel</text:span></text:p>
        </text:list-item>
      </text:list>
      <text:h text:style-name="P44" text:outline-level="6"><text:soft-page-break/><text:span text:style-name="T1033">Mark 11:12-</text:span><text:span text:style-name="T1038">14</text:span></text:h>
      <text:p text:style-name="P407"><text:span text:style-name="T1050">1</text:span><text:span text:style-name="T1051">2. </text:span><text:span text:style-name="T337">On the following day, when they came from Bethany, he was hungry.<text:line-break/></text:span><text:span text:style-name="T1051">13.</text:span><text:span text:style-name="T337"> And seeing in the distance a fig tree in leaf, he went to see if he could find anything on it. When he came to it, he found nothing but leaves, for it was not the season for figs.<text:line-break/></text:span><text:span text:style-name="T1051">14.</text:span><text:span text:style-name="T337"> And he said to it, “May no one ever eat fruit from you again.” And his disciples heard it.</text:span></text:p>
      <text:list text:continue-numbering="true" text:style-name="L62">
        <text:list-item text:start-value="1">
          <text:p text:style-name="P408"><text:span text:style-name="T337">Also note that Jesus in the cursing of a fig tree elsewhere said that it would never produce fruit again. So if someone still wants to obsess over this fig tree being Israel, Jesus also predicted Israel as a political nation would not produce fruit again.<text:line-break/>Seems like that happened. </text:span><text:span text:style-name="T1052">Why would Jesus then contradict Himself to say it would bear fruit again later on?</text:span></text:p>
          <text:list>
            <text:list-item>
              <text:p text:style-name="P409"><text:span text:style-name="T337">Then again, realize that Jesus said </text:span><text:span text:style-name="T1036">the fig tree</text:span><text:span text:style-name="T1035">, </text:span><text:span text:style-name="T1036">and all the trees </text:span><text:span text:style-name="T337">in Luke 21:29, so this point that Jesus is talking about Israel is very dubious. It does not follow that Jesus is talking about Israel if He says 'and all the trees'.</text:span></text:p>
            </text:list-item>
          </text:list>
        </text:list-item>
      </text:list>
      <text:p text:style-name="P410"><text:span text:style-name="T1053">33.</text:span><text:span text:style-name="T1054"> </text:span><text:span text:style-name="T1055">so </text:span><text:span text:style-name="T1056">you too</text:span><text:span text:style-name="T1055">, when you see all these things, [fn]recognize that [fn]</text:span><text:span text:style-name="T1056">He</text:span><text:span text:style-name="T1055"> is near, right </text:span><text:span text:style-name="T1056">at the [fn]door</text:span><text:span text:style-name="T1055">.</text:span></text:p>
      <text:list text:style-name="L63">
        <text:list-item>
          <text:p text:style-name="P411">you too</text:p>
          <text:list>
            <text:list-item>
              <text:p text:style-name="P412"><text:span text:style-name="T1054">J</text:span><text:span text:style-name="T337">esus is talking to his contemporaries in front of Him.</text:span></text:p>
            </text:list-item>
            <text:list-item>
              <text:p text:style-name="P413">So this in no way could be referring to a future, national, political, modern-day Israel 'budding' because "this generation" already passed over 2000 years ago.</text:p>
            </text:list-item>
            <text:list-item>
              <text:p text:style-name="P413">Jesus is not a false prophet.</text:p>
            </text:list-item>
          </text:list>
        </text:list-item>
        <text:list-item>
          <text:p text:style-name="P414">He</text:p>
          <text:list>
            <text:list-item>
              <text:p text:style-name="P415">is still talking about Jesus, which was His coming in judgement against Jerusalem</text:p>
            </text:list-item>
          </text:list>
        </text:list-item>
        <text:list-item>
          <text:p text:style-name="P411">at the door</text:p>
          <text:list>
            <text:list-item>
              <text:p text:style-name="P416"><text:span text:style-name="T1031">James 5:9</text:span><text:span text:style-name="T337"> seems to have picked up this judgment language from Jesus:<text:line-break/></text:span><text:span text:style-name="T1031">9.</text:span><text:span text:style-name="T337"> "</text:span><text:span text:style-name="T1035">Do not [fn]complain, brothers and sisters, against one another, so that you may not be judged; behold, </text:span><text:span text:style-name="T1036">the Judge</text:span><text:span text:style-name="T1035"> is standing [fn]right </text:span><text:span text:style-name="T1036">at the [fn]door</text:span><text:span text:style-name="T1035">.</text:span><text:span text:style-name="T337">"</text:span></text:p>
              <text:list>
                <text:list-item>
                  <text:p text:style-name="P417"><text:span text:style-name="T1057">J</text:span><text:span text:style-name="T1058">ames, writing this before the Jerusalem destruction, saw some of these things that Jesus spoke about, come to pass.</text:span></text:p>
                </text:list-item>
                <text:list-item>
                  <text:p text:style-name="P418"><text:span text:style-name="T1058">James is saying that </text:span><text:span text:style-name="T1059">Jesus, the Judge is standing at the door</text:span><text:span text:style-name="T1058"> </text:span><text:span text:style-name="T1057">after remarking upon the ungodly behavior of his intended audience.</text:span></text:p>
                </text:list-item>
                <text:list-item>
                  <text:p text:style-name="P419"><text:span text:style-name="T1057">J</text:span><text:span text:style-name="T337">ames applied this to the soon to be judgment </text:span><text:span text:style-name="T1060">in AD 70, which happened in that generation</text:span><text:span text:style-name="T337">, not the 2nd coming of Christ.</text:span></text:p>
                </text:list-item>
              </text:list>
            </text:list-item>
          </text:list>
        </text:list-item>
      </text:list>
      <text:h text:style-name="P40" text:outline-level="4">v<text:bookmark-start text:name="__RefHeading___Toc211174_3872114536"/>34 – <text:span text:style-name="T581">this generation</text:span><text:bookmark-end text:name="__RefHeading___Toc211174_3872114536"/></text:h>
      <text:p text:style-name="P10"><text:span text:style-name="T1061"><text:line-break/></text:span><text:span text:style-name="T1062">34.</text:span><text:span text:style-name="T1061"> </text:span><text:span text:style-name="T93">“Truly I say </text:span><text:span text:style-name="T606">to you</text:span><text:span text:style-name="T93">,</text:span><text:span text:style-name="T95"> </text:span><text:span text:style-name="T605">this</text:span><text:span text:style-name="T606"> generation</text:span><text:span text:style-name="T95"> </text:span><text:span text:style-name="T93">will not pass away until</text:span><text:span text:style-name="T95"> </text:span><text:span text:style-name="T605">all</text:span><text:span text:style-name="T95"> </text:span><text:span text:style-name="T93">these things</text:span><text:span text:style-name="T95"> </text:span><text:span text:style-name="T606">take place</text:span><text:span text:style-name="T95">.</text:span></text:p>
      <text:list xml:id="list4015676791" text:style-name="L64">
        <text:list-item>
          <text:p text:style-name="P420"><text:span text:style-name="T605">this</text:span><text:span text:style-name="T606"> generation</text:span></text:p>
          <text:list>
            <text:list-item>
              <text:p text:style-name="P420"><text:soft-page-break/>The futurist/Dispensational View:</text:p>
              <text:list>
                <text:list-item>
                  <text:p text:style-name="P420">What Jesus really meant was "The generation which begins to see these things start happening will not pass until it all happens".</text:p>
                </text:list-item>
              </text:list>
            </text:list-item>
          </text:list>
        </text:list-item>
      </text:list>
      <text:h text:style-name="P11" text:outline-level="5" text:is-list-header="true"><text:bookmark-start text:name="__RefHeading___Toc332435_1347044286"/>Dual Fulfillment?<text:bookmark-end text:name="__RefHeading___Toc332435_1347044286"/></text:h>
      <text:h text:style-name="P44" text:outline-level="6">Luke 17:25</text:h>
      <text:p text:style-name="P421"><text:span text:style-name="T1063">25. </text:span><text:span text:style-name="T1064">"“But first He must suffer many things and be rejected by </text:span><text:span text:style-name="T1065">this generation</text:span><text:span text:style-name="T1064">."</text:span></text:p>
      <text:list xml:id="list192356251198837" text:continue-numbering="true" text:style-name="L64">
        <text:list-item>
          <text:list>
            <text:list-item text:start-value="1">
              <text:p text:style-name="P422"><text:span text:style-name="T1066">J</text:span>esus was talking about His 2nd coming in that chapter.<text:line-break/><text:span text:style-name="T1067">For Christians who cite "dual fulfillment",</text:span><text:line-break/><text:span text:style-name="T1067">n</text:span>o Christian believes Christ will suffer after He returns for the 2nd time.<text:line-break/><text:span text:style-name="T977">Why make this dual fulfillment? <text:line-break/>One can make just about any theological belief he wishes if he can pick and choose what passages are dual fulfillment.</text:span></text:p>
            </text:list-item>
          </text:list>
        </text:list-item>
      </text:list>
      <text:h text:style-name="P44" text:outline-level="6">Real-life <text:span text:style-name="T977">Example of the Impact</text:span></text:h>
      <text:list xml:id="list192355649702106" text:continue-numbering="true" text:style-name="L64">
        <text:list-item>
          <text:list>
            <text:list-item>
              <text:p text:style-name="P423">Self-identified, Jews who follow forms of rabbinic Judaism use this same interpretive method as Dispensationalists to hold that certain rabbis in history were partial fulfillments of Old Testament prophecies, and that God will send others later to do the latter fulfillments.</text:p>
            </text:list-item>
            <text:list-item>
              <text:p text:style-name="P423">In contemporary Judaism, rabbis continue to reference or adapt this idea to interpret current events or resolve scriptural tensions. For instance, Rabbi Abraham Isaac Kook (1865–1935, whose teachings remain influential in modern Orthodox and Religious Zionist circles today) symbolically applied the Messiah ben Joseph concept to Theodor Herzl and the secular Zionist movement in his 1904 eulogy for Herzl, describing Zionism as the "footsteps of Messiah ben Joseph." Kook portrayed secular Jews pioneering the return to Israel as embodying the "tree of Joseph" (suffering and preparatory), which would eventually unite with the religious "tree of Judah" (ben David) for full redemption, thus linking ancient prophecies to modern state-building without requiring a literal single messiah yet. This approach has been echoed by later rabbis in Religious Zionism, such as those in the Gush Emunim movement, who see Israel's establishment and ongoing conflicts as partial fulfillments tied to ben Joseph's role, selectively emphasizing certain prophecies (e.g., ingathering of exiles in Isaiah 11:11-12) while deferring others to a future era. Critics, including some within Judaism, argue this "splits" the messiah <text:span text:style-name="T437">to sidestep inconsistencies</text:span>, <text:span text:style-name="T437">much like the </text:span><text:span text:style-name="T1068">criticism here</text:span><text:span text:style-name="T1069"> of Christians citing dual-fulfillment</text:span> <text:span text:style-name="T1069">with this part of Matthew 24.</text:span></text:p>
            </text:list-item>
          </text:list>
        </text:list-item>
      </text:list>
      <text:h text:style-name="P11" text:outline-level="5" text:is-list-header="true"><text:bookmark-start text:name="__RefHeading___Toc332437_1347044286"/>Is Jesus dodging the question?<text:bookmark-end text:name="__RefHeading___Toc332437_1347044286"/></text:h>
      <text:list xml:id="list192356020056951" text:continue-numbering="true" text:style-name="L64">
        <text:list-item text:start-value="1">
          <text:p text:style-name="P424"><text:span text:style-name="T1070">If </text:span>Jesus <text:span text:style-name="T1070">meant "that generation", He </text:span>may as well have said "it will happen when it happens". <text:span text:style-name="T1070">It's dodging the question</text:span>.<text:line-break/>Jesus later does refuse to give a time indicator later on when He says<text:line-break/>"no man knows the day or the hour".</text:p>
        </text:list-item>
      </text:list>
      <text:h text:style-name="P11" text:outline-level="5" text:is-list-header="true"><text:bookmark-start text:name="__RefHeading___Toc332439_1347044286"/><text:soft-page-break/>Generation is ethnicity?<text:bookmark-end text:name="__RefHeading___Toc332439_1347044286"/></text:h>
      <text:list xml:id="list192357197590947" text:continue-numbering="true" text:style-name="L64">
        <text:list-item text:start-value="1">
          <text:p text:style-name="P425"><text:span text:style-name="T1071">If you say the Greek word "</text:span><text:bookmark text:name="yui-gen26 Copy 1"/><text:bookmark text:name="yui-gen26"/><text:span text:style-name="Emphasis"><text:span text:style-name="T1072">genea</text:span></text:span>" <text:span text:style-name="T1071">for </text:span><text:span text:style-name="T1073">"</text:span><text:span text:style-name="T1074">generation</text:span><text:span text:style-name="T1073">" as ethnos/ethnicity/tribe, <text:s/>you will destroy the rest of the gospel where Matthew uses the same word. You'll make those other parts of the book sound like nonsense, </text:span><text:span text:style-name="T1071">such as Jesus' geneology.<text:line-break/>You would be saying that there are </text:span><text:span text:style-name="T1075">14</text:span><text:span text:style-name="T1076"> human race</text:span><text:span text:style-name="T1075">s of people</text:span><text:span text:style-name="T1076"> in Jesus' bloodline</text:span><text:span text:style-name="T1071">. </text:span><text:span text:style-name="T1077">That interpretation </text:span><text:span text:style-name="T1078">would mean</text:span><text:span text:style-name="T1077"> we have </text:span><text:span text:style-name="T1078">no geneology for Jesus</text:span><text:span text:style-name="T1077"> </text:span><text:span text:style-name="T1079">from Matthew's gospel.</text:span></text:p>
        </text:list-item>
        <text:list-item>
          <text:p text:style-name="P426">If Jesus did mean "ethnicity" to say "the Jews will still be around", that does not answer the disciples question of "when will these things happen?".<text:line-break/>Jesus would be dodging the question and instead answering one that nobody asked.</text:p>
          <text:list>
            <text:list-item>
              <text:p text:style-name="P427">Either that, or the "ethnicity" understanding would be that "all" these things will take place once the last ethnic Jew passes away(dies).</text:p>
            </text:list-item>
            <text:list-item>
              <text:p text:style-name="P428">Most modern Dispensational scholars avoid the "ethnicity" interpretation for those reasons.</text:p>
            </text:list-item>
          </text:list>
        </text:list-item>
      </text:list>
      <text:h text:style-name="P11" text:outline-level="5" text:is-list-header="true"><text:bookmark-start text:name="__RefHeading___Toc332441_1347044286"/><text:span text:style-name="T1067">Reasons </text:span>why This Generation is not future<text:bookmark-end text:name="__RefHeading___Toc332441_1347044286"/></text:h>
      <text:list text:continue-numbering="true" text:style-name="L64">
        <text:list-item text:start-value="1">
          <text:p text:style-name="P425"><text:span text:style-name="T1080">To </text:span><text:span text:style-name="T1081">you</text:span><text:span text:style-name="T1080"> and </text:span><text:span text:style-name="T1081">this</text:span><text:span text:style-name="T1080"> generation doubly suggests Jesus is saying this message is for His immediate hearers and not folks 2000 years later.<text:line-break/></text:span><text:span text:style-name="T1082">It would be utterly confusing why Jesus would not have meant to speak to those right in front of Him, especially after the next verse.</text:span></text:p>
        </text:list-item>
        <text:list-item>
          <text:p text:style-name="P425"><text:span text:style-name="T1083">In Matthew, </text:span><text:span text:style-name="T1084">"</text:span><text:span text:style-name="T1085">this generation</text:span><text:span text:style-name="T1086">" </text:span><text:span text:style-name="T1084">Is </text:span><text:span text:style-name="T1087">always</text:span><text:span text:style-name="T1084"> used to refer to the people Jesus is immediately talking to – </text:span><text:span text:style-name="T1087">no exceptions</text:span><text:span text:style-name="T1084">.</text:span></text:p>
          <text:list>
            <text:list-item>
              <text:p text:style-name="P429">In <text:span text:style-name="T6">Matthew 23:</text:span><text:span text:style-name="T1088">35-36</text:span><text:span text:style-name="T1070"><text:line-break/></text:span><text:span text:style-name="T1088">35. </text:span><text:span text:style-name="T1089">so that </text:span><text:span text:style-name="T1090">upon you</text:span><text:span text:style-name="T1089"> will fall the guilt of all the righteous blood shed on earth, from the blood of righteous Abel to the blood of Zechariah, the son of Berechiah, whom you murdered between the [fn]temple and the altar.</text:span><text:span text:style-name="T1070"><text:line-break/></text:span><text:span text:style-name="T1088">36. </text:span><text:span text:style-name="T1089">“Truly I say to you, </text:span><text:span text:style-name="T1090">all these things will come upon this generation.</text:span><text:span text:style-name="T1089">"</text:span></text:p>
            </text:list-item>
            <text:list-item>
              <text:p text:style-name="P430"><text:span text:style-name="T6">Matt</text:span><text:span text:style-name="T1091">hew</text:span><text:span text:style-name="T6"> 11:16</text:span><text:line-break/><text:span text:style-name="T1092">16.</text:span><text:span text:style-name="T1093"> </text:span><text:span text:style-name="T1094">“But to what shall I compare </text:span><text:span text:style-name="T1095">this generation</text:span><text:span text:style-name="T1094">? It is like children sitting in the marketplaces, who call out to the other children,</text:span></text:p>
              <text:list>
                <text:list-item>
                  <text:p text:style-name="P431">Matthew 12 has another "this generation" quote, which is the people of His day who were listening to Him speak.</text:p>
                </text:list-item>
              </text:list>
            </text:list-item>
            <text:list-item>
              <text:p text:style-name="P432">If "generation" is race/<text:span text:style-name="T1096">ethnos</text:span>, then that would mean the Jewish race would have to be eliminated(pass away) <text:span text:style-name="T1097">before the temple is destroyed</text:span>.</text:p>
              <text:list>
                <text:list-item>
                  <text:p text:style-name="P433">Jesus said "this", not "that" <text:span text:style-name="T1098">generation</text:span> <text:s/>- you have to add words to the text to make that interpretation.</text:p>
                </text:list-item>
                <text:list-item>
                  <text:p text:style-name="P434">If Jesus really did mean "<text:span text:style-name="T9">that</text:span> generation <text:span text:style-name="T9">which sees these things</text:span>", <text:span text:style-name="T1099">that</text:span> is the most specific prophecy we have that Jesus made that wasn't fulfilled in His own lifetime, <text:span text:style-name="T1100">which happened in the very timeline He said.</text:span></text:p>
                </text:list-item>
                <text:list-item>
                  <text:p text:style-name="P435"><text:soft-page-break/>Jesus was doing the 'polite' thing, which is to answer the question He was being asked, and not answering a question no one was curious about.</text:p>
                </text:list-item>
              </text:list>
            </text:list-item>
          </text:list>
        </text:list-item>
      </text:list>
      <text:p text:style-name="P10">Which Generation?</text:p>
      <text:list text:continue-numbering="true" text:style-name="L64">
        <text:list-item text:start-value="1">
          <text:p text:style-name="P436">What prompted this proclamation from Jesus?<text:line-break/>See <text:span text:style-name="T6">Matt 23:37,38</text:span><text:line-break/><text:span text:style-name="T16">O Jerusalem, Jerusalem, who kills the prophets and stones those who are sent to her, how often I wanted to gather her children together, the way a hen gathers her chicks under her wings, and you were unwilling. Behold, </text:span><text:span text:style-name="T1101">your</text:span><text:span text:style-name="T1102"> house</text:span><text:span text:style-name="T16"> </text:span><text:span text:style-name="T1102">is being left to </text:span><text:span text:style-name="T1101">you</text:span><text:span text:style-name="T1102"> desolate.</text:span></text:p>
        </text:list-item>
        <text:list-item>
          <text:p text:style-name="P437"><text:span text:style-name="T6">Matt 23</text:span> context – the woes<text:line-break/>Jesus calls down woes upon the scribes and pharisees <text:span text:style-name="T17">of his generation</text:span><text:line-break/>(<text:span text:style-name="T6">Matt 23:13, 14, 15, 16, 23, 25, 27, 29</text:span>).<text:line-break/><text:span text:style-name="T6">Matt 23:32</text:span><text:line-break/>"<text:span text:style-name="T16">Fill up, then, the measure of the guilt of your fathers.</text:span>"<text:line-break/><text:span text:style-name="T1103">They were guilty, and will now be fill up their final guilt.<text:line-break/></text:span><text:span text:style-name="T1104">How did they measure up to their fathers with their guilt?<text:line-break/>By attacking Christians.</text:span></text:p>
        </text:list-item>
        <text:list-item>
          <text:p text:style-name="P437"><text:span text:style-name="T1104">Re-read </text:span><text:span text:style-name="T1105">Matt 23:32-36</text:span><text:span text:style-name="T1104"><text:line-break/>"</text:span><text:span text:style-name="T1106">Behold, I am sending you prophets, and wise men, and scribes, some of them </text:span><text:span text:style-name="T1107">you</text:span><text:span text:style-name="T1108"> </text:span><text:span text:style-name="T1109">will kill and crucify</text:span><text:span text:style-name="T1106">, some of them </text:span><text:span text:style-name="T1110">you</text:span><text:span text:style-name="T1106"> will </text:span><text:span text:style-name="T1109">scourge</text:span><text:span text:style-name="T1106"> in your </text:span><text:span text:style-name="T1109">synagogues</text:span><text:span text:style-name="T1106">, and </text:span><text:span text:style-name="T1109">persecute</text:span><text:span text:style-name="T1106"> from city to city, </text:span><text:span text:style-name="T1110">that upon you may fall the guilt</text:span><text:span text:style-name="T1106"> of all the righteous blood shed on the earth. Truly I say to you, all these things will come upon </text:span><text:span text:style-name="T1111">this generation</text:span><text:span text:style-name="T1106">.</text:span><text:span text:style-name="T1104">"<text:line-break/>Are we to believe Jesus meant a future generation 1000's of years later and that future Christians will be in synagogues being persecuted by Jews?<text:line-break/></text:span><text:span text:style-name="T1112">No, t</text:span><text:span text:style-name="T1113">his is judgment on 1st century Jerusalem.<text:line-break/></text:span><text:span text:style-name="T1114">Who else is Jesus talking to?</text:span></text:p>
        </text:list-item>
        <text:list-item>
          <text:p text:style-name="P438"><text:span text:style-name="T1115">Jesus' judgment was just.</text:span><text:line-break/><text:span text:style-name="T6">John 1:11<text:line-break/></text:span><text:span text:style-name="T1116">11. </text:span>"<text:span text:style-name="T16">He came unto his own, a</text:span><text:span text:style-name="T1117">nd</text:span><text:span text:style-name="T16"> his own recevied Him not.</text:span>"<text:line-break/><text:span text:style-name="T1118">Mark 1:15</text:span><text:span text:style-name="T1119"><text:line-break/>They <text:s/>lived in "the fullness of time" that<text:line-break/>"many prophets and righteous men desired to see" (Matt 13:17).<text:line-break/>But they were blind to it</text:span></text:p>
        </text:list-item>
        <text:list-item>
          <text:p text:style-name="P425"><text:span text:style-name="T1120">Recall</text:span><text:span text:style-name="T1121"> Matt 24:</text:span><text:span text:style-name="T1122">34</text:span><text:span text:style-name="T1123"><text:line-break/>"</text:span><text:span text:style-name="T1124">This generation</text:span><text:span text:style-name="T1125"> will not pass away until these things take place</text:span><text:span text:style-name="T1123">"<text:line-break/>-all that stuff will happen in "this generation"<text:line-break/></text:span><text:span text:style-name="T1126">Justin Martyr mentioned this </text:span><text:span text:style-name="T1127">generation as</text:span><text:span text:style-name="T1126"> a Christian apologetic argument, citing that Jesus' prophecy </text:span><text:span text:style-name="T1127">came</text:span><text:span text:style-name="T1126"> true </text:span><text:span text:style-name="T1127">with the </text:span><text:span text:style-name="T1128">AD </text:span><text:span text:style-name="T1127">70 judgment.</text:span></text:p>
        </text:list-item>
        <text:list-item>
          <text:p text:style-name="P439"><text:span text:style-name="T17">This</text:span> generation<text:line-break/>Jesus told the high priest:<text:line-break/><text:soft-page-break/>"...<text:span text:style-name="T17">you</text:span><text:span text:style-name="T16"> shall see the Son of Man sitting at the right hand of Power, and coming on the clouds of heaven.</text:span>" in Matt 26:64.</text:p>
          <text:list>
            <text:list-item>
              <text:p text:style-name="P438"><text:span text:style-name="T1129">The AD 70 judgment would be that fulfillment.<text:line-break/></text:span><text:span text:style-name="T1130">Jesus is the Son of Man who possesses divine power and the high priest would be under that judgment.</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9:23:01.997401000</meta:creation-date>
    <dc:date>2025-08-19T19:23:54.556512500</dc:date>
    <meta:editing-duration>PT52S</meta:editing-duration>
    <meta:editing-cycles>1</meta:editing-cycles>
    <meta:document-statistic meta:table-count="0" meta:image-count="0" meta:object-count="0" meta:page-count="63" meta:paragraph-count="913" meta:word-count="24196" meta:character-count="133901" meta:non-whitespace-character-count="111112"/>
    <meta:generator>LibreOffice/25.2.5.2$Windows_X86_64 LibreOffice_project/03d19516eb2e1dd5d4ccd751a0d6f35f35e08022</meta:generator>
  </office:meta>
</office:document-meta>
</file>